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5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17" style:family="table-column">
      <style:table-column-properties fo:break-before="auto" style:column-width="1.4173in"/>
    </style:style>
    <style:style style:name="co20" style:family="table-column">
      <style:table-column-properties fo:break-before="auto" style:column-width="1.1075in"/>
    </style:style>
    <style:style style:name="co21" style:family="table-column">
      <style:table-column-properties fo:break-before="auto" style:column-width="1.2264in"/>
    </style:style>
    <style:style style:name="co22" style:family="table-column">
      <style:table-column-properties fo:break-before="auto" style:column-width="1.1555in"/>
    </style:style>
    <style:style style:name="co23" style:family="table-column">
      <style:table-column-properties fo:break-before="auto" style:column-width="1.8047in"/>
    </style:style>
    <style:style style:name="co24" style:family="table-column">
      <style:table-column-properties fo:break-before="auto" style:column-width="1.4291in"/>
    </style:style>
    <style:style style:name="co25" style:family="table-column">
      <style:table-column-properties fo:break-before="auto" style:column-width="1.7626in"/>
    </style:style>
    <style:style style:name="co26" style:family="table-column">
      <style:table-column-properties fo:break-before="auto" style:column-width="1.1429in"/>
    </style:style>
    <style:style style:name="co27" style:family="table-column">
      <style:table-column-properties fo:break-before="auto" style:column-width="1.5008in"/>
    </style:style>
    <style:style style:name="co28" style:family="table-column">
      <style:table-column-properties fo:break-before="auto" style:column-width="1.3398in"/>
    </style:style>
    <style:style style:name="co29" style:family="table-column">
      <style:table-column-properties fo:break-before="auto" style:column-width="1.3508in"/>
    </style:style>
    <style:style style:name="co30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756in" fo:break-before="auto" style:use-optimal-row-height="tru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17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>
      <style:table-cell-properties fo:background-color="#ff0000"/>
    </style:style>
    <style:style style:name="ce11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</style:style>
    <style:style style:name="ce12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3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ff3366"/>
    </style:style>
    <style:style style:name="ce21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2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3" style:family="table-cell" style:parent-style-name="Default">
      <style:table-cell-properties fo:background-color="#00ffff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00dcff"/>
    </style:style>
    <style:style style:name="ce28" style:family="table-cell" style:parent-style-name="Default" style:data-style-name="N37"/>
    <style:style style:name="ce29" style:family="table-cell" style:parent-style-name="Default">
      <style:text-properties fo:color="#00ff00"/>
    </style:style>
    <style:style style:name="ce30" style:family="table-cell" style:parent-style-name="Default">
      <style:table-cell-properties fo:background-color="#ffffff"/>
      <style:text-properties fo:color="#000000"/>
    </style:style>
    <style:style style:name="ce3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3" style:family="table-cell" style:parent-style-name="Default">
      <style:text-properties fo:color="#000000" fo:font-weight="bold" style:font-weight-asian="bold" style:font-weight-complex="bold"/>
    </style:style>
    <style:style style:name="ce34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66ffff"/>
    </style:style>
    <style:style style:name="ce37" style:family="table-cell" style:parent-style-name="Default">
      <style:table-cell-properties fo:background-color="#23ff23"/>
    </style:style>
    <style:style style:name="ce3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00ccff"/>
    </style:style>
    <style:style style:name="ce40" style:family="table-cell" style:parent-style-name="Default">
      <style:table-cell-properties fo:background-color="#e6e6ff"/>
    </style:style>
    <style:style style:name="ce41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42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99ff66"/>
    </style:style>
    <style:style style:name="ce47" style:family="table-cell" style:parent-style-name="Default">
      <style:table-cell-properties fo:background-color="#33ff99"/>
    </style:style>
    <style:style style:name="ce48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ackground-color="#00cc33"/>
    </style:style>
    <style:style style:name="ce50" style:family="table-cell" style:parent-style-name="Default">
      <style:table-cell-properties fo:background-color="#99ccff"/>
    </style:style>
    <style:style style:name="ce51" style:family="table-cell" style:parent-style-name="Default">
      <style:table-cell-properties fo:background-color="#00ff66"/>
    </style:style>
    <style:style style:name="ce52" style:family="table-cell" style:parent-style-name="Default">
      <style:table-cell-properties fo:background-color="#00cc00"/>
    </style:style>
    <style:style style:name="ce53" style:family="table-cell" style:parent-style-name="Default">
      <style:table-cell-properties fo:background-color="#ff00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7" table:default-cell-style-name="ce3"/>
        <table:table-column table:style-name="co20" table:default-cell-style-name="ce2"/>
        <table:table-column table:style-name="co1" table:number-columns-repeated="7" table:default-cell-style-name="Default"/>
        <table:table-row table:style-name="ro1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3"/>
          <table:table-cell office:value-type="float" office:value="50000">
            <text:p>50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3800">
            <text:p>38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office:value-type="float" office:value="3100">
            <text:p>3100</text:p>
          </table:table-cell>
          <table:table-cell office:value-type="float" office:value="4100">
            <text:p>4100</text:p>
          </table:table-cell>
          <table:table-cell table:formula="of:=SUM([.B2:.F2])" office:value-type="float" office:value="23000">
            <text:p>23000</text:p>
          </table:table-cell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ի Գ․</text:p>
          </table:table-cell>
          <table:table-cell office:value-type="float" office:value="0">
            <text:p>0</text:p>
          </table:table-cell>
          <table:table-cell office:value-type="float" office:value="21000">
            <text:p>21000</text:p>
          </table:table-cell>
          <table:table-cell table:formula="of:=SUM([.H2];[.H21];[.H40];[.H59])" office:value-type="float" office:value="6931.98331080684">
            <text:p>6931.9833108068</text:p>
          </table:table-cell>
          <table:table-cell table:formula="of:=[.L2]+4160" office:value-type="float" office:value="11091.9833108068">
            <text:p>11091.9833108068</text:p>
          </table:table-cell>
          <table:table-cell table:style-name="ce23" table:formula="of:=3000-[.M2]" office:value-type="float" office:value="-8091.98331080684">
            <text:p>-8091.9833108068</text:p>
          </table:table-cell>
          <table:table-cell table:formula="of:=[.O1]/12" office:value-type="float" office:value="4166.66666666667">
            <text:p>4166.6666666667</text:p>
          </table:table-cell>
          <table:table-cell/>
        </table:table-row>
        <table:table-row table:style-name="ro9">
          <table:table-cell/>
          <table:table-cell table:style-name="ce2" office:value-type="string">
            <text:p>֊ Արեգ․</text:p>
          </table:table-cell>
          <table:table-cell table:number-columns-repeated="5"/>
          <table:table-cell table:style-name="ce8" table:formula="of:=SUM([.B19:.F19])" office:value-type="float" office:value="1588.43864468864">
            <text:p>1588.4386446887</text:p>
          </table:table-cell>
          <table:table-cell office:value-type="string">
            <text:p>Անժելա</text:p>
          </table:table-cell>
          <table:table-cell office:value-type="float" office:value="0">
            <text:p>0</text:p>
          </table:table-cell>
          <table:table-cell table:style-name="ce10" office:value-type="float" office:value="-2300">
            <text:p>-2300</text:p>
          </table:table-cell>
          <table:table-cell table:formula="of:=SUM([.H3];[.H22];[.H41];[.H60])" office:value-type="float" office:value="3262.87491919845">
            <text:p>3262.8749191985</text:p>
          </table:table-cell>
          <table:table-cell table:formula="of:=[.L3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73000">
            <text:p>73000</text:p>
          </table:table-cell>
        </table:table-row>
        <table:table-row table:style-name="ro9">
          <table:table-cell/>
          <table:table-cell table:style-name="ce2" office:value-type="string">
            <text:p>-Համլետ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Արմենուհի</text:p>
          </table:table-cell>
          <table:table-cell office:value-type="float" office:value="0">
            <text:p>0</text:p>
          </table:table-cell>
          <table:table-cell/>
          <table:table-cell table:formula="of:=SUM([.H4];[.H23];[.H42];[.H61])" office:value-type="float" office:value="3262.87491919845">
            <text:p>3262.8749191985</text:p>
          </table:table-cell>
          <table:table-cell table:formula="of:=[.L4]+4160" office:value-type="float" office:value="7422.87491919845">
            <text:p>7422.8749191985</text:p>
          </table:table-cell>
          <table:table-cell table:style-name="ce23" office:value-type="float" office:value="-7420">
            <text:p>-7420</text:p>
          </table:table-cell>
          <table:table-cell/>
          <table:table-cell office:value-type="float" office:value="67700">
            <text:p>67700</text:p>
          </table:table-cell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number-columns-repeated="5"/>
          <table:table-cell table:style-name="ce13" table:formula="of:=SUM([.B19:.F19])" office:value-type="float" office:value="1588.43864468864">
            <text:p>1588.4386446887</text:p>
          </table:table-cell>
          <table:table-cell office:value-type="string">
            <text:p>Գայանե</text:p>
          </table:table-cell>
          <table:table-cell office:value-type="string">
            <text:p>++12000</text:p>
          </table:table-cell>
          <table:table-cell/>
          <table:table-cell table:formula="of:=SUM([.H5];[.H24];[.H43];[.H62])" office:value-type="float" office:value="6931.98331080684">
            <text:p>6931.9833108068</text:p>
          </table:table-cell>
          <table:table-cell table:formula="of:=[.L5]+4160" office:value-type="float" office:value="11091.9833108068">
            <text:p>11091.9833108068</text:p>
          </table:table-cell>
          <table:table-cell table:formula="of:=12000-[.M5]" office:value-type="float" office:value="908.01668919316">
            <text:p>908.0166891932</text:p>
          </table:table-cell>
          <table:table-cell/>
          <table:table-cell table:style-name="ce7" office:value-type="float" office:value="16410">
            <text:p>16410</text:p>
          </table:table-cell>
        </table:table-row>
        <table:table-row table:style-name="ro9">
          <table:table-cell/>
          <table:table-cell table:style-name="ce2" office:value-type="string">
            <text:p>-Արման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9" office:value-type="string">
            <text:p>++5130</text:p>
          </table:table-cell>
          <table:table-cell/>
          <table:table-cell table:formula="of:=SUM([.H6];[.H25];[.H44];[.H63])" office:value-type="float" office:value="5343.5446661182">
            <text:p>5343.5446661182</text:p>
          </table:table-cell>
          <table:table-cell table:formula="of:=[.L6]+4160" office:value-type="float" office:value="9503.5446661182">
            <text:p>9503.5446661182</text:p>
          </table:table-cell>
          <table:table-cell table:formula="of:=15130-[.M6]" office:value-type="float" office:value="5626.4553338818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7">
            <text:p>860.4166666667</text:p>
          </table:table-cell>
          <table:table-cell office:value-type="string">
            <text:p>Համլետ</text:p>
          </table:table-cell>
          <table:table-cell office:value-type="string">
            <text:p>++1180</text:p>
          </table:table-cell>
          <table:table-cell/>
          <table:table-cell table:formula="of:=SUM([.H7];[.H26];[.H45];[.H64])" office:value-type="float" office:value="6203.96133278486">
            <text:p>6203.9613327849</text:p>
          </table:table-cell>
          <table:table-cell table:formula="of:=[.L7]+4160" office:value-type="float" office:value="10363.9613327849">
            <text:p>10363.9613327849</text:p>
          </table:table-cell>
          <table:table-cell table:formula="of:=21180-[.M7]" office:value-type="float" office:value="10816.0386672151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Մանե</text:p>
          </table:table-cell>
          <table:table-cell office:value-type="string">
            <text:p>++6900</text:p>
          </table:table-cell>
          <table:table-cell/>
          <table:table-cell table:formula="of:=SUM([.H8];[.H27];[.H46];[.H65])" office:value-type="float" office:value="6931.98331080684">
            <text:p>6931.9833108068</text:p>
          </table:table-cell>
          <table:table-cell table:formula="of:=[.L8]+4160" office:value-type="float" office:value="11091.9833108068">
            <text:p>11091.9833108068</text:p>
          </table:table-cell>
          <table:table-cell table:style-name="ce23" table:formula="of:=6900-[.M8]" office:value-type="float" office:value="-4191.98331080684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table:style-name="ce21" office:value-type="string">
            <text:p>Նանե</text:p>
          </table:table-cell>
          <table:table-cell office:value-type="float" office:value="5000">
            <text:p>5000</text:p>
          </table:table-cell>
          <table:table-cell/>
          <table:table-cell table:formula="of:=SUM([.H9];[.H27];[.H47];[.H66])" office:value-type="float" office:value="6931.98331080684">
            <text:p>6931.9833108068</text:p>
          </table:table-cell>
          <table:table-cell table:formula="of:=[.L9]+4160" office:value-type="float" office:value="11091.9833108068">
            <text:p>11091.9833108068</text:p>
          </table:table-cell>
          <table:table-cell table:style-name="ce23" table:formula="of:=[.J9]-[.M9]" office:value-type="float" office:value="-6091.98331080684">
            <text:p>-60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Հասմիկ Դ․</text:p>
          </table:table-cell>
          <table:table-cell office:value-type="string">
            <text:p>++10000</text:p>
          </table:table-cell>
          <table:table-cell/>
          <table:table-cell table:formula="of:=SUM([.H10];[.H29];[.H48];[.H67])" office:value-type="float" office:value="6931.98331080684">
            <text:p>6931.9833108068</text:p>
          </table:table-cell>
          <table:table-cell table:formula="of:=[.L10]+4160" office:value-type="float" office:value="11091.9833108068">
            <text:p>11091.9833108068</text:p>
          </table:table-cell>
          <table:table-cell table:style-name="ce23" table:formula="of:=10000-[.M10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Վահան</text:p>
          </table:table-cell>
          <table:table-cell office:value-type="float" office:value="-1660">
            <text:p>-1660</text:p>
          </table:table-cell>
          <table:table-cell/>
          <table:table-cell table:formula="of:=SUM([.H11];[.H30];[.H49];[.H68])" office:value-type="float" office:value="6578.13715696069">
            <text:p>6578.1371569607</text:p>
          </table:table-cell>
          <table:table-cell table:formula="of:=[.L11]" office:value-type="float" office:value="6578.13715696069">
            <text:p>6578.1371569607</text:p>
          </table:table-cell>
          <table:table-cell table:style-name="ce23" table:formula="of:=-(1660+6580)"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" office:value-type="string">
            <text:p>֊ Արեգ․</text:p>
          </table:table-cell>
          <table:table-cell/>
          <table:table-cell table:formula="of:=SUM([.B19:.F19])" office:value-type="float" office:value="1588.43864468864">
            <text:p>1588.4386446887</text:p>
          </table:table-cell>
          <table:table-cell office:value-type="string">
            <text:p>Կարեն</text:p>
          </table:table-cell>
          <table:table-cell office:value-type="string">
            <text:p>++200</text:p>
          </table:table-cell>
          <table:table-cell/>
          <table:table-cell table:formula="of:=SUM([.H12];[.H31];[.H50];[.H69])" office:value-type="float" office:value="6931.98331080684">
            <text:p>6931.9833108068</text:p>
          </table:table-cell>
          <table:table-cell table:formula="of:=[.L12]" office:value-type="float" office:value="6931.98331080684">
            <text:p>6931.9833108068</text:p>
          </table:table-cell>
          <table:table-cell table:style-name="ce23" table:formula="of:=200-[.M12]" office:value-type="float" office:value="-6731.98331080684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֊Ալեք</text:p>
          </table:table-cell>
          <table:table-cell table:style-name="ce2"/>
          <table:table-cell table:style-name="ce2" office:value-type="string">
            <text:p>-Հրաչ</text:p>
          </table:table-cell>
          <table:table-cell/>
          <table:table-cell table:style-name="Default" table:formula="of:=SUM([.B19];[.D19];[.E19])" office:value-type="float" office:value="879.391025641026">
            <text:p>879.391025641</text:p>
          </table:table-cell>
          <table:table-cell office:value-type="string">
            <text:p>Հրաչ</text:p>
          </table:table-cell>
          <table:table-cell office:value-type="string">
            <text:p>++100</text:p>
          </table:table-cell>
          <table:table-cell table:style-name="ce2"/>
          <table:table-cell table:formula="of:=SUM([.H13];[.H32];[.H51];[.H70])" office:value-type="float" office:value="4840.81447963801">
            <text:p>4840.814479638</text:p>
          </table:table-cell>
          <table:table-cell table:formula="of:=[.L13]" office:value-type="float" office:value="4840.81447963801">
            <text:p>4840.814479638</text:p>
          </table:table-cell>
          <table:table-cell table:style-name="ce23" table:formula="of:=100-[.M13]" office:value-type="float" office:value="-4740.81447963801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րաչ</text:p>
          </table:table-cell>
          <table:table-cell table:style-name="ce2" table:number-columns-repeated="2"/>
          <table:table-cell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Ժոզեֆ</text:p>
          </table:table-cell>
          <table:table-cell office:value-type="float" office:value="0">
            <text:p>0</text:p>
          </table:table-cell>
          <table:table-cell/>
          <table:table-cell table:formula="of:=SUM([.H14];[.H33];[.H52];[.H71])" office:value-type="float" office:value="6931.98331080684">
            <text:p>6931.9833108068</text:p>
          </table:table-cell>
          <table:table-cell table:formula="of:=[.L14]+4160" office:value-type="float" office:value="11091.9833108068">
            <text:p>11091.9833108068</text:p>
          </table:table-cell>
          <table:table-cell table:style-name="ce23" table:formula="of:=10000-[.M14]" office:value-type="float" office:value="-1091.98331080684">
            <text:p>-109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Սարգիս</text:p>
          </table:table-cell>
          <table:table-cell office:value-type="string">
            <text:p>++3800</text:p>
          </table:table-cell>
          <table:table-cell/>
          <table:table-cell table:formula="of:=SUM([.H15];[.H34];[.H53];[.H72])" office:value-type="float" office:value="3840.37491919845">
            <text:p>3840.3749191985</text:p>
          </table:table-cell>
          <table:table-cell table:formula="of:=[.L15]" office:value-type="float" office:value="3840.37491919845">
            <text:p>3840.3749191985</text:p>
          </table:table-cell>
          <table:table-cell table:style-name="ce23" table:formula="of:=3800-3840" office:value-type="float" office:value="-40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office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>
            <text:p>467.0833333333</text:p>
          </table:table-cell>
          <table:table-cell office:value-type="string">
            <text:p>Ալեք</text:p>
          </table:table-cell>
          <table:table-cell office:value-type="float" office:value="0">
            <text:p>0</text:p>
          </table:table-cell>
          <table:table-cell/>
          <table:table-cell table:formula="of:=SUM([.H16];[.H35];[.H54];[.H73])" office:value-type="float" office:value="2807.70550527903">
            <text:p>2807.705505279</text:p>
          </table:table-cell>
          <table:table-cell table:formula="of:=[.L16]" office:value-type="float" office:value="2807.70550527903">
            <text:p>2807.705505279</text:p>
          </table:table-cell>
          <table:table-cell office:value-type="float" office:value="-2807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>
            <text:p>1588.4386446887</text:p>
          </table:table-cell>
          <table:table-cell office:value-type="string">
            <text:p>Տիգրան</text:p>
          </table:table-cell>
          <table:table-cell office:value-type="string">
            <text:p>++330</text:p>
          </table:table-cell>
          <table:table-cell/>
          <table:table-cell table:formula="of:=SUM([.H17];[.H36];[.H55];[.H74])" office:value-type="float" office:value="6581.98331080684">
            <text:p>6581.9833108068</text:p>
          </table:table-cell>
          <table:table-cell table:formula="of:=[.L17]+4160" office:value-type="float" office:value="10741.9833108068">
            <text:p>10741.9833108068</text:p>
          </table:table-cell>
          <table:table-cell table:style-name="ce24" table:formula="of:=5000+330-10740" office:value-type="float" office:value="-5410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>
            <text:p>1296.130952381</text:p>
          </table:table-cell>
          <table:table-cell office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>
            <text:p>2941.8172268908</text:p>
          </table:table-cell>
          <table:table-cell table:style-name="ce22" table:formula="of:=[.L18]+4160" office:value-type="float" office:value="7101.81722689076">
            <text:p>7101.8172268908</text:p>
          </table:table-cell>
          <table:table-cell table:style-name="ce23" office:value-type="float" office:value="-7100">
            <text:p>-710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table:formula="of:=[.B2]/13" office:value-type="float" office:value="292.307692307692">
            <text:p>292.3076923077</text:p>
          </table:table-cell>
          <table:table-cell table:formula="of:=[.C2]/14" office:value-type="float" office:value="435.714285714286">
            <text:p>435.7142857143</text:p>
          </table:table-cell>
          <table:table-cell table:formula="of:=[.D2]/15" office:value-type="float" office:value="393.333333333333">
            <text:p>393.3333333333</text:p>
          </table:table-cell>
          <table:table-cell table:formula="of:=[.E2]/16" office:value-type="float" office:value="193.75">
            <text:p>193.75</text:p>
          </table:table-cell>
          <table:table-cell table:formula="of:=[.F2]/15" office:value-type="float" office:value="273.333333333333">
            <text:p>273.3333333333</text:p>
          </table:table-cell>
          <table:table-cell table:style-name="Default"/>
          <table:table-cell table:style-name="Default" office:value-type="float" office:value="430">
            <text:p>430</text:p>
          </table:table-cell>
          <table:table-cell table:style-name="Default" office:value-type="string">
            <text:p>Seyozha</text:p>
          </table:table-cell>
          <table:table-cell table:style-name="ce7"/>
          <table:table-cell/>
          <table:table-cell table:formula="of:=SUM([.H19];[.H78])" office:value-type="float" office:value="670">
            <text:p>670</text:p>
          </table:table-cell>
          <table:table-cell office:value-type="float" office:value="670">
            <text:p>670</text:p>
          </table:table-cell>
          <table:table-cell table:style-name="ce23" office:value-type="float" office:value="-670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" table:formula="of:=SUM([.H2:.H19])" office:value-type="float" office:value="22994.2857142857">
            <text:p>22994.2857142857</text:p>
          </table:table-cell>
          <table:table-cell table:style-name="Default"/>
          <table:table-cell/>
          <table:table-cell table:style-name="ce10" office:value-type="float" office:value="-4300">
            <text:p>-4300</text:p>
          </table:table-cell>
          <table:table-cell table:style-name="ce2" table:formula="of:=SUM([.L2:.L19])" office:value-type="float" office:value="94857.9716117216">
            <text:p>94857.9716117216</text:p>
          </table:table-cell>
          <table:table-cell table:style-name="ce2"/>
          <table:table-cell table:number-columns-repeated="3"/>
        </table:table-row>
        <table:table-row table:style-name="ro9">
          <table:table-cell/>
          <table:table-cell office:value-type="float" office:value="6700">
            <text:p>6700</text:p>
          </table:table-cell>
          <table:table-cell office:value-type="float" office:value="4300">
            <text:p>4300</text:p>
          </table:table-cell>
          <table:table-cell office:value-type="float" office:value="2800">
            <text:p>2800</text:p>
          </table:table-cell>
          <table:table-cell office:value-type="float" office:value="4800">
            <text:p>4800</text:p>
          </table:table-cell>
          <table:table-cell office:value-type="float" office:value="8500">
            <text:p>8500</text:p>
          </table:table-cell>
          <table:table-cell table:formula="of:=SUM([.B21:.F21])" office:value-type="float" office:value="27100">
            <text:p>27100</text:p>
          </table:table-cell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ի Գ․</text:p>
          </table:table-cell>
          <table:table-cell/>
          <table:table-cell office:value-type="float" office:value="16000">
            <text:p>16000</text:p>
          </table:table-cell>
          <table:table-cell table:style-name="ce2" office:value-type="string">
            <text:p>Gena</text:p>
          </table:table-cell>
          <table:table-cell table:style-name="ce23" table:formula="of:=SUM([.H76])" office:value-type="float" office:value="1550.57692307692">
            <text:p>1550.5769230769</text:p>
          </table:table-cell>
          <table:table-cell table:style-name="ce23"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" office:value-type="string">
            <text:p>֊Ալեք</text:p>
          </table:table-cell>
          <table:table-cell table:style-name="ce2" table:number-columns-repeated="2"/>
          <table:table-cell table:number-columns-repeated="3"/>
          <table:table-cell table:style-name="ce8" table:formula="of:=SUM([.B38:.F38])" office:value-type="float" office:value="1674.4362745098">
            <text:p>1674.4362745098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style-name="ce2" office:value-type="string">
            <text:p>Arus</text:p>
          </table:table-cell>
          <table:table-cell table:style-name="ce23" office:value-type="float" office:value="400">
            <text:p>400</text:p>
          </table:table-cell>
          <table:table-cell table:style-name="ce23" office:value-type="float" office:value="-400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"/>
          <table:table-cell table:style-name="ce2" office:value-type="string">
            <text:p>-Սարգիս</text:p>
          </table:table-cell>
          <table:table-cell table:style-name="ce2" office:value-type="string">
            <text:p>֊Ալեք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Արմենուհի</text:p>
          </table:table-cell>
          <table:table-cell table:number-columns-repeated="3"/>
          <table:table-cell table:style-name="ce2"/>
          <table:table-cell table:number-columns-repeated="3"/>
        </table:table-row>
        <table:table-row table:style-name="ro9">
          <table:table-cell/>
          <table:table-cell table:style-name="ce2"/>
          <table:table-cell table:style-name="ce2" office:value-type="string">
            <text:p>֊Ալեք</text:p>
          </table:table-cell>
          <table:table-cell table:style-name="ce2" office:value-type="string">
            <text:p>-Հրաչ</text:p>
          </table:table-cell>
          <table:table-cell table:number-columns-repeated="3"/>
          <table:table-cell table:style-name="ce13" table:formula="of:=SUM([.B38:.F38])" office:value-type="float" office:value="1674.4362745098">
            <text:p>1674.4362745098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8:.F38])" office:value-type="float" office:value="1674.4362745098">
            <text:p>1674.4362745098</text:p>
          </table:table-cell>
          <table:table-cell office:value-type="string">
            <text:p>Արեգ</text:p>
          </table:table-cell>
          <table:table-cell office:value-type="float" office:value="10000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մլետ</text:p>
          </table:table-cell>
          <table:table-cell table:number-columns-repeated="3"/>
          <table:table-cell table:style-name="ce2" office:value-type="string">
            <text:p>Անի Գ․</text:p>
          </table:table-cell>
          <table:table-cell office:value-type="float" office:value="-8100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Մանե</text:p>
          </table:table-cell>
          <table:table-cell table:number-columns-repeated="3"/>
          <table:table-cell table:style-name="ce2" office:value-type="string">
            <text:p>Անժելա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Նանե</text:p>
          </table:table-cell>
          <table:table-cell table:number-columns-repeated="3"/>
          <table:table-cell table:style-name="ce2" office:value-type="string">
            <text:p>Արմենուհի</text:p>
          </table:table-cell>
          <table:table-cell office:value-type="float" office:value="-7420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>
            <text:p>1674.4362745098</text:p>
          </table:table-cell>
          <table:table-cell office:value-type="string">
            <text:p>Հասմիկ Դ․</text:p>
          </table:table-cell>
          <table:table-cell table:number-columns-repeated="3"/>
          <table:table-cell table:style-name="ce2" office:value-type="string">
            <text:p>Գայանե</text:p>
          </table:table-cell>
          <table:table-cell office:value-type="float" office:value="900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Վահան</text:p>
          </table:table-cell>
          <table:table-cell table:number-columns-repeated="3"/>
          <table:table-cell table:style-name="ce2" office:value-type="string">
            <text:p>Արեգ</text:p>
          </table:table-cell>
          <table:table-cell office:value-type="float" office:value="5620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38:.F38])" office:value-type="float" office:value="1674.4362745098">
            <text:p>1674.4362745098</text:p>
          </table:table-cell>
          <table:table-cell office:value-type="string">
            <text:p>Կարեն</text:p>
          </table:table-cell>
          <table:table-cell table:number-columns-repeated="3"/>
          <table:table-cell table:style-name="ce2" office:value-type="string">
            <text:p>Համլետ</text:p>
          </table:table-cell>
          <table:table-cell office:value-type="float" office:value="10800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38];[.C38];[.E38];[.F38])" office:value-type="float" office:value="1487.76960784314">
            <text:p>1487.7696078431</text:p>
          </table:table-cell>
          <table:table-cell office:value-type="string">
            <text:p>Հրաչ</text:p>
          </table:table-cell>
          <table:table-cell/>
          <table:table-cell table:style-name="ce2"/>
          <table:table-cell/>
          <table:table-cell table:style-name="ce2" office:value-type="string">
            <text:p>Մանե</text:p>
          </table:table-cell>
          <table:table-cell office:value-type="float" office:value="-4200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Նանե</text:p>
          </table:table-cell>
          <table:table-cell office:value-type="float" office:value="-6100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Սարգիս</text:p>
          </table:table-cell>
          <table:table-cell table:number-columns-repeated="3"/>
          <table:table-cell table:style-name="ce2" office:value-type="string">
            <text:p>Հասմիկ Դ․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38:.F38])" office:value-type="float" office:value="782.352941176471">
            <text:p>782.3529411765</text:p>
          </table:table-cell>
          <table:table-cell office:value-type="string">
            <text:p>Ալեք</text:p>
          </table:table-cell>
          <table:table-cell table:number-columns-repeated="3"/>
          <table:table-cell table:style-name="ce2" office:value-type="string">
            <text:p>Վահան</text:p>
          </table:table-cell>
          <table:table-cell office:value-type="float" office:value="-8240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>
            <text:p>1674.4362745098</text:p>
          </table:table-cell>
          <table:table-cell office:value-type="string">
            <text:p>Տիգրան</text:p>
          </table:table-cell>
          <table:table-cell office:value-type="float" office:value="5000">
            <text:p>5000</text:p>
          </table:table-cell>
          <table:table-cell table:number-columns-repeated="2"/>
          <table:table-cell table:style-name="ce2" office:value-type="string">
            <text:p>Կարեն</text:p>
          </table:table-cell>
          <table:table-cell office:value-type="float" office:value="-6730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>
            <text:p>1255.6862745098</text:p>
          </table:table-cell>
          <table:table-cell office:value-type="string">
            <text:p>Արման</text:p>
          </table:table-cell>
          <table:table-cell table:number-columns-repeated="3"/>
          <table:table-cell table:style-name="ce2" office:value-type="string">
            <text:p>Հրաչ</text:p>
          </table:table-cell>
          <table:table-cell office:value-type="float" office:value="-4750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>
            <text:p>418.75</text:p>
          </table:table-cell>
          <table:table-cell table:formula="of:=[.C21]/15" office:value-type="float" office:value="286.666666666667">
            <text:p>286.6666666667</text:p>
          </table:table-cell>
          <table:table-cell table:formula="of:=[.D21]/15" office:value-type="float" office:value="186.666666666667">
            <text:p>186.6666666667</text:p>
          </table:table-cell>
          <table:table-cell table:formula="of:=[.E21]/17" office:value-type="float" office:value="282.352941176471">
            <text:p>282.3529411765</text:p>
          </table:table-cell>
          <table:table-cell table:formula="of:=[.F21]/17" office:value-type="float" office:value="500">
            <text:p>500</text:p>
          </table:table-cell>
          <table:table-cell table:style-name="Default"/>
          <table:table-cell table:style-name="ce2" table:formula="of:=SUM([.H21:.H37])" office:value-type="float" office:value="26967.9166666667">
            <text:p>26967.9166666667</text:p>
          </table:table-cell>
          <table:table-cell table:style-name="Default"/>
          <table:table-cell table:number-columns-repeated="3"/>
          <table:table-cell table:style-name="ce2" office:value-type="string">
            <text:p>Ժոզեֆ</text:p>
          </table:table-cell>
          <table:table-cell office:value-type="float" office:value="-1100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5400">
            <text:p>-5400</text:p>
          </table:table-cell>
          <table:table-cell/>
          <table:table-cell table:style-name="ce2" office:value-type="string">
            <text:p>Սարգիս</text:p>
          </table:table-cell>
          <table:table-cell office:value-type="float" office:value="-40">
            <text:p>-40</text:p>
          </table:table-cell>
          <table:table-cell table:number-columns-repeated="2"/>
        </table:table-row>
        <table:table-row table:style-name="ro8">
          <table:table-cell table:style-name="ce2" office:value-type="string">
            <text:p><text:span text:style-name="T1">3st</text:span></text:p>
          </table:table-cell>
          <table:table-cell office:value-type="float" office:value="5100">
            <text:p>5100</text:p>
          </table:table-cell>
          <table:table-cell office:value-type="float" office:value="4000">
            <text:p>4000</text:p>
          </table:table-cell>
          <table:table-cell office:value-type="float" office:value="4200">
            <text:p>4200</text:p>
          </table:table-cell>
          <table:table-cell office:value-type="float" office:value="6900">
            <text:p>6900</text:p>
          </table:table-cell>
          <table:table-cell office:value-type="float" office:value="5400">
            <text:p>5400</text:p>
          </table:table-cell>
          <table:table-cell table:formula="of:=SUM([.B40:.F40])" office:value-type="float" office:value="25600">
            <text:p>25600</text:p>
          </table:table-cell>
          <table:table-cell table:style-name="ce8" table:formula="of:=SUM([.B57:.F57])" office:value-type="float" office:value="2118.53146853147">
            <text:p>2118.5314685315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/>
          <table:table-cell table:style-name="ce2" office:value-type="string">
            <text:p>Ալեք</text:p>
          </table:table-cell>
          <table:table-cell office:value-type="float" office:value="-2800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Սարգիս</text:p>
          </table:table-cell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5000">
            <text:p>15000</text:p>
          </table:table-cell>
          <table:table-cell/>
          <table:table-cell table:style-name="ce2" office:value-type="string">
            <text:p>Տիգրան</text:p>
          </table:table-cell>
          <table:table-cell office:value-type="float" office:value="-5400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/>
          <table:table-cell office:value-type="float" office:value="5000">
            <text:p>5000</text:p>
          </table:table-cell>
          <table:table-cell/>
          <table:table-cell table:style-name="ce2" office:value-type="string">
            <text:p>Արման</text:p>
          </table:table-cell>
          <table:table-cell office:value-type="float" office:value="-7100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57:.F57])" office:value-type="float" office:value="2118.53146853147">
            <text:p>2118.5314685315</text:p>
          </table:table-cell>
          <table:table-cell office:value-type="string">
            <text:p>Գայանե</text:p>
          </table:table-cell>
          <table:table-cell table:number-columns-repeated="3"/>
          <table:table-cell office:value-type="string">
            <text:p>Seyozha</text:p>
          </table:table-cell>
          <table:table-cell office:value-type="float" office:value="-670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Արեգ</text:p>
          </table:table-cell>
          <table:table-cell table:number-columns-repeated="3"/>
          <table:table-cell table:style-name="ce2" office:value-type="string">
            <text:p>Gena</text:p>
          </table:table-cell>
          <table:table-cell office:value-type="float" office:value="-1550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մլետ</text:p>
          </table:table-cell>
          <table:table-cell office:value-type="float" office:value="20000">
            <text:p>20000</text:p>
          </table:table-cell>
          <table:table-cell table:number-columns-repeated="2"/>
          <table:table-cell table:style-name="ce2" office:value-type="string">
            <text:p>Arus</text:p>
          </table:table-cell>
          <table:table-cell office:value-type="float" office:value="-400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" office:value-type="string">
            <text:p>-Հրաչ</text:p>
          </table:table-cell>
          <table:table-cell/>
          <table:table-cell table:style-name="ce2" office:value-type="string">
            <text:p>-Հրաչ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/>
          <table:table-cell/>
          <table:table-cell table:style-name="ce2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formula="of:=SUM([.B57:.F57])" office:value-type="float" office:value="2118.53146853147">
            <text:p>2118.5314685315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57];[.E57])" office:value-type="float" office:value="923.076923076923">
            <text:p>923.0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57:.F57])" office:value-type="float" office:value="980.769230769231">
            <text:p>980.7692307692</text:p>
          </table:table-cell>
          <table:table-cell office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>
            <text:p>2118.5314685315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>
            <text:p>39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>
            <text:p>392.3076923077</text:p>
          </table:table-cell>
          <table:table-cell table:formula="of:=[.C40]/11" office:value-type="float" office:value="363.636363636364">
            <text:p>363.6363636364</text:p>
          </table:table-cell>
          <table:table-cell table:formula="of:=[.D40]/11" office:value-type="float" office:value="381.818181818182">
            <text:p>381.8181818182</text:p>
          </table:table-cell>
          <table:table-cell table:formula="of:=[.E40]/13" office:value-type="float" office:value="530.769230769231">
            <text:p>530.7692307692</text:p>
          </table:table-cell>
          <table:table-cell table:formula="of:=[.F40]/12" office:value-type="float" office:value="450">
            <text:p>450</text:p>
          </table:table-cell>
          <table:table-cell table:style-name="Default"/>
          <table:table-cell table:style-name="Default" table:formula="of:=SUM([.H40:.H56])" office:value-type="float" office:value="25597.6923076923">
            <text:p>25597.6923076923</text:p>
          </table:table-cell>
          <table:table-cell table:style-name="Default"/>
          <table:table-cell table:style-name="ce7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10" office:value-type="float" office:value="-1000">
            <text:p>-1000</text:p>
          </table:table-cell>
          <table:table-cell table:number-columns-repeated="5"/>
        </table:table-row>
        <table:table-row table:style-name="ro8">
          <table:table-cell table:style-name="ce2" office:value-type="string">
            <text:p><text:span text:style-name="T1">4st</text:span></text:p>
          </table:table-cell>
          <table:table-cell office:value-type="float" office:value="4200">
            <text:p>4200</text:p>
          </table:table-cell>
          <table:table-cell office:value-type="float" office:value="3500">
            <text:p>3500</text:p>
          </table:table-cell>
          <table:table-cell office:value-type="float" office:value="4600">
            <text:p>4600</text:p>
          </table:table-cell>
          <table:table-cell office:value-type="float" office:value="5100">
            <text:p>5100</text:p>
          </table:table-cell>
          <table:table-cell office:value-type="float" office:value="3800">
            <text:p>3800</text:p>
          </table:table-cell>
          <table:table-cell table:formula="of:=SUM([.B59:.F59])" office:value-type="float" office:value="21200">
            <text:p>21200</text:p>
          </table:table-cell>
          <table:table-cell table:style-name="ce8" table:formula="of:=SUM([.B76:.F76])" office:value-type="float" office:value="1550.57692307692">
            <text:p>1550.5769230769</text:p>
          </table:table-cell>
          <table:table-cell office:value-type="string">
            <text:p>Անի Գ․</text:p>
          </table:table-cell>
          <table:table-cell office:value-type="float" office:value="3000">
            <text:p>3000</text:p>
          </table:table-cell>
          <table:table-cell office:value-type="float" office:value="23000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" office:value-type="string">
            <text:p>-Սարգիս</text:p>
          </table:table-cell>
          <table:table-cell table:style-name="ce2" table:number-columns-repeated="2"/>
          <table:table-cell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" office:value-type="string">
            <text:p>֊Ալեք</text:p>
          </table:table-cell>
          <table:table-cell table:number-columns-repeated="3"/>
          <table:table-cell table:style-name="ce13" table:formula="of:=SUM([.B76:.F76])" office:value-type="float" office:value="1550.57692307692">
            <text:p>1550.5769230769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" office:value-type="string">
            <text:p>- Անժելա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 Արմենուհի</text:p>
          </table:table-cell>
          <table:table-cell table:style-name="ce2" office:value-type="string">
            <text:p>-Արմենուհի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>
            <text:p>-Tigran</text:p>
          </table:table-cell>
          <table:table-cell table:style-name="ce2" table:number-columns-repeated="2"/>
          <table:table-cell/>
          <table:table-cell table:style-name="ce2"/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" office:value-type="string">
            <text:p>-Արման</text:p>
          </table:table-cell>
          <table:table-cell table:style-name="ce12" office:value-type="string">
            <text:p>-Արման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>
            <text:p>Gena</text:p>
          </table:table-cell>
          <table:table-cell office:value-type="string">
            <text:p>-Vahan</text:p>
          </table:table-cell>
          <table:table-cell/>
          <table:table-cell office:value-type="string">
            <text:p>+Seryozh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" office:value-type="string">
            <text:p>+Arus</text:p>
          </table:table-cell>
          <table:table-cell/>
          <table:table-cell table:style-name="ce2"/>
          <table:table-cell/>
          <table:table-cell table:formula="of:=SUM([.B76];[.C76];[.E76];[.F76])" office:value-type="float" office:value="1196.73076923077">
            <text:p>1196.7307692308</text:p>
          </table:table-cell>
          <table:table-cell office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 office:value-type="string">
            <text:p>Gena</text:p>
          </table:table-cell>
          <table:table-cell/>
          <table:table-cell table:formula="of:=SUM([.B76:.F76])" office:value-type="float" office:value="1550.57692307692">
            <text:p>1550.5769230769</text:p>
          </table:table-cell>
          <table:table-cell office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4"/>
          <table:table-cell/>
          <table:table-cell table:style-name="Default" table:formula="of:=SUM([.B76:.F76])" office:value-type="float" office:value="1550.57692307692">
            <text:p>1550.5769230769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76:.F76])" office:value-type="float" office:value="1550.57692307692">
            <text:p>1550.5769230769</text:p>
          </table:table-cell>
          <table:table-cell office:value-type="string">
            <text:p>Ժոզեֆ</text:p>
          </table:table-cell>
          <table:table-cell office:value-type="float" office:value="5000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];[.F76])" office:value-type="float" office:value="577.5">
            <text:p>577.5</text:p>
          </table:table-cell>
          <table:table-cell office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E76:.F76])" office:value-type="float" office:value="577.5">
            <text:p>577.5</text:p>
          </table:table-cell>
          <table:table-cell office:value-type="string">
            <text:p>Ալեք</text:p>
          </table:table-cell>
          <table:table-cell table:number-columns-repeated="3"/>
          <table:table-cell office:value-type="float" office:value="5580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>
            <text:p>1200.5769230769</text:p>
          </table:table-cell>
          <table:table-cell office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>
            <text:p>350</text:p>
          </table:table-cell>
          <table:table-cell table:formula="of:=[.C59]/13" office:value-type="float" office:value="269.230769230769">
            <text:p>269.2307692308</text:p>
          </table:table-cell>
          <table:table-cell table:formula="of:=[.D59]/13" office:value-type="float" office:value="353.846153846154">
            <text:p>353.8461538462</text:p>
          </table:table-cell>
          <table:table-cell table:formula="of:=[.E59]/15" office:value-type="float" office:value="340">
            <text:p>340</text:p>
          </table:table-cell>
          <table:table-cell table:formula="of:=[.F59]/16" office:value-type="float" office:value="237.5">
            <text:p>237.5</text:p>
          </table:table-cell>
          <table:table-cell table:style-name="Default"/>
          <table:table-cell table:style-name="Default" table:formula="of:=SUM([.B76:.F76])" office:value-type="float" office:value="1550.57692307692">
            <text:p>1550.5769230769</text:p>
          </table:table-cell>
          <table:table-cell table:style-name="Default" office:value-type="string">
            <text:p>Gena</text:p>
          </table:table-cell>
          <table:table-cell table:style-name="ce7" office:value-type="float" office:value="11000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>
            <text:p>400</text:p>
          </table:table-cell>
          <table:table-cell table:style-name="Default" office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>
            <text:p>240</text:p>
          </table:table-cell>
          <table:table-cell table:style-name="Default" office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>
            <text:p>96900</text:p>
          </table:table-cell>
          <table:table-cell table:style-name="ce2" table:formula="of:=SUM([.H59:.H78])" office:value-type="float" office:value="21248.6538461538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formula="of:=SUM([.G2];[.G21];[.G39])" office:value-type="float" office:value="66000">
            <text:p>66000</text:p>
          </table:table-cell>
          <table:table-cell table:style-name="ce1" office:value-type="string">
            <text:p>Total</text:p>
          </table:table-cell>
          <table:table-cell/>
          <table:table-cell office:value-type="float" office:value="50000">
            <text:p>50000</text:p>
          </table:table-cell>
          <table:table-cell/>
        </table:table-row>
        <table:table-row table:style-name="ro13">
          <table:table-cell table:style-name="ce2" office:value-type="string">
            <text:p>1<text:span text:style-name="T1">st</text:span></text:p>
          </table:table-cell>
          <table:table-cell office:value-type="float" office:value="4600">
            <text:p>4600</text:p>
          </table:table-cell>
          <table:table-cell office:value-type="float" office:value="3500">
            <text:p>3500</text:p>
          </table:table-cell>
          <table:table-cell office:value-type="float" office:value="4800">
            <text:p>4800</text:p>
          </table:table-cell>
          <table:table-cell office:value-type="float" office:value="5100">
            <text:p>5100</text:p>
          </table:table-cell>
          <table:table-cell office:value-type="float" office:value="4200">
            <text:p>4200</text:p>
          </table:table-cell>
          <table:table-cell table:style-name="ce2" table:formula="of:=SUM([.B2:.F2])" office:value-type="float" office:value="22200">
            <text:p>22200</text:p>
          </table:table-cell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ի Գ․</text:p>
          </table:table-cell>
          <table:table-cell office:value-type="float" office:value="5000">
            <text:p>5000</text:p>
          </table:table-cell>
          <table:table-cell office:value-type="float" office:value="10000">
            <text:p>10000</text:p>
          </table:table-cell>
          <table:table-cell/>
          <table:table-cell table:formula="of:=SUM([.H2];[.H21];[.H39];[.H58];[.H77])" office:value-type="float" office:value="7818.80494505494">
            <text:p>7818.804945055</text:p>
          </table:table-cell>
          <table:table-cell table:style-name="ce24" table:formula="of:=[.J2]-[.P2]" office:value-type="float" office:value="-5943.80494505494">
            <text:p>-5943.804945055</text:p>
          </table:table-cell>
          <table:table-cell table:formula="of:=[.O1]/16" office:value-type="float" office:value="3125">
            <text:p>3125</text:p>
          </table:table-cell>
          <table:table-cell table:formula="of:=SUM([.M2];[.O2])" office:value-type="float" office:value="10943.8049450549">
            <text:p>10943.804945054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9:.F19])" office:value-type="float" office:value="1518.27380952381">
            <text:p>1518.2738095238</text:p>
          </table:table-cell>
          <table:table-cell table:style-name="ce2" office:value-type="string">
            <text:p>Անժելա</text:p>
          </table:table-cell>
          <table:table-cell office:value-type="float" office:value="2600">
            <text:p>2600</text:p>
          </table:table-cell>
          <table:table-cell table:style-name="ce10" office:value-type="float" office:value="1600">
            <text:p>1600</text:p>
          </table:table-cell>
          <table:table-cell/>
          <table:table-cell table:formula="of:=SUM([.H3];[.H22];[.H40];[.H59];[.H78])" office:value-type="float" office:value="7818.80494505494">
            <text:p>7818.804945055</text:p>
          </table:table-cell>
          <table:table-cell table:style-name="ce24" table:formula="of:=[.J3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:.F19])" office:value-type="float" office:value="1518.27380952381">
            <text:p>1518.2738095238</text:p>
          </table:table-cell>
          <table:table-cell table:style-name="ce2" office:value-type="string">
            <text:p>Արմենուհի</text:p>
          </table:table-cell>
          <table:table-cell office:value-type="float" office:value="2600">
            <text:p>2600</text:p>
          </table:table-cell>
          <table:table-cell office:value-type="float" office:value="10000">
            <text:p>10000</text:p>
          </table:table-cell>
          <table:table-cell/>
          <table:table-cell table:formula="of:=SUM([.H4];[.H23];[.H41];[.H60];[.H79])" office:value-type="float" office:value="7818.80494505494">
            <text:p>7818.804945055</text:p>
          </table:table-cell>
          <table:table-cell table:style-name="ce24" table:formula="of:=[.J4]-[.P2]" office:value-type="float" office:value="-8343.80494505495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9];[.C19];[.E19];[.F19])" office:value-type="float" office:value="1175.41666666667">
            <text:p>1175.4166666667</text:p>
          </table:table-cell>
          <table:table-cell table:style-name="ce2" office:value-type="string">
            <text:p>Գայանե</text:p>
          </table:table-cell>
          <table:table-cell office:value-type="float" office:value="5900">
            <text:p>5900</text:p>
          </table:table-cell>
          <table:table-cell table:number-columns-repeated="2"/>
          <table:table-cell table:formula="of:=SUM([.H5];[.H24];[.H42];[.H80])" office:value-type="float" office:value="2679.26282051282">
            <text:p>2679.2628205128</text:p>
          </table:table-cell>
          <table:table-cell table:style-name="ce7" table:formula="of:=[.J5]-[.P5]" office:value-type="float" office:value="95.7371794871797">
            <text:p>95.7371794872</text:p>
          </table:table-cell>
          <table:table-cell/>
          <table:table-cell table:formula="of:=SUM([.M5];[.O2])" office:value-type="float" office:value="5804.26282051282">
            <text:p>5804.2628205128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Արեգ</text:p>
          </table:table-cell>
          <table:table-cell table:style-name="ce9" office:value-type="float" office:value="9600">
            <text:p>9600</text:p>
          </table:table-cell>
          <table:table-cell table:number-columns-repeated="2"/>
          <table:table-cell table:formula="of:=SUM([.H6];[.H25];[.H43];[.H62];[.H81])" office:value-type="float" office:value="7818.80494505494">
            <text:p>7818.804945055</text:p>
          </table:table-cell>
          <table:table-cell table:style-name="ce24" table:formula="of:=[.J6]-[.P2]" office:value-type="float" office:value="-1343.80494505494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մլետ</text:p>
          </table:table-cell>
          <table:table-cell office:value-type="float" office:value="30800">
            <text:p>30800</text:p>
          </table:table-cell>
          <table:table-cell table:number-columns-repeated="2"/>
          <table:table-cell table:formula="of:=SUM([.H7];[.H26];[.H44];[.H82];[.H63])" office:value-type="float" office:value="6518.80494505495">
            <text:p>6518.804945055</text:p>
          </table:table-cell>
          <table:table-cell table:style-name="ce7" table:formula="of:=[.J7]-[.P7]" office:value-type="float" office:value="21156.1950549451">
            <text:p>21156.1950549451</text:p>
          </table:table-cell>
          <table:table-cell/>
          <table:table-cell table:formula="of:=SUM([.M7];[.O2])" office:value-type="float" office:value="9643.80494505495">
            <text:p>9643.804945055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Մանե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8];[.H27];[.H45];[.H64];[.H83])" office:value-type="float" office:value="4630.98443223443">
            <text:p>4630.9844322344</text:p>
          </table:table-cell>
          <table:table-cell table:style-name="ce24" table:formula="of:=[.J8]-[.P8]" office:value-type="float" office:value="-2755.98443223443">
            <text:p>-2755.9844322344</text:p>
          </table:table-cell>
          <table:table-cell/>
          <table:table-cell table:formula="of:=SUM([.M8];[.O2])" office:value-type="float" office:value="7755.98443223443">
            <text:p>7755.9844322344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Նանե</text:p>
          </table:table-cell>
          <table:table-cell office:value-type="float" office:value="5700">
            <text:p>5700</text:p>
          </table:table-cell>
          <table:table-cell table:number-columns-repeated="2"/>
          <table:table-cell table:formula="of:=SUM([.H9];[.H28];[.H46];[.H65];[.H84])" office:value-type="float" office:value="4630.98443223443">
            <text:p>4630.9844322344</text:p>
          </table:table-cell>
          <table:table-cell table:style-name="ce24" table:formula="of:=[.J9]-[.P8]" office:value-type="float" office:value="-2055.98443223443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Հասմիկ Դ․</text:p>
          </table:table-cell>
          <table:table-cell office:value-type="float" office:value="6400">
            <text:p>6400</text:p>
          </table:table-cell>
          <table:table-cell table:number-columns-repeated="2"/>
          <table:table-cell table:formula="of:=SUM([.H10];[.H29];[.H47];[.H66];[.H85])" office:value-type="float" office:value="7818.80494505494">
            <text:p>7818.804945055</text:p>
          </table:table-cell>
          <table:table-cell table:style-name="ce24" table:formula="of:=[.J10]-[.P2]" office:value-type="float" office:value="-4543.80494505494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5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Կարեն</text:p>
          </table:table-cell>
          <table:table-cell office:value-type="float" office:value="270">
            <text:p>270</text:p>
          </table:table-cell>
          <table:table-cell table:number-columns-repeated="2"/>
          <table:table-cell table:formula="of:=SUM([.H11];[.H30];[.H48];[.H67];[.H86])" office:value-type="float" office:value="7534.18956043956">
            <text:p>7534.1895604396</text:p>
          </table:table-cell>
          <table:table-cell table:style-name="ce24" table:formula="of:=[.J11]-[.P11]" office:value-type="float" office:value="-10389.1895604396">
            <text:p>-10389.1895604396</text:p>
          </table:table-cell>
          <table:table-cell/>
          <table:table-cell table:formula="of:=SUM([.M11];[.O2])" office:value-type="float" office:value="10659.1895604396">
            <text:p>10659.1895604396</text:p>
          </table:table-cell>
        </table:table-row>
        <table:table-row table:style-name="ro12">
          <table:table-cell table:number-columns-repeated="2"/>
          <table:table-cell table:style-name="ce2" table:number-columns-repeated="5"/>
          <table:table-cell table:formula="of:=SUM([.B19:.F19])" office:value-type="float" office:value="1518.27380952381">
            <text:p>1518.2738095238</text:p>
          </table:table-cell>
          <table:table-cell table:style-name="ce2" office:value-type="string">
            <text:p>Հրաչ</text:p>
          </table:table-cell>
          <table:table-cell office:value-type="float" office:value="270">
            <text:p>270</text:p>
          </table:table-cell>
          <table:table-cell table:style-name="ce2"/>
          <table:table-cell/>
          <table:table-cell table:formula="of:=SUM([.H12];[.H31];[.H49];[.H68];[.H87])" office:value-type="float" office:value="7818.80494505494">
            <text:p>7818.804945055</text:p>
          </table:table-cell>
          <table:table-cell table:style-name="ce24" table:formula="of:=[.J12]-[.P2]" office:value-type="float" office:value="-10673.8049450549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" table:number-columns-repeated="3"/>
          <table:table-cell table:number-columns-repeated="2"/>
          <table:table-cell table:style-name="ce3" table:formula="of:=SUM([.B19:.F19])" office:value-type="float" office:value="1518.27380952381">
            <text:p>1518.2738095238</text:p>
          </table:table-cell>
          <table:table-cell table:style-name="ce2" office:value-type="string">
            <text:p>Ժոզեֆ</text:p>
          </table:table-cell>
          <table:table-cell office:value-type="float" office:value="10000">
            <text:p>10000</text:p>
          </table:table-cell>
          <table:table-cell table:number-columns-repeated="2"/>
          <table:table-cell table:formula="of:=SUM([.H13];[.H32];[.H50];[.H69];[.H88])" office:value-type="float" office:value="7497.37637362637">
            <text:p>7497.3763736264</text:p>
          </table:table-cell>
          <table:table-cell table:style-name="ce24" table:formula="of:=[.J13]-[.P13]" office:value-type="float" office:value="-622.376373626372">
            <text:p>-622.3763736264</text:p>
          </table:table-cell>
          <table:table-cell/>
          <table:table-cell table:formula="of:=SUM([.M13];[.O2])" office:value-type="float" office:value="10622.3763736264">
            <text:p>10622.3763736264</text:p>
          </table:table-cell>
        </table:table-row>
        <table:table-row table:style-name="ro12">
          <table:table-cell table:number-columns-repeated="2"/>
          <table:table-cell table:style-name="ce2"/>
          <table:table-cell table:number-columns-repeated="4"/>
          <table:table-cell table:style-name="ce3" table:formula="of:=SUM([.B19];[.D19];[.E19];[.F19])" office:value-type="float" office:value="1268.27380952381">
            <text:p>1268.2738095238</text:p>
          </table:table-cell>
          <table:table-cell table:style-name="ce2" office:value-type="string">
            <text:p>Սարգիս</text:p>
          </table:table-cell>
          <table:table-cell office:value-type="float" office:value="5000">
            <text:p>5000</text:p>
          </table:table-cell>
          <table:table-cell table:number-columns-repeated="2"/>
          <table:table-cell table:formula="of:=SUM([.H14];[.H33];[.H51];[.H70];[.H89])" office:value-type="float" office:value="5448.56684981685">
            <text:p>5448.5668498169</text:p>
          </table:table-cell>
          <table:table-cell table:style-name="ce24" table:formula="of:=[.J14]-[.P14]" office:value-type="float" office:value="-3573.56684981685">
            <text:p>-3573.5668498169</text:p>
          </table:table-cell>
          <table:table-cell/>
          <table:table-cell table:formula="of:=SUM([.M14];[.O2])" office:value-type="float" office:value="8573.56684981685">
            <text:p>8573.5668498169</text:p>
          </table:table-cell>
        </table:table-row>
        <table:table-row table:style-name="ro12">
          <table:table-cell/>
          <table:table-cell office:value-type="string">
            <text:p>-Ալեք</text:p>
          </table:table-cell>
          <table:table-cell table:style-name="ce8" office:value-type="string">
            <text:p>-Ալեք</text:p>
          </table:table-cell>
          <table:table-cell office:value-type="string">
            <text:p>-Ալեք</text:p>
          </table:table-cell>
          <table:table-cell/>
          <table:table-cell office:value-type="string">
            <text:p>-Ալեք</text:p>
          </table:table-cell>
          <table:table-cell/>
          <table:table-cell table:style-name="ce3" table:formula="of:=SUM([.E19])" office:value-type="float" office:value="318.75">
            <text:p>318.75</text:p>
          </table:table-cell>
          <table:table-cell table:style-name="ce2" office:value-type="string">
            <text:p>Ալեք</text:p>
          </table:table-cell>
          <table:table-cell office:value-type="float" office:value="-2807">
            <text:p>-2807</text:p>
          </table:table-cell>
          <table:table-cell table:number-columns-repeated="2"/>
          <table:table-cell table:formula="of:=SUM([.H15];[.H34];[.H52];[.H71];[.H90])" office:value-type="float" office:value="925.892857142857">
            <text:p>925.8928571429</text:p>
          </table:table-cell>
          <table:table-cell table:style-name="ce24" table:formula="of:=[.J15]-[.M15]" office:value-type="float" office:value="-3732.89285714286">
            <text:p>-3732.8928571429</text:p>
          </table:table-cell>
          <table:table-cell table:number-columns-repeated="2"/>
        </table:table-row>
        <table:table-row table:style-name="ro13">
          <table:table-cell/>
          <table:table-cell table:number-columns-repeated="5" office:value-type="string">
            <text:p>-Արման</text:p>
          </table:table-cell>
          <table:table-cell/>
          <table:table-cell table:style-name="ce3" table:formula="of:=SUM([.B19:.E19])" office:value-type="float" office:value="1218.27380952381">
            <text:p>1218.2738095238</text:p>
          </table:table-cell>
          <table:table-cell table:style-name="ce8" office:value-type="string">
            <text:p>Seryozha</text:p>
          </table:table-cell>
          <table:table-cell office:value-type="float" office:value="330">
            <text:p>330</text:p>
          </table:table-cell>
          <table:table-cell table:number-columns-repeated="2"/>
          <table:table-cell table:formula="of:=SUM([.H16];[.H35];[.H53];[.H72];[.H91])" office:value-type="float" office:value="7518.80494505494">
            <text:p>7518.804945055</text:p>
          </table:table-cell>
          <table:table-cell table:style-name="ce24" table:formula="of:=[.J16]-[.P16]" office:value-type="float" office:value="-10313.8049450549">
            <text:p>-10313.8049450549</text:p>
          </table:table-cell>
          <table:table-cell/>
          <table:table-cell table:formula="of:=SUM([.M16];[.O2])" office:value-type="float" office:value="10643.8049450549">
            <text:p>10643.8049450549</text:p>
          </table:table-cell>
        </table:table-row>
        <table:table-row table:style-name="ro13">
          <table:table-cell table:number-columns-repeated="2"/>
          <table:table-cell office:value-type="string">
            <text:p>-Sargis</text:p>
          </table:table-cell>
          <table:table-cell office:value-type="string">
            <text:p>- Գայանե</text:p>
          </table:table-cell>
          <table:table-cell/>
          <table:table-cell table:style-name="ce8" office:value-type="string">
            <text:p>-Seryozha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Արման</text:p>
          </table:table-cell>
          <table:table-cell office:value-type="float" office:value="0">
            <text:p>0</text:p>
          </table:table-cell>
          <table:table-cell office:value-type="float" office:value="25000">
            <text:p>25000</text:p>
          </table:table-cell>
          <table:table-cell/>
          <table:table-cell table:formula="of:=SUM([.H17];[.H36];[.H54];[.H73];[.H92])" office:value-type="float" office:value="5383.49816849817">
            <text:p>5383.4981684982</text:p>
          </table:table-cell>
          <table:table-cell table:style-name="ce24" table:formula="of:=[.J17]-[.P17]" office:value-type="float" office:value="-8508.49816849817">
            <text:p>-8508.4981684982</text:p>
          </table:table-cell>
          <table:table-cell/>
          <table:table-cell table:formula="of:=SUM([.M17];[.O2])" office:value-type="float" office:value="8508.49816849817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>
            <text:p>1518.2738095238</text:p>
          </table:table-cell>
          <table:table-cell office:value-type="string">
            <text:p>Gena</text:p>
          </table:table-cell>
          <table:table-cell office:value-type="float" office:value="5450">
            <text:p>5450</text:p>
          </table:table-cell>
          <table:table-cell table:number-columns-repeated="2"/>
          <table:table-cell table:formula="of:=SUM([.H18];[.H37];[.H55];[.H74];[.H93])" office:value-type="float" office:value="7818.80494505494">
            <text:p>7818.804945055</text:p>
          </table:table-cell>
          <table:table-cell table:style-name="ce24" table:formula="of:=[.J18]-[.P2]" office:value-type="float" office:value="-5493.80494505494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" table:formula="of:=[.B2]/15" office:value-type="float" office:value="306.666666666667">
            <text:p>306.6666666667</text:p>
          </table:table-cell>
          <table:table-cell table:style-name="ce2" table:formula="of:=[.C2]/14" office:value-type="float" office:value="250">
            <text:p>250</text:p>
          </table:table-cell>
          <table:table-cell table:style-name="ce2" table:formula="of:=[.D2]/14" office:value-type="float" office:value="342.857142857143">
            <text:p>342.8571428571</text:p>
          </table:table-cell>
          <table:table-cell table:style-name="ce2" table:formula="of:=[.E2]/16" office:value-type="float" office:value="318.75">
            <text:p>318.75</text:p>
          </table:table-cell>
          <table:table-cell table:style-name="ce2" table:formula="of:=[.F2]/14" office:value-type="float" office:value="300">
            <text:p>300</text:p>
          </table:table-cell>
          <table:table-cell/>
          <table:table-cell table:formula="of:=SUM([.H2:.H18])" office:value-type="float" office:value="22200">
            <text:p>22200</text:p>
          </table:table-cell>
          <table:table-cell/>
          <table:table-cell table:style-name="ce7"/>
          <table:table-cell/>
          <table:table-cell table:formula="of:=SUM([.K2];[.K4];[.K17];[.K21];[.K44];[.K77])" office:value-type="float" office:value="94000">
            <text:p>94000</text:p>
          </table:table-cell>
          <table:table-cell table:formula="of:=SUM([.M2:.M18])" office:value-type="float" office:value="107500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2<text:span text:style-name="T1">nd</text:span></text:p>
          </table:table-cell>
          <table:table-cell office:value-type="float" office:value="3700">
            <text:p>3700</text:p>
          </table:table-cell>
          <table:table-cell office:value-type="float" office:value="4600">
            <text:p>4600</text:p>
          </table:table-cell>
          <table:table-cell office:value-type="float" office:value="4900">
            <text:p>4900</text:p>
          </table:table-cell>
          <table:table-cell office:value-type="float" office:value="5200">
            <text:p>5200</text:p>
          </table:table-cell>
          <table:table-cell office:value-type="float" office:value="3100">
            <text:p>3100</text:p>
          </table:table-cell>
          <table:table-cell table:style-name="ce2" table:formula="of:=SUM([.B21:.F21])" office:value-type="float" office:value="21500">
            <text:p>21500</text:p>
          </table:table-cell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Արման</text:p>
          </table:table-cell>
          <table:table-cell table:number-columns-repeated="4" office:value-type="string">
            <text:p>-Hamlet</text:p>
          </table:table-cell>
          <table:table-cell/>
          <table:table-cell table:formula="of:=SUM([.B38])" office:value-type="float" office:value="284.615384615385">
            <text:p>284.615384615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style-name="ce2" office:value-type="string">
            <text:p>-Կարեն</text:p>
          </table:table-cell>
          <table:table-cell table:number-columns-repeated="2"/>
          <table:table-cell office:value-type="string">
            <text:p>-Sargis</text:p>
          </table:table-cell>
          <table:table-cell table:number-columns-repeated="2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>
            <text:p>1184.6153846154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>
            <text:p>130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>
            <text:p>1584.615384615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1]/13" office:value-type="float" office:value="284.615384615385">
            <text:p>284.6153846154</text:p>
          </table:table-cell>
          <table:table-cell table:style-name="ce2" table:formula="of:=[.C21]/14" office:value-type="float" office:value="328.571428571429">
            <text:p>328.5714285714</text:p>
          </table:table-cell>
          <table:table-cell table:style-name="ce2" table:formula="of:=[.D21]/14" office:value-type="float" office:value="350">
            <text:p>350</text:p>
          </table:table-cell>
          <table:table-cell table:style-name="ce2" table:formula="of:=[.E21]/13" office:value-type="float" office:value="400">
            <text:p>400</text:p>
          </table:table-cell>
          <table:table-cell table:style-name="ce2" table:formula="of:=[.F21]/14" office:value-type="float" office:value="221.428571428571">
            <text:p>221.4285714286</text:p>
          </table:table-cell>
          <table:table-cell table:style-name="ce2"/>
          <table:table-cell table:formula="of:=SUM([.H21:.H37])" office:value-type="float" office:value="21500">
            <text:p>21500</text:p>
          </table:table-cell>
          <table:table-cell table:number-columns-repeated="8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office:value-type="float" office:value="3900">
            <text:p>3900</text:p>
          </table:table-cell>
          <table:table-cell office:value-type="float" office:value="5100">
            <text:p>5100</text:p>
          </table:table-cell>
          <table:table-cell office:value-type="float" office:value="4300">
            <text:p>4300</text:p>
          </table:table-cell>
          <table:table-cell office:value-type="float" office:value="4800">
            <text:p>4800</text:p>
          </table:table-cell>
          <table:table-cell office:value-type="float" office:value="4200">
            <text:p>4200</text:p>
          </table:table-cell>
          <table:table-cell table:style-name="ce2" table:formula="of:=SUM([.B39:.F39])" office:value-type="float" office:value="22300">
            <text:p>22300</text:p>
          </table:table-cell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Gena</text:p>
          </table:table-cell>
          <table:table-cell table:number-columns-repeated="2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>
            <text:p>1185.2380952381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>
            <text:p>1249.5238095238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>
            <text:p>1528.095238095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39]/14" office:value-type="float" office:value="278.571428571429">
            <text:p>278.5714285714</text:p>
          </table:table-cell>
          <table:table-cell table:style-name="ce2" table:formula="of:=[.C39]/15" office:value-type="float" office:value="340">
            <text:p>340</text:p>
          </table:table-cell>
          <table:table-cell table:style-name="ce2" table:formula="of:=[.D39]/15" office:value-type="float" office:value="286.666666666667">
            <text:p>286.6666666667</text:p>
          </table:table-cell>
          <table:table-cell table:style-name="ce2" table:formula="of:=[.E39]/14" office:value-type="float" office:value="342.857142857143">
            <text:p>342.8571428571</text:p>
          </table:table-cell>
          <table:table-cell table:style-name="ce2" table:formula="of:=[.F39]/15" office:value-type="float" office:value="280">
            <text:p>280</text:p>
          </table:table-cell>
          <table:table-cell table:style-name="ce2"/>
          <table:table-cell table:formula="of:=SUM([.H39:.H55])" office:value-type="float" office:value="22300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4rd</text:span></text:p>
          </table:table-cell>
          <table:table-cell office:value-type="float" office:value="4900">
            <text:p>4900</text:p>
          </table:table-cell>
          <table:table-cell table:number-columns-repeated="2" office:value-type="float" office:value="4300">
            <text:p>4300</text:p>
          </table:table-cell>
          <table:table-cell office:value-type="float" office:value="3900">
            <text:p>3900</text:p>
          </table:table-cell>
          <table:table-cell office:value-type="float" office:value="3400">
            <text:p>3400</text:p>
          </table:table-cell>
          <table:table-cell table:style-name="ce2" table:formula="of:=SUM([.B58:.F58])" office:value-type="float" office:value="20800">
            <text:p>20800</text:p>
          </table:table-cell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" office:value-type="string">
            <text:p>-Գայանե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Ալեք</text:p>
          </table:table-cell>
          <table:table-cell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number-columns-repeated="4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-Sargis</text:p>
          </table:table-cell>
          <table:table-cell table:number-columns-repeated="2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>
            <text:p>592.3076923077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>
            <text:p>1683.9743589744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>
            <text:p>408.3333333333</text:p>
          </table:table-cell>
          <table:table-cell table:formula="of:=[.C58]/12" office:value-type="float" office:value="358.333333333333">
            <text:p>358.3333333333</text:p>
          </table:table-cell>
          <table:table-cell table:formula="of:=[.D58]/13" office:value-type="float" office:value="330.769230769231">
            <text:p>330.7692307692</text:p>
          </table:table-cell>
          <table:table-cell table:formula="of:=[.E58]/12" office:value-type="float" office:value="325">
            <text:p>325</text:p>
          </table:table-cell>
          <table:table-cell table:formula="of:=[.F58]/13" office:value-type="float" office:value="261.538461538462">
            <text:p>261.5384615385</text:p>
          </table:table-cell>
          <table:table-cell/>
          <table:table-cell table:formula="of:=SUM([.H58:.H74])" office:value-type="float" office:value="20800">
            <text:p>20800</text:p>
          </table:table-cell>
          <table:table-cell/>
          <table:table-cell table:style-name="ce7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3">
          <table:table-cell table:style-name="ce2" office:value-type="string">
            <text:p><text:span text:style-name="T1">5th</text:span></text:p>
          </table:table-cell>
          <table:table-cell office:value-type="float" office:value="4600">
            <text:p>4600</text:p>
          </table:table-cell>
          <table:table-cell office:value-type="float" office:value="4200">
            <text:p>4200</text:p>
          </table:table-cell>
          <table:table-cell office:value-type="float" office:value="3400">
            <text:p>3400</text:p>
          </table:table-cell>
          <table:table-cell office:value-type="float" office:value="4000">
            <text:p>4000</text:p>
          </table:table-cell>
          <table:table-cell table:style-name="ce8" office:value-type="float" office:value="4500">
            <text:p>4500</text:p>
          </table:table-cell>
          <table:table-cell table:style-name="ce2" table:formula="of:=SUM([.B77:.F77])" office:value-type="float" office:value="20700">
            <text:p>20700</text:p>
          </table:table-cell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ի Գ․</text:p>
          </table:table-cell>
          <table:table-cell/>
          <table:table-cell office:value-type="float" office:value="9000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 table:number-columns-repeated="5"/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>
            <text:p>-Ալեք</text:p>
          </table:table-cell>
          <table:table-cell table:number-columns-repeated="3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մլետ</text:p>
          </table:table-cell>
          <table:table-cell table:number-columns-repeated="7"/>
        </table:table-row>
        <table:table-row table:style-name="ro13">
          <table:table-cell/>
          <table:table-cell table:number-columns-repeated="5" table:style-name="ce2" office:value-type="string">
            <text:p>-N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>
            <text:p>-Mane</text:p>
          </table:table-cell>
          <table:table-cell/>
          <table:table-cell office:value-type="float" office:value="0">
            <text:p>0</text:p>
          </table:table-cell>
          <table:table-cell table:style-name="ce2" office:value-type="string">
            <text:p>Նանե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Sargis</text:p>
          </table:table-cell>
          <table:table-cell office:value-type="string">
            <text:p>-Ժոզեֆ</text:p>
          </table:table-cell>
          <table:table-cell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2"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>
            <text:p>1182.4175824176</text:p>
          </table:table-cell>
          <table:table-cell table:style-name="ce2"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>
            <text:p>1218.1318681319</text:p>
          </table:table-cell>
          <table:table-cell table:style-name="ce2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>
            <text:p>607.1428571429</text:p>
          </table:table-cell>
          <table:table-cell table:style-name="ce2" office:value-type="string">
            <text:p>Ալեք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table:style-name="ce8" office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>
            <text:p>1150</text:p>
          </table:table-cell>
          <table:table-cell table:style-name="ce2"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>
            <text:p>1503.8461538462</text:p>
          </table:table-cell>
          <table:table-cell office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77]/13" office:value-type="float" office:value="353.846153846154">
            <text:p>353.8461538462</text:p>
          </table:table-cell>
          <table:table-cell table:style-name="ce2" table:formula="of:=[.C77]/14" office:value-type="float" office:value="300">
            <text:p>300</text:p>
          </table:table-cell>
          <table:table-cell table:style-name="ce2" table:formula="of:=[.D77]/14" office:value-type="float" office:value="242.857142857143">
            <text:p>242.8571428571</text:p>
          </table:table-cell>
          <table:table-cell table:style-name="ce2" table:formula="of:=[.E77]/14" office:value-type="float" office:value="285.714285714286">
            <text:p>285.7142857143</text:p>
          </table:table-cell>
          <table:table-cell table:style-name="ce2" table:formula="of:=[.F77]/14" office:value-type="float" office:value="321.428571428571">
            <text:p>321.4285714286</text:p>
          </table:table-cell>
          <table:table-cell/>
          <table:table-cell table:formula="of:=SUM([.H77:.H93])" office:value-type="float" office:value="20700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>
            <text:p>107500</text:p>
          </table:table-cell>
          <table:table-cell/>
          <table:table-cell table:formula="of:=SUM([.K2];[.K4];[.K17];[.K21];[.K44];[.K77])-1600" office:value-type="float" office:value="92400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"/>
        <table:table-column table:style-name="co19" table:default-cell-style-name="ce3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Cache</text:p>
          </table:table-cell>
          <table:table-cell table:style-name="ce1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18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18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7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18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7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7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7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7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18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18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18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18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18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8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18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18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" table:formula="of:=[.B2]/16" office:value-type="float" office:value="337.5" calcext:value-type="float">
            <text:p>337.5</text:p>
          </table:table-cell>
          <table:table-cell table:style-name="ce2" table:formula="of:=[.C2]/16" office:value-type="float" office:value="325" calcext:value-type="float">
            <text:p>325</text:p>
          </table:table-cell>
          <table:table-cell table:style-name="ce2" table:formula="of:=[.D2]/16" office:value-type="float" office:value="262.5" calcext:value-type="float">
            <text:p>262.5</text:p>
          </table:table-cell>
          <table:table-cell table:style-name="ce2" table:formula="of:=[.E2]/17" office:value-type="float" office:value="276.470588235294" calcext:value-type="float">
            <text:p>276.4705882353</text:p>
          </table:table-cell>
          <table:table-cell table:style-name="ce2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style-name="ce8"/>
          <table:table-cell table:number-columns-repeated="7"/>
        </table:table-row>
        <table:table-row table:style-name="ro8">
          <table:table-cell table:style-name="ce2" office:value-type="string" calcext:value-type="string">
            <text:p><text:span text:style-name="T1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8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9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"/>
          <table:table-cell table:number-columns-repeated="4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2" office:value-type="string" calcext:value-type="string">
            <text:p>- Սարգիս</text:p>
          </table:table-cell>
          <table:table-cell table:style-name="ce2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/>
          <table:table-cell table:style-name="ce12" office:value-type="string" calcext:value-type="string">
            <text:p>- Գայանե</text:p>
          </table:table-cell>
          <table:table-cell table:style-name="ce12" office:value-type="string" calcext:value-type="string">
            <text:p>- Անի Գ․</text:p>
          </table:table-cell>
          <table:table-cell table:style-name="ce12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8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" office:value-type="string" calcext:value-type="string">
            <text:p>- Ալեք</text:p>
          </table:table-cell>
          <table:table-cell table:style-name="ce12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25]/14" office:value-type="float" office:value="342.857142857143" calcext:value-type="float">
            <text:p>342.8571428571</text:p>
          </table:table-cell>
          <table:table-cell table:style-name="ce2" table:formula="of:=[.C25]/16" office:value-type="float" office:value="268.75" calcext:value-type="float">
            <text:p>268.75</text:p>
          </table:table-cell>
          <table:table-cell table:style-name="ce2" table:formula="of:=[.D25]/12" office:value-type="float" office:value="416.666666666667" calcext:value-type="float">
            <text:p>416.6666666667</text:p>
          </table:table-cell>
          <table:table-cell table:style-name="ce2" table:formula="of:=[.E25]/13" office:value-type="float" office:value="346.153846153846" calcext:value-type="float">
            <text:p>346.1538461538</text:p>
          </table:table-cell>
          <table:table-cell table:style-name="ce2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8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12"/>
          <table:table-cell table:number-columns-repeated="2" table:style-name="ce2" office:value-type="string" calcext:value-type="string">
            <text:p>- Ալեք</text:p>
          </table:table-cell>
          <table:table-cell table:style-name="ce12"/>
          <table:table-cell table:style-name="ce13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8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48]/14" office:value-type="float" office:value="328.571428571429" calcext:value-type="float">
            <text:p>328.5714285714</text:p>
          </table:table-cell>
          <table:table-cell table:style-name="ce2" table:formula="of:=[.C48]/13" office:value-type="float" office:value="361.538461538462" calcext:value-type="float">
            <text:p>361.5384615385</text:p>
          </table:table-cell>
          <table:table-cell table:style-name="ce2" table:formula="of:=[.D48]/13" office:value-type="float" office:value="307.692307692308" calcext:value-type="float">
            <text:p>307.6923076923</text:p>
          </table:table-cell>
          <table:table-cell table:style-name="ce2" table:formula="of:=[.E48]/14" office:value-type="float" office:value="357.142857142857" calcext:value-type="float">
            <text:p>357.1428571429</text:p>
          </table:table-cell>
          <table:table-cell table:style-name="ce2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 calcext:value-type="string">
            <text:p><text:span text:style-name="T1">4</text:span></text:p>
          </table:table-cell>
          <table:table-cell table:style-name="ce3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8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style-name="ce13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2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12" office:value-type="string" calcext:value-type="string">
            <text:p>- Գենա</text:p>
          </table:table-cell>
          <table:table-cell table:number-columns-repeated="4" table:style-name="ce12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19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12" office:value-type="string" calcext:value-type="string">
            <text:p>- Անի Գ․</text:p>
          </table:table-cell>
          <table:table-cell table:style-name="ce3" table:number-columns-repeated="2"/>
          <table:table-cell table:style-name="ce3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" office:value-type="string" calcext:value-type="string">
            <text:p>- Հասմիկ Դ</text:p>
          </table:table-cell>
          <table:table-cell table:number-columns-repeated="4" table:style-name="ce12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12" office:value-type="string" calcext:value-type="string">
            <text:p>- Համլետ</text:p>
          </table:table-cell>
          <table:table-cell/>
          <table:table-cell table:style-name="ce12" office:value-type="string" calcext:value-type="string">
            <text:p>- Համլետ</text:p>
          </table:table-cell>
          <table:table-cell table:style-name="ce2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" table:number-columns-repeated="5"/>
          <table:table-cell table:style-name="Default"/>
          <table:table-cell table:style-name="ce2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20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"/>
        <table:table-column table:style-name="co15" table:default-cell-style-name="ce3"/>
        <table:table-column table:style-name="co15" table:default-cell-style-name="ce2"/>
        <table:table-column table:style-name="co23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table:formula="of:=50000/13" office:value-type="float" office:value="3846.15384615385">
            <text:p>3846.1538461539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900">
            <text:p>4900</text:p>
          </table:table-cell>
          <table:table-cell office:value-type="float" office:value="4800">
            <text:p>4800</text:p>
          </table:table-cell>
          <table:table-cell office:value-type="float" office:value="4000">
            <text:p>40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table:formula="of:=SUM([.B2:.F2])" office:value-type="float" office:value="22100">
            <text:p>22100</text:p>
          </table:table-cell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ի Գ․</text:p>
          </table:table-cell>
          <table:table-cell office:value-type="string">
            <text:p>5000(3050) + 2000</text:p>
          </table:table-cell>
          <table:table-cell table:style-name="ce20" office:value-type="float" office:value="9000">
            <text:p>9000</text:p>
          </table:table-cell>
          <table:table-cell office:value-type="float" office:value="5050">
            <text:p>5050</text:p>
          </table:table-cell>
          <table:table-cell table:formula="of:=SUM([.H2];[.H24];[.H40];[.H56])" office:value-type="float" office:value="6866.83261183261">
            <text:p>6866.8326118326</text:p>
          </table:table-cell>
          <table:table-cell table:formula="of:=SUM([.M2];[.N1])" office:value-type="float" office:value="10712.9864579865">
            <text:p>10712.9864579865</text:p>
          </table:table-cell>
          <table:table-cell table:style-name="ce23" table:formula="of:=[.L2]-[.N2]" office:value-type="float" office:value="-5662.98645798646">
            <text:p>-566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16:.F16])" office:value-type="float" office:value="2003.0303030303">
            <text:p>2003.0303030303</text:p>
          </table:table-cell>
          <table:table-cell office:value-type="string">
            <text:p>Անժելա</text:p>
          </table:table-cell>
          <table:table-cell office:value-type="string">
            <text:p>5400(5000)</text:p>
          </table:table-cell>
          <table:table-cell office:value-type="float" office:value="15000">
            <text:p>15000</text:p>
          </table:table-cell>
          <table:table-cell office:value-type="float" office:value="5000">
            <text:p>5000</text:p>
          </table:table-cell>
          <table:table-cell table:formula="of:=SUM([.H3];[.H25];[.H41];[.H57])" office:value-type="float" office:value="7676.83261183261">
            <text:p>7676.8326118326</text:p>
          </table:table-cell>
          <table:table-cell table:formula="of:=SUM([.M3];[.N1])" office:value-type="float" office:value="11522.9864579865">
            <text:p>11522.9864579865</text:p>
          </table:table-cell>
          <table:table-cell table:style-name="ce23" table:formula="of:=[.L3]-[.N3]" office:value-type="float" office:value="-6522.98645798646">
            <text:p>-6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6:.F16])" office:value-type="float" office:value="2003.0303030303">
            <text:p>2003.0303030303</text:p>
          </table:table-cell>
          <table:table-cell office:value-type="string">
            <text:p>Արմենուհի</text:p>
          </table:table-cell>
          <table:table-cell office:value-type="string">
            <text:p>20000(11000)</text:p>
          </table:table-cell>
          <table:table-cell office:value-type="string">
            <text:p>50000(salary)</text:p>
          </table:table-cell>
          <table:table-cell office:value-type="float" office:value="11000">
            <text:p>11000</text:p>
          </table:table-cell>
          <table:table-cell table:formula="of:=SUM([.H4];[.H26];[.H42];[.H58])" office:value-type="float" office:value="7676.83261183261">
            <text:p>7676.8326118326</text:p>
          </table:table-cell>
          <table:table-cell table:formula="of:=SUM([.M4];[.N1])" office:value-type="float" office:value="11522.9864579865">
            <text:p>11522.9864579865</text:p>
          </table:table-cell>
          <table:table-cell table:style-name="ce23" table:formula="of:=[.L4]-[.N4]" office:value-type="float" office:value="-522.986457986459">
            <text:p>-522.9864579865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style-name="ce9" office:value-type="string">
            <text:p>3000(400)</text:p>
          </table:table-cell>
          <table:table-cell office:value-type="string">
            <text:p>50000(daily expenses)</text:p>
          </table:table-cell>
          <table:table-cell office:value-type="float" office:value="400">
            <text:p>400</text:p>
          </table:table-cell>
          <table:table-cell table:formula="of:=SUM([.H5];[.H27];[.H43];[.H59])" office:value-type="float" office:value="5673.80230880231">
            <text:p>5673.8023088023</text:p>
          </table:table-cell>
          <table:table-cell table:formula="of:=SUM([.M5];[.N1])" office:value-type="float" office:value="9519.95615495616">
            <text:p>9519.9561549562</text:p>
          </table:table-cell>
          <table:table-cell table:style-name="ce23" table:formula="of:=[.L5]-[.N5]" office:value-type="float" office:value="-9119.95615495616">
            <text:p>-9119.9561549562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6:.E16])" office:value-type="float" office:value="1503.0303030303">
            <text:p>1503.0303030303</text:p>
          </table:table-cell>
          <table:table-cell office:value-type="string">
            <text:p>Արեգ</text:p>
          </table:table-cell>
          <table:table-cell office:value-type="string">
            <text:p>20000(15000)</text:p>
          </table:table-cell>
          <table:table-cell/>
          <table:table-cell office:value-type="float" office:value="15000">
            <text:p>15000</text:p>
          </table:table-cell>
          <table:table-cell table:formula="of:=SUM([.H6];[.H28];[.H44];[.H60])" office:value-type="float" office:value="5637.72727272727">
            <text:p>5637.7272727273</text:p>
          </table:table-cell>
          <table:table-cell table:formula="of:=SUM([.M6];[.N1])" office:value-type="float" office:value="9483.88111888112">
            <text:p>9483.8811188811</text:p>
          </table:table-cell>
          <table:table-cell table:style-name="ce7" table:formula="of:=[.L6]-[.N6]" office:value-type="float" office:value="5516.11888111888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մլետ</text:p>
          </table:table-cell>
          <table:table-cell table:style-name="ce7" office:value-type="float" office:value="15100">
            <text:p>15100</text:p>
          </table:table-cell>
          <table:table-cell/>
          <table:table-cell office:value-type="float" office:value="15100">
            <text:p>15100</text:p>
          </table:table-cell>
          <table:table-cell table:formula="of:=SUM([.H7];[.H29];[.H45];[.H61])" office:value-type="float" office:value="6749.84848484849">
            <text:p>6749.8484848485</text:p>
          </table:table-cell>
          <table:table-cell table:formula="of:=SUM([.M7];[.N1])" office:value-type="float" office:value="10596.0023310023">
            <text:p>10596.0023310023</text:p>
          </table:table-cell>
          <table:table-cell table:style-name="ce7" table:formula="of:=[.L7]-[.N7]" office:value-type="float" office:value="4503.99766899767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>
            <text:p>1066.6666666667</text:p>
          </table:table-cell>
          <table:table-cell office:value-type="string">
            <text:p>Մանե</text:p>
          </table:table-cell>
          <table:table-cell table:style-name="ce7" office:value-type="string">
            <text:p>4400 + 2000</text:p>
          </table:table-cell>
          <table:table-cell/>
          <table:table-cell office:value-type="float" office:value="6400">
            <text:p>6400</text:p>
          </table:table-cell>
          <table:table-cell table:formula="of:=SUM([.H8];[.H30];[.H46];[.H62])" office:value-type="float" office:value="4685.25252525252">
            <text:p>4685.2525252525</text:p>
          </table:table-cell>
          <table:table-cell table:formula="of:=SUM([.M8];[.N1])" office:value-type="float" office:value="8531.40637140637">
            <text:p>8531.4063714064</text:p>
          </table:table-cell>
          <table:table-cell table:style-name="ce27" table:formula="of:=[.L8]-[.N8]" office:value-type="float" office:value="-2131.40637140637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>
            <text:p>2003.0303030303</text:p>
          </table:table-cell>
          <table:table-cell office:value-type="string">
            <text:p>Նանե</text:p>
          </table:table-cell>
          <table:table-cell table:style-name="ce7" office:value-type="string">
            <text:p>5100 + 2000</text:p>
          </table:table-cell>
          <table:table-cell/>
          <table:table-cell office:value-type="float" office:value="7100">
            <text:p>7100</text:p>
          </table:table-cell>
          <table:table-cell table:formula="of:=SUM([.H9];[.H31];[.H47];[.H63])" office:value-type="float" office:value="6688.73737373738">
            <text:p>6688.7373737374</text:p>
          </table:table-cell>
          <table:table-cell table:formula="of:=SUM([.M9];[.N1])" office:value-type="float" office:value="10534.8912198912">
            <text:p>10534.8912198912</text:p>
          </table:table-cell>
          <table:table-cell table:style-name="ce27" table:formula="of:=[.L9]-[.N9]" office:value-type="float" office:value="-3434.89121989122">
            <text:p>-3434.8912198912</text:p>
          </table:table-cell>
        </table:table-row>
        <table:table-row table:style-name="ro9">
          <table:table-cell table:number-columns-repeated="5"/>
          <table:table-cell office:value-type="string">
            <text:p>- Գենա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Հասմիկ Դ․</text:p>
          </table:table-cell>
          <table:table-cell office:value-type="string">
            <text:p>5000(750)</text:p>
          </table:table-cell>
          <table:table-cell/>
          <table:table-cell office:value-type="float" office:value="750">
            <text:p>750</text:p>
          </table:table-cell>
          <table:table-cell table:formula="of:=SUM([.H10];[.H32];[.H48];[.H64])" office:value-type="float" office:value="7676.83261183261">
            <text:p>7676.8326118326</text:p>
          </table:table-cell>
          <table:table-cell table:formula="of:=SUM([.M10];[.N1])" office:value-type="float" office:value="11522.9864579865">
            <text:p>11522.9864579865</text:p>
          </table:table-cell>
          <table:table-cell table:style-name="ce27" table:formula="of:=[.L10]-[.N10]" office:value-type="float" office:value="-10772.9864579865">
            <text:p>-10772.9864579865</text:p>
          </table:table-cell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16:.F16])" office:value-type="float" office:value="2003.0303030303">
            <text:p>2003.0303030303</text:p>
          </table:table-cell>
          <table:table-cell office:value-type="string">
            <text:p>Կարեն</text:p>
          </table:table-cell>
          <table:table-cell office:value-type="string">
            <text:p>10000(4200)</text:p>
          </table:table-cell>
          <table:table-cell/>
          <table:table-cell office:value-type="float" office:value="4200">
            <text:p>4200</text:p>
          </table:table-cell>
          <table:table-cell table:formula="of:=SUM([.H11];[.H33];[.H49];[.H65])" office:value-type="float" office:value="4123.7012987013">
            <text:p>4123.7012987013</text:p>
          </table:table-cell>
          <table:table-cell table:formula="of:=SUM([.M11];[.N1])" office:value-type="float" office:value="7969.85514485515">
            <text:p>7969.8551448552</text:p>
          </table:table-cell>
          <table:table-cell table:style-name="ce23" table:formula="of:=[.L11]-[.N11]" office:value-type="float" office:value="-3769.85514485514">
            <text:p>-3769.8551448552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 Գայանե</text:p>
          </table:table-cell>
          <table:table-cell table:style-name="Default"/>
          <table:table-cell table:formula="of:=SUM([.B16:.F16])" office:value-type="float" office:value="2003.0303030303">
            <text:p>2003.0303030303</text:p>
          </table:table-cell>
          <table:table-cell office:value-type="string">
            <text:p>Ժոզեֆ</text:p>
          </table:table-cell>
          <table:table-cell office:value-type="string">
            <text:p>15000(5000) + 2000</text:p>
          </table:table-cell>
          <table:table-cell/>
          <table:table-cell office:value-type="float" office:value="7000">
            <text:p>7000</text:p>
          </table:table-cell>
          <table:table-cell table:formula="of:=SUM([.H12];[.H34];[.H50];[.H66])" office:value-type="float" office:value="7676.83261183261">
            <text:p>7676.8326118326</text:p>
          </table:table-cell>
          <table:table-cell table:formula="of:=SUM([.M12];[.N1])" office:value-type="float" office:value="11522.9864579865">
            <text:p>11522.9864579865</text:p>
          </table:table-cell>
          <table:table-cell table:style-name="ce23" table:formula="of:=[.L12]-[.N12]" office:value-type="float" office:value="-4522.98645798646">
            <text:p>-4522.9864579865</text:p>
          </table:table-cell>
        </table:table-row>
        <table:table-row table:style-name="ro9">
          <table:table-cell/>
          <table:table-cell table:number-columns-repeated="5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office:value-type="string">
            <text:p>5000(3400)</text:p>
          </table:table-cell>
          <table:table-cell/>
          <table:table-cell office:value-type="float" office:value="3400">
            <text:p>3400</text:p>
          </table:table-cell>
          <table:table-cell table:formula="of:=SUM([.H13];[.H35];[.H51];[.H67])" office:value-type="float" office:value="758.333333333333">
            <text:p>758.3333333333</text:p>
          </table:table-cell>
          <table:table-cell table:formula="of:=SUM([.M13];[.N1])" office:value-type="float" office:value="4604.48717948718">
            <text:p>4604.4871794872</text:p>
          </table:table-cell>
          <table:table-cell table:formula="of:=[.L13]-[.N13]" office:value-type="float" office:value="-1204.48717948718">
            <text:p>-1204.4871794872</text:p>
          </table:table-cell>
        </table:table-row>
        <table:table-row table:style-name="ro9">
          <table:table-cell table:number-columns-repeated="5"/>
          <table:table-cell table:style-name="ce8"/>
          <table:table-cell table:style-name="Default"/>
          <table:table-cell table:style-name="Default" table:formula="of:=SUM([.B16:.F16])" office:value-type="float" office:value="2003.0303030303">
            <text:p>2003.0303030303</text:p>
          </table:table-cell>
          <table:table-cell table:style-name="ce26" office:value-type="string">
            <text:p>Արծվի</text:p>
          </table:table-cell>
          <table:table-cell office:value-type="string">
            <text:p>5400(0)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000">
            <text:p>2000</text:p>
          </table:table-cell>
          <table:table-cell table:style-name="ce23" office:value-type="float" office:value="-2000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>
            <text:p>1503.0303030303</text:p>
          </table:table-cell>
          <table:table-cell office:value-type="string">
            <text:p>Գենա</text:p>
          </table:table-cell>
          <table:table-cell office:value-type="string">
            <text:p>15000(0) + 5000</text:p>
          </table:table-cell>
          <table:table-cell/>
          <table:table-cell office:value-type="float" office:value="5000">
            <text:p>5000</text:p>
          </table:table-cell>
          <table:table-cell table:formula="of:=SUM([.H15];[.H37];[.H53];[.H69])" office:value-type="float" office:value="5849.84848484848">
            <text:p>5849.8484848485</text:p>
          </table:table-cell>
          <table:table-cell table:formula="of:=SUM([.M15];[.N1])" office:value-type="float" office:value="9696.00233100233">
            <text:p>9696.0023310023</text:p>
          </table:table-cell>
          <table:table-cell table:style-name="ce23" table:formula="of:=[.L15]-[.N15]" office:value-type="float" office:value="-4696.00233100233">
            <text:p>-4696.0023310023</text:p>
          </table:table-cell>
        </table:table-row>
        <table:table-row table:style-name="ro9">
          <table:table-cell/>
          <table:table-cell table:style-name="ce2" table:formula="of:=[.B2]/12" office:value-type="float" office:value="408.333333333333">
            <text:p>408.3333333333</text:p>
          </table:table-cell>
          <table:table-cell table:style-name="ce2" table:formula="of:=[.C2]/11" office:value-type="float" office:value="436.363636363636">
            <text:p>436.3636363636</text:p>
          </table:table-cell>
          <table:table-cell table:style-name="ce2" table:formula="of:=[.D2]/12" office:value-type="float" office:value="333.333333333333">
            <text:p>333.3333333333</text:p>
          </table:table-cell>
          <table:table-cell table:style-name="ce2" table:formula="of:=[.E2]/12" office:value-type="float" office:value="325">
            <text:p>325</text:p>
          </table:table-cell>
          <table:table-cell table:style-name="ce2" table:formula="of:=[.F2]/9" office:value-type="float" office:value="500">
            <text:p>500</text:p>
          </table:table-cell>
          <table:table-cell table:style-name="Default"/>
          <table:table-cell table:style-name="ce25" table:formula="of:=SUM([.H2:.H15])" office:value-type="float" office:value="22100">
            <text:p>22100</text:p>
          </table:table-cell>
          <table:table-cell table:style-name="Default"/>
          <table:table-cell table:number-columns-repeated="2"/>
          <table:table-cell office:value-type="string">
            <text:p>Arus</text:p>
          </table:table-cell>
          <table:table-cell table:style-name="ce23" office:value-type="float" office:value="350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900">
            <text:p>4900</text:p>
          </table:table-cell>
          <table:table-cell office:value-type="float" office:value="1500">
            <text:p>1500</text:p>
          </table:table-cell>
          <table:table-cell office:value-type="float" office:value="3900">
            <text:p>3900</text:p>
          </table:table-cell>
          <table:table-cell office:value-type="float" office:value="4500">
            <text:p>4500</text:p>
          </table:table-cell>
          <table:table-cell office:value-type="float" office:value="6300">
            <text:p>6300</text:p>
          </table:table-cell>
          <table:table-cell table:formula="of:=SUM([.B24:.F24])" office:value-type="float" office:value="21100">
            <text:p>21100</text:p>
          </table:table-cell>
          <table:table-cell table:style-name="ce8" table:formula="of:=SUM([.B38:.D38];[.F38])" office:value-type="float" office:value="1596.66666666667">
            <text:p>1596.66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38:.F38])" office:value-type="float" office:value="2046.66666666667">
            <text:p>2046.6666666667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8:.F38])" office:value-type="float" office:value="2046.66666666667">
            <text:p>2046.6666666667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D38:.F38])" office:value-type="float" office:value="1434.54545454545">
            <text:p>1434.5454545455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>
            <text:p>1250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Արեգ</text:p>
          </table:table-cell>
          <table:table-cell table:style-name="ce2" office:value-type="string">
            <text:p>- Մանե</text:p>
          </table:table-cell>
          <table:table-cell table:style-name="ce2" table:number-columns-repeated="2"/>
          <table:table-cell table:style-name="ce2" office:value-type="string">
            <text:p>- Մանե</text:p>
          </table:table-cell>
          <table:table-cell/>
          <table:table-cell table:formula="of:=SUM([.B38])" office:value-type="float" office:value="445.454545454545">
            <text:p>4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 office:value-type="string">
            <text:p>-Արեգ</text:p>
          </table:table-cell>
          <table:table-cell table:style-name="ce2"/>
          <table:table-cell table:number-columns-repeated="2" office:value-type="string">
            <text:p>-Karen</text:p>
          </table:table-cell>
          <table:table-cell table:style-name="Default"/>
          <table:table-cell table:formula="of:=SUM([.B38:.F38])" office:value-type="float" office:value="2046.66666666667">
            <text:p>2046.6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 office:value-type="string">
            <text:p>- Ani</text:p>
          </table:table-cell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>
            <text:p>2046.66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24]/11" office:value-type="float" office:value="445.454545454545">
            <text:p>445.4545454545</text:p>
          </table:table-cell>
          <table:table-cell table:style-name="ce2" table:formula="of:=[.C24]/9" office:value-type="float" office:value="166.666666666667">
            <text:p>166.6666666667</text:p>
          </table:table-cell>
          <table:table-cell table:style-name="ce2" table:formula="of:=[.D24]/11" office:value-type="float" office:value="354.545454545455">
            <text:p>354.5454545455</text:p>
          </table:table-cell>
          <table:table-cell table:style-name="ce2" table:formula="of:=[.E24]/10" office:value-type="float" office:value="450">
            <text:p>450</text:p>
          </table:table-cell>
          <table:table-cell table:style-name="ce2" table:formula="of:=[.F24]/10" office:value-type="float" office:value="630">
            <text:p>630</text:p>
          </table:table-cell>
          <table:table-cell table:style-name="Default"/>
          <table:table-cell table:style-name="ce25" table:formula="of:=SUM([.H24:.H37])" office:value-type="float" office:value="21100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rd</text:span></text:p>
          </table:table-cell>
          <table:table-cell office:value-type="float" office:value="0">
            <text:p>0</text:p>
          </table:table-cell>
          <table:table-cell office:value-type="float" office:value="4800">
            <text:p>4800</text:p>
          </table:table-cell>
          <table:table-cell office:value-type="float" office:value="4400">
            <text:p>4400</text:p>
          </table:table-cell>
          <table:table-cell office:value-type="float" office:value="3600">
            <text:p>3600</text:p>
          </table:table-cell>
          <table:table-cell office:value-type="float" office:value="3800">
            <text:p>3800</text:p>
          </table:table-cell>
          <table:table-cell table:formula="of:=SUM([.B40:.F40])" office:value-type="float" office:value="16600">
            <text:p>16600</text:p>
          </table:table-cell>
          <table:table-cell table:style-name="ce8" table:formula="of:=SUM([.B54:.D54];[.F54])" office:value-type="float" office:value="1181.81818181818">
            <text:p>1181.8181818182</text:p>
          </table:table-cell>
          <table:table-cell office:value-type="string">
            <text:p>Անի Գ․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54:.F54])" office:value-type="float" office:value="1541.81818181818">
            <text:p>1541.8181818182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4:.F54])" office:value-type="float" office:value="1541.81818181818">
            <text:p>1541.818181818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>
            <text:p>1196.3636363636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>
            <text:p>1541.818181818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3"/>
          <table:table-cell table:style-name="ce2" office:value-type="string">
            <text:p>- Մանե</text:p>
          </table:table-cell>
          <table:table-cell/>
          <table:table-cell table:formula="of:=SUM([.F54])" office:value-type="float" office:value="345.454545454545">
            <text:p>345.4545454545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 Սարգիս</text:p>
          </table:table-cell>
          <table:table-cell/>
          <table:table-cell table:style-name="ce2"/>
          <table:table-cell office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>
            <text:p>1541.818181818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4" office:value-type="string">
            <text:p>- Սարգիս</text:p>
          </table:table-cell>
          <table:table-cell table:style-name="Default"/>
          <table:table-cell office:value-type="float" office:value="0">
            <text:p>0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>
            <text:p>-Karen</text:p>
          </table:table-cell>
          <table:table-cell/>
          <table:table-cell table:style-name="ce8"/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>
            <text:p>1541.8181818182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formula="of:=[.C40]/11" office:value-type="float" office:value="436.363636363636">
            <text:p>436.3636363636</text:p>
          </table:table-cell>
          <table:table-cell table:style-name="ce2" table:formula="of:=[.D40]/11" office:value-type="float" office:value="400">
            <text:p>400</text:p>
          </table:table-cell>
          <table:table-cell table:style-name="ce2" table:formula="of:=[.E40]/10" office:value-type="float" office:value="360">
            <text:p>360</text:p>
          </table:table-cell>
          <table:table-cell table:style-name="ce2" table:formula="of:=[.F40]/11" office:value-type="float" office:value="345.454545454545">
            <text:p>345.4545454545</text:p>
          </table:table-cell>
          <table:table-cell table:style-name="Default"/>
          <table:table-cell table:style-name="ce25" table:formula="of:=SUM([.H40:.H53])" office:value-type="float" office:value="16600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4rd</text:span></text:p>
          </table:table-cell>
          <table:table-cell office:value-type="float" office:value="5000">
            <text:p>5000</text:p>
          </table:table-cell>
          <table:table-cell office:value-type="float" office:value="4100">
            <text:p>4100</text:p>
          </table:table-cell>
          <table:table-cell office:value-type="float" office:value="4000">
            <text:p>4000</text:p>
          </table:table-cell>
          <table:table-cell office:value-type="float" office:value="3200">
            <text:p>3200</text:p>
          </table:table-cell>
          <table:table-cell office:value-type="float" office:value="4000">
            <text:p>4000</text:p>
          </table:table-cell>
          <table:table-cell table:formula="of:=SUM([.B56:.F56])" office:value-type="float" office:value="20300">
            <text:p>20300</text:p>
          </table:table-cell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ի Գ․</text:p>
          </table:table-cell>
          <table:table-cell/>
          <table:table-cell office:value-type="float" office:value="19000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8" table:formula="of:=SUM([.B70:.F70])" office:value-type="float" office:value="2085.31746031746">
            <text:p>2085.317460317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0:.F70])" office:value-type="float" office:value="2085.31746031746">
            <text:p>2085.3174603175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>
            <text:p>1158.3333333333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>
            <text:p>1172.2222222222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>
            <text:p>-Gena</text:p>
          </table:table-cell>
          <table:table-cell/>
          <table:table-cell table:formula="of:=SUM([.C70:.E70])" office:value-type="float" office:value="1097.22222222222">
            <text:p>1097.2222222222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>
            <text:p>+Arus</text:p>
          </table:table-cell>
          <table:table-cell office:value-type="string">
            <text:p>-Nane</text:p>
          </table:table-cell>
          <table:table-cell/>
          <table:table-cell table:formula="of:=SUM([.B70:.F70])" office:value-type="float" office:value="2085.31746031746">
            <text:p>2085.31746031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table:number-columns-repeated="2"/>
          <table:table-cell table:style-name="ce2" office:value-type="string">
            <text:p>-Areg</text:p>
          </table:table-cell>
          <table:table-cell table:style-name="ce2" office:value-type="string">
            <text:p>- Մանե</text:p>
          </table:table-cell>
          <table:table-cell/>
          <table:table-cell table:formula="of:=SUM([.B70];[.C70];[.F70])" office:value-type="float" office:value="1329.76190476191">
            <text:p>1329.7619047619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8" office:value-type="string">
            <text:p>-Gena</text:p>
          </table:table-cell>
          <table:table-cell office:value-type="string">
            <text:p>-Karen</text:p>
          </table:table-cell>
          <table:table-cell office:value-type="string">
            <text:p>-Areg</text:p>
          </table:table-cell>
          <table:table-cell table:style-name="Default"/>
          <table:table-cell table:formula="of:=SUM([.B70:.F70])" office:value-type="float" office:value="2085.31746031746">
            <text:p>2085.31746031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-Mane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office:value-type="string">
            <text:p>-Sarqis</text:p>
          </table:table-cell>
          <table:table-cell table:style-name="Default"/>
          <table:table-cell table:formula="of:=SUM([.B70];[.C70])" office:value-type="float" office:value="758.333333333333">
            <text:p>758.3333333333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-Karen</text:p>
          </table:table-cell>
          <table:table-cell table:number-columns-repeated="2" office:value-type="string">
            <text:p>-Hamlet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ce26" office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>
            <text:p>758.3333333333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>
            <text:p>416.6666666667</text:p>
          </table:table-cell>
          <table:table-cell table:style-name="ce2" table:formula="of:=[.C56]/12" office:value-type="float" office:value="341.666666666667">
            <text:p>341.6666666667</text:p>
          </table:table-cell>
          <table:table-cell table:style-name="ce2" table:formula="of:=[.D56]/10" office:value-type="float" office:value="400">
            <text:p>400</text:p>
          </table:table-cell>
          <table:table-cell table:style-name="ce2" table:formula="of:=[.E56]/9" office:value-type="float" office:value="355.555555555556">
            <text:p>355.5555555556</text:p>
          </table:table-cell>
          <table:table-cell table:style-name="ce2" table:formula="of:=[.F56]/7" office:value-type="float" office:value="571.428571428571">
            <text:p>571.4285714286</text:p>
          </table:table-cell>
          <table:table-cell table:style-name="Default"/>
          <table:table-cell table:style-name="ce25" table:formula="of:=SUM([.H56:.H69])" office:value-type="float" office:value="19944.4444444444">
            <text:p>19944.4444444444</text:p>
          </table:table-cell>
          <table:table-cell table:style-name="Default" office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4">
            <text:p>80064.4444444444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24" table:default-cell-style-name="ce3"/>
        <table:table-column table:style-name="co1" table:default-cell-style-name="ce2"/>
        <table:table-column table:style-name="co25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3850">
            <text:p>3850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8">
          <table:table-cell table:style-name="ce2" office:value-type="string">
            <text:p>1<text:span text:style-name="T1">st</text:span></text:p>
          </table:table-cell>
          <table:table-cell office:value-type="float" office:value="4400">
            <text:p>4400</text:p>
          </table:table-cell>
          <table:table-cell office:value-type="float" office:value="3900">
            <text:p>3900</text:p>
          </table:table-cell>
          <table:table-cell office:value-type="float" office:value="4900">
            <text:p>4900</text:p>
          </table:table-cell>
          <table:table-cell office:value-type="float" office:value="5300">
            <text:p>5300</text:p>
          </table:table-cell>
          <table:table-cell office:value-type="float" office:value="4300">
            <text:p>4300</text:p>
          </table:table-cell>
          <table:table-cell table:formula="of:=SUM([.B2:.F2])" office:value-type="float" office:value="22800">
            <text:p>22800</text:p>
          </table:table-cell>
          <table:table-cell table:style-name="ce8" table:formula="of:=SUM([.B15];[.C15];[.E15];[.F15])" office:value-type="float" office:value="1553.14685314685">
            <text:p>1553.1468531469</text:p>
          </table:table-cell>
          <table:table-cell office:value-type="string">
            <text:p>Անի Գ․</text:p>
          </table:table-cell>
          <table:table-cell office:value-type="string">
            <text:p>6000(8300)</text:p>
          </table:table-cell>
          <table:table-cell office:value-type="float" office:value="20300">
            <text:p>20300</text:p>
          </table:table-cell>
          <table:table-cell table:formula="of:=SUM([.H2];[.H17];[.H37];[.H57])" office:value-type="float" office:value="6847.67066267066">
            <text:p>6847.6706626707</text:p>
          </table:table-cell>
          <table:table-cell table:formula="of:=SUM([.L2])+[.M1]" office:value-type="float" office:value="10697.6706626707">
            <text:p>10697.6706626707</text:p>
          </table:table-cell>
          <table:table-cell table:style-name="ce23" table:formula="of:=[.O2]-[.M2]" office:value-type="float" office:value="-2397.67066267066">
            <text:p>-2397.6706626707</text:p>
          </table:table-cell>
          <table:table-cell office:value-type="float" office:value="8300">
            <text:p>8300</text:p>
          </table:table-cell>
        </table:table-row>
        <table:table-row table:style-name="ro9">
          <table:table-cell table:style-name="ce28" office:value-type="date" office:date-value="2015-10-05">
            <text:p>10/05/15</text:p>
          </table:table-cell>
          <table:table-cell table:style-name="ce2"/>
          <table:table-cell table:number-columns-repeated="5"/>
          <table:table-cell table:style-name="ce8" table:formula="of:=SUM([.B15:.F15])" office:value-type="float" office:value="1961.48018648019">
            <text:p>1961.4801864802</text:p>
          </table:table-cell>
          <table:table-cell office:value-type="string">
            <text:p>Անժելա</text:p>
          </table:table-cell>
          <table:table-cell office:value-type="string">
            <text:p>11000(9500)</text:p>
          </table:table-cell>
          <table:table-cell office:value-type="string">
            <text:p>50000(salary)</text:p>
          </table:table-cell>
          <table:table-cell table:formula="of:=SUM([.H3];[.H18];[.H38];[.H58])" office:value-type="float" office:value="7256.003996004">
            <text:p>7256.003996004</text:p>
          </table:table-cell>
          <table:table-cell table:formula="of:=SUM([.L3];[.M1])" office:value-type="float" office:value="11106.003996004">
            <text:p>11106.003996004</text:p>
          </table:table-cell>
          <table:table-cell table:formula="of:=[.O3]-[.M3]" office:value-type="float" office:value="-1606.003996004">
            <text:p>-1606.003996004</text:p>
          </table:table-cell>
          <table:table-cell office:value-type="float" office:value="9500">
            <text:p>9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Արմենուհի</text:p>
          </table:table-cell>
          <table:table-cell office:value-type="string">
            <text:p>6000(5500)</text:p>
          </table:table-cell>
          <table:table-cell/>
          <table:table-cell table:formula="of:=SUM([.H4];[.H19];[.H39];[.H59])" office:value-type="float" office:value="7256.003996004">
            <text:p>7256.003996004</text:p>
          </table:table-cell>
          <table:table-cell table:formula="of:=SUM([.L4:.L4];[.M1])" office:value-type="float" office:value="11106.003996004">
            <text:p>11106.003996004</text:p>
          </table:table-cell>
          <table:table-cell table:style-name="ce23" table:formula="of:=[.O4]-[.M4]" office:value-type="float" office:value="-5606.003996004">
            <text:p>-5606.003996004</text:p>
          </table:table-cell>
          <table:table-cell office:value-type="float" office:value="5500">
            <text:p>55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15:.F15])" office:value-type="float" office:value="1961.48018648019">
            <text:p>1961.4801864802</text:p>
          </table:table-cell>
          <table:table-cell office:value-type="string">
            <text:p>Գայանե</text:p>
          </table:table-cell>
          <table:table-cell office:value-type="string">
            <text:p>13000(3900)</text:p>
          </table:table-cell>
          <table:table-cell office:value-type="float" office:value="14000">
            <text:p>14000</text:p>
          </table:table-cell>
          <table:table-cell table:formula="of:=SUM([.H5];[.H20];[.H40];[.H60])" office:value-type="float" office:value="7256.003996004">
            <text:p>7256.003996004</text:p>
          </table:table-cell>
          <table:table-cell table:formula="of:=SUM([.M1];[.L5])" office:value-type="float" office:value="11106.003996004">
            <text:p>11106.003996004</text:p>
          </table:table-cell>
          <table:table-cell table:style-name="ce23" table:formula="of:=[.O5]-[.M5]" office:value-type="float" office:value="-7206.003996004">
            <text:p>-7206.003996004</text:p>
          </table:table-cell>
          <table:table-cell office:value-type="float" office:value="3900">
            <text:p>39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Արեգ</text:p>
          </table:table-cell>
          <table:table-cell table:style-name="ce7" office:value-type="float" office:value="15500">
            <text:p>15500</text:p>
          </table:table-cell>
          <table:table-cell/>
          <table:table-cell table:formula="of:=SUM([.H6];[.H21];[.H41];[.H61])" office:value-type="float" office:value="7256.003996004">
            <text:p>7256.003996004</text:p>
          </table:table-cell>
          <table:table-cell table:formula="of:=SUM([.L6:.L6];[.M1])" office:value-type="float" office:value="11106.003996004">
            <text:p>11106.003996004</text:p>
          </table:table-cell>
          <table:table-cell table:formula="of:=[.O6]-[.M6]" office:value-type="float" office:value="4393.996003996">
            <text:p>4393.996003996</text:p>
          </table:table-cell>
          <table:table-cell office:value-type="float" office:value="15500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մլետ</text:p>
          </table:table-cell>
          <table:table-cell table:style-name="ce7" office:value-type="float" office:value="14500">
            <text:p>14500</text:p>
          </table:table-cell>
          <table:table-cell/>
          <table:table-cell table:formula="of:=SUM([.H7];[.H22];[.H42];[.H62])" office:value-type="float" office:value="7256.003996004">
            <text:p>7256.003996004</text:p>
          </table:table-cell>
          <table:table-cell table:formula="of:=SUM([.L7:.L7];[.M1])" office:value-type="float" office:value="11106.003996004">
            <text:p>11106.003996004</text:p>
          </table:table-cell>
          <table:table-cell table:formula="of:=[.O7]-[.M7]" office:value-type="float" office:value="3393.996003996">
            <text:p>3393.996003996</text:p>
          </table:table-cell>
          <table:table-cell office:value-type="float" office:value="14500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>
            <text:p>1216.0256410256</text:p>
          </table:table-cell>
          <table:table-cell office:value-type="string">
            <text:p>Մանե</text:p>
          </table:table-cell>
          <table:table-cell office:value-type="string">
            <text:p>7100(5000)</text:p>
          </table:table-cell>
          <table:table-cell/>
          <table:table-cell table:formula="of:=SUM([.H8];[.H23];[.H43];[.H63])" office:value-type="float" office:value="4240.72802197802">
            <text:p>4240.728021978</text:p>
          </table:table-cell>
          <table:table-cell table:formula="of:=SUM([.L8:.L8];[.M1])" office:value-type="float" office:value="8090.72802197802">
            <text:p>8090.728021978</text:p>
          </table:table-cell>
          <table:table-cell table:style-name="ce23" table:formula="of:=[.O8]-[.M8]" office:value-type="float" office:value="-3090.72802197802">
            <text:p>-3090.728021978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Նանե</text:p>
          </table:table-cell>
          <table:table-cell office:value-type="string">
            <text:p>8400(10000)</text:p>
          </table:table-cell>
          <table:table-cell/>
          <table:table-cell table:formula="of:=SUM([.H9];[.H24];[.H44];[.H64])" office:value-type="float" office:value="6881.003996004">
            <text:p>6881.003996004</text:p>
          </table:table-cell>
          <table:table-cell table:formula="of:=SUM([.L9:.L9];[.M1])" office:value-type="float" office:value="10731.003996004">
            <text:p>10731.003996004</text:p>
          </table:table-cell>
          <table:table-cell table:style-name="ce23" table:formula="of:=[.O9]-[.M9]" office:value-type="float" office:value="-731.003996003998">
            <text:p>-731.003996004</text:p>
          </table:table-cell>
          <table:table-cell office:value-type="float" office:value="10000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Հասմիկ Դ․</text:p>
          </table:table-cell>
          <table:table-cell office:value-type="string">
            <text:p>15000(8150)</text:p>
          </table:table-cell>
          <table:table-cell/>
          <table:table-cell table:formula="of:=SUM([.H10];[.H25];[.H45];[.H65])" office:value-type="float" office:value="7256.003996004">
            <text:p>7256.003996004</text:p>
          </table:table-cell>
          <table:table-cell table:formula="of:=SUM([.L10:.L10];[.M1])" office:value-type="float" office:value="11106.003996004">
            <text:p>11106.003996004</text:p>
          </table:table-cell>
          <table:table-cell table:style-name="ce23" table:formula="of:=[.O10]-[.M10]" office:value-type="float" office:value="-5956.003996004">
            <text:p>-5956.003996004</text:p>
          </table:table-cell>
          <table:table-cell office:value-type="float" office:value="5150">
            <text:p>5150</text:p>
          </table:table-cell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table:style-name="ce2" office:value-type="string">
            <text:p>-Ani G</text:p>
          </table:table-cell>
          <table:table-cell table:style-name="ce2"/>
          <table:table-cell table:style-name="ce2" office:value-type="string">
            <text:p>- Մանե</text:p>
          </table:table-cell>
          <table:table-cell/>
          <table:table-cell table:formula="of:=SUM([.C15:.F15])" office:value-type="float" office:value="1561.48018648019">
            <text:p>1561.4801864802</text:p>
          </table:table-cell>
          <table:table-cell office:value-type="string">
            <text:p>Կարեն</text:p>
          </table:table-cell>
          <table:table-cell office:value-type="string">
            <text:p>7000(3200)</text:p>
          </table:table-cell>
          <table:table-cell/>
          <table:table-cell table:formula="of:=SUM([.H11];[.H26];[.H46];[.H66])" office:value-type="float" office:value="4763.14685314685">
            <text:p>4763.1468531469</text:p>
          </table:table-cell>
          <table:table-cell table:formula="of:=SUM([.L11:.L11];[.M1])" office:value-type="float" office:value="8613.14685314685">
            <text:p>8613.1468531469</text:p>
          </table:table-cell>
          <table:table-cell table:style-name="ce23" table:formula="of:=[.O11]-[.M11]" office:value-type="float" office:value="-5413.14685314685">
            <text:p>-5413.1468531469</text:p>
          </table:table-cell>
          <table:table-cell office:value-type="float" office:value="3200">
            <text:p>3200</text:p>
          </table:table-cell>
        </table:table-row>
        <table:table-row table:style-name="ro9">
          <table:table-cell/>
          <table:table-cell table:number-columns-repeated="5" table:style-name="ce2" office:value-type="string">
            <text:p>-Gena</text:p>
          </table:table-cell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Ժոզեֆ+Artsvi</text:p>
          </table:table-cell>
          <table:table-cell office:value-type="string">
            <text:p>10000(6500)</text:p>
          </table:table-cell>
          <table:table-cell/>
          <table:table-cell table:formula="of:=SUM([.H12];[.H27];[.H47];[.H67])" office:value-type="float" office:value="6924.753996004">
            <text:p>6924.753996004</text:p>
          </table:table-cell>
          <table:table-cell table:formula="of:=SUM([.L12:.L12];[.M1])" office:value-type="float" office:value="10774.753996004">
            <text:p>10774.753996004</text:p>
          </table:table-cell>
          <table:table-cell table:style-name="ce23" table:formula="of:=[.O12]-[.M12]" office:value-type="float" office:value="-4274.753996004">
            <text:p>-4274.753996004</text:p>
          </table:table-cell>
          <table:table-cell office:value-type="float" office:value="6500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>
            <text:p>1961.4801864802</text:p>
          </table:table-cell>
          <table:table-cell office:value-type="string">
            <text:p>Սարգիս</text:p>
          </table:table-cell>
          <table:table-cell office:value-type="string">
            <text:p>5000(8800)</text:p>
          </table:table-cell>
          <table:table-cell/>
          <table:table-cell table:formula="of:=SUM([.H13];[.H28];[.H48];[.H68])" office:value-type="float" office:value="6868.503996004">
            <text:p>6868.503996004</text:p>
          </table:table-cell>
          <table:table-cell table:formula="of:=SUM([.L13:.L13];[.M1])" office:value-type="float" office:value="10718.503996004">
            <text:p>10718.503996004</text:p>
          </table:table-cell>
          <table:table-cell table:style-name="ce23" table:formula="of:=[.O13]-[.M13]" office:value-type="float" office:value="-1918.503996004">
            <text:p>-1918.503996004</text:p>
          </table:table-cell>
          <table:table-cell office:value-type="float" office:value="8800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Գենա</text:p>
          </table:table-cell>
          <table:table-cell office:value-type="string">
            <text:p>7000(2300)</text:p>
          </table:table-cell>
          <table:table-cell/>
          <table:table-cell table:formula="of:=SUM([.H14];[.H29];[.H49];[.H69])" office:value-type="float" office:value="4927.85714285714">
            <text:p>4927.8571428572</text:p>
          </table:table-cell>
          <table:table-cell table:formula="of:=SUM([.L14:.L14];[.M1])" office:value-type="float" office:value="8777.85714285714">
            <text:p>8777.8571428572</text:p>
          </table:table-cell>
          <table:table-cell table:formula="of:=[.O14]-[.M14]" office:value-type="float" office:value="-6477.85714285714">
            <text:p>-6477.8571428572</text:p>
          </table:table-cell>
          <table:table-cell office:value-type="float" office:value="2300">
            <text:p>2300</text:p>
          </table:table-cell>
        </table:table-row>
        <table:table-row table:style-name="ro9">
          <table:table-cell/>
          <table:table-cell table:style-name="ce2" table:formula="of:=[.B2]/11" office:value-type="float" office:value="400">
            <text:p>400</text:p>
          </table:table-cell>
          <table:table-cell table:style-name="ce2" table:formula="of:=[.C2]/11" office:value-type="float" office:value="354.545454545455">
            <text:p>354.5454545455</text:p>
          </table:table-cell>
          <table:table-cell table:style-name="ce2" table:formula="of:=[.D2]/12" office:value-type="float" office:value="408.333333333333">
            <text:p>408.3333333333</text:p>
          </table:table-cell>
          <table:table-cell table:style-name="ce2" table:formula="of:=[.E2]/13" office:value-type="float" office:value="407.692307692308">
            <text:p>407.6923076923</text:p>
          </table:table-cell>
          <table:table-cell table:style-name="ce2" table:formula="of:=[.F2]/11" office:value-type="float" office:value="390.909090909091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>
            <text:p>816.0256410256</text:p>
          </table:table-cell>
          <table:table-cell table:style-name="Default" office:value-type="string">
            <text:p>Arus</text:p>
          </table:table-cell>
          <table:table-cell table:style-name="ce29"/>
          <table:table-cell office:value-type="string">
            <text:p>Arus</text:p>
          </table:table-cell>
          <table:table-cell table:formula="of:=SUM([.H15];[.H30])" office:value-type="float" office:value="1480.31135531136">
            <text:p>1480.3113553114</text:p>
          </table:table-cell>
          <table:table-cell office:value-type="float" office:value="1480">
            <text:p>1480</text:p>
          </table:table-cell>
          <table:table-cell table:style-name="ce23" office:value-type="float" office:value="-1480">
            <text:p>-148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25" table:formula="of:=SUM([.H2:.H15])" office:value-type="float" office:value="22800">
            <text:p>22800</text:p>
          </table:table-cell>
          <table:table-cell table:style-name="Default"/>
          <table:table-cell/>
          <table:table-cell office:value-type="string">
            <text:p>Arman</text:p>
          </table:table-cell>
          <table:table-cell table:formula="of:=SUM([.H31];[.H51];[.H71])" office:value-type="float" office:value="2392.59453781513">
            <text:p>2392.5945378151</text:p>
          </table:table-cell>
          <table:table-cell table:formula="of:=SUM([.L16];[.N1])" office:value-type="float" office:value="4392.59453781513">
            <text:p>4392.5945378151</text:p>
          </table:table-cell>
          <table:table-cell table:style-name="ce23" table:formula="of:=[.O16]-[.M16]" office:value-type="float" office:value="607.405462184874">
            <text:p>607.4054621849</text:p>
          </table:table-cell>
          <table:table-cell office:value-type="float" office:value="5000">
            <text:p>5000</text:p>
          </table:table-cell>
        </table:table-row>
        <table:table-row table:style-name="ro8">
          <table:table-cell table:style-name="ce2" office:value-type="string">
            <text:p><text:span text:style-name="T1">2nd</text:span></text:p>
          </table:table-cell>
          <table:table-cell office:value-type="float" office:value="4500">
            <text:p>4500</text:p>
          </table:table-cell>
          <table:table-cell office:value-type="float" office:value="4900">
            <text:p>4900</text:p>
          </table:table-cell>
          <table:table-cell office:value-type="float" office:value="4400">
            <text:p>4400</text:p>
          </table:table-cell>
          <table:table-cell office:value-type="float" office:value="5300">
            <text:p>5300</text:p>
          </table:table-cell>
          <table:table-cell office:value-type="float" office:value="6800">
            <text:p>6800</text:p>
          </table:table-cell>
          <table:table-cell table:formula="of:=SUM([.B17:.F17])" office:value-type="float" office:value="25900">
            <text:p>25900</text:p>
          </table:table-cell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ի Գ․</text:p>
          </table:table-cell>
          <table:table-cell/>
          <table:table-cell office:value-type="string">
            <text:p>Seryoja</text:p>
          </table:table-cell>
          <table:table-cell table:formula="of:=SUM([.H32];[.H52];[.H72])" office:value-type="float" office:value="3948.57142857143">
            <text:p>3948.5714285714</text:p>
          </table:table-cell>
          <table:table-cell table:formula="of:=SUM([.L17:.L17];[.N1])" office:value-type="float" office:value="5948.57142857143">
            <text:p>5948.5714285714</text:p>
          </table:table-cell>
          <table:table-cell table:style-name="ce23" table:formula="of:=[.O17]-[.M17]" office:value-type="float" office:value="-948.571428571428">
            <text:p>-948.5714285714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 table:style-name="ce28" office:value-type="date" office:date-value="2015-10-12">
            <text:p>10/12/15</text:p>
          </table:table-cell>
          <table:table-cell table:style-name="ce2"/>
          <table:table-cell table:number-columns-repeated="5"/>
          <table:table-cell table:style-name="ce8" table:formula="of:=SUM([.B35:.F35])" office:value-type="float" office:value="1823.86904761905">
            <text:p>1823.8690476191</text:p>
          </table:table-cell>
          <table:table-cell office:value-type="string">
            <text:p>Անժելա</text:p>
          </table:table-cell>
          <table:table-cell/>
          <table:table-cell office:value-type="string">
            <text:p>Mher</text:p>
          </table:table-cell>
          <table:table-cell table:formula="of:=SUM([.H33];[.H53];[.H73])" office:value-type="float" office:value="4255.2380952381">
            <text:p>4255.2380952381</text:p>
          </table:table-cell>
          <table:table-cell table:formula="of:=SUM([.L18:.L18];[.N1])" office:value-type="float" office:value="6255.2380952381">
            <text:p>6255.2380952381</text:p>
          </table:table-cell>
          <table:table-cell table:style-name="ce23" table:formula="of:=[.O18]-[.M18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Davit</text:p>
          </table:table-cell>
          <table:table-cell table:formula="of:=SUM([.H34];[.H54];[.H74])" office:value-type="float" office:value="4255.2380952381">
            <text:p>4255.2380952381</text:p>
          </table:table-cell>
          <table:table-cell table:formula="of:=SUM([.L19:.L19];[.N1])" office:value-type="float" office:value="6255.2380952381">
            <text:p>6255.2380952381</text:p>
          </table:table-cell>
          <table:table-cell table:style-name="ce23" table:formula="of:=[.O19]-[.M19]" office:value-type="float" office:value="-1255.2380952381">
            <text:p>-1255.2380952381</text:p>
          </table:table-cell>
          <table:table-cell office:value-type="float" office:value="5000">
            <text:p>500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35:.F35])" office:value-type="float" office:value="1823.86904761905">
            <text:p>1823.8690476191</text:p>
          </table:table-cell>
          <table:table-cell office:value-type="string">
            <text:p>Գայանե</text:p>
          </table:table-cell>
          <table:table-cell/>
          <table:table-cell office:value-type="string">
            <text:p>Stepan</text:p>
          </table:table-cell>
          <table:table-cell table:formula="of:=SUM([.H76])" office:value-type="float" office:value="452.941176470588">
            <text:p>452.9411764706</text:p>
          </table:table-cell>
          <table:table-cell office:value-type="float" office:value="450">
            <text:p>450</text:p>
          </table:table-cell>
          <table:table-cell table:style-name="ce23" office:value-type="float" office:value="-450">
            <text:p>-450</text:p>
          </table:table-cell>
          <table:table-cell office:value-type="float" office:value="0">
            <text:p>0</text:p>
          </table:table-cell>
        </table:table-row>
        <table:table-row table:style-name="ro9">
          <table:table-cell/>
          <table:table-cell table:style-name="ce2"/>
          <table:table-cell table:number-columns-repeated="5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Արեգ</text:p>
          </table:table-cell>
          <table:table-cell/>
          <table:table-cell office:value-type="string">
            <text:p>Taron</text:p>
          </table:table-cell>
          <table:table-cell table:formula="of:=SUM([.H75])" office:value-type="float" office:value="1725.41666666667">
            <text:p>1725.4166666667</text:p>
          </table:table-cell>
          <table:table-cell table:formula="of:=SUM([.L21:.L21];[.N1])" office:value-type="float" office:value="3725.41666666667">
            <text:p>3725.4166666667</text:p>
          </table:table-cell>
          <table:table-cell table:style-name="ce23" office:value-type="float" office:value="-3700">
            <text:p>-3700</text:p>
          </table:table-cell>
          <table:table-cell office:value-type="float" office:value="0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մլետ</text:p>
          </table:table-cell>
          <table:table-cell table:number-columns-repeated="2"/>
          <table:table-cell table:style-name="ce2" table:formula="of:=SUM([.L2:.L21])" office:value-type="float" office:value="103500">
            <text:p>103500</text:p>
          </table:table-cell>
          <table:table-cell table:style-name="ce2" table:formula="of:=SUM([.M2:.M21])" office:value-type="float" office:value="163546.747468218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>
            <text:p>1020.5357142857</text:p>
          </table:table-cell>
          <table:table-cell office:value-type="string">
            <text:p>Մանե</text:p>
          </table:table-cell>
          <table:table-cell table:number-columns-repeated="5"/>
          <table:table-cell table:formula="of:=SUM([.O2:.O22])" office:value-type="float" office:value="118150">
            <text:p>118150</text:p>
          </table:table-cell>
        </table:table-row>
        <table:table-row table:style-name="ro9">
          <table:table-cell/>
          <table:table-cell office:value-type="string">
            <text:p>+Arman</text:p>
          </table:table-cell>
          <table:table-cell office:value-type="string">
            <text:p>+Arus</text:p>
          </table:table-cell>
          <table:table-cell table:number-columns-repeated="4"/>
          <table:table-cell table:formula="of:=SUM([.C35:.F35])" office:value-type="float" office:value="1448.86904761905">
            <text:p>1448.869047619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Nane</text:p>
          </table:table-cell>
          <table:table-cell office:value-type="string">
            <text:p>+Arman</text:p>
          </table:table-cell>
          <table:table-cell table:number-columns-repeated="4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Karen</text:p>
          </table:table-cell>
          <table:table-cell table:style-name="ce2" office:value-type="string">
            <text:p>- Մանե</text:p>
          </table:table-cell>
          <table:table-cell office:value-type="string">
            <text:p>-Kare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C35];[.E35];[.F35])" office:value-type="float" office:value="1134.58333333333">
            <text:p>1134.5833333333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/>
          <table:table-cell office:value-type="string">
            <text:p>+Arus</text:p>
          </table:table-cell>
          <table:table-cell table:number-columns-repeated="2" table:style-name="ce2" office:value-type="string">
            <text:p>-Arman</text:p>
          </table:table-cell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>
            <text:p>1823.869047619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>
            <text:p>1823.8690476191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>
            <text:p>664.2857142857</text:p>
          </table:table-cell>
          <table:table-cell table:style-name="Default"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>
            <text:p>1039.2857142857</text:p>
          </table:table-cell>
          <table:table-cell table:style-name="Default"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>
            <text:p>784.5833333333</text:p>
          </table:table-cell>
          <table:table-cell table:style-name="Default" office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17]/12" office:value-type="float" office:value="375">
            <text:p>375</text:p>
          </table:table-cell>
          <table:table-cell table:style-name="ce2" table:formula="of:=[.C17]/14" office:value-type="float" office:value="350">
            <text:p>350</text:p>
          </table:table-cell>
          <table:table-cell table:style-name="ce2" table:formula="of:=[.D17]/14" office:value-type="float" office:value="314.285714285714">
            <text:p>314.2857142857</text:p>
          </table:table-cell>
          <table:table-cell table:style-name="ce2" table:formula="of:=[.E17]/16" office:value-type="float" office:value="331.25">
            <text:p>331.25</text:p>
          </table:table-cell>
          <table:table-cell table:style-name="ce2" table:formula="of:=[.F17]/15" office:value-type="float" office:value="453.333333333333">
            <text:p>453.3333333333</text:p>
          </table:table-cell>
          <table:table-cell table:style-name="Default"/>
          <table:table-cell table:style-name="ce25" table:formula="of:=SUM([.H17:.H34])" office:value-type="float" office:value="25900">
            <text:p>25900</text:p>
          </table:table-cell>
          <table:table-cell table:style-name="Default"/>
          <table:table-cell/>
          <table:table-cell table:style-name="ce30" office:value-type="float" office:value="17000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" office:value-type="string">
            <text:p><text:span text:style-name="T1">3th</text:span></text:p>
          </table:table-cell>
          <table:table-cell office:value-type="float" office:value="5500">
            <text:p>5500</text:p>
          </table:table-cell>
          <table:table-cell office:value-type="float" office:value="5300">
            <text:p>5300</text:p>
          </table:table-cell>
          <table:table-cell office:value-type="float" office:value="4500">
            <text:p>4500</text:p>
          </table:table-cell>
          <table:table-cell office:value-type="float" office:value="5200">
            <text:p>5200</text:p>
          </table:table-cell>
          <table:table-cell office:value-type="float" office:value="6300">
            <text:p>6300</text:p>
          </table:table-cell>
          <table:table-cell table:formula="of:=SUM([.B37:.F37])" office:value-type="float" office:value="26800">
            <text:p>26800</text:p>
          </table:table-cell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ի Գ․</text:p>
          </table:table-cell>
          <table:table-cell/>
          <table:table-cell office:value-type="float" office:value="11000">
            <text:p>11000</text:p>
          </table:table-cell>
          <table:table-cell table:number-columns-repeated="4"/>
        </table:table-row>
        <table:table-row table:style-name="ro9">
          <table:table-cell table:style-name="ce28" office:value-type="date" office:date-value="2015-10-19">
            <text:p>10/19/15</text:p>
          </table:table-cell>
          <table:table-cell table:style-name="ce2"/>
          <table:table-cell table:number-columns-repeated="5"/>
          <table:table-cell table:style-name="ce8" table:formula="of:=SUM([.B55:.F55])" office:value-type="float" office:value="1745.2380952381">
            <text:p>1745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55:.F55])" office:value-type="float" office:value="1745.2380952381">
            <text:p>1745.2380952381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մլետ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>
            <text:p>972.9166666667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Gena</text:p>
          </table:table-cell>
          <table:table-cell table:number-columns-repeated="5"/>
          <table:table-cell table:formula="of:=SUM([.B55:.F55])" office:value-type="float" office:value="1745.2380952381">
            <text:p>1745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" office:value-type="string">
            <text:p>- Մանե</text:p>
          </table:table-cell>
          <table:table-cell table:number-columns-repeated="2"/>
          <table:table-cell table:style-name="ce2" office:value-type="string">
            <text:p>- Մանե</text:p>
          </table:table-cell>
          <table:table-cell/>
          <table:table-cell table:formula="of:=SUM([.B55];[.D55];[.F55])" office:value-type="float" office:value="1041.66666666667">
            <text:p>1041.66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office:value-type="string">
            <text:p>-Karen</text:p>
          </table:table-cell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style-name="ce2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>
            <text:p>1745.2380952381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>
            <text:p>1378.5714285714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>
            <text:p>718.75</text:p>
          </table:table-cell>
          <table:table-cell office:value-type="string">
            <text:p>Arman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Seryoja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Mher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>
            <text:p>1745.2380952381</text:p>
          </table:table-cell>
          <table:table-cell office:value-type="string">
            <text:p>Davit</text:p>
          </table:table-cell>
          <table:table-cell office:value-type="float" office:value="5000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" table:formula="of:=[.B37]/15" office:value-type="float" office:value="366.666666666667">
            <text:p>366.6666666667</text:p>
          </table:table-cell>
          <table:table-cell table:style-name="ce2" table:formula="of:=[.C37]/14" office:value-type="float" office:value="378.571428571429">
            <text:p>378.5714285714</text:p>
          </table:table-cell>
          <table:table-cell table:style-name="ce2" table:formula="of:=[.D37]/16" office:value-type="float" office:value="281.25">
            <text:p>281.25</text:p>
          </table:table-cell>
          <table:table-cell table:style-name="ce2" table:formula="of:=[.E37]/16" office:value-type="float" office:value="325">
            <text:p>325</text:p>
          </table:table-cell>
          <table:table-cell table:style-name="ce2" table:formula="of:=[.F37]/16" office:value-type="float" office:value="393.75">
            <text:p>393.75</text:p>
          </table:table-cell>
          <table:table-cell table:style-name="Default"/>
          <table:table-cell table:style-name="ce25" table:formula="of:=SUM([.H37:.H54])" office:value-type="float" office:value="26800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9"/>
          <table:table-cell table:number-columns-repeated="5"/>
        </table:table-row>
        <table:table-row table:style-name="ro8">
          <table:table-cell table:style-name="ce2" office:value-type="string">
            <text:p><text:span text:style-name="T1">4th</text:span></text:p>
          </table:table-cell>
          <table:table-cell office:value-type="float" office:value="5300">
            <text:p>5300</text:p>
          </table:table-cell>
          <table:table-cell office:value-type="float" office:value="6200">
            <text:p>6200</text:p>
          </table:table-cell>
          <table:table-cell office:value-type="float" office:value="7700">
            <text:p>7700</text:p>
          </table:table-cell>
          <table:table-cell office:value-type="float" office:value="4200">
            <text:p>4200</text:p>
          </table:table-cell>
          <table:table-cell office:value-type="float" office:value="4600">
            <text:p>4600</text:p>
          </table:table-cell>
          <table:table-cell table:formula="of:=SUM([.B57:.F57])" office:value-type="float" office:value="28000">
            <text:p>28000</text:p>
          </table:table-cell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28" office:value-type="date" office:date-value="2015-10-26">
            <text:p>10/26/15</text:p>
          </table:table-cell>
          <table:table-cell table:style-name="ce2"/>
          <table:table-cell table:number-columns-repeated="5"/>
          <table:table-cell table:style-name="ce8" table:formula="of:=SUM([.B76:.F76])" office:value-type="float" office:value="1725.41666666667">
            <text:p>1725.4166666667</text:p>
          </table:table-cell>
          <table:table-cell office:value-type="string">
            <text:p>Անժելա</text:p>
          </table:table-cell>
          <table:table-cell/>
          <table:table-cell office:value-type="float" office:value="5000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"/>
          <table:table-cell table:number-columns-repeated="5"/>
          <table:table-cell table:style-name="ce13" table:formula="of:=SUM([.B76:.F76])" office:value-type="float" office:value="1725.41666666667">
            <text:p>1725.4166666667</text:p>
          </table:table-cell>
          <table:table-cell office:value-type="string">
            <text:p>Գայանե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"/>
          <table:table-cell table:number-columns-repeated="5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>
            <text:p>1031.25</text:p>
          </table:table-cell>
          <table:table-cell office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>
            <text:p>1725.4166666667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>
            <text:p>-Arman</text:p>
          </table:table-cell>
          <table:table-cell table:style-name="ce2" office:value-type="string">
            <text:p>- Մանե</text:p>
          </table:table-cell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formula="of:=SUM([.B76];[.C76];[.F76])" office:value-type="float" office:value="1025.41666666667">
            <text:p>1025.4166666667</text:p>
          </table:table-cell>
          <table:table-cell office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8" office:value-type="string">
            <text:p>-Jozef</text:p>
          </table:table-cell>
          <table:table-cell office:value-type="string">
            <text:p>-Sargis</text:p>
          </table:table-cell>
          <table:table-cell table:number-columns-repeated="2" table:style-name="ce8" office:value-type="string">
            <text:p>-Karen</text:p>
          </table:table-cell>
          <table:table-cell table:style-name="ce2" office:value-type="string">
            <text:p>- Seryoja</text:p>
          </table:table-cell>
          <table:table-cell table:style-name="Default"/>
          <table:table-cell table:formula="of:=SUM([.C76:.F76])" office:value-type="float" office:value="1394.16666666667">
            <text:p>1394.1666666667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>
            <text:p>+Stepan</text:p>
          </table:table-cell>
          <table:table-cell/>
          <table:table-cell office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>
            <text:p>1337.9166666667</text:p>
          </table:table-cell>
          <table:table-cell office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>
            <text:p>0</text:p>
          </table:table-cell>
          <table:table-cell office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>
            <text:p>634.5588235294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>
            <text:p>1418.75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>
            <text:p>1725.4166666667</text:p>
          </table:table-cell>
          <table:table-cell office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" table:formula="of:=[.B57]/16" office:value-type="float" office:value="331.25">
            <text:p>331.25</text:p>
          </table:table-cell>
          <table:table-cell table:style-name="ce2" table:formula="of:=[.C57]/16" office:value-type="float" office:value="387.5">
            <text:p>387.5</text:p>
          </table:table-cell>
          <table:table-cell table:style-name="ce2" table:formula="of:=[.D57]/17" office:value-type="float" office:value="452.941176470588">
            <text:p>452.9411764706</text:p>
          </table:table-cell>
          <table:table-cell table:style-name="ce2" table:formula="of:=[.E57]/17" office:value-type="float" office:value="247.058823529412">
            <text:p>247.0588235294</text:p>
          </table:table-cell>
          <table:table-cell table:style-name="ce2" table:formula="of:=[.F57]/15" office:value-type="float" office:value="306.666666666667">
            <text:p>306.6666666667</text:p>
          </table:table-cell>
          <table:table-cell table:style-name="Default"/>
          <table:table-cell table:style-name="ce2" table:formula="of:=SUM([.D76])" office:value-type="float" office:value="452.941176470588">
            <text:p>452.9411764706</text:p>
          </table:table-cell>
          <table:table-cell table:style-name="Default" office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25" table:formula="of:=SUM([.H57:.H76])" office:value-type="float" office:value="28000">
            <text:p>28000</text:p>
          </table:table-cell>
          <table:table-cell table:style-name="Default"/>
          <table:table-cell table:style-name="ce9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table:formula="of:=52000/15" office:value-type="float" office:value="3466.66666666667">
            <text:p>3466.6666666667</text:p>
          </table:table-cell>
          <table:table-cell office:value-type="float" office:value="2000">
            <text:p>2000</text:p>
          </table:table-cell>
          <table:table-cell/>
          <table:table-cell office:value-type="string">
            <text:p>gena</text:p>
          </table:table-cell>
        </table:table-row>
        <table:table-row table:style-name="ro14">
          <table:table-cell table:style-name="ce2" office:value-type="string">
            <text:p><text:span text:style-name="T1">1st</text:span></text:p>
          </table:table-cell>
          <table:table-cell office:value-type="float" office:value="6300">
            <text:p>6300</text:p>
          </table:table-cell>
          <table:table-cell office:value-type="float" office:value="5600">
            <text:p>5600</text:p>
          </table:table-cell>
          <table:table-cell office:value-type="float" office:value="6900">
            <text:p>6900</text:p>
          </table:table-cell>
          <table:table-cell office:value-type="float" office:value="6100">
            <text:p>6100</text:p>
          </table:table-cell>
          <table:table-cell office:value-type="float" office:value="5900">
            <text:p>5900</text:p>
          </table:table-cell>
          <table:table-cell table:style-name="ce2" table:formula="of:=SUM([.B2:.F2])" office:value-type="float" office:value="30800">
            <text:p>30800</text:p>
          </table:table-cell>
          <table:table-cell table:style-name="ce8" table:formula="of:=SUM([.B21:.F21])" office:value-type="float" office:value="1820.26831785346">
            <text:p>1820.2683178535</text:p>
          </table:table-cell>
          <table:table-cell office:value-type="string">
            <text:p>Անի Գ․</text:p>
          </table:table-cell>
          <table:table-cell office:value-type="string">
            <text:p>10000(7600)</text:p>
          </table:table-cell>
          <table:table-cell office:value-type="float" office:value="8800">
            <text:p>8800</text:p>
          </table:table-cell>
          <table:table-cell table:formula="of:=SUM([.H2];[.H24];[.H45];[.H67])" office:value-type="float" office:value="7197.0440666145">
            <text:p>7197.0440666145</text:p>
          </table:table-cell>
          <table:table-cell table:formula="of:=SUM([.L2];[.M1])" office:value-type="float" office:value="10663.7107332812">
            <text:p>10663.7107332812</text:p>
          </table:table-cell>
          <table:table-cell office:value-type="float" office:value="7600">
            <text:p>7600</text:p>
          </table:table-cell>
          <table:table-cell table:style-name="ce23" table:formula="of:=[.N2]-[.M2]" office:value-type="float" office:value="-3063.71073328117">
            <text:p>-3063.7107332812</text:p>
          </table:table-cell>
          <table:table-cell table:formula="of:=SUM([.H14];[.H36];[.H57])" office:value-type="float" office:value="3813.3810629515">
            <text:p>3813.3810629515</text:p>
          </table:table-cell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E21])" office:value-type="float" office:value="1426.93498452012">
            <text:p>1426.9349845201</text:p>
          </table:table-cell>
          <table:table-cell office:value-type="string">
            <text:p>Անժելա</text:p>
          </table:table-cell>
          <table:table-cell office:value-type="string">
            <text:p>2000(5400)</text:p>
          </table:table-cell>
          <table:table-cell office:value-type="float" office:value="10000">
            <text:p>10000</text:p>
          </table:table-cell>
          <table:table-cell table:formula="of:=SUM([.H3];[.H25];[.H46];[.H68])" office:value-type="float" office:value="6803.71073328117">
            <text:p>6803.7107332812</text:p>
          </table:table-cell>
          <table:table-cell table:formula="of:=SUM([.M1];[.L3])" office:value-type="float" office:value="10270.3773999478">
            <text:p>10270.3773999478</text:p>
          </table:table-cell>
          <table:table-cell office:value-type="float" office:value="5400">
            <text:p>5400</text:p>
          </table:table-cell>
          <table:table-cell table:style-name="ce23" table:formula="of:=[.N3]-[.M3]" office:value-type="float" office:value="-4870.37739994783">
            <text:p>-4870.3773999478</text:p>
          </table:table-cell>
          <table:table-cell office:value-type="float" office:value="6400">
            <text:p>6400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Արմենուհի</text:p>
          </table:table-cell>
          <table:table-cell office:value-type="string">
            <text:p>11000(5400)</text:p>
          </table:table-cell>
          <table:table-cell/>
          <table:table-cell table:formula="of:=SUM([.H4];[.H26];[.H47];[.H69])" office:value-type="float" office:value="4600.04772961816">
            <text:p>4600.0477296182</text:p>
          </table:table-cell>
          <table:table-cell table:formula="of:=SUM([.L4:.L4];[.M1])" office:value-type="float" office:value="8066.71439628483">
            <text:p>8066.7143962848</text:p>
          </table:table-cell>
          <table:table-cell office:value-type="float" office:value="5400">
            <text:p>5400</text:p>
          </table:table-cell>
          <table:table-cell table:style-name="ce23" table:formula="of:=[.N4]-[.M4]" office:value-type="float" office:value="-2666.71439628483">
            <text:p>-2666.7143962848</text:p>
          </table:table-cell>
          <table:table-cell table:formula="of:=SUM([.P2:.P3])" office:value-type="float" office:value="10213.3810629515">
            <text:p>10213.3810629515</text:p>
          </table:table-cell>
        </table:table-row>
        <table:table-row table:style-name="ro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820.26831785346">
            <text:p>1820.2683178535</text:p>
          </table:table-cell>
          <table:table-cell office:value-type="string">
            <text:p>Գայանե</text:p>
          </table:table-cell>
          <table:table-cell office:value-type="string">
            <text:p>7200(0)</text:p>
          </table:table-cell>
          <table:table-cell/>
          <table:table-cell table:formula="of:=SUM([.H5];[.H27];[.H48];[.H70])" office:value-type="float" office:value="4171.29772961816">
            <text:p>4171.2977296182</text:p>
          </table:table-cell>
          <table:table-cell table:formula="of:=SUM([.L5:.L5];[.M1])" office:value-type="float" office:value="7637.96439628483">
            <text:p>7637.9643962848</text:p>
          </table:table-cell>
          <table:table-cell office:value-type="float" office:value="0">
            <text:p>0</text:p>
          </table:table-cell>
          <table:table-cell table:style-name="ce23" table:formula="of:=[.N5]-[.M5]" office:value-type="float" office:value="-7637.96439628483">
            <text:p>-7637.964396284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E21];[.F21])" office:value-type="float" office:value="714.385964912281">
            <text:p>714.3859649123</text:p>
          </table:table-cell>
          <table:table-cell office:value-type="string">
            <text:p>Արեգ</text:p>
          </table:table-cell>
          <table:table-cell office:value-type="string">
            <text:p>4400+5000</text:p>
          </table:table-cell>
          <table:table-cell office:value-type="float" office:value="20000">
            <text:p>20000</text:p>
          </table:table-cell>
          <table:table-cell table:formula="of:=SUM([.H6];[.H28];[.H49];[.H71])" office:value-type="float" office:value="6091.16171367332">
            <text:p>6091.1617136733</text:p>
          </table:table-cell>
          <table:table-cell table:formula="of:=SUM([.M1];[.L6])" office:value-type="float" office:value="9557.82838033999">
            <text:p>9557.82838034</text:p>
          </table:table-cell>
          <table:table-cell office:value-type="float" office:value="9400">
            <text:p>9400</text:p>
          </table:table-cell>
          <table:table-cell table:style-name="ce23" table:formula="of:=[.N6]-[.M6]" office:value-type="float" office:value="-157.82838033999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մլետ</text:p>
          </table:table-cell>
          <table:table-cell table:style-name="ce32" office:value-type="float" office:value="3400">
            <text:p>3400</text:p>
          </table:table-cell>
          <table:table-cell/>
          <table:table-cell table:formula="of:=SUM([.H7];[.H29];[.H50];[.H72])" office:value-type="float" office:value="5507.46073328117">
            <text:p>5507.4607332812</text:p>
          </table:table-cell>
          <table:table-cell table:formula="of:=SUM([.L7:.L7];[.M1])" office:value-type="float" office:value="8974.12739994783">
            <text:p>8974.1273999478</text:p>
          </table:table-cell>
          <table:table-cell office:value-type="float" office:value="3400">
            <text:p>3400</text:p>
          </table:table-cell>
          <table:table-cell table:style-name="ce23" table:formula="of:=[.N7]-[.M7]" office:value-type="float" office:value="-5574.12739994783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Nane</text:p>
          </table:table-cell>
          <table:table-cell table:style-name="ce2"/>
          <table:table-cell table:style-name="ce3" table:formula="of:=SUM([.B21];[.C21];[.D21];[.E21])" office:value-type="float" office:value="1426.93498452012">
            <text:p>1426.9349845201</text:p>
          </table:table-cell>
          <table:table-cell table:style-name="ce31" office:value-type="string">
            <text:p>Մանե</text:p>
          </table:table-cell>
          <table:table-cell office:value-type="string">
            <text:p>7000(3900)</text:p>
          </table:table-cell>
          <table:table-cell/>
          <table:table-cell table:formula="of:=SUM([.H8];[.H30];[.H51];[.H73])" office:value-type="float" office:value="4325.32083886186">
            <text:p>4325.3208388619</text:p>
          </table:table-cell>
          <table:table-cell table:formula="of:=SUM([.L8:.L8];[.N1])" office:value-type="float" office:value="6325.32083886186">
            <text:p>6325.3208388619</text:p>
          </table:table-cell>
          <table:table-cell office:value-type="float" office:value="3900">
            <text:p>3900</text:p>
          </table:table-cell>
          <table:table-cell table:style-name="ce23" table:formula="of:=[.N8]-[.M8]" office:value-type="float" office:value="-2425.32083886186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-Anjela</text:p>
          </table:table-cell>
          <table:table-cell table:style-name="ce2"/>
          <table:table-cell table:style-name="ce3" table:formula="of:=SUM([.B21:.E21])" office:value-type="float" office:value="1426.93498452012">
            <text:p>1426.9349845201</text:p>
          </table:table-cell>
          <table:table-cell table:style-name="ce31" office:value-type="string">
            <text:p>Նանե</text:p>
          </table:table-cell>
          <table:table-cell office:value-type="string">
            <text:p>7000(6300)</text:p>
          </table:table-cell>
          <table:table-cell/>
          <table:table-cell table:formula="of:=SUM([.H9];[.H31];[.H52];[.H74])" office:value-type="float" office:value="6323.71073328117">
            <text:p>6323.7107332812</text:p>
          </table:table-cell>
          <table:table-cell table:formula="of:=SUM([.L9:.L9];[.M1])" office:value-type="float" office:value="9790.37739994783">
            <text:p>9790.3773999478</text:p>
          </table:table-cell>
          <table:table-cell office:value-type="float" office:value="6300">
            <text:p>6300</text:p>
          </table:table-cell>
          <table:table-cell table:style-name="ce23" table:formula="of:=[.N9]-[.M9]" office:value-type="float" office:value="-3490.37739994783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qo</text:p>
          </table:table-cell>
          <table:table-cell office:value-type="string">
            <text:p>-Taron</text:p>
          </table:table-cell>
          <table:table-cell table:style-name="ce2"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Հասմիկ Դ․</text:p>
          </table:table-cell>
          <table:table-cell office:value-type="string">
            <text:p>6000(6200)</text:p>
          </table:table-cell>
          <table:table-cell/>
          <table:table-cell table:formula="of:=SUM([.H10];[.H32];[.H53];[.H75])" office:value-type="float" office:value="6375.61549518593">
            <text:p>6375.6154951859</text:p>
          </table:table-cell>
          <table:table-cell table:formula="of:=SUM([.L10:.L10];[.M1])" office:value-type="float" office:value="9842.2821618526">
            <text:p>9842.2821618526</text:p>
          </table:table-cell>
          <table:table-cell office:value-type="float" office:value="6200">
            <text:p>6200</text:p>
          </table:table-cell>
          <table:table-cell table:style-name="ce23" table:formula="of:=[.N10]-[.M10]" office:value-type="float" office:value="-3642.2821618526">
            <text:p>-3642.2821618526</text:p>
          </table:table-cell>
          <table:table-cell/>
        </table:table-row>
        <table:table-row table:style-name="ro3">
          <table:table-cell/>
          <table:table-cell office:value-type="string">
            <text:p>-Arman</text:p>
          </table:table-cell>
          <table:table-cell table:style-name="ce8" office:value-type="string">
            <text:p>-Areg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C21];[.D21];[.F21])" office:value-type="float" office:value="1499.21568627451">
            <text:p>1499.2156862745</text:p>
          </table:table-cell>
          <table:table-cell table:style-name="ce31" office:value-type="string">
            <text:p>Կարեն</text:p>
          </table:table-cell>
          <table:table-cell office:value-type="string">
            <text:p>8000(2600)</text:p>
          </table:table-cell>
          <table:table-cell/>
          <table:table-cell table:formula="of:=SUM([.H11];[.H33];[.H54];[.H76])" office:value-type="float" office:value="3691.33107088989">
            <text:p>3691.3310708899</text:p>
          </table:table-cell>
          <table:table-cell table:formula="of:=SUM([.L11:.L11];[.N1])" office:value-type="float" office:value="5691.3310708899">
            <text:p>5691.3310708899</text:p>
          </table:table-cell>
          <table:table-cell office:value-type="float" office:value="2600">
            <text:p>2600</text:p>
          </table:table-cell>
          <table:table-cell table:style-name="ce23" table:formula="of:=[.N11]-[.M11]" office:value-type="float" office:value="-3091.33107088989">
            <text:p>-3091.3310708899</text:p>
          </table:table-cell>
          <table:table-cell/>
        </table:table-row>
        <table:table-row table:style-name="ro13">
          <table:table-cell/>
          <table:table-cell table:style-name="ce8" office:value-type="string">
            <text:p>-Areg</text:p>
          </table:table-cell>
          <table:table-cell/>
          <table:table-cell table:style-name="ce8" office:value-type="string">
            <text:p>-Areg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Sargis</text:p>
          </table:table-cell>
          <table:table-cell/>
          <table:table-cell table:style-name="ce3" table:formula="of:=SUM([.B21:.F21])" office:value-type="float" office:value="1820.26831785346">
            <text:p>1820.2683178535</text:p>
          </table:table-cell>
          <table:table-cell office:value-type="string">
            <text:p>Ժոզեֆ</text:p>
          </table:table-cell>
          <table:table-cell office:value-type="string">
            <text:p>10000(5700)</text:p>
          </table:table-cell>
          <table:table-cell/>
          <table:table-cell table:formula="of:=SUM([.H12];[.H34];[.H55];[.H77])" office:value-type="float" office:value="6717.0440666145">
            <text:p>6717.0440666145</text:p>
          </table:table-cell>
          <table:table-cell table:formula="of:=SUM([.L12:.L12];[.M1])" office:value-type="float" office:value="10183.7107332812">
            <text:p>10183.7107332812</text:p>
          </table:table-cell>
          <table:table-cell office:value-type="float" office:value="5700">
            <text:p>5700</text:p>
          </table:table-cell>
          <table:table-cell table:style-name="ce23" table:formula="of:=[.N12]-[.M12]" office:value-type="float" office:value="-4483.71073328117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+2 QMS</text:p>
          </table:table-cell>
          <table:table-cell office:value-type="string">
            <text:p>-Arman</text:p>
          </table:table-cell>
          <table:table-cell/>
          <table:table-cell table:style-name="ce3" table:formula="of:=SUM([.B21];[.D21])" office:value-type="float" office:value="776.470588235294">
            <text:p>776.4705882353</text:p>
          </table:table-cell>
          <table:table-cell table:style-name="ce31" office:value-type="string">
            <text:p>Սարգիս</text:p>
          </table:table-cell>
          <table:table-cell office:value-type="string">
            <text:p>5000(3100)</text:p>
          </table:table-cell>
          <table:table-cell/>
          <table:table-cell table:formula="of:=SUM([.H13];[.H35];[.H56];[.H78])" office:value-type="float" office:value="2346.66666666667">
            <text:p>2346.6666666667</text:p>
          </table:table-cell>
          <table:table-cell table:formula="of:=SUM([.L13:.L13];[.M1])" office:value-type="float" office:value="5813.33333333333">
            <text:p>5813.3333333333</text:p>
          </table:table-cell>
          <table:table-cell office:value-type="float" office:value="3100">
            <text:p>3100</text:p>
          </table:table-cell>
          <table:table-cell table:formula="of:=[.N13]-[.M13]" office:value-type="float" office:value="-2713.33333333333">
            <text:p>-2713.3333333333</text:p>
          </table:table-cell>
          <table:table-cell/>
        </table:table-row>
        <table:table-row table:style-name="ro3">
          <table:table-cell table:number-columns-repeated="4"/>
          <table:table-cell office:value-type="string">
            <text:p>Roza</text:p>
          </table:table-cell>
          <table:table-cell office:value-type="string">
            <text:p>Roza</text:p>
          </table:table-cell>
          <table:table-cell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Գենա</text:p>
          </table:table-cell>
          <table:table-cell office:value-type="string">
            <text:p>10000(3500)</text:p>
          </table:table-cell>
          <table:table-cell/>
          <table:table-cell table:formula="of:=SUM([.H14];[.H36];[.H57])" office:value-type="float" office:value="3813.3810629515">
            <text:p>3813.3810629515</text:p>
          </table:table-cell>
          <table:table-cell table:formula="of:=SUM([.L14:.L14];[.N1])" office:value-type="float" office:value="5813.3810629515">
            <text:p>5813.3810629515</text:p>
          </table:table-cell>
          <table:table-cell office:value-type="float" office:value="3500">
            <text:p>3500</text:p>
          </table:table-cell>
          <table:table-cell table:style-name="ce23" table:formula="of:=[.N14]-[.M14]" office:value-type="float" office:value="-2313.3810629515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>
            <text:p>+2QMS</text:p>
          </table:table-cell>
          <table:table-cell/>
          <table:table-cell table:formula="of:=SUM([.C21])" office:value-type="float" office:value="329.411764705882">
            <text:p>329.4117647059</text:p>
          </table:table-cell>
          <table:table-cell office:value-type="string">
            <text:p>Arman</text:p>
          </table:table-cell>
          <table:table-cell office:value-type="string">
            <text:p>5000(4400)</text:p>
          </table:table-cell>
          <table:table-cell/>
          <table:table-cell table:formula="of:=SUM([.H15];[.H37];[.H58];[.H80])" office:value-type="float" office:value="2185.26960784314">
            <text:p>2185.2696078431</text:p>
          </table:table-cell>
          <table:table-cell table:formula="of:=SUM([.L15:.L15];[.N1])" office:value-type="float" office:value="4185.26960784314">
            <text:p>4185.2696078431</text:p>
          </table:table-cell>
          <table:table-cell office:value-type="float" office:value="4400">
            <text:p>4400</text:p>
          </table:table-cell>
          <table:table-cell table:formula="of:=[.N15]-[.M15]" office:value-type="float" office:value="214.730392156863">
            <text:p>214.7303921569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Seryoja</text:p>
          </table:table-cell>
          <table:table-cell office:value-type="string">
            <text:p>10000(9050)</text:p>
          </table:table-cell>
          <table:table-cell/>
          <table:table-cell table:formula="of:=SUM([.H16];[.H38];[.H59];[.H81])" office:value-type="float" office:value="6717.0440666145">
            <text:p>6717.0440666145</text:p>
          </table:table-cell>
          <table:table-cell table:formula="of:=SUM([.L16:.L16];[.M1])" office:value-type="float" office:value="10183.7107332812">
            <text:p>10183.7107332812</text:p>
          </table:table-cell>
          <table:table-cell office:value-type="float" office:value="9050">
            <text:p>9050</text:p>
          </table:table-cell>
          <table:table-cell table:style-name="ce23" table:formula="of:=[.N16]-[.M16]" office:value-type="float" office:value="-1133.71073328117">
            <text:p>-113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Mher</text:p>
          </table:table-cell>
          <table:table-cell office:value-type="string">
            <text:p>12750(11500)</text:p>
          </table:table-cell>
          <table:table-cell/>
          <table:table-cell table:formula="of:=SUM([.H17];[.H39];[.H60];[.H82])" office:value-type="float" office:value="6717.0440666145">
            <text:p>6717.0440666145</text:p>
          </table:table-cell>
          <table:table-cell table:formula="of:=SUM([.L17:.L17];[.M1])" office:value-type="float" office:value="10183.7107332812">
            <text:p>10183.7107332812</text:p>
          </table:table-cell>
          <table:table-cell office:value-type="float" office:value="11500">
            <text:p>11500</text:p>
          </table:table-cell>
          <table:table-cell table:formula="of:=[.N17]-[.M17]" office:value-type="float" office:value="1316.28926671883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Davit</text:p>
          </table:table-cell>
          <table:table-cell office:value-type="string">
            <text:p>12750(11500)</text:p>
          </table:table-cell>
          <table:table-cell/>
          <table:table-cell table:formula="of:=SUM([.H18];[.H40];[.H61];[.H83])" office:value-type="float" office:value="7637.0440666145">
            <text:p>7637.0440666145</text:p>
          </table:table-cell>
          <table:table-cell table:formula="of:=SUM([.L18:.L18];[.M1])" office:value-type="float" office:value="11103.7107332812">
            <text:p>11103.7107332812</text:p>
          </table:table-cell>
          <table:table-cell office:value-type="float" office:value="11500">
            <text:p>11500</text:p>
          </table:table-cell>
          <table:table-cell table:formula="of:=[.N18]-[.M18]" office:value-type="float" office:value="396.289266718833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>
            <text:p>1426.9349845201</text:p>
          </table:table-cell>
          <table:table-cell table:style-name="ce31" office:value-type="string">
            <text:p>Taron</text:p>
          </table:table-cell>
          <table:table-cell office:value-type="string">
            <text:p>8800(5100)</text:p>
          </table:table-cell>
          <table:table-cell office:value-type="float" office:value="20000">
            <text:p>20000</text:p>
          </table:table-cell>
          <table:table-cell table:formula="of:=SUM([.H19];[.H41];[.H62];[.H84])" office:value-type="float" office:value="6397.0440666145">
            <text:p>6397.0440666145</text:p>
          </table:table-cell>
          <table:table-cell table:formula="of:=SUM([.M1];[.L19])" office:value-type="float" office:value="9863.71073328117">
            <text:p>9863.7107332812</text:p>
          </table:table-cell>
          <table:table-cell office:value-type="float" office:value="5100">
            <text:p>5100</text:p>
          </table:table-cell>
          <table:table-cell table:style-name="ce23" table:formula="of:=[.N19]-[.M19]" office:value-type="float" office:value="-4763.71073328117">
            <text:p>-4763.710733281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820.26831785346">
            <text:p>1820.2683178535</text:p>
          </table:table-cell>
          <table:table-cell office:value-type="string">
            <text:p>Hrach</text:p>
          </table:table-cell>
          <table:table-cell office:value-type="float" office:value="5000">
            <text:p>5000</text:p>
          </table:table-cell>
          <table:table-cell/>
          <table:table-cell table:formula="of:=SUM([.H20];[.H42];[.H63];[.H85])" office:value-type="float" office:value="7197.0440666145">
            <text:p>7197.0440666145</text:p>
          </table:table-cell>
          <table:table-cell table:formula="of:=SUM([.L20:.L20];[.M1])" office:value-type="float" office:value="10663.7107332812">
            <text:p>10663.7107332812</text:p>
          </table:table-cell>
          <table:table-cell office:value-type="float" office:value="5000">
            <text:p>5000</text:p>
          </table:table-cell>
          <table:table-cell table:formula="of:=[.N20]-[.M20]" office:value-type="float" office:value="-5663.71073328117">
            <text:p>-5663.7107332812</text:p>
          </table:table-cell>
          <table:table-cell/>
        </table:table-row>
        <table:table-row table:style-name="ro3">
          <table:table-cell/>
          <table:table-cell table:style-name="ce2" table:formula="of:=[.B2]/17" office:value-type="float" office:value="370.588235294118">
            <text:p>370.5882352941</text:p>
          </table:table-cell>
          <table:table-cell table:style-name="ce2" table:formula="of:=[.C2]/17" office:value-type="float" office:value="329.411764705882">
            <text:p>329.4117647059</text:p>
          </table:table-cell>
          <table:table-cell table:style-name="ce2" table:formula="of:=[.D2]/17" office:value-type="float" office:value="405.882352941176">
            <text:p>405.8823529412</text:p>
          </table:table-cell>
          <table:table-cell table:style-name="ce2" table:formula="of:=[.E2]/19" office:value-type="float" office:value="321.052631578947">
            <text:p>321.0526315789</text:p>
          </table:table-cell>
          <table:table-cell table:style-name="ce2" table:formula="of:=[.F2]/15" office:value-type="float" office:value="393.333333333333">
            <text:p>393.3333333333</text:p>
          </table:table-cell>
          <table:table-cell/>
          <table:table-cell table:formula="of:=SUM([.E21];[.F21])*3" office:value-type="float" office:value="2143.15789473684">
            <text:p>2143.1578947369</text:p>
          </table:table-cell>
          <table:table-cell office:value-type="string">
            <text:p>Roza</text:p>
          </table:table-cell>
          <table:table-cell table:number-columns-repeated="2"/>
          <table:table-cell table:formula="of:=SUM([.H21])" office:value-type="float" office:value="2143.15789473684">
            <text:p>2143.1578947369</text:p>
          </table:table-cell>
          <table:table-cell table:style-name="ce23" office:value-type="float" office:value="2150">
            <text:p>2150</text:p>
          </table:table-cell>
          <table:table-cell office:value-type="float" office:value="0">
            <text:p>0</text:p>
          </table:table-cell>
          <table:table-cell table:style-name="ce23" office:value-type="float" office:value="-2150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2:.H21])" office:value-type="float" office:value="30800">
            <text:p>30800</text:p>
          </table:table-cell>
          <table:table-cell table:style-name="Default"/>
          <table:table-cell table:style-name="ce7" office:value-type="float" office:value="2650">
            <text:p>2650</text:p>
          </table:table-cell>
          <table:table-cell office:value-type="string">
            <text:p>Stepan</text:p>
          </table:table-cell>
          <table:table-cell table:formula="of:=SUM([.H64];[.H87])" office:value-type="float" office:value="2010.17857142857">
            <text:p>2010.1785714286</text:p>
          </table:table-cell>
          <table:table-cell table:style-name="ce23"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-2000">
            <text:p>-2000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Vahan</text:p>
          </table:table-cell>
          <table:table-cell table:formula="of:=SUM([.H86])" office:value-type="float" office:value="1232.38095238095">
            <text:p>1232.380952381</text:p>
          </table:table-cell>
          <table:table-cell table:style-name="ce23" office:value-type="float" office:value="1200">
            <text:p>1200</text:p>
          </table:table-cell>
          <table:table-cell office:value-type="float" office:value="0">
            <text:p>0</text:p>
          </table:table-cell>
          <table:table-cell office:value-type="float" office:value="-1200">
            <text:p>-12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style-name="ce2" office:value-type="float" office:value="6100">
            <text:p>6100</text:p>
          </table:table-cell>
          <table:table-cell office:value-type="float" office:value="2200">
            <text:p>2200</text:p>
          </table:table-cell>
          <table:table-cell office:value-type="float" office:value="0">
            <text:p>0</text:p>
          </table:table-cell>
          <table:table-cell office:value-type="float" office:value="6300">
            <text:p>6300</text:p>
          </table:table-cell>
          <table:table-cell office:value-type="float" office:value="6000">
            <text:p>6000</text:p>
          </table:table-cell>
          <table:table-cell table:style-name="ce2" table:formula="of:=SUM([.B24:.F24])" office:value-type="float" office:value="20600">
            <text:p>20600</text:p>
          </table:table-cell>
          <table:table-cell table:style-name="ce8" table:formula="of:=SUM([.B43];[.E43];[.F43])" office:value-type="float" office:value="1130.19607843137">
            <text:p>1130.1960784314</text:p>
          </table:table-cell>
          <table:table-cell office:value-type="string">
            <text:p>Անի Գ․</text:p>
          </table:table-cell>
          <table:table-cell table:number-columns-repeated="2"/>
          <table:table-cell table:style-name="ce2" table:formula="of:=SUM([.L2:.L23])" office:value-type="float" office:value="110200">
            <text:p>110200</text:p>
          </table:table-cell>
          <table:table-cell table:style-name="ce2" table:formula="of:=SUM([.M2:.M23])" office:value-type="float" office:value="170164.282581454">
            <text:p>170164.282581454</text:p>
          </table:table-cell>
          <table:table-cell table:number-columns-repeated="3"/>
        </table:table-row>
        <table:table-row table:style-name="ro3">
          <table:table-cell table:style-name="ce28" office:value-type="date" office:date-value="2015-11-11">
            <text:p>11/11/15</text:p>
          </table:table-cell>
          <table:table-cell table:number-columns-repeated="5"/>
          <table:table-cell table:style-name="ce2"/>
          <table:table-cell table:style-name="ce8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>
            <text:p>-63041.591507048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];[.E43];[.F43])" office:value-type="float" office:value="1130.19607843137">
            <text:p>1130.1960784314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3:.F43])" office:value-type="float" office:value="1570.19607843137">
            <text:p>1570.1960784314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:.F43])" office:value-type="float" office:value="1570.19607843137">
            <text:p>1570.1960784314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E43])" office:value-type="float" office:value="370.588235294118">
            <text:p>370.588235294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Hamlet</text:p>
          </table:table-cell>
          <table:table-cell table:number-columns-repeated="3"/>
          <table:table-cell table:style-name="ce2"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Taron</text:p>
          </table:table-cell>
          <table:table-cell table:style-name="ce2" office:value-type="string">
            <text:p>+Saqo</text:p>
          </table:table-cell>
          <table:table-cell table:number-columns-repeated="2"/>
          <table:table-cell table:style-name="ce2" table:number-columns-repeated="2"/>
          <table:table-cell table:style-name="ce3" table:formula="of:=SUM([.C43])" office:value-type="float" office:value="440">
            <text:p>44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43];[.E43];[.F43])" office:value-type="float" office:value="1130.19607843137">
            <text:p>1130.196078431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+Gayane</text:p>
          </table:table-cell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/>
          <table:table-cell table:style-name="ce3" table:formula="of:=SUM([.B43:.F43])" office:value-type="float" office:value="1570.19607843137">
            <text:p>1570.19607843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>
            <text:p>1130.196078431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>
            <text:p>352.941176470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>
            <text:p>1570.1960784314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>
            <text:p>723.529411764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>
            <text:p>1130.1960784314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4]/15" office:value-type="float" office:value="406.666666666667">
            <text:p>406.6666666667</text:p>
          </table:table-cell>
          <table:table-cell table:style-name="ce2" table:formula="of:=[.C24]/5" office:value-type="float" office:value="440">
            <text:p>440</text:p>
          </table:table-cell>
          <table:table-cell table:style-name="ce2" table:formula="of:=[.D24]/17" office:value-type="float" office:value="0">
            <text:p>0</text:p>
          </table:table-cell>
          <table:table-cell table:style-name="ce2" table:formula="of:=[.E24]/17" office:value-type="float" office:value="370.588235294118">
            <text:p>370.5882352941</text:p>
          </table:table-cell>
          <table:table-cell table:style-name="ce2" table:formula="of:=[.F24]/17" office:value-type="float" office:value="352.941176470588">
            <text:p>352.9411764706</text:p>
          </table:table-cell>
          <table:table-cell/>
          <table:table-cell table:style-name="ce2" table:formula="of:=SUM([.H24:.H42])" office:value-type="float" office:value="20600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4">
          <table:table-cell table:style-name="ce2" office:value-type="string">
            <text:p><text:span text:style-name="T1">3th</text:span></text:p>
          </table:table-cell>
          <table:table-cell table:style-name="ce2" office:value-type="float" office:value="5900">
            <text:p>59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5900">
            <text:p>5900</text:p>
          </table:table-cell>
          <table:table-cell office:value-type="float" office:value="4800">
            <text:p>4800</text:p>
          </table:table-cell>
          <table:table-cell table:style-name="ce2" table:formula="of:=SUM([.B45:.F45])" office:value-type="float" office:value="29300">
            <text:p>29300</text:p>
          </table:table-cell>
          <table:table-cell table:style-name="ce8" table:formula="of:=SUM([.B65:.F65])" office:value-type="float" office:value="2129.58333333333">
            <text:p>2129.5833333333</text:p>
          </table:table-cell>
          <table:table-cell office:value-type="string">
            <text:p>Անի Գ․</text:p>
          </table:table-cell>
          <table:table-cell/>
          <table:table-cell office:value-type="float" office:value="37000">
            <text:p>37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16/11/2015</text:p>
          </table:table-cell>
          <table:table-cell table:number-columns-repeated="5"/>
          <table:table-cell table:style-name="ce2"/>
          <table:table-cell table:style-name="ce8" table:formula="of:=SUM([.B65:.F65])" office:value-type="float" office:value="2129.58333333333">
            <text:p>2129.583333333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65:.E65])" office:value-type="float" office:value="1649.58333333333">
            <text:p>1649.58333333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Arman</text:p>
          </table:table-cell>
          <table:table-cell table:style-name="ce2"/>
          <table:table-cell table:style-name="ce13" table:formula="of:=SUM([.B65];[.C65])" office:value-type="float" office:value="780.833333333333">
            <text:p>780.8333333333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3"/>
          <table:table-cell office:value-type="string">
            <text:p>-Mher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Jozef</text:p>
          </table:table-cell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Seryoja</text:p>
          </table:table-cell>
          <table:table-cell table:style-name="ce2"/>
          <table:table-cell table:style-name="ce3" table:formula="of:=SUM([.B65];[.E65];[.F65])" office:value-type="float" office:value="1242.08333333333">
            <text:p>1242.083333333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3"/>
          <table:table-cell office:value-type="string">
            <text:p>-Armenuhi</text:p>
          </table:table-cell>
          <table:table-cell table:style-name="ce2"/>
          <table:table-cell table:style-name="ce3" table:formula="of:=SUM([.B65:.E65])" office:value-type="float" office:value="1649.58333333333">
            <text:p>1649.583333333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65:.F65])" office:value-type="float" office:value="2129.58333333333">
            <text:p>2129.58333333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Hamlet</text:p>
          </table:table-cell>
          <table:table-cell table:number-columns-repeated="2"/>
          <table:table-cell office:value-type="string">
            <text:p>-Gena</text:p>
          </table:table-cell>
          <table:table-cell table:style-name="ce2"/>
          <table:table-cell table:style-name="ce3" table:formula="of:=SUM([.C65];[.F65])" office:value-type="float" office:value="867.5">
            <text:p>867.5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 office:value-type="string">
            <text:p>-Karen</text:p>
          </table:table-cell>
          <table:table-cell table:style-name="ce2" office:value-type="string">
            <text:p>- Մանե</text:p>
          </table:table-cell>
          <table:table-cell/>
          <table:table-cell table:style-name="ce3" table:formula="of:=SUM([.B65:.E65])" office:value-type="float" office:value="1649.58333333333">
            <text:p>1649.58333333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table:style-name="ce2" office:value-type="string">
            <text:p>- Մանե</text:p>
          </table:table-cell>
          <table:table-cell/>
          <table:table-cell table:style-name="ce8" office:value-type="string">
            <text:p>+Kare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Stepan</text:p>
          </table:table-cell>
          <table:table-cell table:style-name="ce2" office:value-type="string">
            <text:p>- Մանե</text:p>
          </table:table-cell>
          <table:table-cell table:number-columns-repeated="3" office:value-type="string">
            <text:p>-Gayane</text:p>
          </table:table-cell>
          <table:table-cell/>
          <table:table-cell table:formula="of:=SUM([.C65:.E65])" office:value-type="float" office:value="1256.25">
            <text:p>1256.25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Arman</text:p>
          </table:table-cell>
          <table:table-cell office:value-type="string">
            <text:p>-Hamlet</text:p>
          </table:table-cell>
          <table:table-cell office:value-type="string">
            <text:p>-Nane</text:p>
          </table:table-cell>
          <table:table-cell/>
          <table:table-cell table:formula="of:=SUM([.C65];[.E65];[.F64])" office:value-type="float" office:value="756.25">
            <text:p>756.25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mlet</text:p>
          </table:table-cell>
          <table:table-cell table:number-columns-repeated="2" office:value-type="string">
            <text:p>+Stepan</text:p>
          </table:table-cell>
          <table:table-cell/>
          <table:table-cell table:formula="of:=SUM([.B65:.E65])" office:value-type="float" office:value="1649.58333333333">
            <text:p>1649.583333333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>
            <text:p>1649.5833333333</text:p>
          </table:table-cell>
          <table:table-cell office:value-type="string">
            <text:p>Mher</text:p>
          </table:table-cell>
          <table:table-cell table:number-columns-repeated="3"/>
          <table:table-cell table:formula="of:=SUM([.H88];[.H65])" office:value-type="float" office:value="58800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>
            <text:p>2129.583333333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5"/>
          <table:table-cell/>
          <table:table-cell/>
          <table:table-cell table:formula="of:=SUM([.B65];[.E65];[.F65])" office:value-type="float" office:value="1242.08333333333">
            <text:p>1242.0833333333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45]/15" office:value-type="float" office:value="393.333333333333">
            <text:p>393.3333333333</text:p>
          </table:table-cell>
          <table:table-cell table:style-name="ce2" table:formula="of:=[.C45]/16" office:value-type="float" office:value="387.5">
            <text:p>387.5</text:p>
          </table:table-cell>
          <table:table-cell table:style-name="ce2" table:formula="of:=[.D45]/13" office:value-type="float" office:value="500">
            <text:p>500</text:p>
          </table:table-cell>
          <table:table-cell table:style-name="ce2" table:formula="of:=[.E45]/16" office:value-type="float" office:value="368.75">
            <text:p>368.75</text:p>
          </table:table-cell>
          <table:table-cell table:style-name="ce2" table:formula="of:=[.F45]/10" office:value-type="float" office:value="480">
            <text:p>480</text:p>
          </table:table-cell>
          <table:table-cell/>
          <table:table-cell table:style-name="ce2" table:formula="of:=SUM([.H45:.H64])" office:value-type="float" office:value="29300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style-name="ce2" office:value-type="float" office:value="6500">
            <text:p>6500</text:p>
          </table:table-cell>
          <table:table-cell office:value-type="float" office:value="6300">
            <text:p>6300</text:p>
          </table:table-cell>
          <table:table-cell office:value-type="float" office:value="5900">
            <text:p>5900</text:p>
          </table:table-cell>
          <table:table-cell office:value-type="float" office:value="5600">
            <text:p>5600</text:p>
          </table:table-cell>
          <table:table-cell office:value-type="float" office:value="5200">
            <text:p>5200</text:p>
          </table:table-cell>
          <table:table-cell table:style-name="ce2" table:formula="of:=SUM([.B67:.F67])" office:value-type="float" office:value="29500">
            <text:p>29500</text:p>
          </table:table-cell>
          <table:table-cell table:style-name="ce8" table:formula="of:=SUM([.B88:.F88])" office:value-type="float" office:value="2116.99633699634">
            <text:p>2116.9963369963</text:p>
          </table:table-cell>
          <table:table-cell office:value-type="string">
            <text:p>Անի Գ․</text:p>
          </table:table-cell>
          <table:table-cell/>
          <table:table-cell office:value-type="float" office:value="15000">
            <text:p>15000</text:p>
          </table:table-cell>
          <table:table-cell table:number-columns-repeated="5"/>
        </table:table-row>
        <table:table-row table:style-name="ro12">
          <table:table-cell table:style-name="ce28" office:value-type="string">
            <text:p>23/11/2015</text:p>
          </table:table-cell>
          <table:table-cell table:number-columns-repeated="5"/>
          <table:table-cell table:style-name="ce2"/>
          <table:table-cell table:style-name="ce8" table:formula="of:=SUM([.B88:.F88])" office:value-type="float" office:value="2116.99633699634">
            <text:p>2116.9963369963</text:p>
          </table:table-cell>
          <table:table-cell table:style-name="ce31"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88];[.D88];[.E88])" office:value-type="float" office:value="1285.71428571429">
            <text:p>1285.7142857143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Arman</text:p>
          </table:table-cell>
          <table:table-cell table:number-columns-repeated="3"/>
          <table:table-cell table:style-name="ce2"/>
          <table:table-cell table:style-name="ce3" table:formula="of:=SUM([.B88:.F88])" office:value-type="float" office:value="2116.99633699634">
            <text:p>2116.9963369963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office:value-type="string">
            <text:p>- Sargis</text:p>
          </table:table-cell>
          <table:table-cell table:style-name="ce2"/>
          <table:table-cell table:style-name="ce3" table:formula="of:=SUM([.B88];[.C88];[.F88])" office:value-type="float" office:value="1295.56776556777">
            <text:p>1295.567765567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table:number-columns-repeated="3"/>
          <table:table-cell office:value-type="string">
            <text:p>-Gayane</text:p>
          </table:table-cell>
          <table:table-cell table:style-name="ce2"/>
          <table:table-cell table:style-name="ce3" table:formula="of:=SUM([.C88];[.E88])" office:value-type="float" office:value="884.615384615385">
            <text:p>884.6153846154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 office:value-type="string">
            <text:p>-Karen</text:p>
          </table:table-cell>
          <table:table-cell office:value-type="string">
            <text:p>+Karen</text:p>
          </table:table-cell>
          <table:table-cell table:style-name="ce8" office:value-type="string">
            <text:p>- Karen</text:p>
          </table:table-cell>
          <table:table-cell table:style-name="ce8"/>
          <table:table-cell table:style-name="ce2" office:value-type="string">
            <text:p>+Stepan</text:p>
          </table:table-cell>
          <table:table-cell/>
          <table:table-cell table:style-name="ce3" table:formula="of:=SUM([.B88:.F88])" office:value-type="float" office:value="2116.99633699634">
            <text:p>2116.996336996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Gayane</text:p>
          </table:table-cell>
          <table:table-cell table:style-name="ce2"/>
          <table:table-cell/>
          <table:table-cell table:style-name="ce8" office:value-type="string">
            <text:p>+Vahan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Vahan</text:p>
          </table:table-cell>
          <table:table-cell table:style-name="ce2" office:value-type="string">
            <text:p>- Մանե</text:p>
          </table:table-cell>
          <table:table-cell table:number-columns-repeated="2" office:value-type="string">
            <text:p>-Gayane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Armenuhi</text:p>
          </table:table-cell>
          <table:table-cell office:value-type="string">
            <text:p>-Arman</text:p>
          </table:table-cell>
          <table:table-cell table:number-columns-repeated="3"/>
          <table:table-cell table:formula="of:=SUM([.E88];[.F88])" office:value-type="float" office:value="746.666666666667">
            <text:p>746.6666666667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>
            <text:p>-Gena</text:p>
          </table:table-cell>
          <table:table-cell/>
          <table:table-cell office:value-type="string">
            <text:p>-Mane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Hasmik</text:p>
          </table:table-cell>
          <table:table-cell table:number-columns-repeated="2" office:value-type="string">
            <text:p>-Gena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>
            <text:p>-Armenuhi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Vahan</text:p>
          </table:table-cell>
          <table:table-cell office:value-type="string">
            <text:p>-Hasmik</text:p>
          </table:table-cell>
          <table:table-cell office:value-type="string">
            <text:p>-Karen</text:p>
          </table:table-cell>
          <table:table-cell/>
          <table:table-cell table:formula="of:=SUM([.B88:.F88])" office:value-type="float" office:value="2116.99633699634">
            <text:p>2116.9963369963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+Stepan</text:p>
          </table:table-cell>
          <table:table-cell table:number-columns-repeated="3"/>
          <table:table-cell table:formula="of:=SUM([.B88:.F88])" office:value-type="float" office:value="2116.99633699634">
            <text:p>2116.9963369963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>
            <text:p>1232.380952381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>
            <text:p>768.0952380952</text:p>
          </table:table-cell>
          <table:table-cell table:style-name="Default" office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67]/14" office:value-type="float" office:value="464.285714285714">
            <text:p>464.2857142857</text:p>
          </table:table-cell>
          <table:table-cell table:style-name="ce2" table:formula="of:=[.C67]/13" office:value-type="float" office:value="484.615384615385">
            <text:p>484.6153846154</text:p>
          </table:table-cell>
          <table:table-cell table:style-name="ce2" table:formula="of:=[.D67]/14" office:value-type="float" office:value="421.428571428571">
            <text:p>421.4285714286</text:p>
          </table:table-cell>
          <table:table-cell table:style-name="ce2" table:formula="of:=[.E67]/14" office:value-type="float" office:value="400">
            <text:p>400</text:p>
          </table:table-cell>
          <table:table-cell table:style-name="ce2" table:formula="of:=[.F67]/15" office:value-type="float" office:value="346.666666666667">
            <text:p>346.6666666667</text:p>
          </table:table-cell>
          <table:table-cell/>
          <table:table-cell table:style-name="ce2" table:formula="of:=SUM([.H67:.H87])" office:value-type="float" office:value="29500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6" table:default-cell-style-name="Default"/>
        <table:table-column table:style-name="co1" table:number-columns-repeated="7" table:default-cell-style-name="Default"/>
        <table:table-column table:style-name="co1" table:default-cell-style-name="ce2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2"/>
          <table:table-cell office:value-type="float" office:value="2760">
            <text:p>2760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office:value-type="float" office:value="6400">
            <text:p>6400</text:p>
          </table:table-cell>
          <table:table-cell office:value-type="float" office:value="6200">
            <text:p>6200</text:p>
          </table:table-cell>
          <table:table-cell office:value-type="float" office:value="5400">
            <text:p>5400</text:p>
          </table:table-cell>
          <table:table-cell office:value-type="float" office:value="6000">
            <text:p>6000</text:p>
          </table:table-cell>
          <table:table-cell office:value-type="float" office:value="8100">
            <text:p>8100</text:p>
          </table:table-cell>
          <table:table-cell table:style-name="ce2" table:formula="of:=SUM([.B2:.F2])" office:value-type="float" office:value="32100">
            <text:p>32100</text:p>
          </table:table-cell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ի Գ․</text:p>
          </table:table-cell>
          <table:table-cell office:value-type="string">
            <text:p>5000(1950)</text:p>
          </table:table-cell>
          <table:table-cell table:style-name="ce10" office:value-type="float" office:value="-9300">
            <text:p>-9300</text:p>
          </table:table-cell>
          <table:table-cell table:formula="of:=SUM([.H2];[.H25];[.H49];[.H74];[.H100];[.H129])" office:value-type="float" office:value="9455.49459527401">
            <text:p>9455.494595274</text:p>
          </table:table-cell>
          <table:table-cell table:formula="of:=SUM([.N1];[.L2])" office:value-type="float" office:value="12215.494595274">
            <text:p>12215.494595274</text:p>
          </table:table-cell>
          <table:table-cell office:value-type="float" office:value="1950">
            <text:p>1950</text:p>
          </table:table-cell>
          <table:table-cell table:style-name="ce36" table:formula="of:=[.N2]-[.M2]" office:value-type="float" office:value="-10265.494595274">
            <text:p>-10265.494595274</text:p>
          </table:table-cell>
          <table:table-cell office:value-type="float" office:value="15000">
            <text:p>15000</text:p>
          </table:table-cell>
        </table:table-row>
        <table:table-row table:style-name="ro12">
          <table:table-cell table:style-name="ce28" office:value-type="string">
            <text:p>30/12/20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21:.F21])" office:value-type="float" office:value="1973.97058823529">
            <text:p>1973.9705882353</text:p>
          </table:table-cell>
          <table:table-cell office:value-type="string">
            <text:p>Անժելա</text:p>
          </table:table-cell>
          <table:table-cell office:value-type="string">
            <text:p>12000(7100)</text:p>
          </table:table-cell>
          <table:table-cell office:value-type="float" office:value="20000">
            <text:p>20000</text:p>
          </table:table-cell>
          <table:table-cell table:formula="of:=SUM([.H3];[.H26];[.H50];[.H75];[.H101];[.H130])" office:value-type="float" office:value="6353.13025210084">
            <text:p>6353.1302521008</text:p>
          </table:table-cell>
          <table:table-cell table:formula="of:=SUM([.N1];[.L3])" office:value-type="float" office:value="9113.13025210084">
            <text:p>9113.1302521008</text:p>
          </table:table-cell>
          <table:table-cell office:value-type="float" office:value="7100">
            <text:p>7100</text:p>
          </table:table-cell>
          <table:table-cell table:formula="of:=[.N3]-[.M3]" office:value-type="float" office:value="-2013.13025210084">
            <text:p>-2013.130252100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Արմենուհի</text:p>
          </table:table-cell>
          <table:table-cell office:value-type="string">
            <text:p>9700(7000)</text:p>
          </table:table-cell>
          <table:table-cell/>
          <table:table-cell table:formula="of:=SUM([.H4];[.H27];[.H51];[.H76];[.H102];[.H131])" office:value-type="float" office:value="9455.49459527401">
            <text:p>9455.494595274</text:p>
          </table:table-cell>
          <table:table-cell table:formula="of:=SUM([.L4:.L4];[.N1])" office:value-type="float" office:value="12215.494595274">
            <text:p>12215.494595274</text:p>
          </table:table-cell>
          <table:table-cell office:value-type="float" office:value="7000">
            <text:p>7000</text:p>
          </table:table-cell>
          <table:table-cell table:style-name="ce36" table:formula="of:=[.N4]-[.M4]" office:value-type="float" office:value="-5215.49459527401">
            <text:p>-52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21:.F21])" office:value-type="float" office:value="1973.97058823529">
            <text:p>1973.9705882353</text:p>
          </table:table-cell>
          <table:table-cell office:value-type="string">
            <text:p>Գայանե</text:p>
          </table:table-cell>
          <table:table-cell office:value-type="string">
            <text:p>22700(15100)</text:p>
          </table:table-cell>
          <table:table-cell/>
          <table:table-cell table:formula="of:=SUM([.H5];[.H28];[.H52];[.H77];[.H103];[.H132])" office:value-type="float" office:value="5219.94139761168">
            <text:p>5219.9413976117</text:p>
          </table:table-cell>
          <table:table-cell table:formula="of:=SUM([.L5:.L5];[.N1])" office:value-type="float" office:value="7979.94139761168">
            <text:p>7979.9413976117</text:p>
          </table:table-cell>
          <table:table-cell office:value-type="float" office:value="15100">
            <text:p>15100</text:p>
          </table:table-cell>
          <table:table-cell table:style-name="ce37" table:formula="of:=[.N5]-[.M5]" office:value-type="float" office:value="7120.05860238832">
            <text:p>7120.0586023883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Արեգ</text:p>
          </table:table-cell>
          <table:table-cell office:value-type="string">
            <text:p>7150(7000)</text:p>
          </table:table-cell>
          <table:table-cell/>
          <table:table-cell table:formula="of:=SUM([.H6];[.H29];[.H53];[.H78];[.H104];[.H133])" office:value-type="float" office:value="7153.45704948646">
            <text:p>7153.4570494865</text:p>
          </table:table-cell>
          <table:table-cell table:formula="of:=SUM([.L6:.L6];[.N1])" office:value-type="float" office:value="9913.45704948646">
            <text:p>9913.4570494865</text:p>
          </table:table-cell>
          <table:table-cell office:value-type="float" office:value="7000">
            <text:p>7000</text:p>
          </table:table-cell>
          <table:table-cell table:formula="of:=[.N6]-[.M6]" office:value-type="float" office:value="-2913.45704948646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մլետ</text:p>
          </table:table-cell>
          <table:table-cell office:value-type="string">
            <text:p>10000(4400)</text:p>
          </table:table-cell>
          <table:table-cell/>
          <table:table-cell table:formula="of:=SUM([.H7];[.H30];[.H54];[.H79];[.H105];[.H134])" office:value-type="float" office:value="7990.71076068754">
            <text:p>7990.7107606876</text:p>
          </table:table-cell>
          <table:table-cell table:formula="of:=SUM([.L7:.L7];[.N1])" office:value-type="float" office:value="10750.7107606875">
            <text:p>10750.7107606875</text:p>
          </table:table-cell>
          <table:table-cell office:value-type="float" office:value="4400">
            <text:p>4400</text:p>
          </table:table-cell>
          <table:table-cell table:formula="of:=[.N7]-[.M7]" office:value-type="float" office:value="-6350.71076068754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1];[.D21];[.E21])" office:value-type="float" office:value="1136.47058823529">
            <text:p>1136.4705882353</text:p>
          </table:table-cell>
          <table:table-cell table:style-name="ce31" office:value-type="string">
            <text:p>Մանե</text:p>
          </table:table-cell>
          <table:table-cell office:value-type="string">
            <text:p>10000(7600)</text:p>
          </table:table-cell>
          <table:table-cell office:value-type="float" office:value="20000">
            <text:p>20000</text:p>
          </table:table-cell>
          <table:table-cell table:formula="of:=SUM([.H8];[.H31];[.H55];[.H80];[.H106];[.H135])" office:value-type="float" office:value="4446.51260504202">
            <text:p>4446.512605042</text:p>
          </table:table-cell>
          <table:table-cell table:formula="of:=SUM([.N1];[.L8])" office:value-type="float" office:value="7206.51260504202">
            <text:p>7206.512605042</text:p>
          </table:table-cell>
          <table:table-cell office:value-type="float" office:value="7600">
            <text:p>7600</text:p>
          </table:table-cell>
          <table:table-cell table:style-name="ce37" table:formula="of:=[.N8]-[.M8]" office:value-type="float" office:value="393.487394957983">
            <text:p>393.487394958</text:p>
          </table:table-cell>
          <table:table-cell office:value-type="float" office:value="5000">
            <text:p>50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table:style-name="ce31" office:value-type="string">
            <text:p>Նանե</text:p>
          </table:table-cell>
          <table:table-cell office:value-type="string">
            <text:p>10000(6500)</text:p>
          </table:table-cell>
          <table:table-cell/>
          <table:table-cell table:formula="of:=SUM([.H9];[.H32];[.H56];[.H81];[.H107];[.H136])" office:value-type="float" office:value="6353.13025210084">
            <text:p>6353.1302521008</text:p>
          </table:table-cell>
          <table:table-cell table:formula="of:=SUM([.L9:.L9];[.N1])" office:value-type="float" office:value="9113.13025210084">
            <text:p>9113.1302521008</text:p>
          </table:table-cell>
          <table:table-cell office:value-type="float" office:value="6500">
            <text:p>6500</text:p>
          </table:table-cell>
          <table:table-cell table:formula="of:=[.N9]-[.M9]" office:value-type="float" office:value="-2613.13025210084">
            <text:p>-2613.130252100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table:style-name="ce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Հասմիկ Դ․</text:p>
          </table:table-cell>
          <table:table-cell office:value-type="string">
            <text:p>3650(5750)</text:p>
          </table:table-cell>
          <table:table-cell/>
          <table:table-cell table:formula="of:=SUM([.H10];[.H33];[.H57];[.H82];[.H137])" office:value-type="float" office:value="7130.80882352941">
            <text:p>7130.8088235294</text:p>
          </table:table-cell>
          <table:table-cell table:formula="of:=SUM([.L10:.L10];[.N1])" office:value-type="float" office:value="9890.80882352941">
            <text:p>9890.8088235294</text:p>
          </table:table-cell>
          <table:table-cell office:value-type="float" office:value="5750">
            <text:p>5750</text:p>
          </table:table-cell>
          <table:table-cell table:formula="of:=[.N10]-[.M10]" office:value-type="float" office:value="-4140.80882352941">
            <text:p>-4140.8088235294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 office:value-type="string">
            <text:p>-Karen</text:p>
          </table:table-cell>
          <table:table-cell table:number-columns-repeated="2" office:value-type="string">
            <text:p>-Arman</text:p>
          </table:table-cell>
          <table:table-cell table:style-name="ce2" office:value-type="string">
            <text:p>- Մանե</text:p>
          </table:table-cell>
          <table:table-cell table:style-name="ce2"/>
          <table:table-cell table:style-name="ce3" table:formula="of:=SUM([.B21];[.F21])" office:value-type="float" office:value="826.470588235294">
            <text:p>826.4705882353</text:p>
          </table:table-cell>
          <table:table-cell table:style-name="ce31" office:value-type="string">
            <text:p>Կարեն</text:p>
          </table:table-cell>
          <table:table-cell office:value-type="string">
            <text:p>7000(3900)</text:p>
          </table:table-cell>
          <table:table-cell/>
          <table:table-cell table:style-name="ce18" table:formula="of:=SUM([.H11];[.H34];[.H58];[.H83];[.H109];[.H138])" office:value-type="float" office:value="3784.77007469655">
            <text:p>3784.7700746966</text:p>
          </table:table-cell>
          <table:table-cell table:formula="of:=SUM([.L11:.L11];[.O1])" office:value-type="float" office:value="5284.77007469655">
            <text:p>5284.7700746966</text:p>
          </table:table-cell>
          <table:table-cell office:value-type="float" office:value="3900">
            <text:p>3900</text:p>
          </table:table-cell>
          <table:table-cell table:style-name="ce36" table:formula="of:=[.N11]-[.M11]" office:value-type="float" office:value="-1384.77007469655">
            <text:p>-1384.7700746966</text:p>
          </table:table-cell>
          <table:table-cell office:value-type="float" office:value="1000">
            <text:p>1000</text:p>
          </table:table-cell>
        </table:table-row>
        <table:table-row table:style-name="ro12">
          <table:table-cell/>
          <table:table-cell table:style-name="ce8"/>
          <table:table-cell table:number-columns-repeated="3" office:value-type="string">
            <text:p>-Gena</text:p>
          </table:table-cell>
          <table:table-cell table:number-columns-repeated="2"/>
          <table:table-cell table:style-name="ce3" table:formula="of:=SUM([.B21:.F21])" office:value-type="float" office:value="1973.97058823529">
            <text:p>1973.9705882353</text:p>
          </table:table-cell>
          <table:table-cell office:value-type="string">
            <text:p>Ժոզեֆ</text:p>
          </table:table-cell>
          <table:table-cell office:value-type="string">
            <text:p>10000(5500)</text:p>
          </table:table-cell>
          <table:table-cell/>
          <table:table-cell table:formula="of:=SUM([.H12];[.H35];[.H59];[.H84];[.H110];[.H139])" office:value-type="float" office:value="9455.49459527401">
            <text:p>9455.494595274</text:p>
          </table:table-cell>
          <table:table-cell table:formula="of:=SUM([.L12:.L12];[.N1])" office:value-type="float" office:value="12215.494595274">
            <text:p>12215.494595274</text:p>
          </table:table-cell>
          <table:table-cell office:value-type="float" office:value="5500">
            <text:p>5500</text:p>
          </table:table-cell>
          <table:table-cell table:style-name="ce36" table:formula="of:=[.N12]-[.M12]" office:value-type="float" office:value="-6715.49459527401">
            <text:p>-6715.494595274</text:p>
          </table:table-cell>
          <table:table-cell office:value-type="float" office:value="7000">
            <text:p>7000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office:value-type="string">
            <text:p>-Mane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office:value-type="string">
            <text:p>7000(4300)</text:p>
          </table:table-cell>
          <table:table-cell/>
          <table:table-cell table:formula="of:=SUM([.H13];[.H36];[.H60];[.H85];[.H111];[.H140])" office:value-type="float" office:value="5461.2266573296">
            <text:p>5461.2266573296</text:p>
          </table:table-cell>
          <table:table-cell table:formula="of:=SUM([.L13:.L13];[.N1])" office:value-type="float" office:value="8221.2266573296">
            <text:p>8221.2266573296</text:p>
          </table:table-cell>
          <table:table-cell office:value-type="float" office:value="4300">
            <text:p>4300</text:p>
          </table:table-cell>
          <table:table-cell table:style-name="ce36" table:formula="of:=[.N13]-[.M13]" office:value-type="float" office:value="-3921.2266573296">
            <text:p>-3921.2266573296</text:p>
          </table:table-cell>
          <table:table-cell office:value-type="float" office:value="5000">
            <text:p>5000</text:p>
          </table:table-cell>
        </table:table-row>
        <table:table-row table:style-name="ro13">
          <table:table-cell/>
          <table:table-cell table:number-columns-repeated="2" office:value-type="string">
            <text:p>+Stepan</text:p>
          </table:table-cell>
          <table:table-cell table:number-columns-repeated="2"/>
          <table:table-cell office:value-type="string">
            <text:p>+Step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office:value-type="string">
            <text:p>6000(3800)</text:p>
          </table:table-cell>
          <table:table-cell/>
          <table:table-cell table:formula="of:=SUM([.H14];[.H37];[.H61];[.H86];[.H141])" office:value-type="float" office:value="3939.15966386555">
            <text:p>3939.1596638656</text:p>
          </table:table-cell>
          <table:table-cell table:formula="of:=SUM([.L14:.L14];[.N1])" office:value-type="float" office:value="6699.15966386555">
            <text:p>6699.1596638656</text:p>
          </table:table-cell>
          <table:table-cell office:value-type="float" office:value="3800">
            <text:p>3800</text:p>
          </table:table-cell>
          <table:table-cell table:formula="of:=[.N14]-[.M14]" office:value-type="float" office:value="-2899.15966386555">
            <text:p>-2899.1596638656</text:p>
          </table:table-cell>
          <table:table-cell/>
        </table:table-row>
        <table:table-row table:style-name="ro13">
          <table:table-cell table:number-columns-repeated="7"/>
          <table:table-cell table:formula="of:=SUM([.C21];[.F21])" office:value-type="float" office:value="837.5">
            <text:p>837.5</text:p>
          </table:table-cell>
          <table:table-cell office:value-type="string">
            <text:p>Arman</text:p>
          </table:table-cell>
          <table:table-cell table:style-name="ce23" office:value-type="float" office:value="5200">
            <text:p>5200</text:p>
          </table:table-cell>
          <table:table-cell/>
          <table:table-cell table:formula="of:=SUM([.H15];[.H38];[.H62];[.H87];[.H113];[.H142])" office:value-type="float" office:value="5189.49227329258">
            <text:p>5189.4922732926</text:p>
          </table:table-cell>
          <table:table-cell table:formula="of:=SUM([.L15:.L15];[.N1])" office:value-type="float" office:value="7949.49227329258">
            <text:p>7949.4922732926</text:p>
          </table:table-cell>
          <table:table-cell office:value-type="float" office:value="5200">
            <text:p>5200</text:p>
          </table:table-cell>
          <table:table-cell table:style-name="ce36" table:formula="of:=[.N15]-[.M15]" office:value-type="float" office:value="-2749.49227329258">
            <text:p>-2749.4922732926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Seryoja</text:p>
          </table:table-cell>
          <table:table-cell office:value-type="string">
            <text:p>10100(10000)</text:p>
          </table:table-cell>
          <table:table-cell/>
          <table:table-cell table:formula="of:=SUM([.H16];[.H39];[.H63];[.H88];[.H114];[.H143])" office:value-type="float" office:value="4559.66826474179">
            <text:p>4559.6682647418</text:p>
          </table:table-cell>
          <table:table-cell table:formula="of:=SUM([.L16:.L16];[.N1])" office:value-type="float" office:value="7319.66826474179">
            <text:p>7319.6682647418</text:p>
          </table:table-cell>
          <table:table-cell office:value-type="float" office:value="10000">
            <text:p>10000</text:p>
          </table:table-cell>
          <table:table-cell table:style-name="ce37" table:formula="of:=[.N16]-[.M16]" office:value-type="float" office:value="2680.33173525821">
            <text:p>2680.3317352582</text:p>
          </table:table-cell>
          <table:table-cell/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Mher</text:p>
          </table:table-cell>
          <table:table-cell table:style-name="ce23" office:value-type="float" office:value="11300">
            <text:p>11300</text:p>
          </table:table-cell>
          <table:table-cell/>
          <table:table-cell table:formula="of:=SUM([.H17];[.H40];[.H64];[.H89];[.H115];[.H144])" office:value-type="float" office:value="9455.49459527401">
            <text:p>9455.494595274</text:p>
          </table:table-cell>
          <table:table-cell table:formula="of:=SUM([.L17:.L17];[.N1])" office:value-type="float" office:value="12215.494595274">
            <text:p>12215.494595274</text:p>
          </table:table-cell>
          <table:table-cell office:value-type="float" office:value="11300">
            <text:p>11300</text:p>
          </table:table-cell>
          <table:table-cell table:style-name="ce36" table:formula="of:=[.N17]-[.M17]" office:value-type="float" office:value="-915.494595274007">
            <text:p>-915.494595274</text:p>
          </table:table-cell>
          <table:table-cell office:value-type="float" office:value="11000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Davit</text:p>
          </table:table-cell>
          <table:table-cell table:style-name="ce23" office:value-type="float" office:value="10400">
            <text:p>10400</text:p>
          </table:table-cell>
          <table:table-cell/>
          <table:table-cell table:formula="of:=SUM([.H18];[.H41];[.H65];[.H90];[.H116];[.H145])" office:value-type="float" office:value="9455.49459527401">
            <text:p>9455.494595274</text:p>
          </table:table-cell>
          <table:table-cell table:formula="of:=SUM([.L18:.L18];[.N1])" office:value-type="float" office:value="12215.494595274">
            <text:p>12215.494595274</text:p>
          </table:table-cell>
          <table:table-cell office:value-type="float" office:value="10400">
            <text:p>10400</text:p>
          </table:table-cell>
          <table:table-cell table:style-name="ce36" table:formula="of:=[.N18]-[.M18]" office:value-type="float" office:value="-1815.49459527401">
            <text:p>-1815.494595274</text:p>
          </table:table-cell>
          <table:table-cell office:value-type="float" office:value="11900">
            <text:p>119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table:style-name="ce31" office:value-type="string">
            <text:p>Taron</text:p>
          </table:table-cell>
          <table:table-cell office:value-type="string">
            <text:p>10000(5250)</text:p>
          </table:table-cell>
          <table:table-cell/>
          <table:table-cell table:formula="of:=SUM([.H19];[.H42];[.H66];[.H91];[.H117];[.H146])" office:value-type="float" office:value="8748.77190619838">
            <text:p>8748.7719061984</text:p>
          </table:table-cell>
          <table:table-cell table:formula="of:=SUM([.L19:.L19];[.N1])" office:value-type="float" office:value="11508.7719061984">
            <text:p>11508.7719061984</text:p>
          </table:table-cell>
          <table:table-cell office:value-type="float" office:value="5250">
            <text:p>5250</text:p>
          </table:table-cell>
          <table:table-cell table:style-name="ce36" table:formula="of:=[.N19]-[.M19]" office:value-type="float" office:value="-6258.77190619838">
            <text:p>-6258.7719061984</text:p>
          </table:table-cell>
          <table:table-cell office:value-type="float" office:value="10000">
            <text:p>10000</text:p>
          </table:table-cell>
        </table:table-row>
        <table:table-row table:style-name="ro13">
          <table:table-cell table:number-columns-repeated="7"/>
          <table:table-cell table:formula="of:=SUM([.B21:.F21])" office:value-type="float" office:value="1973.97058823529">
            <text:p>1973.9705882353</text:p>
          </table:table-cell>
          <table:table-cell office:value-type="string">
            <text:p>Hrach</text:p>
          </table:table-cell>
          <table:table-cell office:value-type="string">
            <text:p>15000(9300)</text:p>
          </table:table-cell>
          <table:table-cell/>
          <table:table-cell table:formula="of:=SUM([.H20];[.H43];[.H67];[.H92];[.H118];[.H147])" office:value-type="float" office:value="9455.49459527401">
            <text:p>9455.494595274</text:p>
          </table:table-cell>
          <table:table-cell table:formula="of:=SUM([.L20:.L20];[.N1])" office:value-type="float" office:value="12215.494595274">
            <text:p>12215.494595274</text:p>
          </table:table-cell>
          <table:table-cell office:value-type="float" office:value="9300">
            <text:p>9300</text:p>
          </table:table-cell>
          <table:table-cell table:style-name="ce36" table:formula="of:=[.N20]-[.M20]" office:value-type="float" office:value="-2915.49459527401">
            <text:p>-2915.494595274</text:p>
          </table:table-cell>
          <table:table-cell office:value-type="float" office:value="10000">
            <text:p>10000</text:p>
          </table:table-cell>
        </table:table-row>
        <table:table-row table:style-name="ro12">
          <table:table-cell/>
          <table:table-cell table:style-name="ce2" table:formula="of:=[.B2]/17" office:value-type="float" office:value="376.470588235294">
            <text:p>376.4705882353</text:p>
          </table:table-cell>
          <table:table-cell table:style-name="ce2" table:formula="of:=[.C2]/16" office:value-type="float" office:value="387.5">
            <text:p>387.5</text:p>
          </table:table-cell>
          <table:table-cell table:style-name="ce2" table:formula="of:=[.D2]/15" office:value-type="float" office:value="360">
            <text:p>360</text:p>
          </table:table-cell>
          <table:table-cell table:style-name="ce2" table:formula="of:=[.E2]/15" office:value-type="float" office:value="400">
            <text:p>400</text:p>
          </table:table-cell>
          <table:table-cell table:style-name="ce2" table:formula="of:=[.F2]/18" office:value-type="float" office:value="450">
            <text:p>450</text:p>
          </table:table-cell>
          <table:table-cell/>
          <table:table-cell table:formula="of:=SUM([.F21])" office:value-type="float" office:value="450">
            <text:p>450</text:p>
          </table:table-cell>
          <table:table-cell table:style-name="ce33" office:value-type="string">
            <text:p>Tina</text:p>
          </table:table-cell>
          <table:table-cell office:value-type="float" office:value="10000">
            <text:p>10000</text:p>
          </table:table-cell>
          <table:table-cell/>
          <table:table-cell table:formula="of:=SUM([.H21];[.H44];[.H68];[.H93];[.H119];[.H148])" office:value-type="float" office:value="7414.85734037205">
            <text:p>7414.8573403721</text:p>
          </table:table-cell>
          <table:table-cell table:formula="of:=SUM([.L21:.L21];[.N1])" office:value-type="float" office:value="10174.857340372">
            <text:p>10174.857340372</text:p>
          </table:table-cell>
          <table:table-cell office:value-type="float" office:value="10000">
            <text:p>10000</text:p>
          </table:table-cell>
          <table:table-cell table:style-name="ce9" table:formula="of:=[.N21]-[.M21]" office:value-type="float" office:value="-174.857340372047">
            <text:p>-174.857340372</text:p>
          </table:table-cell>
          <table:table-cell/>
        </table:table-row>
        <table:table-row table:style-name="ro13">
          <table:table-cell table:number-columns-repeated="7"/>
          <table:table-cell table:formula="of:=SUM([.B21];[.C21];[.F21])" office:value-type="float" office:value="1213.97058823529">
            <text:p>1213.9705882353</text:p>
          </table:table-cell>
          <table:table-cell table:style-name="ce34" office:value-type="string">
            <text:p>Stepan</text:p>
          </table:table-cell>
          <table:table-cell office:value-type="float" office:value="2000">
            <text:p>2000</text:p>
          </table:table-cell>
          <table:table-cell office:value-type="float" office:value="10000">
            <text:p>10000</text:p>
          </table:table-cell>
          <table:table-cell table:style-name="ce18" table:formula="of:=SUM([.H22];[.H45];[.H69];[.H94];[.H120];[.H149])" office:value-type="float" office:value="3974.88326302181">
            <text:p>3974.8832630218</text:p>
          </table:table-cell>
          <table:table-cell table:formula="of:=SUM([.O1];[.L22])" office:value-type="float" office:value="5474.88326302181">
            <text:p>5474.8832630218</text:p>
          </table:table-cell>
          <table:table-cell office:value-type="float" office:value="0">
            <text:p>0</text:p>
          </table:table-cell>
          <table:table-cell table:style-name="ce36" table:formula="of:=[.N22]-[.M22]" office:value-type="float" office:value="-5474.88326302181">
            <text:p>-5474.8832630218</text:p>
          </table:table-cell>
          <table:table-cell office:value-type="float" office:value="5100">
            <text:p>5100</text:p>
          </table:table-cell>
        </table:table-row>
        <table:table-row table:style-name="ro13">
          <table:table-cell table:number-columns-repeated="7"/>
          <table:table-cell table:style-name="ce2" table:formula="of:=SUM([.H2:.H22])" office:value-type="float" office:value="32100">
            <text:p>32100</text:p>
          </table:table-cell>
          <table:table-cell table:style-name="Default"/>
          <table:table-cell table:style-name="ce9"/>
          <table:table-cell office:value-type="string">
            <text:p>Vahe</text:p>
          </table:table-cell>
          <table:table-cell table:style-name="ce18" table:formula="of:=SUM([.H46];[.H70];[.H95];[.H121]; [.H150])" office:value-type="float" office:value="5171.86456431426">
            <text:p>5171.8645643143</text:p>
          </table:table-cell>
          <table:table-cell table:formula="of:=SUM([.L23:.L23];[.O1])" office:value-type="float" office:value="6671.86456431426">
            <text:p>6671.8645643143</text:p>
          </table:table-cell>
          <table:table-cell office:value-type="float" office:value="7000">
            <text:p>7000</text:p>
          </table:table-cell>
          <table:table-cell table:style-name="ce37" table:formula="of:=[.N23]-[.M23]" office:value-type="float" office:value="328.135435685745">
            <text:p>328.1354356857</text:p>
          </table:table-cell>
          <table:table-cell/>
        </table:table-row>
        <table:table-row table:style-name="ro13">
          <table:table-cell table:number-columns-repeated="8"/>
          <table:table-cell table:style-name="Default"/>
          <table:table-cell/>
          <table:table-cell office:value-type="string">
            <text:p>Tatev</text:p>
          </table:table-cell>
          <table:table-cell table:style-name="ce18" table:formula="of:=SUM([.H47];[.H71];[.H96];[.H122]; [.H151])" office:value-type="float" office:value="3647.50558995528">
            <text:p>3647.5055899553</text:p>
          </table:table-cell>
          <table:table-cell table:formula="of:=SUM([.L24:.L24];[.O1])" office:value-type="float" office:value="5147.50558995528">
            <text:p>5147.5055899553</text:p>
          </table:table-cell>
          <table:table-cell office:value-type="float" office:value="7000">
            <text:p>7000</text:p>
          </table:table-cell>
          <table:table-cell table:style-name="ce37" table:formula="of:=[.N24]-[.M24]" office:value-type="float" office:value="1852.49441004472">
            <text:p>1852.4944100447</text:p>
          </table:table-cell>
          <table:table-cell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office:value-type="float" office:value="6600">
            <text:p>6600</text:p>
          </table:table-cell>
          <table:table-cell office:value-type="float" office:value="5700">
            <text:p>5700</text:p>
          </table:table-cell>
          <table:table-cell office:value-type="float" office:value="6700">
            <text:p>6700</text:p>
          </table:table-cell>
          <table:table-cell office:value-type="float" office:value="6500">
            <text:p>6500</text:p>
          </table:table-cell>
          <table:table-cell office:value-type="float" office:value="6900">
            <text:p>6900</text:p>
          </table:table-cell>
          <table:table-cell table:style-name="ce2" table:formula="of:=SUM([.B25:.F25])" office:value-type="float" office:value="32400">
            <text:p>32400</text:p>
          </table:table-cell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ի Գ․</text:p>
          </table:table-cell>
          <table:table-cell/>
          <table:table-cell office:value-type="string">
            <text:p>Movses</text:p>
          </table:table-cell>
          <table:table-cell table:style-name="ce18" table:formula="of:=SUM([.H72];[.H123]; [.H152])" office:value-type="float" office:value="2426.81489262372">
            <text:p>2426.8148926237</text:p>
          </table:table-cell>
          <table:table-cell table:formula="of:=SUM([.L25:.L25];[.O1])" office:value-type="float" office:value="3926.81489262372">
            <text:p>3926.8148926237</text:p>
          </table:table-cell>
          <table:table-cell office:value-type="float" office:value="7000">
            <text:p>7000</text:p>
          </table:table-cell>
          <table:table-cell table:style-name="ce37" table:formula="of:=[.N25]-[.M25]" office:value-type="float" office:value="3073.18510737628">
            <text:p>3073.1851073763</text:p>
          </table:table-cell>
          <table:table-cell/>
        </table:table-row>
        <table:table-row table:style-name="ro13">
          <table:table-cell table:style-name="ce28" office:value-type="date" office:date-value="2015-07-12">
            <text:p>07/12/15</text:p>
          </table:table-cell>
          <table:table-cell table:style-name="ce2"/>
          <table:table-cell table:number-columns-repeated="4"/>
          <table:table-cell table:style-name="ce2"/>
          <table:table-cell table:style-name="ce8" table:formula="of:=SUM([.B44:.F44])" office:value-type="float" office:value="1856.51702786378">
            <text:p>1856.5170278638</text:p>
          </table:table-cell>
          <table:table-cell office:value-type="string">
            <text:p>Անժելա</text:p>
          </table:table-cell>
          <table:table-cell/>
          <table:table-cell office:value-type="string">
            <text:p>Vahan</text:p>
          </table:table-cell>
          <table:table-cell table:formula="of:=SUM([.H124])" office:value-type="float" office:value="394.444444444444">
            <text:p>394.4444444444</text:p>
          </table:table-cell>
          <table:table-cell table:formula="of:=SUM([.L26:.L26])" office:value-type="float" office:value="394.444444444444">
            <text:p>394.4444444444</text:p>
          </table:table-cell>
          <table:table-cell office:value-type="float" office:value="0">
            <text:p>0</text:p>
          </table:table-cell>
          <table:table-cell table:style-name="ce36" table:formula="of:=[.N26]-[.M26]" office:value-type="float" office:value="-394.444444444444">
            <text:p>-394.4444444444</text:p>
          </table:table-cell>
          <table:table-cell office:value-type="float" office:value="1000">
            <text:p>1000</text:p>
          </table:table-cell>
        </table:table-row>
        <table:table-row table:style-name="ro13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44:.F44])" office:value-type="float" office:value="1856.51702786378">
            <text:p>1856.5170278638</text:p>
          </table:table-cell>
          <table:table-cell office:value-type="string">
            <text:p>Արմենուհի</text:p>
          </table:table-cell>
          <table:table-cell/>
          <table:table-cell office:value-type="string">
            <text:p>1-in harki axjik</text:p>
          </table:table-cell>
          <table:table-cell table:formula="of:=SUM([.H125])" office:value-type="float" office:value="405.882352941176">
            <text:p>405.8823529412</text:p>
          </table:table-cell>
          <table:table-cell table:formula="of:=SUM([.L27:.L27])" office:value-type="float" office:value="405.882352941176">
            <text:p>405.8823529412</text:p>
          </table:table-cell>
          <table:table-cell office:value-type="float" office:value="0">
            <text:p>0</text:p>
          </table:table-cell>
          <table:table-cell table:formula="of:=[.N27]-[.M27]" office:value-type="float" office:value="-405.882352941176">
            <text:p>-405.8823529412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D44:.F44])" office:value-type="float" office:value="1081.22291021672">
            <text:p>1081.2229102167</text:p>
          </table:table-cell>
          <table:table-cell office:value-type="string">
            <text:p>Գայանե</text:p>
          </table:table-cell>
          <table:table-cell table:number-columns-repeated="2"/>
          <table:table-cell table:style-name="ce2" table:formula="of:=SUM([.L2:.L27])" office:value-type="float" office:value="156500">
            <text:p>156500</text:p>
          </table:table-cell>
          <table:table-cell table:style-name="ce2" table:formula="of:=SUM([.M2:.M27])" office:value-type="float" office:value="216440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Արեգ</text:p>
          </table:table-cell>
          <table:table-cell table:number-columns-repeated="5"/>
          <table:table-cell table:style-name="ce2" table:formula="of:=SUM([.O2];[.O3];[.O4];[.O6];[.O7];[.O9];[.O10];[.O11];[.O12];[.O13];[.O14];[.O15];[.O17];[.O18];[.O19];[.O20];[.O21];[.O22];[.O26];[.O27])" office:value-type="float" office:value="-69537.6926857113">
            <text:p>-69537.6926857113</text:p>
          </table:table-cell>
          <table:table-cell table:formula="of:=SUM([.P2:.P27])" office:value-type="float" office:value="112100">
            <text:p>11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:.D44])" office:value-type="float" office:value="1169.41176470588">
            <text:p>1169.4117647059</text:p>
          </table:table-cell>
          <table:table-cell office:value-type="string">
            <text:p>Համլետ</text:p>
          </table:table-cell>
          <table:table-cell table:number-columns-repeated="6"/>
          <table:table-cell table:style-name="ce7" table:formula="of:=[.P29]-60000-10000" office:value-type="float" office:value="42100">
            <text:p>42100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table:style-name="ce8"/>
          <table:table-cell table:number-columns-repeated="2" office:value-type="string">
            <text:p>-Arman</text:p>
          </table:table-cell>
          <table:table-cell table:style-name="ce2" table:number-columns-repeated="2"/>
          <table:table-cell table:style-name="ce3" table:formula="of:=SUM([.C44];[.E44];[.F44])" office:value-type="float" office:value="1022.39938080495">
            <text:p>1022.399380805</text:p>
          </table:table-cell>
          <table:table-cell table:style-name="ce31" office:value-type="string">
            <text:p>Կարեն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Gayane</text:p>
          </table:table-cell>
          <table:table-cell office:value-type="string">
            <text:p>-Mane</text:p>
          </table:table-cell>
          <table:table-cell table:number-columns-repeated="4"/>
          <table:table-cell table:style-name="ce3" table:formula="of:=SUM([.B44:.F44])" office:value-type="float" office:value="1856.51702786378">
            <text:p>1856.5170278638</text:p>
          </table:table-cell>
          <table:table-cell office:value-type="string">
            <text:p>Ժոզեֆ</text:p>
          </table:table-cell>
          <table:table-cell/>
          <table:table-cell office:value-type="float" office:value="14000">
            <text:p>14000</text:p>
          </table:table-cell>
          <table:table-cell table:number-columns-repeated="5"/>
        </table:table-row>
        <table:table-row table:style-name="ro13">
          <table:table-cell/>
          <table:table-cell office:value-type="string">
            <text:p>-Gena</text:p>
          </table:table-cell>
          <table:table-cell table:style-name="ce8" office:value-type="string">
            <text:p>-Gaya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Hamlet</text:p>
          </table:table-cell>
          <table:table-cell table:number-columns-repeated="2"/>
          <table:table-cell table:style-name="ce3" table:formula="of:=SUM([.B44:.F44])" office:value-type="float" office:value="1856.51702786378">
            <text:p>1856.5170278638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C44:.F44])" office:value-type="float" office:value="1416.51702786378">
            <text:p>1416.5170278638</text:p>
          </table:table-cell>
          <table:table-cell table:style-name="ce31" office:value-type="string">
            <text:p>Գենա</text:p>
          </table:table-cell>
          <table:table-cell/>
          <table:table-cell office:value-type="float" office:value="47000">
            <text:p>47000</text:p>
          </table:table-cell>
          <table:table-cell table:number-columns-repeated="5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Taron</text:p>
          </table:table-cell>
          <table:table-cell table:number-columns-repeated="2"/>
          <table:table-cell office:value-type="string">
            <text:p>-Seryoja</text:p>
          </table:table-cell>
          <table:table-cell/>
          <table:table-cell table:formula="of:=SUM([.C44];[.F44])" office:value-type="float" office:value="680.294117647059">
            <text:p>680.294117647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apn</text:p>
          </table:table-cell>
          <table:table-cell/>
          <table:table-cell office:value-type="string">
            <text:p>+Vahe</text:p>
          </table:table-cell>
          <table:table-cell table:style-name="ce8" office:value-type="string">
            <text:p>-Hamlet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4"/>
          <table:table-cell office:value-type="string">
            <text:p>+Tatev</text:p>
          </table:table-cell>
          <table:table-cell table:number-columns-repeated="2"/>
          <table:table-cell table:formula="of:=SUM([.B44:.F44])" office:value-type="float" office:value="1856.51702786378">
            <text:p>1856.5170278638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];[.D44];[.E44];[.F44])" office:value-type="float" office:value="1521.22291021672">
            <text:p>1521.222910216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44:.F44])" office:value-type="float" office:value="1856.51702786378">
            <text:p>1856.5170278638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" table:formula="of:=[.B25]/15" office:value-type="float" office:value="440">
            <text:p>440</text:p>
          </table:table-cell>
          <table:table-cell table:style-name="ce2" table:formula="of:=[.C25]/17" office:value-type="float" office:value="335.294117647059">
            <text:p>335.2941176471</text:p>
          </table:table-cell>
          <table:table-cell table:style-name="ce2" table:formula="of:=[.D25]/17" office:value-type="float" office:value="394.117647058824">
            <text:p>394.1176470588</text:p>
          </table:table-cell>
          <table:table-cell table:style-name="ce2" table:formula="of:=[.E25]/19" office:value-type="float" office:value="342.105263157895">
            <text:p>342.1052631579</text:p>
          </table:table-cell>
          <table:table-cell table:style-name="ce2" table:formula="of:=[.F25]/20" office:value-type="float" office:value="345">
            <text:p>345</text:p>
          </table:table-cell>
          <table:table-cell/>
          <table:table-cell table:formula="of:=SUM([.B44:.F44])" office:value-type="float" office:value="1856.51702786378">
            <text:p>1856.5170278638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44])" office:value-type="float" office:value="335.294117647059">
            <text:p>335.2941176471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44:.F44])" office:value-type="float" office:value="687.105263157895">
            <text:p>687.1052631579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" table:formula="of:=SUM([.H25:.H47])" office:value-type="float" office:value="32400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office:value-type="float" office:value="13300">
            <text:p>13300</text:p>
          </table:table-cell>
          <table:table-cell office:value-type="float" office:value="6100">
            <text:p>6100</text:p>
          </table:table-cell>
          <table:table-cell office:value-type="float" office:value="6400">
            <text:p>6400</text:p>
          </table:table-cell>
          <table:table-cell office:value-type="float" office:value="6900">
            <text:p>6900</text:p>
          </table:table-cell>
          <table:table-cell office:value-type="float" office:value="7500">
            <text:p>7500</text:p>
          </table:table-cell>
          <table:table-cell table:style-name="ce2" table:formula="of:=SUM([.B49:.F49])" office:value-type="float" office:value="40200">
            <text:p>40200</text:p>
          </table:table-cell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ի Գ․</text:p>
          </table:table-cell>
          <table:table-cell/>
          <table:table-cell office:value-type="float" office:value="25000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73:.F73])" office:value-type="float" office:value="2164.74789915966">
            <text:p>2164.747899159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73:.F73])" office:value-type="float" office:value="2164.74789915966">
            <text:p>2164.7478991597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>
            <text:p>156500</text:p>
          </table:table-cell>
          <table:table-cell table:formula="of:=SUM([.K2];[.K3];[.K8];[.K22];[.K35];[.K37];[.K49];[.K100];[.K99];[.K100];[.K101])" office:value-type="float" office:value="165700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];[.D73];[.E73])" office:value-type="float" office:value="1430.9243697479">
            <text:p>1430.9243697479</text:p>
          </table:table-cell>
          <table:table-cell table:style-name="ce31" office:value-type="string">
            <text:p>Մանե</text:p>
          </table:table-cell>
          <table:table-cell table:number-columns-repeated="4"/>
          <table:table-cell table:formula="of:=[.M54]-[.N54]" office:value-type="float" office:value="-9199.99999999997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Arman</text:p>
          </table:table-cell>
          <table:table-cell office:value-type="string">
            <text:p>-Sargis</text:p>
          </table:table-cell>
          <table:table-cell table:number-columns-repeated="2"/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8"/>
          <table:table-cell office:value-type="string">
            <text:p>-Mane</text:p>
          </table:table-cell>
          <table:table-cell table:number-columns-repeated="4"/>
          <table:table-cell table:style-name="ce3" table:formula="of:=SUM([.B73:.F73])" office:value-type="float" office:value="2164.74789915966">
            <text:p>2164.7478991597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table:style-name="ce8"/>
          <table:table-cell table:style-name="ce8" office:value-type="string">
            <text:p>-Karen</text:p>
          </table:table-cell>
          <table:table-cell table:style-name="ce8"/>
          <table:table-cell table:number-columns-repeated="2"/>
          <table:table-cell table:style-name="ce3" table:formula="of:=SUM([.D73:.F73])" office:value-type="float" office:value="1023.57142857143">
            <text:p>1023.571428571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Seryoja</text:p>
          </table:table-cell>
          <table:table-cell office:value-type="string">
            <text:p>-Arman</text:p>
          </table:table-cell>
          <table:table-cell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Karen</text:p>
          </table:table-cell>
          <table:table-cell office:value-type="string">
            <text:p>-Arman</text:p>
          </table:table-cell>
          <table:table-cell/>
          <table:table-cell office:value-type="string">
            <text:p>-Karen</text:p>
          </table:table-cell>
          <table:table-cell office:value-type="string">
            <text:p>-Seryoja</text:p>
          </table:table-cell>
          <table:table-cell/>
          <table:table-cell table:formula="of:=SUM([.D73:.F73])" office:value-type="float" office:value="1023.57142857143">
            <text:p>1023.571428571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Karen</text:p>
          </table:table-cell>
          <table:table-cell table:number-columns-repeated="2"/>
          <table:table-cell table:style-name="ce8" office:value-type="string">
            <text:p>-Kare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5"/>
          <table:table-cell table:formula="of:=SUM([.B73:.F73])" office:value-type="float" office:value="2164.74789915966">
            <text:p>2164.7478991597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>
            <text:p>2164.7478991597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73])" office:value-type="float" office:value="782.352941176471">
            <text:p>782.3529411765</text:p>
          </table:table-cell>
          <table:table-cell table:style-name="ce34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73:.F73])" office:value-type="float" office:value="1382.39495798319">
            <text:p>1382.3949579832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E73:.F73])" office:value-type="float" office:value="703.571428571429">
            <text:p>703.5714285714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formula="of:=[.B49]/17" office:value-type="float" office:value="782.352941176471">
            <text:p>782.3529411765</text:p>
          </table:table-cell>
          <table:table-cell table:style-name="ce2" table:formula="of:=[.C49]/17" office:value-type="float" office:value="358.823529411765">
            <text:p>358.8235294118</text:p>
          </table:table-cell>
          <table:table-cell table:style-name="ce2" table:formula="of:=[.D49]/20" office:value-type="float" office:value="320">
            <text:p>320</text:p>
          </table:table-cell>
          <table:table-cell table:style-name="ce2" table:formula="of:=[.E49]/21" office:value-type="float" office:value="328.571428571429">
            <text:p>328.5714285714</text:p>
          </table:table-cell>
          <table:table-cell table:style-name="ce2" table:formula="of:=[.F49]/20" office:value-type="float" office:value="375">
            <text:p>375</text:p>
          </table:table-cell>
          <table:table-cell/>
          <table:table-cell table:style-name="ce2" table:formula="of:=SUM([.H49:.H72])" office:value-type="float" office:value="40200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>
            <text:p>6800</text:p>
          </table:table-cell>
          <table:table-cell table:number-columns-repeated="5"/>
          <table:table-cell table:style-name="ce2" table:formula="of:=SUM([.A74:.F74])" office:value-type="float" office:value="6800">
            <text:p>6800</text:p>
          </table:table-cell>
          <table:table-cell table:style-name="ce8" table:formula="of:=SUM([.A98:.F98])" office:value-type="float" office:value="357.894736842105">
            <text:p>357.8947368421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98])" office:value-type="float" office:value="357.894736842105">
            <text:p>357.8947368421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98:.F98])" office:value-type="float" office:value="357.894736842105">
            <text:p>357.8947368421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98])" office:value-type="float" office:value="357.894736842105">
            <text:p>357.8947368421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" table:number-columns-repeated="2"/>
          <table:table-cell table:style-name="ce3" table:formula="of:=SUM([.A98];[.E98])" office:value-type="float" office:value="357.894736842105">
            <text:p>357.8947368421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3">
          <table:table-cell office:value-type="string">
            <text:p>-Gayane</text:p>
          </table:table-cell>
          <table:table-cell table:number-columns-repeated="5" table:style-name="ce8" office:value-type="string">
            <text:p>-Hasmik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 office:value-type="string">
            <text:p>-Seryoja</text:p>
          </table:table-cell>
          <table:table-cell table:number-columns-repeated="5" office:value-type="string">
            <text:p>-Nane</text:p>
          </table:table-cell>
          <table:table-cell/>
          <table:table-cell table:style-name="ce3" table:formula="of:=SUM([.A98:.F98])" office:value-type="float" office:value="357.894736842105">
            <text:p>357.8947368421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3">
          <table:table-cell office:value-type="string">
            <text:p>-Tatev</text:p>
          </table:table-cell>
          <table:table-cell table:number-columns-repeated="5" office:value-type="string">
            <text:p>-Mane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Movses</text:p>
          </table:table-cell>
          <table:table-cell table:number-columns-repeated="5" table:style-name="ce8" office:value-type="string">
            <text:p>-Anjela</text:p>
          </table:table-cell>
          <table:table-cell/>
          <table:table-cell table:formula="of:=SUM([.A98:.F98])" office:value-type="float" office:value="357.894736842105">
            <text:p>357.8947368421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-Vahe</text:p>
          </table:table-cell>
          <table:table-cell table:number-columns-repeated="5" office:value-type="string">
            <text:p>-Gayane</text:p>
          </table:table-cell>
          <table:table-cell/>
          <table:table-cell table:formula="of:=SUM([.B98:.F98])" office:value-type="float" office:value="0">
            <text:p>0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office:value-type="string">
            <text:p>+Stepan</text:p>
          </table:table-cell>
          <table:table-cell table:number-columns-repeated="6"/>
          <table:table-cell table:formula="of:=SUM([.A98:.F98])" office:value-type="float" office:value="357.894736842105">
            <text:p>357.8947368421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>
            <text:p>357.8947368421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98])" office:value-type="float" office:value="357.894736842105">
            <text:p>357.8947368421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98:.F98])" office:value-type="float" office:value="0">
            <text:p>0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2">
          <table:table-cell table:style-name="ce2" table:formula="of:=[.A74]/19" office:value-type="float" office:value="357.894736842105">
            <text:p>357.8947368421</text:p>
          </table:table-cell>
          <table:table-cell table:style-name="ce2" table:formula="of:=[.B74]/18" office:value-type="float" office:value="0">
            <text:p>0</text:p>
          </table:table-cell>
          <table:table-cell table:style-name="ce2" table:formula="of:=[.C74]/18" office:value-type="float" office:value="0">
            <text:p>0</text:p>
          </table:table-cell>
          <table:table-cell table:style-name="ce2" table:formula="of:=[.D74]/18" office:value-type="float" office:value="0">
            <text:p>0</text:p>
          </table:table-cell>
          <table:table-cell table:style-name="ce2" table:formula="of:=[.E74]/18" office:value-type="float" office:value="0">
            <text:p>0</text:p>
          </table:table-cell>
          <table:table-cell table:style-name="ce2" table:formula="of:=[.F74]/18" office:value-type="float" office:value="0">
            <text:p>0</text:p>
          </table:table-cell>
          <table:table-cell/>
          <table:table-cell table:style-name="ce2" table:formula="of:=SUM([.H74:.H97])" office:value-type="float" office:value="6800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" office:value-type="string">
            <text:p>Saturday</text:p>
          </table:table-cell>
          <table:table-cell table:style-name="ce2" table:number-columns-repeated="5"/>
          <table:table-cell/>
          <table:table-cell table:style-name="ce2" table:formula="of:=SUM([.H75:.H98])" office:value-type="float" office:value="13242.1052631579">
            <text:p>13242.1052631579</text:p>
          </table:table-cell>
          <table:table-cell table:style-name="Default"/>
          <table:table-cell/>
          <table:table-cell office:value-type="float" office:value="8000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>
            <text:p>6900</text:p>
          </table:table-cell>
          <table:table-cell office:value-type="float" office:value="7100">
            <text:p>7100</text:p>
          </table:table-cell>
          <table:table-cell office:value-type="float" office:value="6600">
            <text:p>66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/>
          <table:table-cell table:style-name="ce2" table:formula="of:=SUM([.A100:.F100])" office:value-type="float" office:value="33300">
            <text:p>33300</text:p>
          </table:table-cell>
          <table:table-cell table:style-name="ce8" table:formula="of:=SUM([.A126:.E126])" office:value-type="float" office:value="2324.6857717446">
            <text:p>2324.6857717446</text:p>
          </table:table-cell>
          <table:table-cell office:value-type="string">
            <text:p>Անի Գ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/>
          <table:table-cell office:value-type="float" office:value="11000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26:.F126])" office:value-type="float" office:value="2324.6857717446">
            <text:p>2324.685771744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126:.B126])" office:value-type="float" office:value="800.326797385621">
            <text:p>800.3267973856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Անժելա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/>
          <table:table-cell office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Գայանե</text:p>
          </table:table-cell>
          <table:table-cell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սմիկ Դ․</text:p>
          </table:table-cell>
          <table:table-cell/>
          <table:table-cell office:value-type="float" office:value="10000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>
            <text:p>- Մանե</text:p>
          </table:table-cell>
          <table:table-cell table:style-name="ce2" table:number-columns-repeated="2"/>
          <table:table-cell table:style-name="ce3" table:formula="of:=SUM([.A126:.B126])" office:value-type="float" office:value="800.326797385621">
            <text:p>800.326797385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Նանե</text:p>
          </table:table-cell>
          <table:table-cell table:style-name="ce8"/>
          <table:table-cell/>
          <table:table-cell table:style-name="ce3" table:formula="of:=SUM([.A126:.F126])" office:value-type="float" office:value="2324.6857717446">
            <text:p>2324.685771744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Հասմիկ Դ․</text:p>
          </table:table-cell>
          <table:table-cell table:number-columns-repeated="2"/>
          <table:table-cell table:style-name="ce3" table:formula="of:=SUM([.A126];[.B126];[.D126];[.E126])" office:value-type="float" office:value="1816.99346405229">
            <text:p>1816.9934640523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>
            <text:p>- Գենա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 office:value-type="string">
            <text:p>- Arman</text:p>
          </table:table-cell>
          <table:table-cell table:style-name="ce8" office:value-type="string">
            <text:p>+Vahan</text:p>
          </table:table-cell>
          <table:table-cell table:number-columns-repeated="3" table:style-name="ce8" office:value-type="string">
            <text:p>- Tatev</text:p>
          </table:table-cell>
          <table:table-cell table:style-name="ce8"/>
          <table:table-cell/>
          <table:table-cell table:formula="of:=SUM([.B126:.E126])" office:value-type="float" office:value="1918.80341880342">
            <text:p>1918.8034188034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 office:value-type="string">
            <text:p>+1-i harki nor axjik</text:p>
          </table:table-cell>
          <table:table-cell/>
          <table:table-cell table:number-columns-repeated="3" office:value-type="string">
            <text:p>- Areg</text:p>
          </table:table-cell>
          <table:table-cell table:number-columns-repeated="2"/>
          <table:table-cell table:formula="of:=SUM([.A126:.D126])" office:value-type="float" office:value="1808.01910507793">
            <text:p>1808.0191050779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 Movses</text:p>
          </table:table-cell>
          <table:table-cell office:value-type="string">
            <text:p>- Movses</text:p>
          </table:table-cell>
          <table:table-cell table:style-name="ce3" office:value-type="string">
            <text:p>- Կարեն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 table:number-columns-repeated="2"/>
          <table:table-cell table:number-columns-repeated="2" office:value-type="string">
            <text:p>- Կարեն</text:p>
          </table:table-cell>
          <table:table-cell office:value-type="string">
            <text:p>- Seryoj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 Stepan</text:p>
          </table:table-cell>
          <table:table-cell/>
          <table:table-cell office:value-type="string">
            <text:p>- Tina</text:p>
          </table:table-cell>
          <table:table-cell table:number-columns-repeated="2"/>
          <table:table-cell table:formula="of:=SUM([.A126:.F126])" office:value-type="float" office:value="2324.6857717446">
            <text:p>2324.6857717446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6">
            <text:p>2324.685771744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>
            <text:p>1808.0191050779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C126])" office:value-type="float" office:value="507.692307692308">
            <text:p>507.6923076923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:.E126])" office:value-type="float" office:value="2324.6857717446">
            <text:p>2324.6857717446</text:p>
          </table:table-cell>
          <table:table-cell office:value-type="string">
            <text:p>Vahe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)" office:value-type="float" office:value="800.326797385621">
            <text:p>800.3267973856</text:p>
          </table:table-cell>
          <table:table-cell office:value-type="string">
            <text:p>Tatev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A126:.B126];[.E126])" office:value-type="float" office:value="1316.99346405229">
            <text:p>1316.9934640523</text:p>
          </table:table-cell>
          <table:table-cell office:value-type="string">
            <text:p>Movses</text:p>
          </table:table-cell>
          <table:table-cell office:value-type="float" office:value="7000">
            <text:p>7000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26])" office:value-type="float" office:value="394.444444444444">
            <text:p>394.4444444444</text:p>
          </table:table-cell>
          <table:table-cell table:style-name="Default"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26])" office:value-type="float" office:value="405.882352941176">
            <text:p>405.8823529412</text:p>
          </table:table-cell>
          <table:table-cell table:style-name="Default"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 table:formula="of:=[.A100]/17" office:value-type="float" office:value="405.882352941176">
            <text:p>405.8823529412</text:p>
          </table:table-cell>
          <table:table-cell table:style-name="ce2" table:formula="of:=[.B100]/18" office:value-type="float" office:value="394.444444444444">
            <text:p>394.4444444444</text:p>
          </table:table-cell>
          <table:table-cell table:style-name="ce2" table:formula="of:=[.C100]/13" office:value-type="float" office:value="507.692307692308">
            <text:p>507.6923076923</text:p>
          </table:table-cell>
          <table:table-cell table:style-name="ce2" table:formula="of:=[.D100]/13" office:value-type="float" office:value="500">
            <text:p>500</text:p>
          </table:table-cell>
          <table:table-cell table:style-name="ce2" table:formula="of:=[.E100]/12" office:value-type="float" office:value="516.666666666667">
            <text:p>516.6666666667</text:p>
          </table:table-cell>
          <table:table-cell table:style-name="ce2" table:formula="of:=[.F100]/18" office:value-type="float" office:value="0">
            <text:p>0</text:p>
          </table:table-cell>
          <table:table-cell/>
          <table:table-cell table:style-name="ce2" table:formula="of:=SUM([.H100:.H125])" office:value-type="float" office:value="33300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>
            <text:p>6500</text:p>
          </table:table-cell>
          <table:table-cell office:value-type="float" office:value="5200">
            <text:p>5200</text:p>
          </table:table-cell>
          <table:table-cell table:number-columns-repeated="3"/>
          <table:table-cell table:style-name="ce2" table:formula="of:=SUM([.B129:.F129])" office:value-type="float" office:value="11700">
            <text:p>11700</text:p>
          </table:table-cell>
          <table:table-cell table:style-name="ce8" table:formula="of:=SUM([.A155:.E155])" office:value-type="float" office:value="777.678571428571">
            <text:p>777.6785714286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office:value-type="float" office:value="0">
            <text:p>0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55:.C155])" office:value-type="float" office:value="777.678571428571">
            <text:p>777.6785714286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office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Անժելա</text:p>
          </table:table-cell>
          <table:table-cell table:number-columns-repeated="3"/>
          <table:table-cell table:style-name="ce2"/>
          <table:table-cell table:style-name="ce3" office:value-type="float" office:value="0">
            <text:p>0</text:p>
          </table:table-cell>
          <table:table-cell table:style-name="ce31" office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այանե</text:p>
          </table:table-cell>
          <table:table-cell table:number-columns-repeated="3"/>
          <table:table-cell table:style-name="ce2"/>
          <table:table-cell table:style-name="ce3" table:formula="of:=SUM([.B155:.C155])" office:value-type="float" office:value="777.678571428571">
            <text:p>777.6785714286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Մանե</text:p>
          </table:table-cell>
          <table:table-cell table:number-columns-repeated="2"/>
          <table:table-cell table:style-name="ce2" table:number-columns-repeated="2"/>
          <table:table-cell table:style-name="ce3" table:formula="of:=SUM([.B155:.C155])" office:value-type="float" office:value="777.678571428571">
            <text:p>777.6785714286</text:p>
          </table:table-cell>
          <table:table-cell table:style-name="ce31" office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Նանե</text:p>
          </table:table-cell>
          <table:table-cell table:number-columns-repeated="2"/>
          <table:table-cell table:style-name="ce8"/>
          <table:table-cell/>
          <table:table-cell table:style-name="ce3" table:formula="of:=SUM([.A155:.F155])" office:value-type="float" office:value="777.678571428571">
            <text:p>777.678571428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 Areg</text:p>
          </table:table-cell>
          <table:table-cell office:value-type="string">
            <text:p>-Hamlet</text:p>
          </table:table-cell>
          <table:table-cell table:number-columns-repeated="4"/>
          <table:table-cell table:style-name="ce3" table:formula="of:=SUM([.B155])" office:value-type="float" office:value="406.25">
            <text:p>406.25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 Գենա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3">
          <table:table-cell/>
          <table:table-cell table:style-name="ce8" office:value-type="string">
            <text:p>-Arman</text:p>
          </table:table-cell>
          <table:table-cell table:style-name="ce8" office:value-type="string">
            <text:p>-Sargis</text:p>
          </table:table-cell>
          <table:table-cell table:style-name="ce8" table:number-columns-repeated="3"/>
          <table:table-cell/>
          <table:table-cell table:formula="of:=SUM([.C155])" office:value-type="float" office:value="371.428571428571">
            <text:p>371.4285714286</text:p>
          </table:table-cell>
          <table:table-cell office:value-type="string">
            <text:p>Arman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Areg</text:p>
          </table:table-cell>
          <table:table-cell table:number-columns-repeated="4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Seryoja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-Hamlet</text:p>
          </table:table-cell>
          <table:table-cell office:value-type="string">
            <text:p>-Taron</text:p>
          </table:table-cell>
          <table:table-cell/>
          <table:table-cell table:style-name="ce3"/>
          <table:table-cell table:number-columns-repeated="2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Mher</text:p>
          </table:table-cell>
          <table:table-cell table:number-columns-repeated="7"/>
        </table:table-row>
        <table:table-row table:style-name="ro13">
          <table:table-cell/>
          <table:table-cell office:value-type="string">
            <text:p>+Stepan</text:p>
          </table:table-cell>
          <table:table-cell office:value-type="string">
            <text:p>-Movses</text:p>
          </table:table-cell>
          <table:table-cell table:number-columns-repeated="4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Davit</text:p>
          </table:table-cell>
          <table:table-cell table:number-columns-repeated="7"/>
        </table:table-row>
        <table:table-row table:style-name="ro13">
          <table:table-cell table:number-columns-repeated="2"/>
          <table:table-cell office:value-type="string">
            <text:p>+Stepan</text:p>
          </table:table-cell>
          <table:table-cell table:number-columns-repeated="4"/>
          <table:table-cell table:formula="of:=SUM([.B155])" office:value-type="float" office:value="406.25">
            <text:p>406.25</text:p>
          </table:table-cell>
          <table:table-cell table:style-name="ce31" office:value-type="string">
            <text:p>Taro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F155])" office:value-type="float" office:value="777.678571428571">
            <text:p>777.6785714286</text:p>
          </table:table-cell>
          <table:table-cell office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>
            <text:p>777.6785714286</text:p>
          </table:table-cell>
          <table:table-cell table:style-name="ce33" office:value-type="string">
            <text:p>Tina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table:style-name="ce35" office:value-type="string">
            <text:p>Step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:.E155])" office:value-type="float" office:value="777.678571428571">
            <text:p>777.6785714286</text:p>
          </table:table-cell>
          <table:table-cell office:value-type="string">
            <text:p>Vahe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:.C155])" office:value-type="float" office:value="777.678571428571">
            <text:p>777.6785714286</text:p>
          </table:table-cell>
          <table:table-cell office:value-type="string">
            <text:p>Tatev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B155])" office:value-type="float" office:value="406.25">
            <text:p>406.25</text:p>
          </table:table-cell>
          <table:table-cell office:value-type="string">
            <text:p>Movses</text:p>
          </table:table-cell>
          <table:table-cell table:number-columns-repeated="7"/>
        </table:table-row>
        <table:table-row table:style-name="ro13">
          <table:table-cell table:number-columns-repeated="7"/>
          <table:table-cell office:value-type="float" office:value="0">
            <text:p>0</text:p>
          </table:table-cell>
          <table:table-cell office:value-type="string">
            <text:p>Vahan</text:p>
          </table:table-cell>
          <table:table-cell table:number-columns-repeated="7"/>
        </table:table-row>
        <table:table-row table:style-name="ro13">
          <table:table-cell table:number-columns-repeated="7"/>
          <table:table-cell table:formula="of:=SUM([.A155])" office:value-type="float" office:value="0">
            <text:p>0</text:p>
          </table:table-cell>
          <table:table-cell office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"/>
          <table:table-cell table:style-name="ce2" table:formula="of:=[.B129]/16" office:value-type="float" office:value="406.25">
            <text:p>406.25</text:p>
          </table:table-cell>
          <table:table-cell table:style-name="ce2" table:formula="of:=[.C129]/14" office:value-type="float" office:value="371.428571428571">
            <text:p>371.4285714286</text:p>
          </table:table-cell>
          <table:table-cell table:style-name="ce2" table:number-columns-repeated="3"/>
          <table:table-cell/>
          <table:table-cell table:style-name="ce2" table:formula="of:=SUM([.H129:.H154])" office:value-type="float" office:value="11700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6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-2810">
            <text:p>-2810</text:p>
          </table:table-cell>
          <table:table-cell office:value-type="float" office:value="-1210">
            <text:p>-1210</text:p>
          </table:table-cell>
          <table:table-cell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style-name="ce28" office:value-type="date" office:date-value="2016-08-01">
            <text:p>08/01/16</text:p>
          </table:table-cell>
          <table:table-cell table:number-columns-repeated="6"/>
          <table:table-cell table:style-name="Default"/>
          <table:table-cell/>
          <table:table-cell table:style-name="ce7" office:value-type="float" office:value="9800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>
            <text:p>5800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500">
            <text:p>6500</text:p>
          </table:table-cell>
          <table:table-cell office:value-type="float" office:value="6700">
            <text:p>6700</text:p>
          </table:table-cell>
          <table:table-cell office:value-type="float" office:value="6900">
            <text:p>6900</text:p>
          </table:table-cell>
          <table:table-cell table:style-name="ce2" table:formula="of:=SUM([.A3:.F3])" office:value-type="float" office:value="38600">
            <text:p>38600</text:p>
          </table:table-cell>
          <table:table-cell table:style-name="ce8" office:value-type="float" office:value="0">
            <text:p>0</text:p>
          </table:table-cell>
          <table:table-cell office:value-type="string">
            <text:p>Անի Գ․</text:p>
          </table:table-cell>
          <table:table-cell table:style-name="ce7" office:value-type="float" office:value="9700">
            <text:p>9700</text:p>
          </table:table-cell>
          <table:table-cell/>
          <table:table-cell table:formula="of:=SUM([.H3];[.H33];[.H60];[.H88])" office:value-type="float" office:value="4448.60412394623">
            <text:p>4448.6041239462</text:p>
          </table:table-cell>
          <table:table-cell table:formula="of:=[.J3]-[.L3]" office:value-type="float" office:value="5251.39587605377">
            <text:p>5251.3958760538</text:p>
          </table:table-cell>
          <table:table-cell table:formula="of:=[.M3]+[.M1]" office:value-type="float" office:value="2441.39587605377">
            <text:p>2441.3958760538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003.57142857143">
            <text:p>2003.5714285714</text:p>
          </table:table-cell>
          <table:table-cell office:value-type="string">
            <text:p>Անժելա</text:p>
          </table:table-cell>
          <table:table-cell table:style-name="ce7" office:value-type="float" office:value="8000">
            <text:p>8000</text:p>
          </table:table-cell>
          <table:table-cell office:value-type="float" office:value="20000">
            <text:p>20000</text:p>
          </table:table-cell>
          <table:table-cell table:formula="of:=SUM([.H4];[.H34];[.H61];[.H89])" office:value-type="float" office:value="6748.00888585099">
            <text:p>6748.008885851</text:p>
          </table:table-cell>
          <table:table-cell table:formula="of:=[.J4]-[.L4]" office:value-type="float" office:value="1251.99111414901">
            <text:p>1251.991114149</text:p>
          </table:table-cell>
          <table:table-cell table:formula="of:=SUM([.M4];[.M1])" office:value-type="float" office:value="-1558.00888585099">
            <text:p>-155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Արմենուհի</text:p>
          </table:table-cell>
          <table:table-cell table:style-name="ce7" office:value-type="float" office:value="9800">
            <text:p>9800</text:p>
          </table:table-cell>
          <table:table-cell/>
          <table:table-cell table:formula="of:=SUM([.H5];[.H35];[.H62];[.H90])" office:value-type="float" office:value="6748.00888585099">
            <text:p>6748.008885851</text:p>
          </table:table-cell>
          <table:table-cell table:formula="of:=[.J5]-[.L5]" office:value-type="float" office:value="3051.99111414901">
            <text:p>3051.991114149</text:p>
          </table:table-cell>
          <table:table-cell table:formula="of:=SUM([.M5];[.M1])" office:value-type="float" office:value="241.991114149008">
            <text:p>241.991114149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003.57142857143">
            <text:p>2003.5714285714</text:p>
          </table:table-cell>
          <table:table-cell office:value-type="string">
            <text:p>Գայանե</text:p>
          </table:table-cell>
          <table:table-cell table:style-name="ce7" office:value-type="float" office:value="7120">
            <text:p>7120</text:p>
          </table:table-cell>
          <table:table-cell/>
          <table:table-cell table:formula="of:=SUM([.H6];[.H36];[.H63];[.H91])" office:value-type="float" office:value="6748.00888585099">
            <text:p>6748.008885851</text:p>
          </table:table-cell>
          <table:table-cell table:formula="of:=[.J6]-[.L6]" office:value-type="float" office:value="371.991114149008">
            <text:p>371.991114149</text:p>
          </table:table-cell>
          <table:table-cell table:formula="of:=SUM([.M6];[.M1])" office:value-type="float" office:value="-2438.00888585099">
            <text:p>-2438.008885851</text:p>
          </table:table-cell>
          <table:table-cell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Արեգ</text:p>
          </table:table-cell>
          <table:table-cell office:value-type="float" office:value="-2900">
            <text:p>-2900</text:p>
          </table:table-cell>
          <table:table-cell/>
          <table:table-cell table:formula="of:=SUM([.H7];[.H37];[.H64];[.H92])" office:value-type="float" office:value="4443.64285714286">
            <text:p>4443.6428571429</text:p>
          </table:table-cell>
          <table:table-cell table:formula="of:=[.J7]-[.L7]" office:value-type="float" office:value="-7343.64285714286">
            <text:p>-7343.6428571429</text:p>
          </table:table-cell>
          <table:table-cell table:formula="of:=SUM([.M7];[.M1])" office:value-type="float" office:value="-10153.6428571429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մլետ</text:p>
          </table:table-cell>
          <table:table-cell table:style-name="ce7" office:value-type="float" office:value="3650">
            <text:p>3650</text:p>
          </table:table-cell>
          <table:table-cell/>
          <table:table-cell table:formula="of:=SUM([.H8];[.H38];[.H65];[.H93])" office:value-type="float" office:value="6405.9036226931">
            <text:p>6405.9036226931</text:p>
          </table:table-cell>
          <table:table-cell table:formula="of:=[.J8]-[.L8]" office:value-type="float" office:value="-2755.9036226931">
            <text:p>-2755.9036226931</text:p>
          </table:table-cell>
          <table:table-cell table:formula="of:=SUM([.M8];[.M1])" office:value-type="float" office:value="-5565.9036226931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table:style-name="ce31" office:value-type="string">
            <text:p>Մանե</text:p>
          </table:table-cell>
          <table:table-cell table:style-name="ce7" office:value-type="float" office:value="5400">
            <text:p>5400</text:p>
          </table:table-cell>
          <table:table-cell/>
          <table:table-cell table:formula="of:=SUM([.H9];[.H39];[.H66];[.H94])" office:value-type="float" office:value="6408.00888585099">
            <text:p>6408.008885851</text:p>
          </table:table-cell>
          <table:table-cell table:formula="of:=[.J9]-[.L9]" office:value-type="float" office:value="-1008.00888585099">
            <text:p>-1008.008885851</text:p>
          </table:table-cell>
          <table:table-cell table:formula="of:=SUM([.M9];[.M1])" office:value-type="float" office:value="-3818.00888585099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1698.30827067669">
            <text:p>1698.308270676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2500">
            <text:p>2500</text:p>
          </table:table-cell>
          <table:table-cell/>
          <table:table-cell table:formula="of:=SUM([.H10];[.H40];[.H67];[.H95])" office:value-type="float" office:value="6442.74572795626">
            <text:p>6442.7457279563</text:p>
          </table:table-cell>
          <table:table-cell table:formula="of:=[.J10]-[.L10]" office:value-type="float" office:value="-3942.74572795625">
            <text:p>-3942.7457279563</text:p>
          </table:table-cell>
          <table:table-cell table:formula="of:=SUM([.M10];[.M1])" office:value-type="float" office:value="-6752.74572795626">
            <text:p>-6752.7457279563</text:p>
          </table:table-cell>
          <table:table-cell office:value-type="float" office:value="-3280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>
            <text:p>-Ani G</text:p>
          </table:table-cell>
          <table:table-cell office:value-type="string">
            <text:p>-Arman</text:p>
          </table:table-cell>
          <table:table-cell table:style-name="ce2"/>
          <table:table-cell table:style-name="ce3" table:formula="of:=SUM([.A28:.F28])" office:value-type="float" office:value="2003.57142857143">
            <text:p>2003.5714285714</text:p>
          </table:table-cell>
          <table:table-cell office:value-type="string">
            <text:p>Հասմիկ Դ․</text:p>
          </table:table-cell>
          <table:table-cell table:style-name="ce7" office:value-type="float" office:value="12150">
            <text:p>12150</text:p>
          </table:table-cell>
          <table:table-cell office:value-type="float" office:value="30000">
            <text:p>30000</text:p>
          </table:table-cell>
          <table:table-cell table:formula="of:=SUM([.H11];[.H41];[.H68];[.H96])" office:value-type="float" office:value="6748.00888585099">
            <text:p>6748.008885851</text:p>
          </table:table-cell>
          <table:table-cell table:formula="of:=[.J11]-[.L11]" office:value-type="float" office:value="5401.99111414901">
            <text:p>5401.991114149</text:p>
          </table:table-cell>
          <table:table-cell table:formula="of:=SUM([.M11];[.M1])" office:value-type="float" office:value="2591.99111414901">
            <text:p>2591.991114149</text:p>
          </table:table-cell>
          <table:table-cell office:value-type="float" office:value="-880">
            <text:p>-880</text:p>
          </table:table-cell>
        </table:table-row>
        <table:table-row table:style-name="ro12">
          <table:table-cell table:number-columns-repeated="2"/>
          <table:table-cell table:style-name="ce8"/>
          <table:table-cell office:value-type="string">
            <text:p>-Sargis</text:p>
          </table:table-cell>
          <table:table-cell/>
          <table:table-cell table:style-name="ce2" office:value-type="string">
            <text:p>-Jozef</text:p>
          </table:table-cell>
          <table:table-cell table:style-name="ce2"/>
          <table:table-cell table:style-name="ce3" table:formula="of:=SUM([.F28])" office:value-type="float" office:value="383.333333333333">
            <text:p>383.3333333333</text:p>
          </table:table-cell>
          <table:table-cell table:style-name="ce31" office:value-type="string">
            <text:p>Կարեն</text:p>
          </table:table-cell>
          <table:table-cell office:value-type="float" office:value="-400">
            <text:p>-400</text:p>
          </table:table-cell>
          <table:table-cell/>
          <table:table-cell table:style-name="ce40" table:formula="of:=SUM([.H12];[.H42];[.H69];[.H97])" office:value-type="float" office:value="3436.09409888357">
            <text:p>3436.0940988836</text:p>
          </table:table-cell>
          <table:table-cell table:formula="of:=[.J12]-[.L12]" office:value-type="float" office:value="-3836.09409888357">
            <text:p>-3836.0940988836</text:p>
          </table:table-cell>
          <table:table-cell table:formula="of:=SUM([.M12];[.N1])" office:value-type="float" office:value="-5046.09409888357">
            <text:p>-5046.0940988836</text:p>
          </table:table-cell>
          <table:table-cell/>
        </table:table-row>
        <table:table-row table:style-name="ro12">
          <table:table-cell table:number-columns-repeated="2" table:style-name="ce8" office:value-type="string">
            <text:p>-Ani G</text:p>
          </table:table-cell>
          <table:table-cell office:value-type="string">
            <text:p>+Mariam</text:p>
          </table:table-cell>
          <table:table-cell table:number-columns-repeated="2" office:value-type="string">
            <text:p>-Gena</text:p>
          </table:table-cell>
          <table:table-cell office:value-type="string">
            <text:p>+Karen</text:p>
          </table:table-cell>
          <table:table-cell/>
          <table:table-cell table:style-name="ce3" table:formula="of:=SUM([.A28:.E28])" office:value-type="float" office:value="1620.2380952381">
            <text:p>1620.2380952381</text:p>
          </table:table-cell>
          <table:table-cell office:value-type="string">
            <text:p>Ժոզեֆ</text:p>
          </table:table-cell>
          <table:table-cell table:style-name="ce7" office:value-type="float" office:value="5300">
            <text:p>5300</text:p>
          </table:table-cell>
          <table:table-cell/>
          <table:table-cell table:formula="of:=SUM([.H13];[.H43];[.H70];[.H98])" office:value-type="float" office:value="3235.75324675325">
            <text:p>3235.7532467533</text:p>
          </table:table-cell>
          <table:table-cell table:formula="of:=[.J13]-[.L13]" office:value-type="float" office:value="2064.24675324675">
            <text:p>2064.2467532468</text:p>
          </table:table-cell>
          <table:table-cell table:formula="of:=SUM([.M13];[.M1])" office:value-type="float" office:value="-745.753246753247">
            <text:p>-745.7532467532</text:p>
          </table:table-cell>
          <table:table-cell/>
        </table:table-row>
        <table:table-row table:style-name="ro12">
          <table:table-cell office:value-type="string">
            <text:p>-Gena</text:p>
          </table:table-cell>
          <table:table-cell/>
          <table:table-cell office:value-type="string">
            <text:p>-Ani G</text:p>
          </table:table-cell>
          <table:table-cell table:number-columns-repeated="2" table:style-name="ce8" office:value-type="string">
            <text:p>-Karen</text:p>
          </table:table-cell>
          <table:table-cell office:value-type="string">
            <text:p>-Ani G</text:p>
          </table:table-cell>
          <table:table-cell/>
          <table:table-cell table:style-name="ce3" table:formula="of:=SUM([.B28];[.C28];[.E28])" office:value-type="float" office:value="989.974937343358">
            <text:p>989.9749373434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6100">
            <text:p>6100</text:p>
          </table:table-cell>
          <table:table-cell/>
          <table:table-cell table:formula="of:=SUM([.H14];[.H44];[.H71];[.H99])" office:value-type="float" office:value="3936.98496240602">
            <text:p>3936.984962406</text:p>
          </table:table-cell>
          <table:table-cell table:formula="of:=[.J14]-[.L14]" office:value-type="float" office:value="2163.01503759398">
            <text:p>2163.015037594</text:p>
          </table:table-cell>
          <table:table-cell table:formula="of:=SUM([.M14];[.M1])" office:value-type="float" office:value="-646.984962406015">
            <text:p>-646.984962406</text:p>
          </table:table-cell>
          <table:table-cell/>
        </table:table-row>
        <table:table-row table:style-name="ro12">
          <table:table-cell table:number-columns-repeated="2" office:value-type="string">
            <text:p>-Karen</text:p>
          </table:table-cell>
          <table:table-cell office:value-type="string">
            <text:p>-Movses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];[.C28];[.F28])" office:value-type="float" office:value="1020.67669172932">
            <text:p>1020.6766917293</text:p>
          </table:table-cell>
          <table:table-cell table:style-name="ce31" office:value-type="string">
            <text:p>Գենա</text:p>
          </table:table-cell>
          <table:table-cell table:style-name="ce7" office:value-type="float" office:value="3100">
            <text:p>3100</text:p>
          </table:table-cell>
          <table:table-cell/>
          <table:table-cell table:formula="of:=SUM([.H15];[.H45];[.H72];[.H100])" office:value-type="float" office:value="5765.11414900889">
            <text:p>5765.1141490089</text:p>
          </table:table-cell>
          <table:table-cell table:formula="of:=[.J15]-[.L15]" office:value-type="float" office:value="-2665.11414900889">
            <text:p>-2665.1141490089</text:p>
          </table:table-cell>
          <table:table-cell table:formula="of:=SUM([.M15];[.M1])" office:value-type="float" office:value="-5475.11414900889">
            <text:p>-5475.1141490089</text:p>
          </table:table-cell>
          <table:table-cell/>
        </table:table-row>
        <table:table-row table:style-name="ro12">
          <table:table-cell office:value-type="string">
            <text:p>-Nane</text:p>
          </table:table-cell>
          <table:table-cell office:value-type="string">
            <text:p>-Arman</text:p>
          </table:table-cell>
          <table:table-cell table:number-columns-repeated="2"/>
          <table:table-cell office:value-type="string">
            <text:p>-Movses</text:p>
          </table:table-cell>
          <table:table-cell office:value-type="string">
            <text:p>-Movses</text:p>
          </table:table-cell>
          <table:table-cell/>
          <table:table-cell table:formula="of:=SUM([.A28];[.C28];[.D28];[.E28])" office:value-type="float" office:value="1278.1328320802">
            <text:p>1278.1328320802</text:p>
          </table:table-cell>
          <table:table-cell office:value-type="string">
            <text:p>Արման</text:p>
          </table:table-cell>
          <table:table-cell table:style-name="ce7" office:value-type="float" office:value="7250">
            <text:p>7250</text:p>
          </table:table-cell>
          <table:table-cell/>
          <table:table-cell table:style-name="ce40" table:formula="of:=SUM([.H16];[.H46];[.H73];[.H101])" office:value-type="float" office:value="1909.96616541353">
            <text:p>1909.9661654135</text:p>
          </table:table-cell>
          <table:table-cell table:formula="of:=[.J16]-[.L16]" office:value-type="float" office:value="5340.03383458647">
            <text:p>5340.0338345865</text:p>
          </table:table-cell>
          <table:table-cell table:formula="of:=SUM([.M16];[.N1])" office:value-type="float" office:value="4130.03383458647">
            <text:p>4130.0338345865</text:p>
          </table:table-cell>
          <table:table-cell/>
        </table:table-row>
        <table:table-row table:style-name="ro12">
          <table:table-cell office:value-type="string">
            <text:p>-Sargis</text:p>
          </table:table-cell>
          <table:table-cell office:value-type="string">
            <text:p>-Taron</text:p>
          </table:table-cell>
          <table:table-cell table:number-columns-repeated="3"/>
          <table:table-cell office:value-type="string">
            <text:p>-Sargis</text:p>
          </table:table-cell>
          <table:table-cell/>
          <table:table-cell table:formula="of:=SUM([.A28:.F28])" office:value-type="float" office:value="2003.57142857143">
            <text:p>2003.5714285714</text:p>
          </table:table-cell>
          <table:table-cell office:value-type="string">
            <text:p>Սերյոժա</text:p>
          </table:table-cell>
          <table:table-cell table:style-name="ce7" office:value-type="float" office:value="12700">
            <text:p>12700</text:p>
          </table:table-cell>
          <table:table-cell/>
          <table:table-cell table:formula="of:=SUM([.H17];[.H47];[.H74];[.H102])" office:value-type="float" office:value="6748.00888585099">
            <text:p>6748.008885851</text:p>
          </table:table-cell>
          <table:table-cell table:formula="of:=[.J17]-[.L17]" office:value-type="float" office:value="5951.99111414901">
            <text:p>5951.991114149</text:p>
          </table:table-cell>
          <table:table-cell table:formula="of:=SUM([.M17];[.M1])" office:value-type="float" office:value="3141.99111414901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Մհեր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8];[.H48];[.H75];[.H103])" office:value-type="float" office:value="6748.00888585099">
            <text:p>6748.008885851</text:p>
          </table:table-cell>
          <table:table-cell table:formula="of:=[.J18]-[.L18]" office:value-type="float" office:value="3351.99111414901">
            <text:p>3351.991114149</text:p>
          </table:table-cell>
          <table:table-cell table:formula="of:=SUM([.M18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Դավիթ</text:p>
          </table:table-cell>
          <table:table-cell table:style-name="ce7" office:value-type="float" office:value="10100">
            <text:p>10100</text:p>
          </table:table-cell>
          <table:table-cell/>
          <table:table-cell table:formula="of:=SUM([.H19];[.H49];[.H76];[.H104])" office:value-type="float" office:value="6748.00888585099">
            <text:p>6748.008885851</text:p>
          </table:table-cell>
          <table:table-cell table:formula="of:=[.J19]-[.L19]" office:value-type="float" office:value="3351.99111414901">
            <text:p>3351.991114149</text:p>
          </table:table-cell>
          <table:table-cell table:formula="of:=SUM([.M19];[.M1])" office:value-type="float" office:value="541.991114149008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>
            <text:p>1661.4661654135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3750">
            <text:p>3750</text:p>
          </table:table-cell>
          <table:table-cell/>
          <table:table-cell table:formula="of:=SUM([.H20];[.H50];[.H77];[.H105])" office:value-type="float" office:value="5594.23695602643">
            <text:p>5594.2369560264</text:p>
          </table:table-cell>
          <table:table-cell table:formula="of:=[.J20]-[.L20]" office:value-type="float" office:value="-1844.23695602643">
            <text:p>-1844.2369560264</text:p>
          </table:table-cell>
          <table:table-cell table:formula="of:=SUM([.M20];[.M1])" office:value-type="float" office:value="-4654.23695602643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Հրաչ</text:p>
          </table:table-cell>
          <table:table-cell table:style-name="ce7" office:value-type="float" office:value="8100">
            <text:p>8100</text:p>
          </table:table-cell>
          <table:table-cell/>
          <table:table-cell table:formula="of:=SUM([.H21];[.H51];[.H78];[.H106])" office:value-type="float" office:value="6748.00888585099">
            <text:p>6748.008885851</text:p>
          </table:table-cell>
          <table:table-cell table:formula="of:=[.J21]-[.L21]" office:value-type="float" office:value="1351.99111414901">
            <text:p>1351.991114149</text:p>
          </table:table-cell>
          <table:table-cell table:formula="of:=SUM([.M21];[.M1])" office:value-type="float" office:value="-1458.00888585099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table:style-name="ce33" office:value-type="string">
            <text:p>Թինա</text:p>
          </table:table-cell>
          <table:table-cell table:style-name="ce7" office:value-type="float" office:value="4850">
            <text:p>4850</text:p>
          </table:table-cell>
          <table:table-cell/>
          <table:table-cell table:formula="of:=SUM([.H22];[.H52];[.H79];[.H107])" office:value-type="float" office:value="6748.00888585099">
            <text:p>6748.008885851</text:p>
          </table:table-cell>
          <table:table-cell table:formula="of:=[.J22]-[.L22]" office:value-type="float" office:value="-1898.00888585099">
            <text:p>-1898.008885851</text:p>
          </table:table-cell>
          <table:table-cell table:formula="of:=SUM([.M22];[.M1])" office:value-type="float" office:value="-4708.00888585099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Ստեպան</text:p>
          </table:table-cell>
          <table:table-cell office:value-type="float" office:value="-270">
            <text:p>-270</text:p>
          </table:table-cell>
          <table:table-cell/>
          <table:table-cell table:formula="of:=SUM([.H108])" office:value-type="float" office:value="336">
            <text:p>336</text:p>
          </table:table-cell>
          <table:table-cell table:formula="of:=[.L23]" office:value-type="float" office:value="336">
            <text:p>336</text:p>
          </table:table-cell>
          <table:table-cell office:value-type="float" office:value="350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Վահե</text:p>
          </table:table-cell>
          <table:table-cell table:style-name="ce7" office:value-type="float" office:value="8300">
            <text:p>8300</text:p>
          </table:table-cell>
          <table:table-cell/>
          <table:table-cell table:formula="of:=SUM([.H24];[.H54];[.H81];[.H109])" office:value-type="float" office:value="6748.00888585099">
            <text:p>6748.008885851</text:p>
          </table:table-cell>
          <table:table-cell table:formula="of:=[.J24]-[.L24]" office:value-type="float" office:value="1551.99111414901">
            <text:p>1551.991114149</text:p>
          </table:table-cell>
          <table:table-cell table:formula="of:=SUM([.M24];[.M1])" office:value-type="float" office:value="-1258.00888585099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>
            <text:p>2003.5714285714</text:p>
          </table:table-cell>
          <table:table-cell office:value-type="string">
            <text:p>Տաթև</text:p>
          </table:table-cell>
          <table:table-cell table:style-name="ce7" office:value-type="float" office:value="11850">
            <text:p>11850</text:p>
          </table:table-cell>
          <table:table-cell/>
          <table:table-cell table:formula="of:=SUM([.H25];[.H55];[.H82];[.H110])" office:value-type="float" office:value="6748.00888585099">
            <text:p>6748.008885851</text:p>
          </table:table-cell>
          <table:table-cell table:formula="of:=[.J25]-[.L25]" office:value-type="float" office:value="5101.99111414901">
            <text:p>5101.991114149</text:p>
          </table:table-cell>
          <table:table-cell table:formula="of:=SUM([.M25];[.M1])" office:value-type="float" office:value="2291.99111414901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>
            <text:p>972.3684210526</text:p>
          </table:table-cell>
          <table:table-cell office:value-type="string">
            <text:p>Մովսես</text:p>
          </table:table-cell>
          <table:table-cell table:style-name="ce7" office:value-type="float" office:value="4100">
            <text:p>4100</text:p>
          </table:table-cell>
          <table:table-cell/>
          <table:table-cell table:formula="of:=SUM([.H26];[.H56];[.H83];[.H111])" office:value-type="float" office:value="5030.13921166553">
            <text:p>5030.1392116655</text:p>
          </table:table-cell>
          <table:table-cell table:formula="of:=[.J26]-[.L26]" office:value-type="float" office:value="-930.139211665528">
            <text:p>-930.1392116655</text:p>
          </table:table-cell>
          <table:table-cell table:formula="of:=SUM([.M26];[.M1])" office:value-type="float" office:value="-3740.13921166553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>
            <text:p>630.2631578947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2600">
            <text:p>2600</text:p>
          </table:table-cell>
          <table:table-cell/>
          <table:table-cell table:style-name="ce40" table:formula="of:=SUM([.H27];[.H58];[.H84];[.H112])" office:value-type="float" office:value="2302.86842105263">
            <text:p>2302.8684210526</text:p>
          </table:table-cell>
          <table:table-cell table:formula="of:=[.J27]-[.L27]" office:value-type="float" office:value="297.131578947368">
            <text:p>297.1315789474</text:p>
          </table:table-cell>
          <table:table-cell table:formula="of:=SUM([.M27];[.N1])" office:value-type="float" office:value="-912.868421052632">
            <text:p>-912.8684210526</text:p>
          </table:table-cell>
          <table:table-cell/>
        </table:table-row>
        <table:table-row table:style-name="ro12">
          <table:table-cell table:style-name="ce2" table:formula="of:=[.A3]/19" office:value-type="float" office:value="305.263157894737">
            <text:p>305.2631578947</text:p>
          </table:table-cell>
          <table:table-cell table:style-name="ce2" table:formula="of:=[.B3]/19" office:value-type="float" office:value="342.105263157895">
            <text:p>342.1052631579</text:p>
          </table:table-cell>
          <table:table-cell table:style-name="ce2" table:formula="of:=[.C3]/21" office:value-type="float" office:value="295.238095238095">
            <text:p>295.2380952381</text:p>
          </table:table-cell>
          <table:table-cell table:style-name="ce2" table:formula="of:=[.D3]/20" office:value-type="float" office:value="325">
            <text:p>325</text:p>
          </table:table-cell>
          <table:table-cell table:style-name="ce2" table:formula="of:=[.E3]/19" office:value-type="float" office:value="352.631578947368">
            <text:p>352.6315789474</text:p>
          </table:table-cell>
          <table:table-cell table:style-name="ce2" table:formula="of:=[.F3]/18" office:value-type="float" office:value="383.333333333333">
            <text:p>383.3333333333</text:p>
          </table:table-cell>
          <table:table-cell/>
          <table:table-cell table:formula="of:=SUM([.C28])" office:value-type="float" office:value="295.238095238095">
            <text:p>295.2380952381</text:p>
          </table:table-cell>
          <table:table-cell table:style-name="ce38" office:value-type="string">
            <text:p>Մարիամ</text:p>
          </table:table-cell>
          <table:table-cell table:style-name="ce7" office:value-type="float" office:value="600">
            <text:p>600</text:p>
          </table:table-cell>
          <table:table-cell/>
          <table:table-cell table:formula="of:=SUM([.H28];[.H85];[.H113])" office:value-type="float" office:value="959.238095238095">
            <text:p>959.2380952381</text:p>
          </table:table-cell>
          <table:table-cell table:formula="of:=[.J28]-[.L28]" office:value-type="float" office:value="-359.238095238095">
            <text:p>-359.2380952381</text:p>
          </table:table-cell>
          <table:table-cell office:value-type="float" office:value="-360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" table:formula="of:=SUM([.H3:.H28])" office:value-type="float" office:value="38600">
            <text:p>38600</text:p>
          </table:table-cell>
          <table:table-cell office:value-type="string">
            <text:p>Նաիրա</text:p>
          </table:table-cell>
          <table:table-cell/>
          <table:table-cell table:style-name="ce39" office:value-type="float" office:value="0">
            <text:p>0</text:p>
          </table:table-cell>
          <table:table-cell table:formula="of:=SUM([.H114])" office:value-type="float" office:value="1287.51515151515">
            <text:p>1287.5151515152</text:p>
          </table:table-cell>
          <table:table-cell office:value-type="float" office:value="1300">
            <text:p>1300</text:p>
          </table:table-cell>
          <table:table-cell office:value-type="float" office:value="-1300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>
            <text:p>Թամարա</text:p>
          </table:table-cell>
          <table:table-cell table:number-columns-repeated="2"/>
          <table:table-cell table:formula="of:=SUM([.H115])" office:value-type="float" office:value="1615.51515151515">
            <text:p>1615.5151515152</text:p>
          </table:table-cell>
          <table:table-cell office:value-type="float" office:value="1600">
            <text:p>1600</text:p>
          </table:table-cell>
          <table:table-cell office:value-type="float" office:value="-1600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" table:formula="of:=SUM([.L3:.L30])" office:value-type="float" office:value="137786.428571429">
            <text:p>137786.428571429</text:p>
          </table:table-cell>
          <table:table-cell table:number-columns-repeated="3"/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>
            <text:p>5000</text:p>
          </table:table-cell>
          <table:table-cell/>
          <table:table-cell table:style-name="ce2" table:formula="of:=SUM([.N4];[.N6];[.N7];[.N8];[.N9];[.N10];[.N12];[.N13];[.N14];[.N15];[.N20];[.N21];[.N22];[.N24];[.N26];[.N27])" office:value-type="float" office:value="-58931.5365686945">
            <text:p>-58931.5365686945</text:p>
          </table:table-cell>
          <table:table-cell/>
        </table:table-row>
        <table:table-row table:style-name="ro12">
          <table:table-cell table:style-name="ce28" office:value-type="string">
            <text:p>18/01/2016</text:p>
          </table:table-cell>
          <table:table-cell office:value-type="float" office:value="6800">
            <text:p>6800</text:p>
          </table:table-cell>
          <table:table-cell office:value-type="float" office:value="6600">
            <text:p>6600</text:p>
          </table:table-cell>
          <table:table-cell office:value-type="float" office:value="6900">
            <text:p>6900</text:p>
          </table:table-cell>
          <table:table-cell office:value-type="float" office:value="8900">
            <text:p>8900</text:p>
          </table:table-cell>
          <table:table-cell office:value-type="float" office:value="6400">
            <text:p>6400</text:p>
          </table:table-cell>
          <table:table-cell table:style-name="ce2" table:formula="of:=SUM([.A33:.F33])" office:value-type="float" office:value="35600">
            <text:p>35600</text:p>
          </table:table-cell>
          <table:table-cell table:style-name="ce8" table:formula="of:=SUM([.B58:.F58])" office:value-type="float" office:value="1800.2380952381">
            <text:p>1800.2380952381</text:p>
          </table:table-cell>
          <table:table-cell office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8:.F58])" office:value-type="float" office:value="1800.2380952381">
            <text:p>1800.2380952381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8:.F58])" office:value-type="float" office:value="1800.2380952381">
            <text:p>1800.2380952381</text:p>
          </table:table-cell>
          <table:table-cell office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B58:.E58])" office:value-type="float" office:value="1480.2380952381">
            <text:p>1480.2380952381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/>
          <table:table-cell table:formula="of:=[.M35]-[.M36]" office:value-type="float" office:value="2900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58];[.D58];[.E58];[.F58])" office:value-type="float" office:value="1460.2380952381">
            <text:p>1460.2380952381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8:.F58])" office:value-type="float" office:value="1800.2380952381">
            <text:p>1800.2380952381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8:.F58])" office:value-type="float" office:value="1800.2380952381">
            <text:p>1800.2380952381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58];[.E58];[.F58])" office:value-type="float" office:value="1131.66666666667">
            <text:p>1131.6666666667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 table:style-name="ce8" office:value-type="string">
            <text:p>-Karen</text:p>
          </table:table-cell>
          <table:table-cell table:style-name="ce8" office:value-type="string">
            <text:p>-Taron</text:p>
          </table:table-cell>
          <table:table-cell table:number-columns-repeated="2"/>
          <table:table-cell table:style-name="ce3"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 office:value-type="string">
            <text:p>-Movses</text:p>
          </table:table-cell>
          <table:table-cell table:number-columns-repeated="2"/>
          <table:table-cell office:value-type="string">
            <text:p>+Mariam</text:p>
          </table:table-cell>
          <table:table-cell/>
          <table:table-cell table:formula="of:=SUM([.B58];[.C58];[.D58];[.E58];[.F58])" office:value-type="float" office:value="1800.2380952381">
            <text:p>1800.2380952381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>
            <text:p>-Arman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ne</text:p>
          </table:table-cell>
          <table:table-cell table:number-columns-repeated="2" office:value-type="string">
            <text:p>-Jozef</text:p>
          </table:table-cell>
          <table:table-cell office:value-type="string">
            <text:p>-Arman</text:p>
          </table:table-cell>
          <table:table-cell table:number-columns-repeated="2"/>
          <table:table-cell table:formula="of:=SUM([.A58:.F58])" office:value-type="float" office:value="1800.2380952381">
            <text:p>1800.2380952381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aron</text:p>
          </table:table-cell>
          <table:table-cell/>
          <table:table-cell table:number-columns-repeated="2" office:value-type="string">
            <text:p>-Jozef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Sargis</text:p>
          </table:table-cell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Movses</text:p>
          </table:table-cell>
          <table:table-cell/>
          <table:table-cell table:formula="of:=SUM([.B58];[.D58];[.F58])" office:value-type="float" office:value="988.571428571429">
            <text:p>988.5714285714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-Areg</text:p>
          </table:table-cell>
          <table:table-cell/>
          <table:table-cell table:formula="of:=SUM([.A58:.F58])" office:value-type="float" office:value="1800.2380952381">
            <text:p>1800.2380952381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>
            <text:p>1800.2380952381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>
            <text:p>1113.5714285714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20" office:value-type="float" office:value="340">
            <text:p>340</text:p>
          </table:table-cell>
          <table:table-cell table:style-name="ce2" table:formula="of:=[.C33]/18" office:value-type="float" office:value="366.666666666667">
            <text:p>366.6666666667</text:p>
          </table:table-cell>
          <table:table-cell table:style-name="ce2" table:formula="of:=[.D33]/21" office:value-type="float" office:value="328.571428571429">
            <text:p>328.5714285714</text:p>
          </table:table-cell>
          <table:table-cell table:style-name="ce2" table:formula="of:=[.E33]/20" office:value-type="float" office:value="445">
            <text:p>445</text:p>
          </table:table-cell>
          <table:table-cell table:style-name="ce2" table:formula="of:=[.F33]/20" office:value-type="float" office:value="320">
            <text:p>320</text:p>
          </table:table-cell>
          <table:table-cell/>
          <table:table-cell table:formula="of:=SUM([.F58])" office:value-type="float" office:value="320">
            <text:p>32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8])" office:value-type="float" office:value="35600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5/01/2016</text:p>
          </table:table-cell>
          <table:table-cell office:value-type="float" office:value="6500">
            <text:p>6500</text:p>
          </table:table-cell>
          <table:table-cell office:value-type="float" office:value="6200">
            <text:p>6200</text:p>
          </table:table-cell>
          <table:table-cell office:value-type="float" office:value="6900">
            <text:p>6900</text:p>
          </table:table-cell>
          <table:table-cell/>
          <table:table-cell office:value-type="float" office:value="6300">
            <text:p>6300</text:p>
          </table:table-cell>
          <table:table-cell table:style-name="ce2" table:formula="of:=SUM([.A60:.F60])" office:value-type="float" office:value="25900">
            <text:p>25900</text:p>
          </table:table-cell>
          <table:table-cell table:style-name="ce8" table:formula="of:=SUM([.B85:.F85])" office:value-type="float" office:value="1328.68421052632">
            <text:p>1328.6842105263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5:.F85])" office:value-type="float" office:value="1328.68421052632">
            <text:p>1328.6842105263</text:p>
          </table:table-cell>
          <table:table-cell office:value-type="string">
            <text:p>Անժելա</text:p>
          </table:table-cell>
          <table:table-cell/>
          <table:table-cell office:value-type="float" office:value="25000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5:.F85])" office:value-type="float" office:value="1328.68421052632">
            <text:p>1328.6842105263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C85:.F85])" office:value-type="float" office:value="986.578947368421">
            <text:p>986.5789473684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5:.F85])" office:value-type="float" office:value="1328.68421052632">
            <text:p>1328.6842105263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5:.F85])" office:value-type="float" office:value="1328.68421052632">
            <text:p>1328.6842105263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5];[.E85];[.F85])" office:value-type="float" office:value="641.578947368421">
            <text:p>641.5789473684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office:value-type="float" office:value="0">
            <text:p>0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Jozef</text:p>
          </table:table-cell>
          <table:table-cell/>
          <table:table-cell table:style-name="ce3" table:formula="of:=SUM([.B85:.E85])" office:value-type="float" office:value="997.105263157895">
            <text:p>997.1052631579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-Sargis</text:p>
          </table:table-cell>
          <table:table-cell/>
          <table:table-cell table:formula="of:=SUM([.B85];[.C85];[.D85];[.E85];[.F85])" office:value-type="float" office:value="1328.68421052632">
            <text:p>1328.6842105263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Hamlet</text:p>
          </table:table-cell>
          <table:table-cell office:value-type="string">
            <text:p>-Marine</text:p>
          </table:table-cell>
          <table:table-cell table:number-columns-repeated="2"/>
          <table:table-cell office:value-type="string">
            <text:p>-Marine</text:p>
          </table:table-cell>
          <table:table-cell/>
          <table:table-cell table:formula="of:=SUM([.A85:.F85])" office:value-type="float" office:value="1328.68421052632">
            <text:p>1328.6842105263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>
            <text:p>1328.6842105263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>
            <text:p>1328.6842105263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>
            <text:p>687.1052631579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0]/19" office:value-type="float" office:value="342.105263157895">
            <text:p>342.1052631579</text:p>
          </table:table-cell>
          <table:table-cell table:style-name="ce2" table:formula="of:=[.C60]/20" office:value-type="float" office:value="310">
            <text:p>310</text:p>
          </table:table-cell>
          <table:table-cell table:style-name="ce2" table:formula="of:=[.D60]/20" office:value-type="float" office:value="345">
            <text:p>345</text:p>
          </table:table-cell>
          <table:table-cell table:style-name="ce2" table:formula="of:=[.E60]/20" office:value-type="float" office:value="0">
            <text:p>0</text:p>
          </table:table-cell>
          <table:table-cell table:style-name="ce2" table:formula="of:=[.F60]/19" office:value-type="float" office:value="331.578947368421">
            <text:p>331.5789473684</text:p>
          </table:table-cell>
          <table:table-cell/>
          <table:table-cell office:value-type="float" office:value="0">
            <text:p>0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0:.H85])" office:value-type="float" office:value="25900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28" office:value-type="date" office:date-value="2016-01-02">
            <text:p>01/02/16</text:p>
          </table:table-cell>
          <table:table-cell office:value-type="float" office:value="7000">
            <text:p>7000</text:p>
          </table:table-cell>
          <table:table-cell office:value-type="float" office:value="7100">
            <text:p>7100</text:p>
          </table:table-cell>
          <table:table-cell office:value-type="float" office:value="8100">
            <text:p>8100</text:p>
          </table:table-cell>
          <table:table-cell office:value-type="float" office:value="8400">
            <text:p>8400</text:p>
          </table:table-cell>
          <table:table-cell office:value-type="float" office:value="8200">
            <text:p>8200</text:p>
          </table:table-cell>
          <table:table-cell table:style-name="ce2" table:formula="of:=SUM([.B88:.F88])" office:value-type="float" office:value="38800">
            <text:p>38800</text:p>
          </table:table-cell>
          <table:table-cell table:style-name="ce8" table:formula="of:=SUM([.B116];[.D116];[.E116];[.F116])" office:value-type="float" office:value="1319.68181818182">
            <text:p>1319.6818181818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B116:.F116])" office:value-type="float" office:value="1615.51515151515">
            <text:p>1615.5151515152</text:p>
          </table:table-cell>
          <table:table-cell office:value-type="string">
            <text:p>Անժելա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Արմենուհի</text:p>
          </table:table-cell>
          <table:table-cell/>
          <table:table-cell office:value-type="float" office:value="32000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6:.F116])" office:value-type="float" office:value="1615.51515151515">
            <text:p>1615.5151515152</text:p>
          </table:table-cell>
          <table:table-cell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116];[.E116];[.F116])" office:value-type="float" office:value="959.833333333333">
            <text:p>959.8333333333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116];[.C116];[.D116];[.F116])" office:value-type="float" office:value="1279.51515151515">
            <text:p>1279.5151515152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116:.F116])" office:value-type="float" office:value="1615.51515151515">
            <text:p>1615.5151515152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" table:formula="of:=SUM([.C116];[.D116];[.F116])" office:value-type="float" office:value="961.333333333333">
            <text:p>961.3333333333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Kare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an</text:p>
          </table:table-cell>
          <table:table-cell table:number-columns-repeated="2"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table:formula="of:=SUM([.C116];[.E116])" office:value-type="float" office:value="631.833333333333">
            <text:p>631.8333333333</text:p>
          </table:table-cell>
          <table:table-cell office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office:value-type="string">
            <text:p>-Areg</text:p>
          </table:table-cell>
          <table:table-cell office:value-type="string">
            <text:p>-Sargis</text:p>
          </table:table-cell>
          <table:table-cell office:value-type="string">
            <text:p>-Naira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Sargis</text:p>
          </table:table-cell>
          <table:table-cell office:value-type="string">
            <text:p>-Marine</text:p>
          </table:table-cell>
          <table:table-cell office:value-type="string">
            <text:p>-Arman</text:p>
          </table:table-cell>
          <table:table-cell table:number-columns-repeated="2" office:value-type="string">
            <text:p>+Mariam</text:p>
          </table:table-cell>
          <table:table-cell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Ani G</text:p>
          </table:table-cell>
          <table:table-cell/>
          <table:table-cell office:value-type="string">
            <text:p>+Stepan</text:p>
          </table:table-cell>
          <table:table-cell table:number-columns-repeated="2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1" office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table:style-name="ce33" office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>
            <text:p>336</text:p>
          </table:table-cell>
          <table:table-cell table:style-name="ce34" office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>
            <text:p>665.5</text:p>
          </table:table-cell>
          <table:table-cell table:style-name="ce34" office:value-type="string">
            <text:p>Marine</text:p>
          </table:table-cell>
          <table:table-cell table:number-columns-repeated="6"/>
        </table:table-row>
        <table:table-row table:style-name="ro12">
          <table:table-cell table:style-name="ce2"/>
          <table:table-cell table:number-columns-repeated="6"/>
          <table:table-cell table:formula="of:=SUM([.E116];[.F116])" office:value-type="float" office:value="664">
            <text:p>664</text:p>
          </table:table-cell>
          <table:table-cell table:style-name="ce34" office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>
            <text:p>1287.5151515152</text:p>
          </table:table-cell>
          <table:table-cell office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>
            <text:p>1615.5151515152</text:p>
          </table:table-cell>
          <table:table-cell office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" table:formula="of:=[.B88]/22" office:value-type="float" office:value="318.181818181818">
            <text:p>318.1818181818</text:p>
          </table:table-cell>
          <table:table-cell table:style-name="ce2" table:formula="of:=[.C88]/24" office:value-type="float" office:value="295.833333333333">
            <text:p>295.8333333333</text:p>
          </table:table-cell>
          <table:table-cell table:style-name="ce2" table:formula="of:=[.D88]/24" office:value-type="float" office:value="337.5">
            <text:p>337.5</text:p>
          </table:table-cell>
          <table:table-cell table:style-name="ce2" table:formula="of:=[.E88]/25" office:value-type="float" office:value="336">
            <text:p>336</text:p>
          </table:table-cell>
          <table:table-cell table:style-name="ce2" table:formula="of:=[.F88]/25" office:value-type="float" office:value="328">
            <text:p>328</text:p>
          </table:table-cell>
          <table:table-cell/>
          <table:table-cell table:style-name="ce2" table:formula="of:=SUM([.H88:.H115])" office:value-type="float" office:value="38800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4"/>
        </table:table-row>
        <table:table-row table:style-name="ro13">
          <table:table-cell table:style-name="ce2" office:value-type="string">
            <text:p><text:span text:style-name="T1">1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2900">
            <text:p>2900</text:p>
          </table:table-cell>
          <table:table-cell table:number-columns-repeated="3"/>
          <table:table-cell table:style-name="ce2" table:formula="of:=-58000/21" office:value-type="float" office:value="-2761.90476190476">
            <text:p>-2761.9047619048</text:p>
          </table:table-cell>
        </table:table-row>
        <table:table-row table:style-name="ro12">
          <table:table-cell table:style-name="ce28" office:value-type="date" office:date-value="2016-08-02">
            <text:p>08/02/16</text:p>
          </table:table-cell>
          <table:table-cell office:value-type="float" office:value="7500">
            <text:p>7500</text:p>
          </table:table-cell>
          <table:table-cell office:value-type="float" office:value="7400">
            <text:p>7400</text:p>
          </table:table-cell>
          <table:table-cell office:value-type="float" office:value="14500">
            <text:p>14500</text:p>
          </table:table-cell>
          <table:table-cell office:value-type="float" office:value="7900">
            <text:p>7900</text:p>
          </table:table-cell>
          <table:table-cell office:value-type="float" office:value="9800">
            <text:p>9800</text:p>
          </table:table-cell>
          <table:table-cell table:style-name="ce2" table:formula="of:=SUM([.B3:.F3])" office:value-type="float" office:value="47100">
            <text:p>47100</text:p>
          </table:table-cell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Անի Գ․</text:p>
          </table:table-cell>
          <table:table-cell table:style-name="ce7" office:value-type="float" office:value="7440">
            <text:p>7440</text:p>
          </table:table-cell>
          <table:table-cell office:value-type="string">
            <text:p>60000(salary)</text:p>
          </table:table-cell>
          <table:table-cell/>
          <table:table-cell table:formula="of:=SUM([.H3];[.H33];[.H63];[.H93])" office:value-type="float" office:value="8063.53865559815">
            <text:p>8063.5386555982</text:p>
          </table:table-cell>
          <table:table-cell table:formula="of:=[.J3]-[.M3]" office:value-type="float" office:value="-623.538655598152">
            <text:p>-623.5386555982</text:p>
          </table:table-cell>
          <table:table-cell table:formula="of:=SUM([.N3];[.O2])" office:value-type="float" office:value="-3385.44341750291">
            <text:p>-33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28:.F28])" office:value-type="float" office:value="2246.66324903167">
            <text:p>2246.6632490317</text:p>
          </table:table-cell>
          <table:table-cell office:value-type="string">
            <text:p>Անժելա</text:p>
          </table:table-cell>
          <table:table-cell table:style-name="ce7" office:value-type="float" office:value="18450">
            <text:p>18450</text:p>
          </table:table-cell>
          <table:table-cell table:number-columns-repeated="2"/>
          <table:table-cell table:formula="of:=SUM([.H4];[.H34];[.H64];[.H94])" office:value-type="float" office:value="8063.53865559815">
            <text:p>8063.5386555982</text:p>
          </table:table-cell>
          <table:table-cell table:formula="of:=[.J4]-[.M4]" office:value-type="float" office:value="10386.4613444018">
            <text:p>10386.4613444018</text:p>
          </table:table-cell>
          <table:table-cell table:formula="of:=SUM([.N4];[.O2])" office:value-type="float" office:value="7624.55658249709">
            <text:p>7624.5565824971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28:.F28])" office:value-type="float" office:value="2246.66324903167">
            <text:p>2246.6632490317</text:p>
          </table:table-cell>
          <table:table-cell office:value-type="string">
            <text:p>Արմենուհի</text:p>
          </table:table-cell>
          <table:table-cell table:style-name="ce7" office:value-type="float" office:value="5240">
            <text:p>5240</text:p>
          </table:table-cell>
          <table:table-cell office:value-type="float" office:value="37000">
            <text:p>37000</text:p>
          </table:table-cell>
          <table:table-cell/>
          <table:table-cell table:formula="of:=SUM([.H5];[.H35];[.H65];[.H95])" office:value-type="float" office:value="8063.53865559815">
            <text:p>8063.5386555982</text:p>
          </table:table-cell>
          <table:table-cell table:formula="of:=[.J5]-[.M5]" office:value-type="float" office:value="-2823.53865559815">
            <text:p>-2823.5386555982</text:p>
          </table:table-cell>
          <table:table-cell table:formula="of:=SUM([.N5];[.O2])" office:value-type="float" office:value="-5585.44341750291">
            <text:p>-5585.4434175029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96])" office:value-type="float" office:value="347.619047619048">
            <text:p>347.619047619</text:p>
          </table:table-cell>
          <table:table-cell table:formula="of:=[.J6]-[.M6]" office:value-type="float" office:value="-347.619047619048">
            <text:p>-347.619047619</text:p>
          </table:table-cell>
          <table:table-cell office:value-type="float" office:value="-350">
            <text:p>-350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28:.F28])" office:value-type="float" office:value="1851.92640692641">
            <text:p>1851.9264069264</text:p>
          </table:table-cell>
          <table:table-cell office:value-type="string">
            <text:p>Արեգ</text:p>
          </table:table-cell>
          <table:table-cell table:style-name="ce7" office:value-type="float" office:value="10000">
            <text:p>10000</text:p>
          </table:table-cell>
          <table:table-cell office:value-type="float" office:value="36000">
            <text:p>36000</text:p>
          </table:table-cell>
          <table:table-cell/>
          <table:table-cell table:formula="of:=SUM([.H7];[.H37];[.H67])" office:value-type="float" office:value="3342.76334776335">
            <text:p>3342.7633477634</text:p>
          </table:table-cell>
          <table:table-cell table:formula="of:=[.J7]-[.M7]" office:value-type="float" office:value="6657.23665223665">
            <text:p>6657.2366522367</text:p>
          </table:table-cell>
          <table:table-cell table:formula="of:=SUM([.N7];[.O2])" office:value-type="float" office:value="3895.33189033189">
            <text:p>3895.331890331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office:value-type="float" office:value="0">
            <text:p>0</text:p>
          </table:table-cell>
          <table:table-cell table:style-name="ce42" office:value-type="string">
            <text:p>Համլետ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13200">
            <text:p>13200</text:p>
          </table:table-cell>
          <table:table-cell/>
          <table:table-cell table:formula="of:=SUM([.K2];[.K5];[.K7];[.K33];[.K67];[.K96];[.K97];[.J32])" office:value-type="float" office:value="167700">
            <text:p>167700</text:p>
          </table:table-cell>
          <table:table-cell table:formula="of:=SUM([.H9];[.H38];[.H68];[.H98])" office:value-type="float" office:value="8063.53865559815">
            <text:p>8063.5386555982</text:p>
          </table:table-cell>
          <table:table-cell table:formula="of:=[.J9]-[.M9]" office:value-type="float" office:value="5136.46134440185">
            <text:p>5136.4613444019</text:p>
          </table:table-cell>
          <table:table-cell table:formula="of:=SUM([.N9];[.O2])" office:value-type="float" office:value="2374.55658249709">
            <text:p>2374.5565824971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B28:.F28])" office:value-type="float" office:value="2246.66324903167">
            <text:p>2246.66324903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6700">
            <text:p>6700</text:p>
          </table:table-cell>
          <table:table-cell/>
          <table:table-cell table:formula="of:=SUM([.G3];[.G33];[.G63];[.G93])" office:value-type="float" office:value="164600">
            <text:p>164600</text:p>
          </table:table-cell>
          <table:table-cell table:formula="of:=SUM([.H10];[.H39];[.H69];[.H99])" office:value-type="float" office:value="8063.53865559815">
            <text:p>8063.5386555982</text:p>
          </table:table-cell>
          <table:table-cell table:formula="of:=[.J10]-[.M10]" office:value-type="float" office:value="-1363.53865559815">
            <text:p>-1363.5386555982</text:p>
          </table:table-cell>
          <table:table-cell table:formula="of:=SUM([.N10];[.O2])" office:value-type="float" office:value="-4125.44341750291">
            <text:p>-4125.4434175029</text:p>
          </table:table-cell>
        </table:table-row>
        <table:table-row table:style-name="ro12">
          <table:table-cell table:number-columns-repeated="6"/>
          <table:table-cell table:style-name="ce2"/>
          <table:table-cell table:style-name="ce3" table:formula="of:=SUM([.A28:.F28])" office:value-type="float" office:value="2246.66324903167">
            <text:p>2246.6632490317</text:p>
          </table:table-cell>
          <table:table-cell office:value-type="string">
            <text:p>Հասմիկ Դ․</text:p>
          </table:table-cell>
          <table:table-cell table:style-name="ce7" office:value-type="float" office:value="7600">
            <text:p>7600</text:p>
          </table:table-cell>
          <table:table-cell/>
          <table:table-cell table:style-name="ce2" table:formula="of:=[.L9]-[.L10]" office:value-type="float" office:value="3100">
            <text:p>3100</text:p>
          </table:table-cell>
          <table:table-cell table:formula="of:=SUM([.H11];[.H40];[.H70];[.H100])" office:value-type="float" office:value="6951.02149312676">
            <text:p>6951.0214931268</text:p>
          </table:table-cell>
          <table:table-cell table:formula="of:=[.J11]-[.M11]" office:value-type="float" office:value="648.978506873244">
            <text:p>648.9785068732</text:p>
          </table:table-cell>
          <table:table-cell table:formula="of:=SUM([.N11];[.O2])" office:value-type="float" office:value="-2112.92625503152">
            <text:p>-2112.9262550315</text:p>
          </table:table-cell>
        </table:table-row>
        <table:table-row table:style-name="ro13">
          <table:table-cell/>
          <table:table-cell office:value-type="string">
            <text:p>-Seroj</text:p>
          </table:table-cell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B28];[.D28];[.E28];[.F28])" office:value-type="float" office:value="1894.28229665072">
            <text:p>1894.2822966507</text:p>
          </table:table-cell>
          <table:table-cell table:style-name="ce43" office:value-type="string">
            <text:p>Կարեն</text:p>
          </table:table-cell>
          <table:table-cell table:style-name="ce7" office:value-type="float" office:value="4950">
            <text:p>4950</text:p>
          </table:table-cell>
          <table:table-cell table:number-columns-repeated="2"/>
          <table:table-cell table:formula="of:=SUM([.H12];[.H41];[.H71])" office:value-type="float" office:value="3389.8017771702">
            <text:p>3389.8017771702</text:p>
          </table:table-cell>
          <table:table-cell table:formula="of:=[.J12]-[.M12]" office:value-type="float" office:value="1560.1982228298">
            <text:p>1560.1982228298</text:p>
          </table:table-cell>
          <table:table-cell table:formula="of:=[.N12]-1000" office:value-type="float" office:value="560.198222829802">
            <text:p>560.1982228298</text:p>
          </table:table-cell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office:value-type="string">
            <text:p>-Karen</text:p>
          </table:table-cell>
          <table:table-cell table:number-columns-repeated="4"/>
          <table:table-cell table:style-name="ce3" table:formula="of:=SUM([.B28:.F28])" office:value-type="float" office:value="2246.66324903167">
            <text:p>2246.6632490317</text:p>
          </table:table-cell>
          <table:table-cell office:value-type="string">
            <text:p>Ժոզեֆ</text:p>
          </table:table-cell>
          <table:table-cell table:style-name="ce7" office:value-type="float" office:value="6000">
            <text:p>6000</text:p>
          </table:table-cell>
          <table:table-cell table:number-columns-repeated="2"/>
          <table:table-cell table:formula="of:=SUM([.H13];[.H42];[.H72];[.H102])" office:value-type="float" office:value="7692.11008416958">
            <text:p>7692.1100841696</text:p>
          </table:table-cell>
          <table:table-cell table:formula="of:=[.J13]-[.M13]" office:value-type="float" office:value="-1692.11008416958">
            <text:p>-1692.1100841696</text:p>
          </table:table-cell>
          <table:table-cell table:formula="of:=SUM([.N13];[.O2])" office:value-type="float" office:value="-4454.01484607434">
            <text:p>-4454.0148460744</text:p>
          </table:table-cell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4" office:value-type="string">
            <text:p>-Taron</text:p>
          </table:table-cell>
          <table:table-cell/>
          <table:table-cell table:style-name="ce3" table:formula="of:=SUM([.B28];[.C28];[.E28];[.F28])" office:value-type="float" office:value="1587.57233994076">
            <text:p>1587.5723399408</text:p>
          </table:table-cell>
          <table:table-cell table:style-name="ce31" office:value-type="string">
            <text:p>Սարգիս</text:p>
          </table:table-cell>
          <table:table-cell table:style-name="ce7" office:value-type="float" office:value="4350">
            <text:p>4350</text:p>
          </table:table-cell>
          <table:table-cell table:number-columns-repeated="2"/>
          <table:table-cell table:formula="of:=SUM([.H14];[.H43];[.H73];[.H103])" office:value-type="float" office:value="4888.40244550771">
            <text:p>4888.4024455077</text:p>
          </table:table-cell>
          <table:table-cell table:formula="of:=[.J14]-[.M14]" office:value-type="float" office:value="-538.402445507709">
            <text:p>-538.4024455077</text:p>
          </table:table-cell>
          <table:table-cell table:formula="of:=SUM([.N14];[.O2])" office:value-type="float" office:value="-3300.30720741247">
            <text:p>-3300.3072074125</text:p>
          </table:table-cell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 office:value-type="string">
            <text:p>+Mariam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28:.F28])" office:value-type="float" office:value="2246.66324903167">
            <text:p>2246.6632490317</text:p>
          </table:table-cell>
          <table:table-cell table:style-name="ce31" office:value-type="string">
            <text:p>Գենա</text:p>
          </table:table-cell>
          <table:table-cell table:style-name="ce7" office:value-type="float" office:value="10500">
            <text:p>10500</text:p>
          </table:table-cell>
          <table:table-cell table:number-columns-repeated="2"/>
          <table:table-cell table:formula="of:=SUM([.H15];[.H44];[.H74];[.H104])" office:value-type="float" office:value="6906.46794852745">
            <text:p>6906.4679485275</text:p>
          </table:table-cell>
          <table:table-cell table:formula="of:=[.J15]-[.M15]" office:value-type="float" office:value="3593.53205147255">
            <text:p>3593.5320514726</text:p>
          </table:table-cell>
          <table:table-cell table:formula="of:=SUM([.N15];[.O2])" office:value-type="float" office:value="831.627289567793">
            <text:p>831.6272895678</text:p>
          </table:table-cell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+Mariam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4" office:value-type="string">
            <text:p>Արման</text:p>
          </table:table-cell>
          <table:table-cell table:style-name="ce7" office:value-type="float" office:value="4100">
            <text:p>4100</text:p>
          </table:table-cell>
          <table:table-cell table:number-columns-repeated="2"/>
          <table:table-cell table:formula="of:=SUM([.H16];[.H45];[.H75];[.H105])" office:value-type="float" office:value="3327.05578174686">
            <text:p>3327.0557817469</text:p>
          </table:table-cell>
          <table:table-cell table:formula="of:=[.J16]-[.M16]" office:value-type="float" office:value="772.944218253143">
            <text:p>772.9442182531</text:p>
          </table:table-cell>
          <table:table-cell table:formula="of:=[.N16]-1000" office:value-type="float" office:value="-227.055781746857">
            <text:p>-227.0557817469</text:p>
          </table:table-cell>
        </table:table-row>
        <table:table-row table:style-name="ro13">
          <table:table-cell table:number-columns-repeated="3"/>
          <table:table-cell office:value-type="string">
            <text:p>-Sargis</text:p>
          </table:table-cell>
          <table:table-cell office:value-type="string">
            <text:p>-Tina</text:p>
          </table:table-cell>
          <table:table-cell office:value-type="string">
            <text:p>-Tamara</text:p>
          </table:table-cell>
          <table:table-cell/>
          <table:table-cell table:formula="of:=SUM([.C28:.F28])" office:value-type="float" office:value="1851.92640692641">
            <text:p>1851.9264069264</text:p>
          </table:table-cell>
          <table:table-cell office:value-type="string">
            <text:p>Սերյոժա</text:p>
          </table:table-cell>
          <table:table-cell table:style-name="ce7" office:value-type="float" office:value="13150">
            <text:p>13150</text:p>
          </table:table-cell>
          <table:table-cell table:number-columns-repeated="2"/>
          <table:table-cell table:formula="of:=SUM([.H17];[.H46];[.H76];[.H106])" office:value-type="float" office:value="6931.70908166332">
            <text:p>6931.7090816633</text:p>
          </table:table-cell>
          <table:table-cell table:formula="of:=[.J17]-[.M17]" office:value-type="float" office:value="6218.29091833668">
            <text:p>6218.2909183367</text:p>
          </table:table-cell>
          <table:table-cell table:formula="of:=SUM([.N17];[.O2])" office:value-type="float" office:value="3456.38615643192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Մհեր</text:p>
          </table:table-cell>
          <table:table-cell table:style-name="ce7" office:value-type="float" office:value="13540">
            <text:p>13540</text:p>
          </table:table-cell>
          <table:table-cell table:number-columns-repeated="2"/>
          <table:table-cell table:formula="of:=SUM([.H18];[.H47];[.H77];[.H107])" office:value-type="float" office:value="7674.64976670926">
            <text:p>7674.6497667093</text:p>
          </table:table-cell>
          <table:table-cell table:formula="of:=[.J18]-[.M18]" office:value-type="float" office:value="5865.35023329074">
            <text:p>5865.3502332907</text:p>
          </table:table-cell>
          <table:table-cell table:formula="of:=SUM([.N18];[.O2])" office:value-type="float" office:value="3103.44547138597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Դավիթ</text:p>
          </table:table-cell>
          <table:table-cell table:style-name="ce7" office:value-type="float" office:value="12540">
            <text:p>12540</text:p>
          </table:table-cell>
          <table:table-cell table:number-columns-repeated="2"/>
          <table:table-cell table:formula="of:=SUM([.H19];[.H48];[.H78];[.H108])" office:value-type="float" office:value="8063.53865559815">
            <text:p>8063.5386555982</text:p>
          </table:table-cell>
          <table:table-cell table:formula="of:=[.J19]-[.M19]" office:value-type="float" office:value="4476.46134440185">
            <text:p>4476.4613444019</text:p>
          </table:table-cell>
          <table:table-cell table:formula="of:=SUM([.N19];[.O2])" office:value-type="float" office:value="1714.55658249709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5350">
            <text:p>5350</text:p>
          </table:table-cell>
          <table:table-cell table:number-columns-repeated="2"/>
          <table:table-cell table:formula="of:=SUM([.H20];[.H49];[.H79];[.H109])" office:value-type="float" office:value="5816.87540656648">
            <text:p>5816.8754065665</text:p>
          </table:table-cell>
          <table:table-cell table:formula="of:=[.J20]-[.M20]" office:value-type="float" office:value="-466.875406566483">
            <text:p>-466.8754065665</text:p>
          </table:table-cell>
          <table:table-cell table:formula="of:=SUM([.N20];[.O2])" office:value-type="float" office:value="-3228.78016847124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Հրաչ</text:p>
          </table:table-cell>
          <table:table-cell table:style-name="ce7" office:value-type="float" office:value="8500">
            <text:p>8500</text:p>
          </table:table-cell>
          <table:table-cell table:number-columns-repeated="2"/>
          <table:table-cell table:formula="of:=SUM([.H21];[.H50];[.H80];[.H110])" office:value-type="float" office:value="8063.53865559815">
            <text:p>8063.5386555982</text:p>
          </table:table-cell>
          <table:table-cell table:formula="of:=[.J21]-[.M21]" office:value-type="float" office:value="436.461344401848">
            <text:p>436.4613444018</text:p>
          </table:table-cell>
          <table:table-cell table:formula="of:=SUM([.N21];[.O2])" office:value-type="float" office:value="-2325.44341750291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>
            <text:p>1406.2087035771</text:p>
          </table:table-cell>
          <table:table-cell table:style-name="ce33" office:value-type="string">
            <text:p>Թինա</text:p>
          </table:table-cell>
          <table:table-cell table:style-name="ce9" office:value-type="float" office:value="-700">
            <text:p>-700</text:p>
          </table:table-cell>
          <table:table-cell table:number-columns-repeated="2"/>
          <table:table-cell table:formula="of:=SUM([.H22];[.H51];[.H81])" office:value-type="float" office:value="1406.20870357712">
            <text:p>1406.2087035771</text:p>
          </table:table-cell>
          <table:table-cell table:formula="of:=[.J22]-[.M22]" office:value-type="float" office:value="-2106.20870357712">
            <text:p>-2106.2087035771</text:p>
          </table:table-cell>
          <table:table-cell office:value-type="float" office:value="-2100">
            <text:p>-2100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9" office:value-type="float" office:value="0">
            <text:p>0</text:p>
          </table:table-cell>
          <table:table-cell table:number-columns-repeated="2"/>
          <table:table-cell table:formula="of:=SUM([.H52];[.H82])" office:value-type="float" office:value="705.909090909091">
            <text:p>705.9090909091</text:p>
          </table:table-cell>
          <table:table-cell table:formula="of:=[.J23]-[.M23]" office:value-type="float" office:value="-705.909090909091">
            <text:p>-705.9090909091</text:p>
          </table:table-cell>
          <table:table-cell office:value-type="float" office:value="-700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>
            <text:p>1192.5723399408</text:p>
          </table:table-cell>
          <table:table-cell office:value-type="string">
            <text:p>Վահե</text:p>
          </table:table-cell>
          <table:table-cell table:style-name="ce7" office:value-type="float" office:value="5750">
            <text:p>5750</text:p>
          </table:table-cell>
          <table:table-cell table:number-columns-repeated="2"/>
          <table:table-cell table:formula="of:=SUM([.H24];[.H53];[.H83];[.H113])" office:value-type="float" office:value="3962.03755436021">
            <text:p>3962.0375543602</text:p>
          </table:table-cell>
          <table:table-cell table:formula="of:=[.J24]-[.M24]" office:value-type="float" office:value="1787.96244563979">
            <text:p>1787.9624456398</text:p>
          </table:table-cell>
          <table:table-cell table:formula="of:=SUM([.N24];[.O2])" office:value-type="float" office:value="-973.942316264971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>
            <text:p>2246.6632490317</text:p>
          </table:table-cell>
          <table:table-cell office:value-type="string">
            <text:p>Տաթև</text:p>
          </table:table-cell>
          <table:table-cell table:style-name="ce7" office:value-type="float" office:value="5400">
            <text:p>5400</text:p>
          </table:table-cell>
          <table:table-cell table:number-columns-repeated="2"/>
          <table:table-cell table:formula="of:=SUM([.H25];[.H54];[.H84];[.H114])" office:value-type="float" office:value="8063.53865559815">
            <text:p>8063.5386555982</text:p>
          </table:table-cell>
          <table:table-cell table:formula="of:=[.J25]-[.M25]" office:value-type="float" office:value="-2663.53865559815">
            <text:p>-2663.5386555982</text:p>
          </table:table-cell>
          <table:table-cell table:formula="of:=SUM([.N25];[.O2])" office:value-type="float" office:value="-5425.44341750291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>
            <text:p>2246.6632490317</text:p>
          </table:table-cell>
          <table:table-cell office:value-type="string">
            <text:p>Մովսես</text:p>
          </table:table-cell>
          <table:table-cell table:style-name="ce7" office:value-type="float" office:value="6250">
            <text:p>6250</text:p>
          </table:table-cell>
          <table:table-cell table:number-columns-repeated="2"/>
          <table:table-cell table:formula="of:=SUM([.H26];[.H55];[.H85];[.H115])" office:value-type="float" office:value="7674.06497138763">
            <text:p>7674.0649713876</text:p>
          </table:table-cell>
          <table:table-cell table:formula="of:=[.J26]-[.M26]" office:value-type="float" office:value="-1424.06497138763">
            <text:p>-1424.0649713876</text:p>
          </table:table-cell>
          <table:table-cell table:formula="of:=SUM([.N26];[.O2])" office:value-type="float" office:value="-4185.96973329239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>
            <text:p>1851.9264069264</text:p>
          </table:table-cell>
          <table:table-cell table:style-name="ce38" office:value-type="string">
            <text:p>Մարինե</text:p>
          </table:table-cell>
          <table:table-cell table:style-name="ce7" office:value-type="float" office:value="5000">
            <text:p>5000</text:p>
          </table:table-cell>
          <table:table-cell table:number-columns-repeated="2"/>
          <table:table-cell table:formula="of:=SUM([.H27];[.H56];[.H86];[.H116])" office:value-type="float" office:value="6538.41903837327">
            <text:p>6538.4190383733</text:p>
          </table:table-cell>
          <table:table-cell table:formula="of:=[.J27]-[.M27]" office:value-type="float" office:value="-1538.41903837327">
            <text:p>-1538.4190383733</text:p>
          </table:table-cell>
          <table:table-cell table:formula="of:=SUM([.N27];[.O2])" office:value-type="float" office:value="-4300.32380027803">
            <text:p>-4300.323800278</text:p>
          </table:table-cell>
        </table:table-row>
        <table:table-row table:style-name="ro12">
          <table:table-cell table:style-name="ce2"/>
          <table:table-cell table:style-name="ce2" table:formula="of:=[.B3]/19" office:value-type="float" office:value="394.736842105263">
            <text:p>394.7368421053</text:p>
          </table:table-cell>
          <table:table-cell table:style-name="ce2" table:formula="of:=[.C3]/21" office:value-type="float" office:value="352.380952380952">
            <text:p>352.380952381</text:p>
          </table:table-cell>
          <table:table-cell table:style-name="ce2" table:formula="of:=[.D3]/22" office:value-type="float" office:value="659.090909090909">
            <text:p>659.0909090909</text:p>
          </table:table-cell>
          <table:table-cell table:style-name="ce2" table:formula="of:=[.E3]/20" office:value-type="float" office:value="395">
            <text:p>395</text:p>
          </table:table-cell>
          <table:table-cell table:style-name="ce2" table:formula="of:=[.F3]/22" office:value-type="float" office:value="445.454545454545">
            <text:p>445.4545454545</text:p>
          </table:table-cell>
          <table:table-cell/>
          <table:table-cell table:formula="of:=SUM([.D28];[.F28])" office:value-type="float" office:value="1104.54545454545">
            <text:p>1104.5454545455</text:p>
          </table:table-cell>
          <table:table-cell table:style-name="ce45" office:value-type="string">
            <text:p>Մարիամ</text:p>
          </table:table-cell>
          <table:table-cell/>
          <table:table-cell table:number-columns-repeated="2"/>
          <table:table-cell table:formula="of:=SUM([.H28];[.H57];[.H87];[.H117])" office:value-type="float" office:value="2511.63655185394">
            <text:p>2511.636551854</text:p>
          </table:table-cell>
          <table:table-cell table:formula="of:=[.J28]-[.M28]" office:value-type="float" office:value="-2511.63655185394">
            <text:p>-2511.636551854</text:p>
          </table:table-cell>
          <table:table-cell office:value-type="float" office:value="-2500">
            <text:p>-2500</text:p>
          </table:table-cell>
        </table:table-row>
        <table:table-row table:style-name="ro12">
          <table:table-cell table:number-columns-repeated="7"/>
          <table:table-cell table:style-name="ce8" table:formula="of:=SUM([.B28:.F28])" office:value-type="float" office:value="2246.66324903167">
            <text:p>2246.6632490317</text:p>
          </table:table-cell>
          <table:table-cell office:value-type="string">
            <text:p>Նաիրա</text:p>
          </table:table-cell>
          <table:table-cell table:style-name="ce7" office:value-type="float" office:value="8700">
            <text:p>8700</text:p>
          </table:table-cell>
          <table:table-cell table:number-columns-repeated="2"/>
          <table:table-cell table:formula="of:=SUM([.H29];[.H58];[.H88];[.H118])" office:value-type="float" office:value="8063.53865559815">
            <text:p>8063.5386555982</text:p>
          </table:table-cell>
          <table:table-cell table:formula="of:=[.J29]-[.M29]" office:value-type="float" office:value="636.461344401848">
            <text:p>636.4613444018</text:p>
          </table:table-cell>
          <table:table-cell table:formula="of:=SUM([.N29];[.O2])" office:value-type="float" office:value="-2125.44341750291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>
            <text:p>1801.2087035771</text:p>
          </table:table-cell>
          <table:table-cell office:value-type="string">
            <text:p>Թամարա</text:p>
          </table:table-cell>
          <table:table-cell table:style-name="ce7" office:value-type="float" office:value="6400">
            <text:p>6400</text:p>
          </table:table-cell>
          <table:table-cell table:number-columns-repeated="2"/>
          <table:table-cell table:formula="of:=SUM([.H30];[.H59];[.H89];[.H119])" office:value-type="float" office:value="7618.08411014361">
            <text:p>7618.0841101436</text:p>
          </table:table-cell>
          <table:table-cell table:formula="of:=[.J30]-[.M30]" office:value-type="float" office:value="-1218.08411014361">
            <text:p>-1218.0841101436</text:p>
          </table:table-cell>
          <table:table-cell table:formula="of:=SUM([.N30];[.O2])" office:value-type="float" office:value="-3979.98887204837">
            <text:p>-3979.9888720484</text:p>
          </table:table-cell>
        </table:table-row>
        <table:table-row table:style-name="ro12">
          <table:table-cell table:number-columns-repeated="7"/>
          <table:table-cell table:style-name="ce2" table:formula="of:=SUM([.H3:.H30])" office:value-type="float" office:value="47100">
            <text:p>47100</text:p>
          </table:table-cell>
          <table:table-cell office:value-type="string">
            <text:p>Արծվի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SUM([.H122])" office:value-type="float" office:value="723.04347826087">
            <text:p>723.0434782609</text:p>
          </table:table-cell>
          <table:table-cell table:formula="of:=[.J31]-[.M31]" office:value-type="float" office:value="-723.04347826087">
            <text:p>-723.0434782609</text:p>
          </table:table-cell>
          <table:table-cell table:style-name="ce47" office:value-type="float" office:value="-700">
            <text:p>-700</text:p>
          </table:table-cell>
        </table:table-row>
        <table:table-row table:style-name="ro13">
          <table:table-cell table:style-name="ce2" office:value-type="string">
            <text:p><text:span text:style-name="T1">2nd</text:span></text:p>
          </table:table-cell>
          <table:table-cell table:number-columns-repeated="7"/>
          <table:table-cell table:style-name="Default"/>
          <table:table-cell table:style-name="ce23" office:value-type="float" office:value="1800">
            <text:p>1800</text:p>
          </table:table-cell>
          <table:table-cell table:number-columns-repeated="2"/>
          <table:table-cell table:style-name="ce2" table:formula="of:=SUM([.M3:.M31])" office:value-type="float" office:value="160979.727579819">
            <text:p>160979.727579819</text:p>
          </table:table-cell>
          <table:table-cell/>
          <table:table-cell office:value-type="float" office:value="-1800">
            <text:p>-1800</text:p>
          </table:table-cell>
        </table:table-row>
        <table:table-row table:style-name="ro12">
          <table:table-cell table:style-name="ce28" office:value-type="string">
            <text:p>14/02/2016</text:p>
          </table:table-cell>
          <table:table-cell office:value-type="float" office:value="7400">
            <text:p>7400</text:p>
          </table:table-cell>
          <table:table-cell office:value-type="float" office:value="7200">
            <text:p>7200</text:p>
          </table:table-cell>
          <table:table-cell office:value-type="float" office:value="7500">
            <text:p>7500</text:p>
          </table:table-cell>
          <table:table-cell office:value-type="float" office:value="7000">
            <text:p>7000</text:p>
          </table:table-cell>
          <table:table-cell office:value-type="float" office:value="9200">
            <text:p>9200</text:p>
          </table:table-cell>
          <table:table-cell table:style-name="ce2" table:formula="of:=SUM([.B33:.F33])" office:value-type="float" office:value="38300">
            <text:p>38300</text:p>
          </table:table-cell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Անի Գ․</text:p>
          </table:table-cell>
          <table:table-cell/>
          <table:table-cell office:value-type="float" office:value="40000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57:.F57])" office:value-type="float" office:value="1880.31062504747">
            <text:p>1880.3106250475</text:p>
          </table:table-cell>
          <table:table-cell office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>
            <text:p>-60647.8742475425</text:p>
          </table:table-cell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57:.F57])" office:value-type="float" office:value="1880.31062504747">
            <text:p>1880.310625047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table:formula="of:=SUM([.C57:.F57])" office:value-type="float" office:value="1490.83694083694">
            <text:p>1490.836940837</text:p>
          </table:table-cell>
          <table:table-cell office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57:.F57])" office:value-type="float" office:value="1880.31062504747">
            <text:p>1880.310625047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57:.F57])" office:value-type="float" office:value="1880.31062504747">
            <text:p>1880.3106250475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D57];[.F57])" office:value-type="float" office:value="759.090909090909">
            <text:p>759.0909090909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office:value-type="string">
            <text:p>-Karen</text:p>
          </table:table-cell>
          <table:table-cell table:number-columns-repeated="4"/>
          <table:table-cell table:style-name="ce3" table:formula="of:=SUM([.B57:.F57])" office:value-type="float" office:value="1880.31062504747">
            <text:p>1880.310625047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Areg</text:p>
          </table:table-cell>
          <table:table-cell table:number-columns-repeated="5"/>
          <table:table-cell table:style-name="ce3" table:formula="of:=SUM([.B57];[.C57];[.E57];[.F57])" office:value-type="float" office:value="1539.40153413838">
            <text:p>1539.4015341384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-Arman</text:p>
          </table:table-cell>
          <table:table-cell/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57:.D57])" office:value-type="float" office:value="1073.23991797676">
            <text:p>1073.2399179768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Tina</text:p>
          </table:table-cell>
          <table:table-cell office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>
            <text:p>1148.56459330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/>
          <table:table-cell table:number-columns-repeated="2" office:value-type="string">
            <text:p>-Tina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/>
          <table:table-cell office:value-type="string">
            <text:p>-Sargis</text:p>
          </table:table-cell>
          <table:table-cell office:value-type="string">
            <text:p>-Karen</text:p>
          </table:table-cell>
          <table:table-cell office:value-type="string">
            <text:p>-Gena</text:p>
          </table:table-cell>
          <table:table-cell/>
          <table:table-cell table:formula="of:=SUM([.B57];[.C57];[.D57];[.F57])" office:value-type="float" office:value="1491.42173615858">
            <text:p>1491.42173615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/>
          <table:table-cell office:value-type="string">
            <text:p>+Stepan</text:p>
          </table:table-cell>
          <table:table-cell office:value-type="string">
            <text:p>-Vahe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4"/>
          <table:table-cell office:value-type="string">
            <text:p>-Mher</text:p>
          </table:table-cell>
          <table:table-cell table:number-columns-repeated="2"/>
          <table:table-cell table:formula="of:=SUM([.B57:.F57])" office:value-type="float" office:value="1880.31062504747">
            <text:p>1880.310625047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>
            <text:p>-Gena</text:p>
          </table:table-cell>
          <table:table-cell table:number-columns-repeated="2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>
            <text:p>340.9090909091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>
            <text:p>1101.9480519481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>
            <text:p>1880.310625047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>
            <text:p>1880.3106250475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>
            <text:p>1149.9278499279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33]/19" office:value-type="float" office:value="389.473684210526">
            <text:p>389.4736842105</text:p>
          </table:table-cell>
          <table:table-cell table:style-name="ce2" table:formula="of:=[.C33]/21" office:value-type="float" office:value="342.857142857143">
            <text:p>342.8571428571</text:p>
          </table:table-cell>
          <table:table-cell table:style-name="ce2" table:formula="of:=[.D33]/22" office:value-type="float" office:value="340.909090909091">
            <text:p>340.9090909091</text:p>
          </table:table-cell>
          <table:table-cell table:style-name="ce2" table:formula="of:=[.E33]/18" office:value-type="float" office:value="388.888888888889">
            <text:p>388.8888888889</text:p>
          </table:table-cell>
          <table:table-cell table:style-name="ce2" table:formula="of:=[.F33]/22" office:value-type="float" office:value="418.181818181818">
            <text:p>418.1818181818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57:.F57])" office:value-type="float" office:value="1880.31062504747">
            <text:p>1880.310625047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>
            <text:p>1880.310625047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33:.H59])" office:value-type="float" office:value="38300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2/02/2016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office:value-type="float" office:value="7800">
            <text:p>7800</text:p>
          </table:table-cell>
          <table:table-cell office:value-type="float" office:value="7500">
            <text:p>7500</text:p>
          </table:table-cell>
          <table:table-cell office:value-type="float" office:value="12300">
            <text:p>12300</text:p>
          </table:table-cell>
          <table:table-cell table:style-name="ce2" table:formula="of:=SUM([.B63:.F63])" office:value-type="float" office:value="42100">
            <text:p>42100</text:p>
          </table:table-cell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87:.F87])" office:value-type="float" office:value="2126.42857142857">
            <text:p>2126.4285714286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87:.F87])" office:value-type="float" office:value="2126.42857142857">
            <text:p>2126.4285714286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B87:.F87])" office:value-type="float" office:value="2126.42857142857">
            <text:p>2126.4285714286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"/>
          <table:table-cell table:style-name="ce3" table:formula="of:=SUM([.A87:.F87])" office:value-type="float" office:value="2126.42857142857">
            <text:p>2126.4285714286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8"/>
          <table:table-cell table:number-columns-repeated="2"/>
          <table:table-cell table:style-name="ce2" table:number-columns-repeated="2"/>
          <table:table-cell table:style-name="ce3" table:formula="of:=SUM([.C87];[.D87])" office:value-type="float" office:value="736.428571428572">
            <text:p>736.4285714286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8" table:number-columns-repeated="2"/>
          <table:table-cell table:number-columns-repeated="5"/>
          <table:table-cell table:style-name="ce3" table:formula="of:=SUM([.B87];[.C87];[.E87];[.F87])" office:value-type="float" office:value="1755">
            <text:p>175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table:formula="of:=SUM([.B87];[.D87];[.E87];[.F87])" office:value-type="float" office:value="1761.42857142857">
            <text:p>1761.4285714286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3">
          <table:table-cell/>
          <table:table-cell table:number-columns-repeated="2" office:value-type="string">
            <text:p>-Arman</text:p>
          </table:table-cell>
          <table:table-cell office:value-type="string">
            <text:p>-Jozef</text:p>
          </table:table-cell>
          <table:table-cell office:value-type="string">
            <text:p>-Arman</text:p>
          </table:table-cell>
          <table:table-cell office:value-type="string">
            <text:p>-Tina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Vahe</text:p>
          </table:table-cell>
          <table:table-cell office:value-type="string">
            <text:p>-Tina</text:p>
          </table:table-cell>
          <table:table-cell office:value-type="string">
            <text:p>+Mariam</text:p>
          </table:table-cell>
          <table:table-cell office:value-type="string">
            <text:p>-Vahe</text:p>
          </table:table-cell>
          <table:table-cell office:value-type="string">
            <text:p>-Arman</text:p>
          </table:table-cell>
          <table:table-cell/>
          <table:table-cell table:formula="of:=SUM([.D87])" office:value-type="float" office:value="371.428571428571">
            <text:p>371.4285714286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Marine</text:p>
          </table:table-cell>
          <table:table-cell office:value-type="string">
            <text:p>+Stepan</text:p>
          </table:table-cell>
          <table:table-cell table:number-columns-repeated="2" office:value-type="string">
            <text:p>-Tina</text:p>
          </table:table-cell>
          <table:table-cell office:value-type="string">
            <text:p>-Karen</text:p>
          </table:table-cell>
          <table:table-cell/>
          <table:table-cell table:formula="of:=SUM([.B87:.F87])" office:value-type="float" office:value="2126.42857142857">
            <text:p>2126.4285714286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Karen</text:p>
          </table:table-cell>
          <table:table-cell office:value-type="string">
            <text:p>-Vahe</text:p>
          </table:table-cell>
          <table:table-cell office:value-type="string">
            <text:p>-Vahe</text:p>
          </table:table-cell>
          <table:table-cell office:value-type="string">
            <text:p>-Karen</text:p>
          </table:table-cell>
          <table:table-cell table:number-columns-repeated="2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Tina</text:p>
          </table:table-cell>
          <table:table-cell office:value-type="string">
            <text:p>-Sargis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>
            <text:p>365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>
            <text:p>615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>
            <text:p>2126.4285714286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>
            <text:p>2126.4285714286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>
            <text:p>1726.4285714286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63]/18" office:value-type="float" office:value="400">
            <text:p>400</text:p>
          </table:table-cell>
          <table:table-cell table:style-name="ce2" table:formula="of:=[.C63]/20" office:value-type="float" office:value="365">
            <text:p>365</text:p>
          </table:table-cell>
          <table:table-cell table:style-name="ce2" table:formula="of:=[.D63]/21" office:value-type="float" office:value="371.428571428571">
            <text:p>371.4285714286</text:p>
          </table:table-cell>
          <table:table-cell table:style-name="ce2" table:formula="of:=[.E63]/20" office:value-type="float" office:value="375">
            <text:p>375</text:p>
          </table:table-cell>
          <table:table-cell table:style-name="ce2" table:formula="of:=[.F63]/20" office:value-type="float" office:value="615">
            <text:p>615</text:p>
          </table:table-cell>
          <table:table-cell/>
          <table:table-cell table:formula="of:=SUM([.E87];[.D87])" office:value-type="float" office:value="746.428571428571">
            <text:p>746.4285714286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87:.F87])" office:value-type="float" office:value="2126.42857142857">
            <text:p>2126.4285714286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>
            <text:p>2126.4285714286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63:.H89])" office:value-type="float" office:value="42100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3">
          <table:table-cell table:style-name="ce2" office:value-type="string">
            <text:p><text:span text:style-name="T1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28" office:value-type="string">
            <text:p>29/02/2016</text:p>
          </table:table-cell>
          <table:table-cell office:value-type="float" office:value="7300">
            <text:p>7300</text:p>
          </table:table-cell>
          <table:table-cell office:value-type="float" office:value="7000">
            <text:p>7000</text:p>
          </table:table-cell>
          <table:table-cell office:value-type="float" office:value="7400">
            <text:p>7400</text:p>
          </table:table-cell>
          <table:table-cell office:value-type="float" office:value="8200">
            <text:p>8200</text:p>
          </table:table-cell>
          <table:table-cell office:value-type="float" office:value="7200">
            <text:p>7200</text:p>
          </table:table-cell>
          <table:table-cell table:style-name="ce2" table:formula="of:=SUM([.B93:.F93])" office:value-type="float" office:value="37100">
            <text:p>37100</text:p>
          </table:table-cell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8" table:formula="of:=SUM([.A117:.F117])" office:value-type="float" office:value="1810.13621009044">
            <text:p>1810.1362100905</text:p>
          </table:table-cell>
          <table:table-cell office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A117:.F117])" office:value-type="float" office:value="1810.13621009044">
            <text:p>1810.1362100905</text:p>
          </table:table-cell>
          <table:table-cell office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"/>
          <table:table-cell table:number-columns-repeated="4"/>
          <table:table-cell table:style-name="ce2"/>
          <table:table-cell table:style-name="ce13" table:formula="of:=SUM([.B117])" office:value-type="float" office:value="347.619047619048">
            <text:p>347.619047619</text:p>
          </table:table-cell>
          <table:table-cell table:style-name="ce41" office:value-type="string">
            <text:p>Գայանե</text:p>
          </table:table-cell>
          <table:table-cell/>
          <table:table-cell office:value-type="float" office:value="20000">
            <text:p>20000</text:p>
          </table:table-cell>
          <table:table-cell table:number-columns-repeated="4"/>
        </table:table-row>
        <table:table-row table:style-name="ro13">
          <table:table-cell/>
          <table:table-cell table:style-name="ce8" office:value-type="string">
            <text:p>-Vahe</text:p>
          </table:table-cell>
          <table:table-cell table:number-columns-repeated="4"/>
          <table:table-cell table:style-name="ce2"/>
          <table:table-cell table:style-name="ce3" office:value-type="float" office:value="0">
            <text:p>0</text:p>
          </table:table-cell>
          <table:table-cell office:value-type="string">
            <text:p>Արեգ</text:p>
          </table:table-cell>
          <table:table-cell/>
          <table:table-cell office:value-type="float" office:value="10000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>
            <text:p>-Karen</text:p>
          </table:table-cell>
          <table:table-cell table:number-columns-repeated="4"/>
          <table:table-cell table:style-name="ce2"/>
          <table:table-cell table:style-name="ce3" table:formula="of:=SUM([.A117:.F117])" office:value-type="float" office:value="1810.13621009044">
            <text:p>1810.1362100905</text:p>
          </table:table-cell>
          <table:table-cell table:style-name="ce31" office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4"/>
          <table:table-cell table:style-name="ce2"/>
          <table:table-cell table:style-name="ce3" table:formula="of:=SUM([.B117:.F117])" office:value-type="float" office:value="1810.13621009044">
            <text:p>1810.1362100905</text:p>
          </table:table-cell>
          <table:table-cell table:style-name="ce31" office:value-type="string">
            <text:p>Նանե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Gayane</text:p>
          </table:table-cell>
          <table:table-cell office:value-type="string">
            <text:p>-Gena</text:p>
          </table:table-cell>
          <table:table-cell office:value-type="string">
            <text:p>-Moves</text:p>
          </table:table-cell>
          <table:table-cell office:value-type="string">
            <text:p>-Vahe</text:p>
          </table:table-cell>
          <table:table-cell/>
          <table:table-cell table:style-name="ce2"/>
          <table:table-cell table:style-name="ce3" table:formula="of:=SUM([.B117];[.C117])" office:value-type="float" office:value="697.619047619048">
            <text:p>697.619047619</text:p>
          </table:table-cell>
          <table:table-cell office:value-type="string">
            <text:p>Հասմիկ Դ․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eryoja</text:p>
          </table:table-cell>
          <table:table-cell table:style-name="ce8" office:value-type="string">
            <text:p>-Arman</text:p>
          </table:table-cell>
          <table:table-cell table:style-name="ce3" office:value-type="string">
            <text:p>-Seryoja</text:p>
          </table:table-cell>
          <table:table-cell office:value-type="string">
            <text:p>-Arman</text:p>
          </table:table-cell>
          <table:table-cell table:style-name="ce2" table:number-columns-repeated="2"/>
          <table:table-cell table:style-name="ce3" office:value-type="float" office:value="0">
            <text:p>0</text:p>
          </table:table-cell>
          <table:table-cell table:style-name="ce31" office:value-type="string">
            <text:p>Կարեն</text:p>
          </table:table-cell>
          <table:table-cell table:number-columns-repeated="6"/>
        </table:table-row>
        <table:table-row table:style-name="ro13">
          <table:table-cell table:style-name="ce8"/>
          <table:table-cell table:style-name="ce8" office:value-type="string">
            <text:p>-Arman</text:p>
          </table:table-cell>
          <table:table-cell table:number-columns-repeated="4" office:value-type="string">
            <text:p>-Karen</text:p>
          </table:table-cell>
          <table:table-cell/>
          <table:table-cell table:style-name="ce3" table:formula="of:=SUM([.B117:.F117])" office:value-type="float" office:value="1810.13621009044">
            <text:p>1810.1362100905</text:p>
          </table:table-cell>
          <table:table-cell office:value-type="string">
            <text:p>Ժոզեֆ</text:p>
          </table:table-cell>
          <table:table-cell table:number-columns-repeated="6"/>
        </table:table-row>
        <table:table-row table:style-name="ro13">
          <table:table-cell/>
          <table:table-cell table:number-columns-repeated="5" office:value-type="string">
            <text:p>-Areg</text:p>
          </table:table-cell>
          <table:table-cell/>
          <table:table-cell table:style-name="ce3" office:value-type="float" office:value="0">
            <text:p>0</text:p>
          </table:table-cell>
          <table:table-cell table:style-name="ce31" office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>
            <text:p>֊Tina</text:p>
          </table:table-cell>
          <table:table-cell/>
          <table:table-cell table:formula="of:=SUM([.B117];[.D117];[.E117];[.F117])" office:value-type="float" office:value="1460.13621009044">
            <text:p>1460.1362100905</text:p>
          </table:table-cell>
          <table:table-cell table:style-name="ce31" office:value-type="string">
            <text:p>Գեն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 office:value-type="string">
            <text:p>-Sargis</text:p>
          </table:table-cell>
          <table:table-cell/>
          <table:table-cell table:formula="of:=SUM([.D117];[.F117])" office:value-type="float" office:value="702.517162471396">
            <text:p>702.5171624714</text:p>
          </table:table-cell>
          <table:table-cell office:value-type="string">
            <text:p>Արման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Vahe(Artsax)</text:p>
          </table:table-cell>
          <table:table-cell/>
          <table:table-cell table:number-columns-repeated="3" office:value-type="string">
            <text:p>-Hasmik</text:p>
          </table:table-cell>
          <table:table-cell/>
          <table:table-cell table:formula="of:=SUM([.C117];[.E117];[.F117])" office:value-type="float" office:value="1073.04347826087">
            <text:p>1073.0434782609</text:p>
          </table:table-cell>
          <table:table-cell office:value-type="string">
            <text:p>Սերյոժա</text:p>
          </table:table-cell>
          <table:table-cell table:number-columns-repeated="6"/>
        </table:table-row>
        <table:table-row table:style-name="ro13">
          <table:table-cell/>
          <table:table-cell office:value-type="string">
            <text:p>+Սարգիս <text:span text:style-name="T3">(</text:span>Yerevan<text:span text:style-name="T3">)</text:span></text:p>
          </table:table-cell>
          <table:table-cell table:number-columns-repeated="5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Մհեր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 office:value-type="string">
            <text:p>+Vahe(Artsax)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Դավիթ</text:p>
          </table:table-cell>
          <table:table-cell table:number-columns-repeated="6"/>
        </table:table-row>
        <table:table-row table:style-name="ro13">
          <table:table-cell table:number-columns-repeated="2"/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 office:value-type="string">
            <text:p>+Սարգիս <text:span text:style-name="T3">(</text:span>Yerevan<text:span text:style-name="T3">)</text:span></text:p>
          </table:table-cell>
          <table:table-cell/>
          <table:table-cell table:formula="of:=SUM([.B117:.F117])" office:value-type="float" office:value="1810.13621009044">
            <text:p>1810.1362100905</text:p>
          </table:table-cell>
          <table:table-cell table:style-name="ce31" office:value-type="string">
            <text:p>Տարոն</text:p>
          </table:table-cell>
          <table:table-cell table:number-columns-repeated="6"/>
        </table:table-row>
        <table:table-row table:style-name="ro13">
          <table:table-cell table:number-columns-repeated="4"/>
          <table:table-cell table:number-columns-repeated="2" office:value-type="string">
            <text:p>+Artsvi</text:p>
          </table:table-cell>
          <table:table-cell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office:value-type="float" office:value="0">
            <text:p>0</text:p>
          </table:table-cell>
          <table:table-cell table:style-name="ce33" office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>
            <text:p>1052.5171624714</text:p>
          </table:table-cell>
          <table:table-cell office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>
            <text:p>1810.1362100905</text:p>
          </table:table-cell>
          <table:table-cell office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>
            <text:p>1420.6625258799</text:p>
          </table:table-cell>
          <table:table-cell office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ce38" office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"/>
          <table:table-cell table:style-name="ce2" table:formula="of:=[.B93]/21" office:value-type="float" office:value="347.619047619048">
            <text:p>347.619047619</text:p>
          </table:table-cell>
          <table:table-cell table:style-name="ce2" table:formula="of:=[.C93]/20" office:value-type="float" office:value="350">
            <text:p>350</text:p>
          </table:table-cell>
          <table:table-cell table:style-name="ce2" table:formula="of:=[.D93]/19" office:value-type="float" office:value="389.473684210526">
            <text:p>389.4736842105</text:p>
          </table:table-cell>
          <table:table-cell table:style-name="ce2" table:formula="of:=[.E93]/20" office:value-type="float" office:value="410">
            <text:p>410</text:p>
          </table:table-cell>
          <table:table-cell table:style-name="ce2" table:formula="of:=[.F93]/23" office:value-type="float" office:value="313.04347826087">
            <text:p>313.0434782609</text:p>
          </table:table-cell>
          <table:table-cell/>
          <table:table-cell table:formula="of:=SUM([.B117];[.F117])" office:value-type="float" office:value="660.662525879917">
            <text:p>660.6625258799</text:p>
          </table:table-cell>
          <table:table-cell table:style-name="ce45" office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8" table:formula="of:=SUM([.B117:.F117])" office:value-type="float" office:value="1810.13621009044">
            <text:p>1810.1362100905</text:p>
          </table:table-cell>
          <table:table-cell office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office:value-type="string">
            <text:p>Թամարա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>
            <text:p>1810.1362100905</text:p>
          </table:table-cell>
          <table:table-cell table:style-name="Default" office:value-type="string">
            <text:p>Սարգիս (Yerevan)</text:p>
          </table:table-cell>
          <table:table-cell table:number-columns-repeated="6"/>
        </table:table-row>
        <table:table-row table:style-name="ro13">
          <table:table-cell table:number-columns-repeated="7"/>
          <table:table-cell table:formula="of:=SUM([.E117];[.F117])" office:value-type="float" office:value="723.04347826087">
            <text:p>723.0434782609</text:p>
          </table:table-cell>
          <table:table-cell table:style-name="Default" office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" table:formula="of:=SUM([.H93:.H122])" office:value-type="float" office:value="37100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 table:number-columns-repeated="6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3100">
            <text:p>3100</text:p>
          </table:table-cell>
          <table:table-cell table:number-columns-repeated="2"/>
          <table:table-cell table:formula="of:=52000/17" office:value-type="float" office:value="3058.82352941176">
            <text:p>3058.8235294118</text:p>
          </table:table-cell>
          <table:table-cell office:value-type="float" office:value="2000">
            <text:p>2000</text:p>
          </table:table-cell>
          <table:table-cell table:number-columns-repeated="2"/>
        </table:table-row>
        <table:table-row table:style-name="ro12">
          <table:table-cell table:style-name="ce28" office:value-type="date" office:date-value="2016-07-03">
            <text:p>07/03/16</text:p>
          </table:table-cell>
          <table:table-cell office:value-type="float" office:value="13100">
            <text:p>13100</text:p>
          </table:table-cell>
          <table:table-cell/>
          <table:table-cell office:value-type="float" office:value="7200">
            <text:p>7200</text:p>
          </table:table-cell>
          <table:table-cell office:value-type="float" office:value="7100">
            <text:p>7100</text:p>
          </table:table-cell>
          <table:table-cell office:value-type="float" office:value="7800">
            <text:p>7800</text:p>
          </table:table-cell>
          <table:table-cell table:style-name="ce2" table:formula="of:=SUM([.B3:.F3])" office:value-type="float" office:value="35200">
            <text:p>35200</text:p>
          </table:table-cell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ի Գ․</text:p>
          </table:table-cell>
          <table:table-cell table:style-name="ce7" office:value-type="float" office:value="6600">
            <text:p>6600</text:p>
          </table:table-cell>
          <table:table-cell table:number-columns-repeated="2"/>
          <table:table-cell table:formula="of:=SUM([.H3];[.H34];[.H63];[.H92])" office:value-type="float" office:value="7642.76534696813">
            <text:p>7642.7653469681</text:p>
          </table:table-cell>
          <table:table-cell table:formula="of:=SUM([.M3];[.N2])" office:value-type="float" office:value="10701.5888763799">
            <text:p>10701.5888763799</text:p>
          </table:table-cell>
          <table:table-cell table:number-columns-repeated="2"/>
          <table:table-cell table:formula="of:=[.J3]-[.N3]" office:value-type="float" office:value="-4101.5888763799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նժելա</text:p>
          </table:table-cell>
          <table:table-cell table:style-name="ce7" office:value-type="float" office:value="7600">
            <text:p>7600</text:p>
          </table:table-cell>
          <table:table-cell office:value-type="float" office:value="30000">
            <text:p>30000</text:p>
          </table:table-cell>
          <table:table-cell/>
          <table:table-cell table:formula="of:=SUM([.H4];[.H35];[.H64];[.H93])" office:value-type="float" office:value="7642.76534696813">
            <text:p>7642.7653469681</text:p>
          </table:table-cell>
          <table:table-cell table:formula="of:=SUM([.N2];[.M4])" office:value-type="float" office:value="10701.5888763799">
            <text:p>10701.5888763799</text:p>
          </table:table-cell>
          <table:table-cell table:number-columns-repeated="2"/>
          <table:table-cell table:formula="of:=[.J4]-[.N4]" office:value-type="float" office:value="-3101.5888763799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6];[.H65];[.H94])" office:value-type="float" office:value="6925.0961740358">
            <text:p>6925.0961740358</text:p>
          </table:table-cell>
          <table:table-cell table:formula="of:=[.M5]+[.N2]" office:value-type="float" office:value="9983.91970344757">
            <text:p>9983.9197034476</text:p>
          </table:table-cell>
          <table:table-cell table:number-columns-repeated="2"/>
          <table:table-cell table:formula="of:=[.J5]-[.N5]" office:value-type="float" office:value="-2983.91970344757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style-name="ce7" office:value-type="float" office:value="0">
            <text:p>0</text:p>
          </table:table-cell>
          <table:table-cell/>
          <table:table-cell table:formula="of:=SUM([.K2];[.K4];[.K16];[.K36];[.K76];[.K98];[.K99])" office:value-type="float" office:value="140100">
            <text:p>140100</text:p>
          </table:table-cell>
          <table:table-cell table:style-name="ce50" table:formula="of:=SUM([.H37];[.H95])" office:value-type="float" office:value="1795.71723426213">
            <text:p>1795.7172342621</text:p>
          </table:table-cell>
          <table:table-cell table:formula="of:=[.M6]+[.P6]" office:value-type="float" office:value="2295.71723426213">
            <text:p>2295.7172342621</text:p>
          </table:table-cell>
          <table:table-cell/>
          <table:table-cell office:value-type="float" office:value="500">
            <text:p>500</text:p>
          </table:table-cell>
          <table:table-cell table:formula="of:=[.J6]-[.N6]" office:value-type="float" office:value="-2295.71723426213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3900">
            <text:p>3900</text:p>
          </table:table-cell>
          <table:table-cell/>
          <table:table-cell table:formula="of:=SUM([.H32];[.G34];[.G63];[.G92])" office:value-type="float" office:value="140600">
            <text:p>140600</text:p>
          </table:table-cell>
          <table:table-cell table:style-name="ce27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7]-[.N7]" office:value-type="float" office:value="3900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400">
            <text:p>7400</text:p>
          </table:table-cell>
          <table:table-cell/>
          <table:table-cell table:style-name="ce2" table:formula="of:=[.L6]-[.L7]" office:value-type="float" office:value="-500">
            <text:p>-500</text:p>
          </table:table-cell>
          <table:table-cell table:formula="of:=SUM([.H8];[.H39];[.H68];[.H97])" office:value-type="float" office:value="7642.76534696813">
            <text:p>7642.7653469681</text:p>
          </table:table-cell>
          <table:table-cell table:formula="of:=SUM([.N2];[.M8])" office:value-type="float" office:value="10701.5888763799">
            <text:p>10701.5888763799</text:p>
          </table:table-cell>
          <table:table-cell table:number-columns-repeated="2"/>
          <table:table-cell table:formula="of:=[.J8]-[.N8]" office:value-type="float" office:value="-3301.5888763799">
            <text:p>-3301.5888763799</text:p>
          </table:table-cell>
        </table:table-row>
        <table:table-row table:style-name="ro12">
          <table:table-cell/>
          <table:table-cell office:value-type="string">
            <text:p>-Karen</text:p>
          </table:table-cell>
          <table:table-cell/>
          <table:table-cell table:number-columns-repeated="2" office:value-type="string">
            <text:p>-Karen</text:p>
          </table:table-cell>
          <table:table-cell office:value-type="string">
            <text:p>+Mariam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Նանե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9];[.H40];[.H69];[.H98])" office:value-type="float" office:value="7642.76534696813">
            <text:p>7642.7653469681</text:p>
          </table:table-cell>
          <table:table-cell table:formula="of:=SUM([.N2];[.M9])" office:value-type="float" office:value="10701.5888763799">
            <text:p>10701.5888763799</text:p>
          </table:table-cell>
          <table:table-cell table:number-columns-repeated="2"/>
          <table:table-cell table:formula="of:=[.J9]-[.N9]" office:value-type="float" office:value="-4801.5888763799">
            <text:p>-4801.5888763799</text:p>
          </table:table-cell>
        </table:table-row>
        <table:table-row table:style-name="ro12">
          <table:table-cell/>
          <table:table-cell office:value-type="string">
            <text:p>-Areg</text:p>
          </table:table-cell>
          <table:table-cell/>
          <table:table-cell table:number-columns-repeated="2" office:value-type="string">
            <text:p>-Areg</text:p>
          </table:table-cell>
          <table:table-cell office:value-type="string">
            <text:p>-Arman</text:p>
          </table:table-cell>
          <table:table-cell/>
          <table:table-cell table:formula="of:=SUM([.E22:.F22])" office:value-type="float" office:value="748.621553884712">
            <text:p>748.6215538847</text:p>
          </table:table-cell>
          <table:table-cell office:value-type="string">
            <text:p>Հասմիկ Դ․</text:p>
          </table:table-cell>
          <table:table-cell table:style-name="ce7" office:value-type="float" office:value="11300">
            <text:p>11300</text:p>
          </table:table-cell>
          <table:table-cell table:number-columns-repeated="2"/>
          <table:table-cell table:formula="of:=SUM([.H10];[.H41];[.H70];[.H99])" office:value-type="float" office:value="6379.77833398112">
            <text:p>6379.7783339811</text:p>
          </table:table-cell>
          <table:table-cell table:formula="of:=SUM([.N2];[.M10])" office:value-type="float" office:value="9438.60186339288">
            <text:p>9438.6018633929</text:p>
          </table:table-cell>
          <table:table-cell table:number-columns-repeated="2"/>
          <table:table-cell table:formula="of:=[.J10]-[.N10]" office:value-type="float" office:value="1861.39813660712">
            <text:p>1861.3981366071</text:p>
          </table:table-cell>
        </table:table-row>
        <table:table-row table:style-name="ro13">
          <table:table-cell/>
          <table:table-cell office:value-type="string">
            <text:p>֊Tina</text:p>
          </table:table-cell>
          <table:table-cell/>
          <table:table-cell table:number-columns-repeated="2" office:value-type="string">
            <text:p>֊Tina</text:p>
          </table:table-cell>
          <table:table-cell office:value-type="string">
            <text:p>-Sargis</text:p>
          </table:table-cell>
          <table:table-cell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style-name="ce7" office:value-type="float" office:value="560">
            <text:p>560</text:p>
          </table:table-cell>
          <table:table-cell table:number-columns-repeated="2"/>
          <table:table-cell table:formula="of:=SUM([.H11];[.H42];[.H71];[.H100])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/>
          <table:table-cell table:formula="of:=[.J11]" office:value-type="float" office:value="560">
            <text:p>560</text:p>
          </table:table-cell>
        </table:table-row>
        <table:table-row table:style-name="ro13">
          <table:table-cell/>
          <table:table-cell office:value-type="string">
            <text:p>-Sargis</text:p>
          </table:table-cell>
          <table:table-cell/>
          <table:table-cell table:style-name="ce3" office:value-type="string">
            <text:p>-Hasmik</text:p>
          </table:table-cell>
          <table:table-cell office:value-type="string">
            <text:p>-Vahe</text:p>
          </table:table-cell>
          <table:table-cell office:value-type="string">
            <text:p>-Marine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Ժոզեֆ</text:p>
          </table:table-cell>
          <table:table-cell table:style-name="ce49" office:value-type="float" office:value="6850">
            <text:p>6850</text:p>
          </table:table-cell>
          <table:table-cell table:number-columns-repeated="2"/>
          <table:table-cell table:formula="of:=SUM([.H12];[.H43];[.H72];[.H101])" office:value-type="float" office:value="7642.76534696813">
            <text:p>7642.7653469681</text:p>
          </table:table-cell>
          <table:table-cell table:formula="of:=SUM([.N2];[.M12])" office:value-type="float" office:value="10701.5888763799">
            <text:p>10701.5888763799</text:p>
          </table:table-cell>
          <table:table-cell table:number-columns-repeated="2"/>
          <table:table-cell table:formula="of:=[.J12]-[.N12]" office:value-type="float" office:value="-3851.5888763799">
            <text:p>-3851.5888763799</text:p>
          </table:table-cell>
        </table:table-row>
        <table:table-row table:style-name="ro13">
          <table:table-cell/>
          <table:table-cell office:value-type="string">
            <text:p>-Hasmik</text:p>
          </table:table-cell>
          <table:table-cell/>
          <table:table-cell office:value-type="string">
            <text:p>+Vahe(Artsax)</text:p>
          </table:table-cell>
          <table:table-cell office:value-type="string">
            <text:p>-Marine</text:p>
          </table:table-cell>
          <table:table-cell office:value-type="string">
            <text:p>-Movses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Սարգիս</text:p>
          </table:table-cell>
          <table:table-cell table:style-name="ce49" office:value-type="float" office:value="3700">
            <text:p>3700</text:p>
          </table:table-cell>
          <table:table-cell table:number-columns-repeated="2"/>
          <table:table-cell table:formula="of:=SUM([.H13];[.H44];[.H73];[.H102])" office:value-type="float" office:value="5505.17136200573">
            <text:p>5505.1713620057</text:p>
          </table:table-cell>
          <table:table-cell table:formula="of:=SUM([.N2];[.M13])" office:value-type="float" office:value="8563.99489141749">
            <text:p>8563.9948914175</text:p>
          </table:table-cell>
          <table:table-cell table:number-columns-repeated="2"/>
          <table:table-cell table:formula="of:=[.J13]-[.N13]" office:value-type="float" office:value="-4863.99489141749">
            <text:p>-4863.9948914175</text:p>
          </table:table-cell>
        </table:table-row>
        <table:table-row table:style-name="ro12">
          <table:table-cell table:number-columns-repeated="5"/>
          <table:table-cell office:value-type="string">
            <text:p>-Gena</text:p>
          </table:table-cell>
          <table:table-cell/>
          <table:table-cell table:formula="of:=SUM([.D22];[.E22])" office:value-type="float" office:value="665.367965367965">
            <text:p>665.367965368</text:p>
          </table:table-cell>
          <table:table-cell table:style-name="ce31" office:value-type="string">
            <text:p>Գենա</text:p>
          </table:table-cell>
          <table:table-cell table:style-name="ce7" office:value-type="float" office:value="6800">
            <text:p>6800</text:p>
          </table:table-cell>
          <table:table-cell table:number-columns-repeated="2"/>
          <table:table-cell table:formula="of:=SUM([.H14];[.H45];[.H74];[.H103])" office:value-type="float" office:value="5151.07779475427">
            <text:p>5151.0777947543</text:p>
          </table:table-cell>
          <table:table-cell table:formula="of:=SUM([.N2];[.M14])" office:value-type="float" office:value="8209.90132416603">
            <text:p>8209.901324166</text:p>
          </table:table-cell>
          <table:table-cell table:number-columns-repeated="2"/>
          <table:table-cell table:formula="of:=[.J14]-[.N14]" office:value-type="float" office:value="-1409.90132416603">
            <text:p>-1409.901324166</text:p>
          </table:table-cell>
        </table:table-row>
        <table:table-row table:style-name="ro13">
          <table:table-cell/>
          <table:table-cell office:value-type="string">
            <text:p>-Vahe(Artsax)</text:p>
          </table:table-cell>
          <table:table-cell/>
          <table:table-cell table:number-columns-repeated="2" office:value-type="string">
            <text:p>+Mariam</text:p>
          </table:table-cell>
          <table:table-cell office:value-type="string">
            <text:p>-Areg</text:p>
          </table:table-cell>
          <table:table-cell/>
          <table:table-cell table:formula="of:=SUM([.B22];[.D22];[.E22])" office:value-type="float" office:value="1601.08225108225">
            <text:p>1601.0822510823</text:p>
          </table:table-cell>
          <table:table-cell office:value-type="string">
            <text:p>Արման</text:p>
          </table:table-cell>
          <table:table-cell table:style-name="ce7" office:value-type="float" office:value="4800">
            <text:p>4800</text:p>
          </table:table-cell>
          <table:table-cell table:number-columns-repeated="2"/>
          <table:table-cell table:style-name="ce24" table:formula="of:=SUM([.H15];[.H46];[.H75];[.H104])" office:value-type="float" office:value="4176.96665907192">
            <text:p>4176.9666590719</text:p>
          </table:table-cell>
          <table:table-cell table:formula="of:=[.M15]+[.P15]" office:value-type="float" office:value="6176.96665907192">
            <text:p>6176.9666590719</text:p>
          </table:table-cell>
          <table:table-cell/>
          <table:table-cell office:value-type="float" office:value="2000">
            <text:p>2000</text:p>
          </table:table-cell>
          <table:table-cell table:formula="of:=[.J15]-[.N15]" office:value-type="float" office:value="-1376.96665907192">
            <text:p>-1376.9666590719</text:p>
          </table:table-cell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Vahe(Artsax)</text:p>
          </table:table-cell>
          <table:table-cell office:value-type="string">
            <text:p>֊Tina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Սերյոժա</text:p>
          </table:table-cell>
          <table:table-cell table:style-name="ce7" office:value-type="float" office:value="13450">
            <text:p>13450</text:p>
          </table:table-cell>
          <table:table-cell office:value-type="float" office:value="50000">
            <text:p>50000</text:p>
          </table:table-cell>
          <table:table-cell/>
          <table:table-cell table:formula="of:=SUM([.H16];[.H47];[.H76];[.H105])" office:value-type="float" office:value="7235.62248982528">
            <text:p>7235.6224898253</text:p>
          </table:table-cell>
          <table:table-cell table:formula="of:=SUM([.N2];[.M16])" office:value-type="float" office:value="10294.446019237">
            <text:p>10294.446019237</text:p>
          </table:table-cell>
          <table:table-cell table:number-columns-repeated="2"/>
          <table:table-cell table:formula="of:=[.J16]-[.N16]" office:value-type="float" office:value="3155.55398076296">
            <text:p>3155.553980763</text:p>
          </table:table-cell>
        </table:table-row>
        <table:table-row table:style-name="ro13">
          <table:table-cell/>
          <table:table-cell office:value-type="string">
            <text:p>-Tatev</text:p>
          </table:table-cell>
          <table:table-cell table:number-columns-repeated="3"/>
          <table:table-cell office:value-type="string">
            <text:p>+Vahe(Artsax)</text:p>
          </table:table-cell>
          <table:table-cell/>
          <table:table-cell table:formula="of:=SUM([.B22:.F22])" office:value-type="float" office:value="2011.60856687172">
            <text:p>2011.6085668717</text:p>
          </table:table-cell>
          <table:table-cell office:value-type="string">
            <text:p>Մհեր</text:p>
          </table:table-cell>
          <table:table-cell table:style-name="ce7" office:value-type="float" office:value="13100">
            <text:p>13100</text:p>
          </table:table-cell>
          <table:table-cell table:number-columns-repeated="2"/>
          <table:table-cell table:formula="of:=SUM([.H17];[.H48];[.H77];[.H106])" office:value-type="float" office:value="7642.76534696813">
            <text:p>7642.7653469681</text:p>
          </table:table-cell>
          <table:table-cell table:formula="of:=SUM([.N2];[.M17])" office:value-type="float" office:value="10701.5888763799">
            <text:p>10701.5888763799</text:p>
          </table:table-cell>
          <table:table-cell table:number-columns-repeated="2"/>
          <table:table-cell table:formula="of:=[.J17]-[.N17]" office:value-type="float" office:value="2398.4111236201">
            <text:p>2398.4111236201</text:p>
          </table:table-cell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Դավիթ</text:p>
          </table:table-cell>
          <table:table-cell table:style-name="ce7" office:value-type="float" office:value="11700">
            <text:p>11700</text:p>
          </table:table-cell>
          <table:table-cell table:number-columns-repeated="2"/>
          <table:table-cell table:formula="of:=SUM([.H18];[.H49];[.H78];[.H107])" office:value-type="float" office:value="7642.76534696813">
            <text:p>7642.7653469681</text:p>
          </table:table-cell>
          <table:table-cell table:formula="of:=SUM([.N2];[.M18])" office:value-type="float" office:value="10701.5888763799">
            <text:p>10701.5888763799</text:p>
          </table:table-cell>
          <table:table-cell table:number-columns-repeated="2"/>
          <table:table-cell table:formula="of:=[.J18]-[.N18]" office:value-type="float" office:value="998.411123620102">
            <text:p>998.4111236201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table:style-name="ce31" office:value-type="string">
            <text:p>Տարոն</text:p>
          </table:table-cell>
          <table:table-cell table:style-name="ce7" office:value-type="float" office:value="6200">
            <text:p>6200</text:p>
          </table:table-cell>
          <table:table-cell table:number-columns-repeated="2"/>
          <table:table-cell table:formula="of:=SUM([.H19];[.H50];[.H79];[.H108])" office:value-type="float" office:value="6083.76490468596">
            <text:p>6083.764904686</text:p>
          </table:table-cell>
          <table:table-cell table:formula="of:=SUM([.N2];[.M19])" office:value-type="float" office:value="9142.58843409772">
            <text:p>9142.5884340977</text:p>
          </table:table-cell>
          <table:table-cell table:number-columns-repeated="2"/>
          <table:table-cell table:formula="of:=[.J19]-[.N19]" office:value-type="float" office:value="-2942.58843409772">
            <text:p>-2942.5884340977</text:p>
          </table:table-cell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Հրաչ</text:p>
          </table:table-cell>
          <table:table-cell table:style-name="ce7" office:value-type="float" office:value="7700">
            <text:p>7700</text:p>
          </table:table-cell>
          <table:table-cell table:number-columns-repeated="2"/>
          <table:table-cell table:formula="of:=SUM([.H20];[.H51];[.H80];[.H109])" office:value-type="float" office:value="7642.76534696813">
            <text:p>7642.7653469681</text:p>
          </table:table-cell>
          <table:table-cell table:formula="of:=SUM([.N2];[.M20])" office:value-type="float" office:value="10701.5888763799">
            <text:p>10701.5888763799</text:p>
          </table:table-cell>
          <table:table-cell table:number-columns-repeated="2"/>
          <table:table-cell table:formula="of:=[.J20]-[.N20]" office:value-type="float" office:value="-3001.5888763799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>
            <text:p>935.7142857143</text:p>
          </table:table-cell>
          <table:table-cell/>
          <table:table-cell table:formula="of:=[.D3]/22" office:value-type="float" office:value="327.272727272727">
            <text:p>327.2727272727</text:p>
          </table:table-cell>
          <table:table-cell table:formula="of:=[.E3]/21" office:value-type="float" office:value="338.095238095238">
            <text:p>338.0952380952</text:p>
          </table:table-cell>
          <table:table-cell table:formula="of:=[.F3]/19" office:value-type="float" office:value="410.526315789474">
            <text:p>410.5263157895</text:p>
          </table:table-cell>
          <table:table-cell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7" office:value-type="float" office:value="160">
            <text:p>160</text:p>
          </table:table-cell>
          <table:table-cell table:number-columns-repeated="2"/>
          <table:table-cell table:style-name="ce50" table:formula="of:=SUM([.H53];[.H82])" office:value-type="float" office:value="1140.47619047619">
            <text:p>1140.4761904762</text:p>
          </table:table-cell>
          <table:table-cell table:formula="of:=[.M22]+[.P22]" office:value-type="float" office:value="1640.47619047619">
            <text:p>1640.4761904762</text:p>
          </table:table-cell>
          <table:table-cell/>
          <table:table-cell office:value-type="float" office:value="500">
            <text:p>500</text:p>
          </table:table-cell>
          <table:table-cell table:formula="of:=[.J22]-[.N22]" office:value-type="float" office:value="-1480.47619047619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>
            <text:p>737.7990430622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style-name="ce24" table:formula="of:=SUM([.H23];[.H54];[.H83];[.H112])" office:value-type="float" office:value="4352.69765322397">
            <text:p>4352.697653224</text:p>
          </table:table-cell>
          <table:table-cell table:formula="of:=[.M23]+[.P23]" office:value-type="float" office:value="6352.69765322397">
            <text:p>6352.697653224</text:p>
          </table:table-cell>
          <table:table-cell/>
          <table:table-cell office:value-type="float" office:value="2000">
            <text:p>2000</text:p>
          </table:table-cell>
          <table:table-cell table:formula="of:=[.J23]-[.N23]" office:value-type="float" office:value="647.30234677603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Տաթև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4];[.H55];[.H84];[.H113])" office:value-type="float" office:value="5851.90400243032">
            <text:p>5851.9040024303</text:p>
          </table:table-cell>
          <table:table-cell table:formula="of:=SUM([.N2];[.M24])" office:value-type="float" office:value="8910.72753184208">
            <text:p>8910.7275318421</text:p>
          </table:table-cell>
          <table:table-cell table:number-columns-repeated="2"/>
          <table:table-cell table:formula="of:=[.J24]-[.N24]" office:value-type="float" office:value="-1910.72753184208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Մովսես</text:p>
          </table:table-cell>
          <table:table-cell table:style-name="ce7" office:value-type="float" office:value="5800">
            <text:p>5800</text:p>
          </table:table-cell>
          <table:table-cell table:number-columns-repeated="2"/>
          <table:table-cell table:style-name="ce24" table:formula="of:=SUM([.H25];[.H56];[.H85];[.H114])" office:value-type="float" office:value="4340.79289131921">
            <text:p>4340.7928913192</text:p>
          </table:table-cell>
          <table:table-cell table:formula="of:=SUM([.P25];[.M25])" office:value-type="float" office:value="6340.79289131921">
            <text:p>6340.7928913192</text:p>
          </table:table-cell>
          <table:table-cell/>
          <table:table-cell office:value-type="float" office:value="2000">
            <text:p>2000</text:p>
          </table:table-cell>
          <table:table-cell table:formula="of:=[.J25]-[.N25]" office:value-type="float" office:value="-540.792891319207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>
            <text:p>327.2727272727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0" table:formula="of:=SUM([.H26];[.H57])" office:value-type="float" office:value="327.272727272727">
            <text:p>327.2727272727</text:p>
          </table:table-cell>
          <table:table-cell office:value-type="float" office:value="350">
            <text:p>350</text:p>
          </table:table-cell>
          <table:table-cell table:number-columns-repeated="2"/>
          <table:table-cell table:formula="of:=[.J26]-[.N26]" office:value-type="float" office:value="-350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>
            <text:p>1075.8942811574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500">
            <text:p>500</text:p>
          </table:table-cell>
          <table:table-cell table:formula="of:=SUM([.H27];[.H58];[.H87];[.H116])" office:value-type="float" office:value="3919.07487077766">
            <text:p>3919.0748707777</text:p>
          </table:table-cell>
          <table:table-cell/>
          <table:table-cell table:style-name="ce24" table:formula="of:=SUM([.H27];[.H58];[.H87];[.H116])" office:value-type="float" office:value="3919.07487077766">
            <text:p>3919.0748707777</text:p>
          </table:table-cell>
          <table:table-cell table:formula="of:=SUM([.M27];[.P27])" office:value-type="float" office:value="4919.07487077766">
            <text:p>4919.0748707777</text:p>
          </table:table-cell>
          <table:table-cell/>
          <table:table-cell office:value-type="float" office:value="1000">
            <text:p>1000</text:p>
          </table:table-cell>
          <table:table-cell table:formula="of:=[.J27]-[.N27]" office:value-type="float" office:value="-4419.07487077766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Նաիրա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8];[.H59];[.H88];[.H117])" office:value-type="float" office:value="7642.76534696813">
            <text:p>7642.7653469681</text:p>
          </table:table-cell>
          <table:table-cell table:formula="of:=SUM([.N2];[.M28])" office:value-type="float" office:value="10701.5888763799">
            <text:p>10701.5888763799</text:p>
          </table:table-cell>
          <table:table-cell table:number-columns-repeated="2"/>
          <table:table-cell table:formula="of:=[.J28]-[.N28]" office:value-type="float" office:value="-3701.5888763799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>
            <text:p>2011.6085668717</text:p>
          </table:table-cell>
          <table:table-cell office:value-type="string">
            <text:p>Թամարա</text:p>
          </table:table-cell>
          <table:table-cell table:style-name="ce7" office:value-type="float" office:value="4200">
            <text:p>4200</text:p>
          </table:table-cell>
          <table:table-cell table:number-columns-repeated="2"/>
          <table:table-cell table:formula="of:=SUM([.H29];[.H60];[.H89];[.H118])" office:value-type="float" office:value="7235.62248982528">
            <text:p>7235.6224898253</text:p>
          </table:table-cell>
          <table:table-cell table:formula="of:=SUM([.N2];[.M29])" office:value-type="float" office:value="10294.446019237">
            <text:p>10294.446019237</text:p>
          </table:table-cell>
          <table:table-cell table:number-columns-repeated="2"/>
          <table:table-cell table:formula="of:=[.J29]-[.N29]" office:value-type="float" office:value="-6094.44601923704">
            <text:p>-6094.4460192371</text:p>
          </table:table-cell>
        </table:table-row>
        <table:table-row table:style-name="ro13">
          <table:table-cell table:number-columns-repeated="7"/>
          <table:table-cell table:formula="of:=SUM([.D22:.F22])" office:value-type="float" office:value="1075.89428115744">
            <text:p>1075.8942811574</text:p>
          </table:table-cell>
          <table:table-cell office:value-type="string">
            <text:p>Vahe(Artsax)</text:p>
          </table:table-cell>
          <table:table-cell table:style-name="ce7" office:value-type="float" office:value="0">
            <text:p>0</text:p>
          </table:table-cell>
          <table:table-cell table:number-columns-repeated="2"/>
          <table:table-cell table:style-name="ce50" office:value-type="float" office:value="1070">
            <text:p>1070</text:p>
          </table:table-cell>
          <table:table-cell office:value-type="float" office:value="0">
            <text:p>0</text:p>
          </table:table-cell>
          <table:table-cell table:number-columns-repeated="2"/>
          <table:table-cell office:value-type="float" office:value="-300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3"/>
          <table:table-cell office:value-type="string">
            <text:p>Arus</text:p>
          </table:table-cell>
          <table:table-cell/>
          <table:table-cell table:style-name="ce50" table:formula="of:=SUM([.H90])" office:value-type="float" office:value="318.181818181818">
            <text:p>318.1818181818</text:p>
          </table:table-cell>
          <table:table-cell office:value-type="float" office:value="300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" table:formula="of:=SUM([.H3:.H30])" office:value-type="float" office:value="35200">
            <text:p>35200</text:p>
          </table:table-cell>
          <table:table-cell table:style-name="Default"/>
          <table:table-cell table:number-columns-repeated="3"/>
          <table:table-cell table:style-name="ce2" table:formula="of:=SUM([.M3:.M31])" office:value-type="float" office:value="140594.105718843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>
            <text:p>199528.651173388</text:p>
          </table:table-cell>
          <table:table-cell table:number-columns-repeated="3"/>
        </table:table-row>
        <table:table-row table:style-name="ro12">
          <table:table-cell table:style-name="ce28" office:value-type="string">
            <text:p>14/03/2016</text:p>
          </table:table-cell>
          <table:table-cell office:value-type="float" office:value="7700">
            <text:p>7700</text:p>
          </table:table-cell>
          <table:table-cell office:value-type="float" office:value="7000">
            <text:p>7000</text:p>
          </table:table-cell>
          <table:table-cell office:value-type="float" office:value="8200">
            <text:p>8200</text:p>
          </table:table-cell>
          <table:table-cell office:value-type="float" office:value="13200">
            <text:p>13200</text:p>
          </table:table-cell>
          <table:table-cell office:value-type="float" office:value="7200">
            <text:p>7200</text:p>
          </table:table-cell>
          <table:table-cell table:style-name="ce2" table:formula="of:=SUM([.B34:.F34])" office:value-type="float" office:value="43300">
            <text:p>43300</text:p>
          </table:table-cell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Արմենուհի</text:p>
          </table:table-cell>
          <table:table-cell/>
          <table:table-cell office:value-type="float" office:value="40000">
            <text:p>40000</text:p>
          </table:table-cell>
          <table:table-cell table:number-columns-repeated="2"/>
          <table:table-cell table:formula="of:=[.N33]-[.M32]" office:value-type="float" office:value="58934.5454545454">
            <text:p>58934.5454545454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>
            <text:p>333.3333333333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Karen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-Areg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>
            <text:p>֊Tina</text:p>
          </table:table-cell>
          <table:table-cell table:number-columns-repeated="2"/>
          <table:table-cell office:value-type="float" office:value="0">
            <text:p>0</text:p>
          </table:table-cell>
          <table:table-cell table:style-name="ce41" office:value-type="string">
            <text:p>Կարեն</text:p>
          </table:table-cell>
          <table:table-cell table:number-columns-repeated="8"/>
        </table:table-row>
        <table:table-row table:style-name="ro13">
          <table:table-cell/>
          <table:table-cell table:number-columns-repeated="2" office:value-type="string">
            <text:p>+Mariam</text:p>
          </table:table-cell>
          <table:table-cell table:style-name="ce3"/>
          <table:table-cell office:value-type="string">
            <text:p>-Vahe</text:p>
          </table:table-cell>
          <table:table-cell table:number-columns-repeated="2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+Gayane</text:p>
          </table:table-cell>
          <table:table-cell table:number-columns-repeated="3" office:value-type="string">
            <text:p>-Marine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an</text:p>
          </table:table-cell>
          <table:table-cell/>
          <table:table-cell office:value-type="string">
            <text:p>-Movses</text:p>
          </table:table-cell>
          <table:table-cell office:value-type="string">
            <text:p>-Karen</text:p>
          </table:table-cell>
          <table:table-cell/>
          <table:table-cell table:formula="of:=SUM([.C53:.F53])" office:value-type="float" office:value="1819.52380952381">
            <text:p>1819.5238095238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Areg</text:p>
          </table:table-cell>
          <table:table-cell/>
          <table:table-cell table:formula="of:=SUM([.B53];[.D53];[.F53])" office:value-type="float" office:value="1180.63492063492">
            <text:p>1180.634920634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+Stepan</text:p>
          </table:table-cell>
          <table:table-cell office:value-type="string">
            <text:p>֊Tina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>
            <text:p>+Mariam</text:p>
          </table:table-cell>
          <table:table-cell/>
          <table:table-cell table:formula="of:=SUM([.B53:.F53])" office:value-type="float" office:value="2247.30158730159">
            <text:p>2247.301587301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Movses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Marine</text:p>
          </table:table-cell>
          <table:table-cell table:number-columns-repeated="4"/>
          <table:table-cell table:formula="of:=SUM([.B53:.F53])" office:value-type="float" office:value="2247.30158730159">
            <text:p>2247.3015873016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>
            <text:p>427.7777777778</text:p>
          </table:table-cell>
          <table:table-cell table:formula="of:=[.C34]/21" office:value-type="float" office:value="333.333333333333">
            <text:p>333.3333333333</text:p>
          </table:table-cell>
          <table:table-cell table:formula="of:=[.D34]/20" office:value-type="float" office:value="410">
            <text:p>410</text:p>
          </table:table-cell>
          <table:table-cell table:formula="of:=[.E34]/18" office:value-type="float" office:value="733.333333333333">
            <text:p>733.3333333333</text:p>
          </table:table-cell>
          <table:table-cell table:formula="of:=[.F34]/21" office:value-type="float" office:value="342.857142857143">
            <text:p>342.8571428571</text:p>
          </table:table-cell>
          <table:table-cell/>
          <table:table-cell table:formula="of:=SUM([.E53])" office:value-type="float" office:value="733.333333333333">
            <text:p>733.3333333333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>
            <text:p>1086.1904761905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>
            <text:p>1103.968253968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>
            <text:p>2247.3015873016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34:.H60])" office:value-type="float" office:value="43300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1/03/2016</text:p>
          </table:table-cell>
          <table:table-cell office:value-type="float" office:value="5700">
            <text:p>5700</text:p>
          </table:table-cell>
          <table:table-cell office:value-type="float" office:value="7900">
            <text:p>7900</text:p>
          </table:table-cell>
          <table:table-cell office:value-type="float" office:value="7200">
            <text:p>7200</text:p>
          </table:table-cell>
          <table:table-cell table:number-columns-repeated="2" office:value-type="float" office:value="7000">
            <text:p>7000</text:p>
          </table:table-cell>
          <table:table-cell table:style-name="ce2" table:formula="of:=SUM([.B63:.F63])" office:value-type="float" office:value="34800">
            <text:p>34800</text:p>
          </table:table-cell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table:style-name="ce31" office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number-columns-repeated="2"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82:.F82])" office:value-type="float" office:value="1921.47129186603">
            <text:p>1921.471291866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eryoja</text:p>
          </table:table-cell>
          <table:table-cell table:number-columns-repeated="2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Arus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Taron</text:p>
          </table:table-cell>
          <table:table-cell/>
          <table:table-cell office:value-type="string">
            <text:p>+Mariam</text:p>
          </table:table-cell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Gena</text:p>
          </table:table-cell>
          <table:table-cell table:number-columns-repeated="2"/>
          <table:table-cell office:value-type="string">
            <text:p>-Vahe</text:p>
          </table:table-cell>
          <table:table-cell table:number-columns-repeated="2"/>
          <table:table-cell table:formula="of:=SUM([.D82];[.F82])" office:value-type="float" office:value="661.038961038961">
            <text:p>661.038961039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Tamara</text:p>
          </table:table-cell>
          <table:table-cell table:number-columns-repeated="2"/>
          <table:table-cell office:value-type="string">
            <text:p>-Arman</text:p>
          </table:table-cell>
          <table:table-cell table:number-columns-repeated="2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Սերյոժա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>
            <text:p>-Armenuhi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/>
          <table:table-cell office:value-type="string">
            <text:p>-Sargis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C82:.F82])" office:value-type="float" office:value="1514.32843472317">
            <text:p>1514.3284347232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>
            <text:p>+Stepan</text:p>
          </table:table-cell>
          <table:table-cell table:number-columns-repeated="5"/>
          <table:table-cell table:formula="of:=SUM([.B82:.F82])" office:value-type="float" office:value="1921.47129186603">
            <text:p>1921.471291866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>
            <text:p>407.1428571429</text:p>
          </table:table-cell>
          <table:table-cell table:formula="of:=[.C63]/19" office:value-type="float" office:value="415.789473684211">
            <text:p>415.7894736842</text:p>
          </table:table-cell>
          <table:table-cell table:formula="of:=[.D63]/21" office:value-type="float" office:value="342.857142857143">
            <text:p>342.8571428571</text:p>
          </table:table-cell>
          <table:table-cell table:formula="of:=[.E63]/16" office:value-type="float" office:value="437.5">
            <text:p>437.5</text:p>
          </table:table-cell>
          <table:table-cell table:formula="of:=[.F63]/22" office:value-type="float" office:value="318.181818181818">
            <text:p>318.1818181818</text:p>
          </table:table-cell>
          <table:table-cell/>
          <table:table-cell table:formula="of:=SUM([.B82])" office:value-type="float" office:value="407.142857142857">
            <text:p>407.1428571429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>
            <text:p>1483.971291866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>
            <text:p>661.038961039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>
            <text:p>1921.471291866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>
            <text:p>1514.3284347232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>
            <text:p>318.1818181818</text:p>
          </table:table-cell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63:.H90])" office:value-type="float" office:value="34800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28" office:value-type="string">
            <text:p>28/03/2016</text:p>
          </table:table-cell>
          <table:table-cell/>
          <table:table-cell office:value-type="float" office:value="5900">
            <text:p>59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7000">
            <text:p>7000</text:p>
          </table:table-cell>
          <table:table-cell table:style-name="ce2" table:formula="of:=SUM([.B92:.F92])" office:value-type="float" office:value="27300">
            <text:p>27300</text:p>
          </table:table-cell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>
            <text:p>1151.8575851393</text:p>
          </table:table-cell>
          <table:table-cell office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table:style-name="ce48" office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5000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>
            <text:p>-Areg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ասմիկ Դ․</text:p>
          </table:table-cell>
          <table:table-cell/>
          <table:table-cell office:value-type="float" office:value="7000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>
            <text:p>-Gena</text:p>
          </table:table-cell>
          <table:table-cell table:number-columns-repeated="4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 table:number-columns-repeated="2"/>
          <table:table-cell office:value-type="string">
            <text:p>-Arman</text:p>
          </table:table-cell>
          <table:table-cell table:style-name="ce3"/>
          <table:table-cell table:number-columns-repeated="2" office:value-type="string">
            <text:p>-Marine</text:p>
          </table:table-cell>
          <table:table-cell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>
            <text:p>1078.173374613</text:p>
          </table:table-cell>
          <table:table-cell table:style-name="ce31" office:value-type="string">
            <text:p>Սարգիս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-Armenuhi</text:p>
          </table:table-cell>
          <table:table-cell office:value-type="string">
            <text:p>-Sargis</text:p>
          </table:table-cell>
          <table:table-cell office:value-type="string">
            <text:p>-Taron</text:p>
          </table:table-cell>
          <table:table-cell office:value-type="string">
            <text:p>+Mariam</text:p>
          </table:table-cell>
          <table:table-cell/>
          <table:table-cell table:formula="of:=SUM([.D111:.F111])" office:value-type="float" office:value="1151.85758513932">
            <text:p>1151.8575851393</text:p>
          </table:table-cell>
          <table:table-cell table:style-name="ce31" office:value-type="string">
            <text:p>Գենա</text:p>
          </table:table-cell>
          <table:table-cell table:number-columns-repeated="8"/>
        </table:table-row>
        <table:table-row table:style-name="ro13">
          <table:table-cell table:number-columns-repeated="2"/>
          <table:table-cell office:value-type="string">
            <text:p>+Mariam</text:p>
          </table:table-cell>
          <table:table-cell office:value-type="string">
            <text:p>-Taron</text:p>
          </table:table-cell>
          <table:table-cell/>
          <table:table-cell office:value-type="string">
            <text:p>-Movses</text:p>
          </table:table-cell>
          <table:table-cell/>
          <table:table-cell table:formula="of:=SUM([.D111];[.F111])" office:value-type="float" office:value="734.21052631579">
            <text:p>734.2105263158</text:p>
          </table:table-cell>
          <table:table-cell office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Մհեր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>
            <text:p>-Tatev</text:p>
          </table:table-cell>
          <table:table-cell table:number-columns-repeated="2"/>
          <table:table-cell table:formula="of:=SUM([.C111])" office:value-type="float" office:value="310.526315789474">
            <text:p>310.5263157895</text:p>
          </table:table-cell>
          <table:table-cell table:style-name="ce31" office:value-type="string">
            <text:p>Տարոն</text:p>
          </table:table-cell>
          <table:table-cell table:number-columns-repeated="8"/>
        </table:table-row>
        <table:table-row table:style-name="ro13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1"/>
          <table:table-cell table:number-columns-repeated="8"/>
        </table:table-row>
        <table:table-row table:style-name="ro12">
          <table:table-cell/>
          <table:table-cell/>
          <table:table-cell table:formula="of:=[.C92]/19" office:value-type="float" office:value="310.526315789474">
            <text:p>310.5263157895</text:p>
          </table:table-cell>
          <table:table-cell table:formula="of:=[.D92]/19" office:value-type="float" office:value="384.210526315789">
            <text:p>384.2105263158</text:p>
          </table:table-cell>
          <table:table-cell table:formula="of:=[.E92]/17" office:value-type="float" office:value="417.647058823529">
            <text:p>417.6470588235</text:p>
          </table:table-cell>
          <table:table-cell table:formula="of:=[.F92]/20" office:value-type="float" office:value="350">
            <text:p>350</text:p>
          </table:table-cell>
          <table:table-cell/>
          <table:table-cell table:formula="of:=SUM([.B111])"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>
            <text:p>1044.7368421053</text:p>
          </table:table-cell>
          <table:table-cell office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>
            <text:p>694.7368421053</text:p>
          </table:table-cell>
          <table:table-cell office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>
            <text:p>1078.173374613</text:p>
          </table:table-cell>
          <table:table-cell table:style-name="ce45" office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>
            <text:p>1462.3839009288</text:p>
          </table:table-cell>
          <table:table-cell office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>
            <text:p>1462.3839009288</text:p>
          </table:table-cell>
          <table:table-cell office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" table:formula="of:=SUM([.H92:.H119])" office:value-type="float" office:value="27300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  <table:table-cell/>
          <table:table-cell office:value-type="float" office:value="2000">
            <text:p>2000</text:p>
          </table:table-cell>
          <table:table-cell office:value-type="float" office:value="3000">
            <text:p>3000</text:p>
          </table:table-cell>
          <table:table-cell table:number-columns-repeated="2"/>
        </table:table-row>
        <table:table-row table:style-name="ro13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/>
          <table:table-cell/>
          <table:table-cell table:style-name="ce23" office:value-type="float" office:value="1900">
            <text:p>1900</text:p>
          </table:table-cell>
          <table:table-cell table:number-columns-repeated="5"/>
        </table:table-row>
        <table:table-row table:style-name="ro12">
          <table:table-cell table:style-name="ce28" office:value-type="date" office:date-value="2016-04-04">
            <text:p>04/04/16</text:p>
          </table:table-cell>
          <table:table-cell office:value-type="float" office:value="7100">
            <text:p>7100</text:p>
          </table:table-cell>
          <table:table-cell office:value-type="float" office:value="7900">
            <text:p>79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3:.F3])" office:value-type="float" office:value="36200">
            <text:p>36200</text:p>
          </table:table-cell>
          <table:table-cell table:formula="of:=SUM([.B28:.F28])" office:value-type="float" office:value="1929.05572755418">
            <text:p>1929.0557275542</text:p>
          </table:table-cell>
          <table:table-cell office:value-type="string">
            <text:p>Անի Գ․</text:p>
          </table:table-cell>
          <table:table-cell table:style-name="ce7" office:value-type="float" office:value="5900">
            <text:p>5900</text:p>
          </table:table-cell>
          <table:table-cell table:number-columns-repeated="2"/>
          <table:table-cell table:formula="of:=SUM([.H3];[.H31];[.H59];[.H86])" office:value-type="float" office:value="7309.04082845259">
            <text:p>7309.0408284526</text:p>
          </table:table-cell>
          <table:table-cell table:formula="of:=SUM([.M3:.M3];[.N1])" office:value-type="float" office:value="10309.0408284526">
            <text:p>10309.0408284526</text:p>
          </table:table-cell>
          <table:table-cell table:formula="of:=[.J3]-[.N3]" office:value-type="float" office:value="-4409.04082845259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>
            <text:p>1555.3715170279</text:p>
          </table:table-cell>
          <table:table-cell office:value-type="string">
            <text:p>Անժելա</text:p>
          </table:table-cell>
          <table:table-cell table:style-name="ce7" office:value-type="float" office:value="6100">
            <text:p>6100</text:p>
          </table:table-cell>
          <table:table-cell table:number-columns-repeated="2"/>
          <table:table-cell table:formula="of:=SUM([.H4];[.H32];[.H60];[.H87])" office:value-type="float" office:value="7385.35661792628">
            <text:p>7385.3566179263</text:p>
          </table:table-cell>
          <table:table-cell table:formula="of:=SUM([.M4:.M4];[.N1])" office:value-type="float" office:value="10385.3566179263">
            <text:p>10385.3566179263</text:p>
          </table:table-cell>
          <table:table-cell table:formula="of:=[.J4]-[.N4]" office:value-type="float" office:value="-4285.35661792628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Արմենուհի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5];[.H33];[.H61];[.H88])" office:value-type="float" office:value="7759.04082845259">
            <text:p>7759.0408284526</text:p>
          </table:table-cell>
          <table:table-cell table:formula="of:=SUM([.M5:.M5];[.N1])" office:value-type="float" office:value="10759.0408284526">
            <text:p>10759.0408284526</text:p>
          </table:table-cell>
          <table:table-cell table:formula="of:=[.J5]-[.N5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table:style-name="ce48" office:value-type="string">
            <text:p>Գայանե</text:p>
          </table:table-cell>
          <table:table-cell table:style-name="ce7" office:value-type="float" office:value="7700">
            <text:p>7700</text:p>
          </table:table-cell>
          <table:table-cell/>
          <table:table-cell table:formula="of:=SUM([.K2];[.K10];[.K12];[.K37];[.K59];[.K89])" office:value-type="float" office:value="147900">
            <text:p>147900</text:p>
          </table:table-cell>
          <table:table-cell table:formula="of:=SUM([.H6];[.H34];[.H62];[.H89])" office:value-type="float" office:value="7404.04082845259">
            <text:p>7404.0408284526</text:p>
          </table:table-cell>
          <table:table-cell table:formula="of:=SUM([.M6:.M6];[.N1])" office:value-type="float" office:value="10404.0408284526">
            <text:p>10404.0408284526</text:p>
          </table:table-cell>
          <table:table-cell table:formula="of:=[.J6]-[.N6]" office:value-type="float" office:value="-2704.04082845259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office:value-type="string">
            <text:p>Արեգ</text:p>
          </table:table-cell>
          <table:table-cell table:style-name="ce7" office:value-type="float" office:value="13900">
            <text:p>13900</text:p>
          </table:table-cell>
          <table:table-cell/>
          <table:table-cell table:formula="of:=SUM([.G3];[.G31];[.G59];[.G86])" office:value-type="float" office:value="149500">
            <text:p>149500</text:p>
          </table:table-cell>
          <table:table-cell table:formula="of:=SUM([.H35];[.H63];[.H90])" office:value-type="float" office:value="5412.33804207488">
            <text:p>5412.3380420749</text:p>
          </table:table-cell>
          <table:table-cell table:formula="of:=SUM([.N1];[.M7])" office:value-type="float" office:value="8412.33804207488">
            <text:p>8412.3380420749</text:p>
          </table:table-cell>
          <table:table-cell table:formula="of:=[.J7]-[.N7]" office:value-type="float" office:value="5487.66195792512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>
            <text:p>-Areg</text:p>
          </table:table-cell>
          <table:table-cell/>
          <table:table-cell table:formula="of:=SUM([.B28];[.C28];[.F28])" office:value-type="float" office:value="1137.10526315789">
            <text:p>1137.1052631579</text:p>
          </table:table-cell>
          <table:table-cell table:style-name="ce31" office:value-type="string">
            <text:p>Մանե</text:p>
          </table:table-cell>
          <table:table-cell table:style-name="ce7" office:value-type="float" office:value="7000">
            <text:p>7000</text:p>
          </table:table-cell>
          <table:table-cell/>
          <table:table-cell table:style-name="ce2" table:formula="of:=[.L6]-[.L7]" office:value-type="float" office:value="-1600">
            <text:p>-1600</text:p>
          </table:table-cell>
          <table:table-cell table:style-name="ce24" table:formula="of:=SUM([.H8])" office:value-type="float" office:value="1137.10526315789">
            <text:p>1137.1052631579</text:p>
          </table:table-cell>
          <table:table-cell office:value-type="float" office:value="1100">
            <text:p>1100</text:p>
          </table:table-cell>
          <table:table-cell table:formula="of:=[.J8]-[.N8]" office:value-type="float" office:value="5900">
            <text:p>5900</text:p>
          </table:table-cell>
          <table:table-cell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Նանե</text:p>
          </table:table-cell>
          <table:table-cell table:style-name="ce7" office:value-type="float" office:value="7100">
            <text:p>71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9];[.H37])" office:value-type="float" office:value="4016.25478580587">
            <text:p>4016.2547858059</text:p>
          </table:table-cell>
          <table:table-cell table:formula="of:=SUM([.M9];[.L9])" office:value-type="float" office:value="5616.25478580587">
            <text:p>5616.2547858059</text:p>
          </table:table-cell>
          <table:table-cell table:formula="of:=[.J9]-[.N9]" office:value-type="float" office:value="1483.74521419413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>
            <text:p>-60795.3919558254</text:p>
          </table:table-cell>
        </table:table-row>
        <table:table-row table:style-name="ro12">
          <table:table-cell/>
          <table:table-cell office:value-type="string">
            <text:p>-Marine</text:p>
          </table:table-cell>
          <table:table-cell office:value-type="string">
            <text:p>-Tamara</text:p>
          </table:table-cell>
          <table:table-cell table:number-columns-repeated="2" office:value-type="string">
            <text:p>-Arman</text:p>
          </table:table-cell>
          <table:table-cell office:value-type="string">
            <text:p>-Taro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ասմիկ Դ․</text:p>
          </table:table-cell>
          <table:table-cell table:style-name="ce51" office:value-type="float" office:value="5500">
            <text:p>5500</text:p>
          </table:table-cell>
          <table:table-cell office:value-type="float" office:value="22000">
            <text:p>22000</text:p>
          </table:table-cell>
          <table:table-cell/>
          <table:table-cell table:formula="of:=SUM([.H10];[.H38];[.H64];[.H91])" office:value-type="float" office:value="7759.04082845259">
            <text:p>7759.0408284526</text:p>
          </table:table-cell>
          <table:table-cell table:formula="of:=SUM([.M10:.M10];[.N1])" office:value-type="float" office:value="10759.0408284526">
            <text:p>10759.0408284526</text:p>
          </table:table-cell>
          <table:table-cell table:formula="of:=[.J10]-[.N10]" office:value-type="float" office:value="-5259.04082845259">
            <text:p>-5259.0408284526</text:p>
          </table:table-cell>
          <table:table-cell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table:style-name="ce3" office:value-type="string">
            <text:p>-Marine</text:p>
          </table:table-cell>
          <table:table-cell office:value-type="string">
            <text:p>-Mane</text:p>
          </table:table-cell>
          <table:table-cell table:number-columns-repeated="2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Ժոզեֆ</text:p>
          </table:table-cell>
          <table:table-cell table:style-name="ce7" office:value-type="float" office:value="6150">
            <text:p>6150</text:p>
          </table:table-cell>
          <table:table-cell table:number-columns-repeated="2"/>
          <table:table-cell table:formula="of:=SUM([.H11];[.H39];[.H65];[.H92])" office:value-type="float" office:value="7347.92971734148">
            <text:p>7347.9297173415</text:p>
          </table:table-cell>
          <table:table-cell table:formula="of:=SUM([.M11:.M11];[.N1])" office:value-type="float" office:value="10347.9297173415">
            <text:p>10347.9297173415</text:p>
          </table:table-cell>
          <table:table-cell table:formula="of:=[.J11]-[.N11]" office:value-type="float" office:value="-4197.92971734148">
            <text:p>-4197.9297173415</text:p>
          </table:table-cell>
          <table:table-cell/>
        </table:table-row>
        <table:table-row table:style-name="ro12">
          <table:table-cell/>
          <table:table-cell office:value-type="string">
            <text:p>-Anjela</text:p>
          </table:table-cell>
          <table:table-cell/>
          <table:table-cell office:value-type="string">
            <text:p>-Mane</text:p>
          </table:table-cell>
          <table:table-cell office:value-type="string">
            <text:p>+Marine</text:p>
          </table:table-cell>
          <table:table-cell office:value-type="string">
            <text:p>-Seroj</text:p>
          </table:table-cell>
          <table:table-cell/>
          <table:table-cell table:formula="of:=SUM([.C28:.F28])" office:value-type="float" office:value="1555.37151702786">
            <text:p>1555.3715170279</text:p>
          </table:table-cell>
          <table:table-cell table:style-name="ce31" office:value-type="string">
            <text:p>Սարգիս</text:p>
          </table:table-cell>
          <table:table-cell table:style-name="ce51" office:value-type="float" office:value="5100">
            <text:p>5100</text:p>
          </table:table-cell>
          <table:table-cell office:value-type="float" office:value="38000">
            <text:p>38000</text:p>
          </table:table-cell>
          <table:table-cell/>
          <table:table-cell table:formula="of:=SUM([.H12];[.H40];[.H66];[.H93])" office:value-type="float" office:value="6637.98819687365">
            <text:p>6637.9881968737</text:p>
          </table:table-cell>
          <table:table-cell table:formula="of:=SUM([.M12:.M12];[.N1])" office:value-type="float" office:value="9637.98819687365">
            <text:p>9637.9881968737</text:p>
          </table:table-cell>
          <table:table-cell table:formula="of:=[.J12]-[.N12]" office:value-type="float" office:value="-4537.98819687365">
            <text:p>-4537.9881968737</text:p>
          </table:table-cell>
          <table:table-cell/>
        </table:table-row>
        <table:table-row table:style-name="ro12">
          <table:table-cell/>
          <table:table-cell office:value-type="string">
            <text:p>-Sargis</text:p>
          </table:table-cell>
          <table:table-cell table:number-columns-repeated="2"/>
          <table:table-cell office:value-type="string">
            <text:p>-Tatev</text:p>
          </table:table-cell>
          <table:table-cell office:value-type="string">
            <text:p>+Karen</text:p>
          </table:table-cell>
          <table:table-cell/>
          <table:table-cell table:formula="of:=SUM([.B28:.F28])" office:value-type="float" office:value="1929.05572755418">
            <text:p>1929.0557275542</text:p>
          </table:table-cell>
          <table:table-cell table:style-name="ce31" office:value-type="string">
            <text:p>Գենա</text:p>
          </table:table-cell>
          <table:table-cell office:value-type="float" office:value="-1400">
            <text:p>-1400</text:p>
          </table:table-cell>
          <table:table-cell table:number-columns-repeated="2"/>
          <table:table-cell table:formula="of:=SUM([.H13];[.H41];[.H67])" office:value-type="float" office:value="5831.1545351793">
            <text:p>5831.1545351793</text:p>
          </table:table-cell>
          <table:table-cell table:formula="of:=SUM([.M13:.M13];[.N1])" office:value-type="float" office:value="8831.1545351793">
            <text:p>8831.1545351793</text:p>
          </table:table-cell>
          <table:table-cell table:formula="of:=[.J13]-[.N13]" office:value-type="float" office:value="-10231.1545351793">
            <text:p>-10231.1545351793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Movses</text:p>
          </table:table-cell>
          <table:table-cell table:number-columns-repeated="2"/>
          <table:table-cell table:formula="of:=SUM([.C28];[.F28])" office:value-type="float" office:value="763.421052631579">
            <text:p>763.4210526316</text:p>
          </table:table-cell>
          <table:table-cell office:value-type="string">
            <text:p>Արման</text:p>
          </table:table-cell>
          <table:table-cell table:style-name="ce7" office:value-type="float" office:value="5000">
            <text:p>5000</text:p>
          </table:table-cell>
          <table:table-cell/>
          <table:table-cell office:value-type="float" office:value="1100">
            <text:p>1100</text:p>
          </table:table-cell>
          <table:table-cell table:style-name="ce24" table:formula="of:=SUM([.H14];[.H68];[.H95])" office:value-type="float" office:value="2197.85828206881">
            <text:p>2197.8582820688</text:p>
          </table:table-cell>
          <table:table-cell table:formula="of:=SUM([.M14];[.L14])" office:value-type="float" office:value="3297.85828206881">
            <text:p>3297.8582820688</text:p>
          </table:table-cell>
          <table:table-cell table:formula="of:=[.J14]-[.N14]" office:value-type="float" office:value="1702.14171793119">
            <text:p>1702.1417179312</text:p>
          </table:table-cell>
          <table:table-cell/>
        </table:table-row>
        <table:table-row table:style-name="ro12">
          <table:table-cell table:number-columns-repeated="4"/>
          <table:table-cell office:value-type="string">
            <text:p>-Vahe</text:p>
          </table:table-cell>
          <table:table-cell table:number-columns-repeated="2"/>
          <table:table-cell table:formula="of:=SUM([.B28:.E28])" office:value-type="float" office:value="1560.6346749226">
            <text:p>1560.6346749226</text:p>
          </table:table-cell>
          <table:table-cell office:value-type="string">
            <text:p>Սերյոժա</text:p>
          </table:table-cell>
          <table:table-cell table:style-name="ce47" office:value-type="float" office:value="13150">
            <text:p>13150</text:p>
          </table:table-cell>
          <table:table-cell office:value-type="string">
            <text:p>60000(salary)</text:p>
          </table:table-cell>
          <table:table-cell/>
          <table:table-cell table:formula="of:=SUM([.H15];[.H43];[.H69];[.H96])" office:value-type="float" office:value="6940.61977582101">
            <text:p>6940.619775821</text:p>
          </table:table-cell>
          <table:table-cell table:formula="of:=SUM([.M15:.M15];[.N1])" office:value-type="float" office:value="9940.61977582101">
            <text:p>9940.619775821</text:p>
          </table:table-cell>
          <table:table-cell table:formula="of:=[.J15]-[.N15]" office:value-type="float" office:value="3209.38022417899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Մհեր</text:p>
          </table:table-cell>
          <table:table-cell table:style-name="ce52" office:value-type="float" office:value="12400">
            <text:p>12400</text:p>
          </table:table-cell>
          <table:table-cell table:number-columns-repeated="2"/>
          <table:table-cell table:formula="of:=SUM([.H16];[.H44];[.H70];[.H97])" office:value-type="float" office:value="7759.04082845259">
            <text:p>7759.0408284526</text:p>
          </table:table-cell>
          <table:table-cell table:formula="of:=SUM([.M16:.M16];[.N1])" office:value-type="float" office:value="10759.0408284526">
            <text:p>10759.0408284526</text:p>
          </table:table-cell>
          <table:table-cell table:formula="of:=[.J16]-[.N16]" office:value-type="float" office:value="1640.95917154741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Դավիթ</text:p>
          </table:table-cell>
          <table:table-cell table:style-name="ce52" office:value-type="float" office:value="11000">
            <text:p>11000</text:p>
          </table:table-cell>
          <table:table-cell table:number-columns-repeated="2"/>
          <table:table-cell table:formula="of:=SUM([.H17];[.H45];[.H71];[.H98])" office:value-type="float" office:value="7759.04082845259">
            <text:p>7759.0408284526</text:p>
          </table:table-cell>
          <table:table-cell table:formula="of:=SUM([.M17:.M17];[.N1])" office:value-type="float" office:value="10759.0408284526">
            <text:p>10759.0408284526</text:p>
          </table:table-cell>
          <table:table-cell table:formula="of:=[.J17]-[.N17]" office:value-type="float" office:value="240.959171547407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>
            <text:p>1560.6346749226</text:p>
          </table:table-cell>
          <table:table-cell table:style-name="ce31" office:value-type="string">
            <text:p>Տարոն</text:p>
          </table:table-cell>
          <table:table-cell table:style-name="ce49" office:value-type="float" office:value="7000">
            <text:p>7000</text:p>
          </table:table-cell>
          <table:table-cell/>
          <table:table-cell office:value-type="float" office:value="2100">
            <text:p>2100</text:p>
          </table:table-cell>
          <table:table-cell table:style-name="ce24" office:value-type="float" office:value="5000">
            <text:p>5000</text:p>
          </table:table-cell>
          <table:table-cell office:value-type="float" office:value="7000">
            <text:p>7000</text:p>
          </table:table-cell>
          <table:table-cell table:formula="of:=[.J18]-[.N18]" office:value-type="float" office:value="0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Հրաչ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19];[.H47];[.H73];[.H100])" office:value-type="float" office:value="7759.04082845259">
            <text:p>7759.0408284526</text:p>
          </table:table-cell>
          <table:table-cell table:formula="of:=SUM([.M19];[.N1])" office:value-type="float" office:value="10759.0408284526">
            <text:p>10759.0408284526</text:p>
          </table:table-cell>
          <table:table-cell table:formula="of:=[.J19]-[.N19]" office:value-type="float" office:value="-3759.04082845259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Ստեփան</text:p>
          </table:table-cell>
          <table:table-cell table:style-name="ce51" office:value-type="float" office:value="7000">
            <text:p>7000</text:p>
          </table:table-cell>
          <table:table-cell table:number-columns-repeated="2"/>
          <table:table-cell table:formula="of:=SUM([.H48];[.H74];[.H101])" office:value-type="float" office:value="5418.8739897873">
            <text:p>5418.8739897873</text:p>
          </table:table-cell>
          <table:table-cell table:formula="of:=SUM([.M20:.M20];[.N1])" office:value-type="float" office:value="8418.8739897873">
            <text:p>8418.8739897873</text:p>
          </table:table-cell>
          <table:table-cell table:formula="of:=[.J20]-[.N20]" office:value-type="float" office:value="-1418.8739897873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Վահե</text:p>
          </table:table-cell>
          <table:table-cell table:style-name="ce7" office:value-type="float" office:value="7000">
            <text:p>7000</text:p>
          </table:table-cell>
          <table:table-cell table:number-columns-repeated="2"/>
          <table:table-cell table:formula="of:=SUM([.H21];[.H49];[.H75];[.H102])" office:value-type="float" office:value="5283.06903622693">
            <text:p>5283.0690362269</text:p>
          </table:table-cell>
          <table:table-cell table:formula="of:=SUM([.M21:.M21];[.N1])" office:value-type="float" office:value="8283.06903622693">
            <text:p>8283.0690362269</text:p>
          </table:table-cell>
          <table:table-cell table:formula="of:=[.J21]-[.N21]" office:value-type="float" office:value="-1283.06903622693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Տաթև</text:p>
          </table:table-cell>
          <table:table-cell table:style-name="ce7" office:value-type="float" office:value="7100">
            <text:p>7100</text:p>
          </table:table-cell>
          <table:table-cell table:number-columns-repeated="2"/>
          <table:table-cell table:formula="of:=SUM([.H22];[.H50];[.H76];[.H103])" office:value-type="float" office:value="5743.40615352999">
            <text:p>5743.40615353</text:p>
          </table:table-cell>
          <table:table-cell table:formula="of:=SUM([.M22:.M22];[.N1])" office:value-type="float" office:value="8743.40615352999">
            <text:p>8743.40615353</text:p>
          </table:table-cell>
          <table:table-cell table:formula="of:=[.J22]-[.N22]" office:value-type="float" office:value="-1643.40615352999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>
            <text:p>1505.5263157895</text:p>
          </table:table-cell>
          <table:table-cell office:value-type="string">
            <text:p>Մովսես</text:p>
          </table:table-cell>
          <table:table-cell table:style-name="ce7" office:value-type="float" office:value="4500">
            <text:p>4500</text:p>
          </table:table-cell>
          <table:table-cell table:number-columns-repeated="2"/>
          <table:table-cell table:formula="of:=SUM([.H23];[.H51];[.H77];[.H104])" office:value-type="float" office:value="5733.06903622693">
            <text:p>5733.0690362269</text:p>
          </table:table-cell>
          <table:table-cell table:formula="of:=SUM([.M23:.M23];[.N1])" office:value-type="float" office:value="8733.06903622693">
            <text:p>8733.0690362269</text:p>
          </table:table-cell>
          <table:table-cell table:formula="of:=[.J23]-[.N23]" office:value-type="float" office:value="-4233.06903622693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53" table:formula="of:=SUM([.H79];[.H105])" office:value-type="float" office:value="686.818181818182">
            <text:p>686.8181818182</text:p>
          </table:table-cell>
          <table:table-cell office:value-type="float" office:value="700">
            <text:p>700</text:p>
          </table:table-cell>
          <table:table-cell table:formula="of:=[.J24]-[.N24]" office:value-type="float" office:value="-700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>
            <text:p>797.213622291</text:p>
          </table:table-cell>
          <table:table-cell table:style-name="ce45" office:value-type="string">
            <text:p>Մարիամ</text:p>
          </table:table-cell>
          <table:table-cell table:style-name="ce7" office:value-type="float" office:value="2600">
            <text:p>2600</text:p>
          </table:table-cell>
          <table:table-cell/>
          <table:table-cell office:value-type="float" office:value="1600">
            <text:p>1600</text:p>
          </table:table-cell>
          <table:table-cell table:style-name="ce24" table:formula="of:=SUM([.H25];[.H53];[.H79];[.H107])" office:value-type="float" office:value="4451.25887356538">
            <text:p>4451.2588735654</text:p>
          </table:table-cell>
          <table:table-cell table:formula="of:=SUM([.L25];[.M25])" office:value-type="float" office:value="6051.25887356538">
            <text:p>6051.2588735654</text:p>
          </table:table-cell>
          <table:table-cell table:formula="of:=[.J25]-[.N25]" office:value-type="float" office:value="-3451.25887356538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>
            <text:p>1929.0557275542</text:p>
          </table:table-cell>
          <table:table-cell office:value-type="string">
            <text:p>Նաիրա</text:p>
          </table:table-cell>
          <table:table-cell table:style-name="ce7" office:value-type="float" office:value="8300">
            <text:p>8300</text:p>
          </table:table-cell>
          <table:table-cell table:number-columns-repeated="2"/>
          <table:table-cell table:formula="of:=SUM([.H26];[.H54];[.H80];[.H107])" office:value-type="float" office:value="7759.04082845259">
            <text:p>7759.0408284526</text:p>
          </table:table-cell>
          <table:table-cell table:formula="of:=SUM([.M26:.M26];[.N1])" office:value-type="float" office:value="10759.0408284526">
            <text:p>10759.0408284526</text:p>
          </table:table-cell>
          <table:table-cell table:formula="of:=[.J26]-[.N26]" office:value-type="float" office:value="-2459.04082845259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>
            <text:p>1534.0557275542</text:p>
          </table:table-cell>
          <table:table-cell office:value-type="string">
            <text:p>Թամարա</text:p>
          </table:table-cell>
          <table:table-cell table:style-name="ce7" office:value-type="float" office:value="7900">
            <text:p>7900</text:p>
          </table:table-cell>
          <table:table-cell table:number-columns-repeated="2"/>
          <table:table-cell table:formula="of:=SUM([.H27];[.H55];[.H81];[.H108])" office:value-type="float" office:value="7364.04082845259">
            <text:p>7364.0408284526</text:p>
          </table:table-cell>
          <table:table-cell table:formula="of:=SUM([.M27:.M27];[.N1])" office:value-type="float" office:value="10364.0408284526">
            <text:p>10364.0408284526</text:p>
          </table:table-cell>
          <table:table-cell table:formula="of:=[.J27]-[.N27]" office:value-type="float" office:value="-2464.04082845259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>
            <text:p>373.6842105263</text:p>
          </table:table-cell>
          <table:table-cell table:formula="of:=[.C3]/20" office:value-type="float" office:value="395">
            <text:p>395</text:p>
          </table:table-cell>
          <table:table-cell table:formula="of:=[.D3]/19" office:value-type="float" office:value="368.421052631579">
            <text:p>368.4210526316</text:p>
          </table:table-cell>
          <table:table-cell table:formula="of:=[.E3]/17" office:value-type="float" office:value="423.529411764706">
            <text:p>423.5294117647</text:p>
          </table:table-cell>
          <table:table-cell table:formula="of:=[.F3]/19" office:value-type="float" office:value="368.421052631579">
            <text:p>368.4210526316</text:p>
          </table:table-cell>
          <table:table-cell/>
          <table:table-cell table:style-name="ce2" table:formula="of:=SUM([.H3:.H27])" office:value-type="float" office:value="36200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3" office:value-type="float" office:value="8000">
            <text:p>8000</text:p>
          </table:table-cell>
          <table:table-cell table:number-columns-repeated="7"/>
        </table:table-row>
        <table:table-row table:style-name="ro13">
          <table:table-cell office:value-type="string">
            <text:p>2<text:span text:style-name="T1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date" office:date-value="2016-11-04">
            <text:p>11/04/16</text:p>
          </table:table-cell>
          <table:table-cell office:value-type="float" office:value="7400">
            <text:p>7400</text:p>
          </table:table-cell>
          <table:table-cell office:value-type="float" office:value="7000">
            <text:p>7000</text:p>
          </table:table-cell>
          <table:table-cell office:value-type="float" office:value="7300">
            <text:p>7300</text:p>
          </table:table-cell>
          <table:table-cell office:value-type="float" office:value="7100">
            <text:p>7100</text:p>
          </table:table-cell>
          <table:table-cell office:value-type="float" office:value="12900">
            <text:p>12900</text:p>
          </table:table-cell>
          <table:table-cell table:style-name="ce2" table:formula="of:=SUM([.B31:.F31])" office:value-type="float" office:value="41700">
            <text:p>41700</text:p>
          </table:table-cell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 office:value-type="string">
            <text:p>-Marine</text:p>
          </table:table-cell>
          <table:table-cell/>
          <table:table-cell table:number-columns-repeated="2" office:value-type="string">
            <text:p>-Mari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Նանե</text:p>
          </table:table-cell>
          <table:table-cell/>
          <table:table-cell office:value-type="float" office:value="40000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table:number-columns-repeated="2" office:value-type="string">
            <text:p>-Arman</text:p>
          </table:table-cell>
          <table:table-cell office:value-type="string">
            <text:p>-Mane</text:p>
          </table:table-cell>
          <table:table-cell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office:value-type="string">
            <text:p>-Arman</text:p>
          </table:table-cell>
          <table:table-cell table:style-name="ce3" office:value-type="string">
            <text:p>-Marine</text:p>
          </table:table-cell>
          <table:table-cell office:value-type="string">
            <text:p>-Tatev</text:p>
          </table:table-cell>
          <table:table-cell office:value-type="string">
            <text:p>+Mariam</text:p>
          </table:table-cell>
          <table:table-cell/>
          <table:table-cell table:formula="of:=SUM([.C56:.F56])" office:value-type="float" office:value="1676.08794714058">
            <text:p>1676.0879471406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table:number-columns-repeated="2" office:value-type="string">
            <text:p>-Ma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office:value-type="string">
            <text:p>-Tatev</text:p>
          </table:table-cell>
          <table:table-cell/>
          <table:table-cell office:value-type="string">
            <text:p>-Movses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Jozef</text:p>
          </table:table-cell>
          <table:table-cell office:value-type="string">
            <text:p>-Marine</text:p>
          </table:table-cell>
          <table:table-cell/>
          <table:table-cell office:value-type="string">
            <text:p>+Mariam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ne</text:p>
          </table:table-cell>
          <table:table-cell office:value-type="string">
            <text:p>+Stepan</text:p>
          </table:table-cell>
          <table:table-cell/>
          <table:table-cell office:value-type="string">
            <text:p>-Mane</text:p>
          </table:table-cell>
          <table:table-cell table:number-columns-repeated="2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>
            <text:p>1676.0879471406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>
            <text:p>1345.0937950938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>
            <text:p>1302.4037366143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>
            <text:p>1371.1589580011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>
            <text:p>2087.1990582517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>
            <text:p>411.1111111111</text:p>
          </table:table-cell>
          <table:table-cell table:formula="of:=[.C31]/19" office:value-type="float" office:value="368.421052631579">
            <text:p>368.4210526316</text:p>
          </table:table-cell>
          <table:table-cell table:formula="of:=[.D31]/21" office:value-type="float" office:value="347.619047619048">
            <text:p>347.619047619</text:p>
          </table:table-cell>
          <table:table-cell table:formula="of:=[.E31]/19" office:value-type="float" office:value="373.684210526316">
            <text:p>373.6842105263</text:p>
          </table:table-cell>
          <table:table-cell table:formula="of:=[.F31]/22" office:value-type="float" office:value="586.363636363636">
            <text:p>586.3636363636</text:p>
          </table:table-cell>
          <table:table-cell/>
          <table:table-cell table:style-name="ce2" table:formula="of:=SUM([.H31:.H55])" office:value-type="float" office:value="42068.4210526316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18/04/2016</text:p>
          </table:table-cell>
          <table:table-cell office:value-type="float" office:value="7100">
            <text:p>7100</text:p>
          </table:table-cell>
          <table:table-cell office:value-type="float" office:value="7200">
            <text:p>7200</text:p>
          </table:table-cell>
          <table:table-cell office:value-type="float" office:value="7000">
            <text:p>7000</text:p>
          </table:table-cell>
          <table:table-cell office:value-type="float" office:value="7200">
            <text:p>7200</text:p>
          </table:table-cell>
          <table:table-cell office:value-type="float" office:value="7300">
            <text:p>7300</text:p>
          </table:table-cell>
          <table:table-cell table:style-name="ce2" table:formula="of:=SUM([.B59:.F59])" office:value-type="float" office:value="35800">
            <text:p>35800</text:p>
          </table:table-cell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ի Գ․</text:p>
          </table:table-cell>
          <table:table-cell/>
          <table:table-cell office:value-type="float" office:value="30000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48" office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Gayane</text:p>
          </table:table-cell>
          <table:table-cell office:value-type="string">
            <text:p>-Arman</text:p>
          </table:table-cell>
          <table:table-cell table:style-name="ce3"/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82:.F82])" office:value-type="float" office:value="1814.89974937343">
            <text:p>1814.8997493734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Taron</text:p>
          </table:table-cell>
          <table:table-cell office:value-type="string">
            <text:p>-Sargis</text:p>
          </table:table-cell>
          <table:table-cell/>
          <table:table-cell office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>
            <text:p>1435.9523809524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 table:number-columns-repeated="2"/>
          <table:table-cell office:value-type="string">
            <text:p>-Movses</text:p>
          </table:table-cell>
          <table:table-cell table:number-columns-repeated="2"/>
          <table:table-cell table:formula="of:=SUM([.B82:.F82])" office:value-type="float" office:value="1814.89974937343">
            <text:p>1814.8997493734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>
            <text:p>-Marine</text:p>
          </table:table-cell>
          <table:table-cell/>
          <table:table-cell office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>
            <text:p>1102.6190476191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>
            <text:p>1459.8997493734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>
            <text:p>1414.8997493734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>
            <text:p>1414.8997493734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>
            <text:p>333.3333333333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>
            <text:p>355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>
            <text:p>1814.8997493734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>
            <text:p>355</text:p>
          </table:table-cell>
          <table:table-cell table:formula="of:=[.C59]/19" office:value-type="float" office:value="378.947368421053">
            <text:p>378.9473684211</text:p>
          </table:table-cell>
          <table:table-cell table:formula="of:=[.D59]/21" office:value-type="float" office:value="333.333333333333">
            <text:p>333.3333333333</text:p>
          </table:table-cell>
          <table:table-cell table:formula="of:=[.E59]/18" office:value-type="float" office:value="400">
            <text:p>400</text:p>
          </table:table-cell>
          <table:table-cell table:formula="of:=[.F59]/21" office:value-type="float" office:value="347.619047619048">
            <text:p>347.619047619</text:p>
          </table:table-cell>
          <table:table-cell/>
          <table:table-cell table:style-name="ce2" table:formula="of:=SUM([.H59:.H81])" office:value-type="float" office:value="35800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office:value-type="string">
            <text:p>4<text:span text:style-name="T1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28" office:value-type="string">
            <text:p>25/04/2016</text:p>
          </table:table-cell>
          <table:table-cell office:value-type="float" office:value="7100">
            <text:p>7100</text:p>
          </table:table-cell>
          <table:table-cell office:value-type="float" office:value="7300">
            <text:p>7300</text:p>
          </table:table-cell>
          <table:table-cell table:number-columns-repeated="2" office:value-type="float" office:value="7200">
            <text:p>7200</text:p>
          </table:table-cell>
          <table:table-cell office:value-type="float" office:value="7000">
            <text:p>7000</text:p>
          </table:table-cell>
          <table:table-cell table:style-name="ce2" table:formula="of:=SUM([.B86:.F86])" office:value-type="float" office:value="35800">
            <text:p>35800</text:p>
          </table:table-cell>
          <table:table-cell table:formula="of:=SUM([.B109:.D109];[.F109])" office:value-type="float" office:value="1477.88629327329">
            <text:p>1477.8862932733</text:p>
          </table:table-cell>
          <table:table-cell office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8" office:value-type="string">
            <text:p>Գայանե</text:p>
          </table:table-cell>
          <table:table-cell/>
          <table:table-cell office:value-type="float" office:value="16000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arine</text:p>
          </table:table-cell>
          <table:table-cell/>
          <table:table-cell office:value-type="string">
            <text:p>-Arman</text:p>
          </table:table-cell>
          <table:table-cell table:number-columns-repeated="3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>
            <text:p>-Gena</text:p>
          </table:table-cell>
          <table:table-cell office:value-type="string">
            <text:p>-Tatev</text:p>
          </table:table-cell>
          <table:table-cell office:value-type="string">
            <text:p>-Marine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man</text:p>
          </table:table-cell>
          <table:table-cell/>
          <table:table-cell office:value-type="string">
            <text:p>-Marine</text:p>
          </table:table-cell>
          <table:table-cell office:value-type="string">
            <text:p>-Vahe</text:p>
          </table:table-cell>
          <table:table-cell table:number-columns-repeated="2"/>
          <table:table-cell table:formula="of:=SUM([.B109:.E109])" office:value-type="float" office:value="1559.46524064171">
            <text:p>1559.4652406417</text:p>
          </table:table-cell>
          <table:table-cell table:style-name="ce31" office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+Mariam</text:p>
          </table:table-cell>
          <table:table-cell/>
          <table:table-cell office:value-type="string">
            <text:p>+Mariam</text:p>
          </table:table-cell>
          <table:table-cell/>
          <table:table-cell office:value-type="string">
            <text:p>-Arman</text:p>
          </table:table-cell>
          <table:table-cell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Vahe</text:p>
          </table:table-cell>
          <table:table-cell table:number-columns-repeated="2"/>
          <table:table-cell office:value-type="string">
            <text:p>-Marine</text:p>
          </table:table-cell>
          <table:table-cell table:number-columns-repeated="2"/>
          <table:table-cell table:formula="of:=SUM([.C109])" office:value-type="float" office:value="331.818181818182">
            <text:p>331.8181818182</text:p>
          </table:table-cell>
          <table:table-cell office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Movses</text:p>
          </table:table-cell>
          <table:table-cell office:value-type="string">
            <text:p>+Mariam</text:p>
          </table:table-cell>
          <table:table-cell/>
          <table:table-cell office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>
            <text:p>-Gena</text:p>
          </table:table-cell>
          <table:table-cell/>
          <table:table-cell table:number-columns-repeated="2" office:value-type="string">
            <text:p>-Gena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2"/>
          <table:table-cell office:value-type="string">
            <text:p>-Arman</text:p>
          </table:table-cell>
          <table:table-cell office:value-type="string">
            <text:p>+Mariam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+Mariam</text:p>
          </table:table-cell>
          <table:table-cell office:value-type="string">
            <text:p>-Sargis</text:p>
          </table:table-cell>
          <table:table-cell/>
          <table:table-cell table:formula="of:=SUM([.B109:.F109])" office:value-type="float" office:value="1927.88629327329">
            <text:p>1927.8862932733</text:p>
          </table:table-cell>
          <table:table-cell table:style-name="ce31" office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>
            <text:p>-Ani</text:p>
          </table:table-cell>
          <table:table-cell table:number-columns-repeated="2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38" office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>
            <text:p>1060.2392344498</text:p>
          </table:table-cell>
          <table:table-cell office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>
            <text:p>1477.8862932733</text:p>
          </table:table-cell>
          <table:table-cell office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>
            <text:p>1510.2392344498</text:p>
          </table:table-cell>
          <table:table-cell office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>
            <text:p>331.8181818182</text:p>
          </table:table-cell>
          <table:table-cell table:style-name="ce38" office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table:style-name="ce45" office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>
            <text:p>1927.8862932733</text:p>
          </table:table-cell>
          <table:table-cell office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>
            <text:p>417.6470588235</text:p>
          </table:table-cell>
          <table:table-cell table:formula="of:=[.C86]/22" office:value-type="float" office:value="331.818181818182">
            <text:p>331.8181818182</text:p>
          </table:table-cell>
          <table:table-cell table:formula="of:=[.D86]/20" office:value-type="float" office:value="360">
            <text:p>360</text:p>
          </table:table-cell>
          <table:table-cell table:formula="of:=[.E86]/16" office:value-type="float" office:value="450">
            <text:p>450</text:p>
          </table:table-cell>
          <table:table-cell table:formula="of:=[.F86]/19" office:value-type="float" office:value="368.421052631579">
            <text:p>368.4210526316</text:p>
          </table:table-cell>
          <table:table-cell/>
          <table:table-cell table:style-name="ce2" table:formula="of:=SUM([.H86:.H108])" office:value-type="float" office:value="35800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"/>
        <table:table-column table:style-name="co15" table:default-cell-style-name="ce7"/>
        <table:table-column table:style-name="co15" table:default-cell-style-name="Default"/>
        <table:table-row table:style-name="ro10">
          <table:table-cell table:style-name="ce1" office:value-type="string">
            <text:p><text:s/>week </text:p>
          </table:table-cell>
          <table:table-cell table:style-name="ce1" office:value-type="string">
            <text:p>Mon</text:p>
          </table:table-cell>
          <table:table-cell table:style-name="ce1" office:value-type="string">
            <text:p>Tue</text:p>
          </table:table-cell>
          <table:table-cell table:style-name="ce1" office:value-type="string">
            <text:p>Wed</text:p>
          </table:table-cell>
          <table:table-cell table:style-name="ce1" office:value-type="string">
            <text:p>The</text:p>
          </table:table-cell>
          <table:table-cell table:style-name="ce1" office:value-type="string">
            <text:p>Fri</text:p>
          </table:table-cell>
          <table:table-cell table:style-name="ce1" office:value-type="string">
            <text:p>Summary cost</text:p>
          </table:table-cell>
          <table:table-cell table:style-name="ce1" office:value-type="string">
            <text:p>Cost per man</text:p>
          </table:table-cell>
          <table:table-cell table:style-name="ce1" office:value-type="string">
            <text:p>Users</text:p>
          </table:table-cell>
          <table:table-cell table:style-name="ce1" office:value-type="string">
            <text:p>Cache</text:p>
          </table:table-cell>
          <table:table-cell table:style-name="ce1" office:value-type="string">
            <text:p>Cook</text:p>
          </table:table-cell>
        </table:table-row>
        <table:table-row table:style-name="ro5">
          <table:table-cell office:value-type="string">
            <text:p>1<text:span text:style-name="T1">st</text:span></text:p>
          </table:table-cell>
          <table:table-cell table:number-columns-repeated="7"/>
          <table:table-cell table:style-name="Default" table:number-columns-repeated="2"/>
          <table:table-cell table:style-name="ce23" office:value-type="float" office:value="11400">
            <text:p>11400</text:p>
          </table:table-cell>
        </table:table-row>
        <table:table-row table:style-name="ro12">
          <table:table-cell table:style-name="ce28" office:value-type="date" office:date-value="2016-02-05">
            <text:p>02/05/16</text:p>
          </table:table-cell>
          <table:table-cell office:value-type="float" office:value="7100">
            <text:p>7100</text:p>
          </table:table-cell>
          <table:table-cell table:number-columns-repeated="4"/>
          <table:table-cell table:style-name="ce2" table:formula="of:=SUM([.B3:.F3])" office:value-type="float" office:value="7100">
            <text:p>7100</text:p>
          </table:table-cell>
          <table:table-cell table:formula="of:=SUM([.B28:.F28])" office:value-type="float" office:value="355">
            <text:p>355</text:p>
          </table:table-cell>
          <table:table-cell office:value-type="string">
            <text:p>Անի Գ․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office:value-type="string">
            <text:p>Անժել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office:value-type="string">
            <text:p>Արմենուհի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table:style-name="ce48" office:value-type="string">
            <text:p>Գայան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C28:.F28])" office:value-type="float" office:value="0">
            <text:p>0</text:p>
          </table:table-cell>
          <table:table-cell office:value-type="string">
            <text:p>Արեգ</text:p>
          </table:table-cell>
          <table:table-cell table:number-columns-repeated="2"/>
        </table:table-row>
        <table:table-row table:style-name="ro12">
          <table:table-cell/>
          <table:table-cell office:value-type="string">
            <text:p>-Areg</text:p>
          </table:table-cell>
          <table:table-cell table:number-columns-repeated="5"/>
          <table:table-cell table:formula="of:=SUM([.B28];[.C28];[.F28])" office:value-type="float" office:value="355">
            <text:p>355</text:p>
          </table:table-cell>
          <table:table-cell table:style-name="ce31" office:value-type="string">
            <text:p>Մանե</text:p>
          </table:table-cell>
          <table:table-cell office:value-type="float" office:value="7900">
            <text:p>7900</text:p>
          </table:table-cell>
          <table:table-cell/>
        </table:table-row>
        <table:table-row table:style-name="ro12">
          <table:table-cell/>
          <table:table-cell office:value-type="string">
            <text:p>-Gena</text:p>
          </table:table-cell>
          <table:table-cell table:number-columns-repeated="5"/>
          <table:table-cell table:formula="of:=SUM([.B28:.F28])" office:value-type="float" office:value="355">
            <text:p>355</text:p>
          </table:table-cell>
          <table:table-cell table:style-name="ce31" office:value-type="string">
            <text:p>Նանե</text:p>
          </table:table-cell>
          <table:table-cell office:value-type="float" office:value="6500">
            <text:p>6500</text:p>
          </table:table-cell>
          <table:table-cell/>
        </table:table-row>
        <table:table-row table:style-name="ro12">
          <table:table-cell/>
          <table:table-cell office:value-type="string">
            <text:p>-Marine</text:p>
          </table:table-cell>
          <table:table-cell table:number-columns-repeated="5"/>
          <table:table-cell table:formula="of:=SUM([.B28:.F28])" office:value-type="float" office:value="355">
            <text:p>355</text:p>
          </table:table-cell>
          <table:table-cell office:value-type="string">
            <text:p>Հասմիկ Դ․</text:p>
          </table:table-cell>
          <table:table-cell table:style-name="ce51" office:value-type="float" office:value="-3250">
            <text:p>-3250</text:p>
          </table:table-cell>
          <table:table-cell office:value-type="float" office:value="3600">
            <text:p>3600</text:p>
          </table:table-cell>
        </table:table-row>
        <table:table-row table:style-name="ro15">
          <table:table-cell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style-name="ce3"/>
          <table:table-cell table:number-columns-repeated="3"/>
          <table:table-cell table:formula="of:=SUM([.B28:.F28])" office:value-type="float" office:value="355">
            <text:p>355</text:p>
          </table:table-cell>
          <table:table-cell office:value-type="string">
            <text:p>Ժոզեֆ</text:p>
          </table:table-cell>
          <table:table-cell table:number-columns-repeated="2"/>
        </table:table-row>
        <table:table-row table:style-name="ro15">
          <table:table-cell table:number-columns-repeated="3"/>
          <table:table-cell office:value-type="string">
            <text:p>-Seryoja</text:p>
          </table:table-cell>
          <table:table-cell office:value-type="string">
            <text:p>-Seryoja</text:p>
          </table:table-cell>
          <table:table-cell table:number-columns-repeated="2"/>
          <table:table-cell table:formula="of:=SUM([.B28:.F28])" office:value-type="float" office:value="355">
            <text:p>355</text:p>
          </table:table-cell>
          <table:table-cell table:style-name="ce31" office:value-type="string">
            <text:p>Սարգիս</text:p>
          </table:table-cell>
          <table:table-cell table:style-name="ce51"/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1" office:value-type="string">
            <text:p>Գենա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table:formula="of:=SUM([.C28];[.F28])" office:value-type="float" office:value="0">
            <text:p>0</text:p>
          </table:table-cell>
          <table:table-cell office:value-type="string">
            <text:p>Արման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E28])" office:value-type="float" office:value="355">
            <text:p>355</text:p>
          </table:table-cell>
          <table:table-cell office:value-type="string">
            <text:p>Սերյոժա</text:p>
          </table:table-cell>
          <table:table-cell table:style-name="ce47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office:value-type="string">
            <text:p>Մհեր</text:p>
          </table:table-cell>
          <table:table-cell table:style-name="ce52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office:value-type="string">
            <text:p>Դավիթ</text:p>
          </table:table-cell>
          <table:table-cell table:style-name="ce52"/>
          <table:table-cell/>
        </table:table-row>
        <table:table-row table:style-name="ro12">
          <table:table-cell table:number-columns-repeated="7"/>
          <table:table-cell table:formula="of:=SUM([.B28:.E28])" office:value-type="float" office:value="355">
            <text:p>355</text:p>
          </table:table-cell>
          <table:table-cell table:style-name="ce31" office:value-type="string">
            <text:p>Տարոն</text:p>
          </table:table-cell>
          <table:table-cell table:style-name="ce49"/>
          <table:table-cell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office:value-type="string">
            <text:p>Հրաչ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table:style-name="ce38" office:value-type="string">
            <text:p>Ստեփան</text:p>
          </table:table-cell>
          <table:table-cell table:style-name="ce51"/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355">
            <text:p>355</text:p>
          </table:table-cell>
          <table:table-cell office:value-type="string">
            <text:p>Վահե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355">
            <text:p>355</text:p>
          </table:table-cell>
          <table:table-cell office:value-type="string">
            <text:p>Տաթև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C28];[.D28];[.F28])" office:value-type="float" office:value="355">
            <text:p>355</text:p>
          </table:table-cell>
          <table:table-cell office:value-type="string">
            <text:p>Մովսես</text:p>
          </table:table-cell>
          <table:table-cell table:number-columns-repeated="2"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38" office:value-type="string">
            <text:p>Մարինե</text:p>
          </table:table-cell>
          <table:table-cell table:style-name="Default"/>
          <table:table-cell/>
        </table:table-row>
        <table:table-row table:style-name="ro12">
          <table:table-cell table:number-columns-repeated="7"/>
          <table:table-cell office:value-type="float" office:value="0">
            <text:p>0</text:p>
          </table:table-cell>
          <table:table-cell table:style-name="ce45" office:value-type="string">
            <text:p>Մարիամ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:.F28])" office:value-type="float" office:value="355">
            <text:p>355</text:p>
          </table:table-cell>
          <table:table-cell office:value-type="string">
            <text:p>Նաիրա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28];[.D28];[.E28];[.F28])" office:value-type="float" office:value="355">
            <text:p>355</text:p>
          </table:table-cell>
          <table:table-cell office:value-type="string">
            <text:p>Թամարա</text:p>
          </table:table-cell>
          <table:table-cell table:number-columns-repeated="2"/>
        </table:table-row>
        <table:table-row table:style-name="ro12">
          <table:table-cell/>
          <table:table-cell table:formula="of:=[.B3]/20" office:value-type="float" office:value="355">
            <text:p>355</text:p>
          </table:table-cell>
          <table:table-cell table:formula="of:=[.C3]/20" office:value-type="float" office:value="0">
            <text:p>0</text:p>
          </table:table-cell>
          <table:table-cell table:formula="of:=[.D3]/19" office:value-type="float" office:value="0">
            <text:p>0</text:p>
          </table:table-cell>
          <table:table-cell table:formula="of:=[.E3]/17" office:value-type="float" office:value="0">
            <text:p>0</text:p>
          </table:table-cell>
          <table:table-cell table:formula="of:=[.F3]/19" office:value-type="float" office:value="0">
            <text:p>0</text:p>
          </table:table-cell>
          <table:table-cell/>
          <table:table-cell table:style-name="ce2" table:formula="of:=SUM([.H3:.H27])" office:value-type="float" office:value="7100">
            <text:p>7100</text:p>
          </table:table-cell>
          <table:table-cell table:style-name="Default" table:number-columns-repeated="2"/>
          <table:table-cell/>
        </table:table-row>
        <table:table-row table:style-name="ro12">
          <table:table-cell table:number-columns-repeated="8"/>
          <table:table-cell table:style-name="ce23" office:value-type="float" office:value="2000">
            <text:p>2000</text:p>
          </table:table-cell>
          <table:table-cell table:style-name="Default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2">05/02/2016</text:date>, <text:time>10:41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5-02T10:41:07</dc:date>
    <meta:editing-duration>P6DT15H26M30S</meta:editing-duration>
    <meta:editing-cycles>2344</meta:editing-cycles>
    <meta:generator>OpenOffice/4.1.1$Unix OpenOffice.org_project/411m6$Build-9775</meta:generator>
    <dc:creator>Hasmik Dabaghyan</dc:creator>
    <meta:document-statistic meta:table-count="14" meta:cell-count="5798" meta:object-count="0"/>
  </office:meta>
</office:document-meta>
</file>